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5.53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6.456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3.016cm"/>
    </style:style>
    <style:style style:name="co21" style:family="table-column">
      <style:table-column-properties fo:break-before="auto" style:column-width="3.572cm"/>
    </style:style>
    <style:style style:name="co22" style:family="table-column">
      <style:table-column-properties fo:break-before="auto" style:column-width="3.545cm"/>
    </style:style>
    <style:style style:name="co23" style:family="table-column">
      <style:table-column-properties fo:break-before="auto" style:column-width="4.524cm"/>
    </style:style>
    <style:style style:name="co2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9"/>
    <style:style style:name="ce5" style:family="table-cell" style:parent-style-name="Default" style:data-style-name="N11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1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21"/>
    <style:style style:name="ce19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81"/>
    <style:style style:name="ce40" style:family="table-cell" style:parent-style-name="Default" style:data-style-name="N4"/>
    <style:style style:name="ce17" style:family="table-cell" style:parent-style-name="Default" style:data-style-name="N4"/>
    <style:style style:name="ce20" style:family="table-cell" style:parent-style-name="Prozent" style:data-style-name="N114"/>
    <style:style style:name="ce22" style:family="table-cell" style:parent-style-name="Komma" style:data-style-name="N118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Interfa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R_1_small</text:p>
          </table:table-cell>
          <table:table-cell office:value-type="float" office:value="0.002" calcext:value-type="float">
            <text:p>0,0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_0_big</text:p>
          </table:table-cell>
          <table:table-cell table:formula="of:=0.0075" office:value-type="float" office:value="0.0075" calcext:value-type="float">
            <text:p>0,0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pillary lenght</text:p>
          </table:table-cell>
          <table:table-cell table:formula="of:=[.B1]*40" office:value-type="float" office:value="0.08" calcext:value-type="float">
            <text:p>0,1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mma_dot_apparent</text:p>
          </table:table-cell>
          <table:table-cell office:value-type="float" office:value="10000" calcext:value-type="float">
            <text:p>10000,0</text:p>
          </table:table-cell>
          <table:table-cell office:value-type="string" calcext:value-type="string">
            <text:p>[1/s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00" calcext:value-type="float">
            <text:p>3800,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-1</text:p>
          </table:table-cell>
          <table:table-cell table:formula="of:=[.B21]-1" office:value-type="float" office:value="-0.234" calcext:value-type="float">
            <text:p>-0,2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90" calcext:value-type="float">
            <text:p>90,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AE</text:p>
          </table:table-cell>
          <table:table-cell table:formula="of:=[.B19]^([.B21])*2/3*[.B8]/([.B21])*(1-((([.B1]/[.B2])^(3*([.B21])))))*0.00001" office:value-type="float" office:value="12.6165601560116" calcext:value-type="float">
            <text:p>12,6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PBE</text:p>
          </table:table-cell>
          <table:table-cell table:formula="of:=([.B6]^([.B9]+1))*[.B8]/(4^([.B9]+1))*[Integral.L4]*0.00001" office:value-type="float" office:value="11.633602262388" calcext:value-type="float">
            <text:p>11,6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hear pressure drop</text:p>
          </table:table-cell>
          <table:table-cell table:formula="of:=[shear_pressure_drop.B15]" office:value-type="float" office:value="0.0813523810452855" calcext:value-type="float">
            <text:p>0,1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um</text:p>
          </table:table-cell>
          <table:table-cell table:formula="of:=[.B15]+[.B14]+[.B16]" office:value-type="float" office:value="24.331514799445" calcext:value-type="float">
            <text:p>24,3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_dot_max</text:p>
          </table:table-cell>
          <table:table-cell table:formula="of:=0.25*[.B6]*SIN(RADIANS([.B12]))*(1+COS(RADIANS([.B12])))" office:value-type="float" office:value="2500" calcext:value-type="float">
            <text:p>2500,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0.766" calcext:value-type="float">
            <text:p>0,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Integral" table:style-name="ta2"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"t-1"</text:p>
          </table:table-cell>
          <table:table-cell table:style-name="ce2" table:formula="of:=[UserInterface.B9]" office:value-type="float" office:value="-0.234" calcext:value-type="float">
            <text:p>-0,2</text:p>
          </table:table-cell>
          <table:table-cell/>
          <table:table-cell table:style-name="ce6" office:value-type="string" calcext:value-type="string">
            <text:p>t</text:p>
          </table:table-cell>
          <table:table-cell table:style-name="ce7" table:formula="of:=[.B1]+1" office:value-type="float" office:value="0.766" calcext:value-type="float">
            <text:p>0,76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+1</text:p>
          </table:table-cell>
          <table:table-cell table:style-name="ce7" table:formula="of:=[.B1]+2" office:value-type="float" office:value="1.766" calcext:value-type="float">
            <text:p>1,7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pha_final</text:p>
          </table:table-cell>
          <table:table-cell table:style-name="ce8" table:formula="of:=[UserInterface.B12]" office:value-type="float" office:value="90" calcext:value-type="float">
            <text:p>90,000</text:p>
          </table:table-cell>
          <table:table-cell table:number-columns-repeated="9"/>
          <table:table-cell table:style-name="ce9" office:value-type="string" calcext:value-type="string">
            <text:p>Integrated over RADIANS(delta_beta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"=UserInterface!B12"</text:p>
          </table:table-cell>
          <table:table-cell table:number-columns-repeated="9"/>
          <table:table-cell table:style-name="ce8" table:formula="of:=[.L8]/[.B8]*[.D8]" office:value-type="float" office:value="0.76402675738293" calcext:value-type="float">
            <text:p>0,764</text:p>
          </table:table-cell>
          <table:table-cell table:number-columns-repeated="16372"/>
        </table:table-row>
        <table:table-row table:style-name="ro1">
          <table:table-cell table:number-columns-repeated="15"/>
          <table:table-cell>
            <draw:frame draw:z-index="0" draw:name="Diagramm 1" draw:style-name="gr1" svg:width="12.621cm" svg:height="7.612cm" svg:x="1.343cm" svg:y="0.038cm">
              <draw:object draw:notify-on-update-of-ranges="Integral.B8:Integral.B207 Integral.I8:Integral.I2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Nr.</text:p>
          </table:table-cell>
          <table:table-cell table:style-name="ce9" office:value-type="string" calcext:value-type="string">
            <text:p>beta</text:p>
          </table:table-cell>
          <table:table-cell table:style-name="ce9"/>
          <table:table-cell table:style-name="ce10" office:value-type="string" calcext:value-type="string">
            <text:p>RADIANS</text:p>
          </table:table-cell>
          <table:table-cell table:style-name="ce9" office:value-type="string" calcext:value-type="string">
            <text:p>(1+cos(beta)^(t-1)</text:p>
          </table:table-cell>
          <table:table-cell table:style-name="ce9" office:value-type="string" calcext:value-type="string">
            <text:p>sin(beta)^(t+1)</text:p>
          </table:table-cell>
          <table:table-cell table:style-name="ce9" table:number-columns-repeated="2"/>
          <table:table-cell table:style-name="ce9" office:value-type="string" calcext:value-type="string">
            <text:p>Result</text:p>
          </table:table-cell>
          <table:table-cell table:style-name="ce9"/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Integraed_over_beta</text:p>
          </table:table-cell>
          <table:table-cell table:style-name="ce9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A8]*[.$B$3]/200" office:value-type="float" office:value="0.45" calcext:value-type="float">
            <text:p>0,5</text:p>
          </table:table-cell>
          <table:table-cell/>
          <table:table-cell table:style-name="ce3" table:formula="of:=RADIANS([.B8])" office:value-type="float" office:value="0.00785398163397448" calcext:value-type="float">
            <text:p>0,01</text:p>
          </table:table-cell>
          <table:table-cell table:style-name="ce3" table:formula="of:=(1+COS([.D8]))^[.$B$1]" office:value-type="float" office:value="0.850277228354938" calcext:value-type="float">
            <text:p>0,85</text:p>
          </table:table-cell>
          <table:table-cell table:style-name="ce3" table:formula="of:=SIN([.D8])^[.$E$2]" office:value-type="float" office:value="0.000191743586057724" calcext:value-type="float">
            <text:p>0,00</text:p>
          </table:table-cell>
          <table:table-cell table:number-columns-repeated="2"/>
          <table:table-cell table:style-name="ce3" table:formula="of:=[.F8]*[.E8]" office:value-type="float" office:value="0.000163035204907998" calcext:value-type="float">
            <text:p>0,00</text:p>
          </table:table-cell>
          <table:table-cell/>
          <table:table-cell table:style-name="ce3" table:formula="of:=[.I8]*[.$B$8]" office:value-type="float" office:value="0.0000733658422085992" calcext:value-type="float">
            <text:p>0,00</text:p>
          </table:table-cell>
          <table:table-cell table:style-name="ce4" table:formula="of:=SUM([.K8:.K207])" office:value-type="float" office:value="43.7755086331076" calcext:value-type="float">
            <text:p>44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A9]*[.$B$3]/200" office:value-type="float" office:value="0.9" calcext:value-type="float">
            <text:p>0,9</text:p>
          </table:table-cell>
          <table:table-cell/>
          <table:table-cell table:style-name="ce3" table:formula="of:=RADIANS([.B9])" office:value-type="float" office:value="0.015707963267949" calcext:value-type="float">
            <text:p>0,02</text:p>
          </table:table-cell>
          <table:table-cell table:style-name="ce3" table:formula="of:=(1+COS([.D9]))^[.$B$1]" office:value-type="float" office:value="0.850286433388234" calcext:value-type="float">
            <text:p>0,85</text:p>
          </table:table-cell>
          <table:table-cell table:style-name="ce3" table:formula="of:=SIN([.D9])^[.$E$2]" office:value-type="float" office:value="0.00065210294633463" calcext:value-type="float">
            <text:p>0,00</text:p>
          </table:table-cell>
          <table:table-cell table:number-columns-repeated="2"/>
          <table:table-cell table:style-name="ce3" table:formula="of:=[.F9]*[.E9]" office:value-type="float" office:value="0.000554474288440831" calcext:value-type="float">
            <text:p>0,00</text:p>
          </table:table-cell>
          <table:table-cell/>
          <table:table-cell table:style-name="ce3" table:formula="of:=[.I9]*[.$B$8]" office:value-type="float" office:value="0.000249513429798374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10]*[.$B$3]/200" office:value-type="float" office:value="1.35" calcext:value-type="float">
            <text:p>1,4</text:p>
          </table:table-cell>
          <table:table-cell/>
          <table:table-cell table:style-name="ce3" table:formula="of:=RADIANS([.B10])" office:value-type="float" office:value="0.0235619449019235" calcext:value-type="float">
            <text:p>0,02</text:p>
          </table:table-cell>
          <table:table-cell table:style-name="ce3" table:formula="of:=(1+COS([.D10]))^[.$B$1]" office:value-type="float" office:value="0.850301775647318" calcext:value-type="float">
            <text:p>0,85</text:p>
          </table:table-cell>
          <table:table-cell table:style-name="ce3" table:formula="of:=SIN([.D10])^[.$E$2]" office:value-type="float" office:value="0.00133430127100046" calcext:value-type="float">
            <text:p>0,00</text:p>
          </table:table-cell>
          <table:table-cell table:number-columns-repeated="2"/>
          <table:table-cell table:style-name="ce3" table:formula="of:=[.F10]*[.E10]" office:value-type="float" office:value="0.00113455873998016" calcext:value-type="float">
            <text:p>0,00</text:p>
          </table:table-cell>
          <table:table-cell/>
          <table:table-cell table:style-name="ce3" table:formula="of:=[.I10]*[.$B$8]" office:value-type="float" office:value="0.000510551432991074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A11]*[.$B$3]/200" office:value-type="float" office:value="1.8" calcext:value-type="float">
            <text:p>1,8</text:p>
          </table:table-cell>
          <table:table-cell/>
          <table:table-cell table:style-name="ce3" table:formula="of:=RADIANS([.B11])" office:value-type="float" office:value="0.0314159265358979" calcext:value-type="float">
            <text:p>0,03</text:p>
          </table:table-cell>
          <table:table-cell table:style-name="ce3" table:formula="of:=(1+COS([.D11]))^[.$B$1]" office:value-type="float" office:value="0.850323255937663" calcext:value-type="float">
            <text:p>0,85</text:p>
          </table:table-cell>
          <table:table-cell table:style-name="ce3" table:formula="of:=SIN([.D11])^[.$E$2]" office:value-type="float" office:value="0.0022173819630042" calcext:value-type="float">
            <text:p>0,00</text:p>
          </table:table-cell>
          <table:table-cell table:number-columns-repeated="2"/>
          <table:table-cell table:style-name="ce3" table:formula="of:=[.F11]*[.E11]" office:value-type="float" office:value="0.00188549145043918" calcext:value-type="float">
            <text:p>0,00</text:p>
          </table:table-cell>
          <table:table-cell/>
          <table:table-cell table:style-name="ce3" table:formula="of:=[.I11]*[.$B$8]" office:value-type="float" office:value="0.000848471152697629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12]*[.$B$3]/200" office:value-type="float" office:value="2.25" calcext:value-type="float">
            <text:p>2,3</text:p>
          </table:table-cell>
          <table:table-cell/>
          <table:table-cell table:style-name="ce3" table:formula="of:=RADIANS([.B12])" office:value-type="float" office:value="0.0392699081698724" calcext:value-type="float">
            <text:p>0,04</text:p>
          </table:table-cell>
          <table:table-cell table:style-name="ce3" table:formula="of:=(1+COS([.D12]))^[.$B$1]" office:value-type="float" office:value="0.850350875387099" calcext:value-type="float">
            <text:p>0,85</text:p>
          </table:table-cell>
          <table:table-cell table:style-name="ce3" table:formula="of:=SIN([.D12])^[.$E$2]" office:value-type="float" office:value="0.00328785474277342" calcext:value-type="float">
            <text:p>0,00</text:p>
          </table:table-cell>
          <table:table-cell table:number-columns-repeated="2"/>
          <table:table-cell table:style-name="ce3" table:formula="of:=[.F12]*[.E12]" office:value-type="float" office:value="0.002795830158663" calcext:value-type="float">
            <text:p>0,00</text:p>
          </table:table-cell>
          <table:table-cell/>
          <table:table-cell table:style-name="ce3" table:formula="of:=[.I12]*[.$B$8]" office:value-type="float" office:value="0.00125812357139835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13]*[.$B$3]/200" office:value-type="float" office:value="2.7" calcext:value-type="float">
            <text:p>2,7</text:p>
          </table:table-cell>
          <table:table-cell/>
          <table:table-cell table:style-name="ce3" table:formula="of:=RADIANS([.B13])" office:value-type="float" office:value="0.0471238898038469" calcext:value-type="float">
            <text:p>0,05</text:p>
          </table:table-cell>
          <table:table-cell table:style-name="ce3" table:formula="of:=(1+COS([.D13]))^[.$B$1]" office:value-type="float" office:value="0.850384635445987" calcext:value-type="float">
            <text:p>0,85</text:p>
          </table:table-cell>
          <table:table-cell table:style-name="ce3" table:formula="of:=SIN([.D13])^[.$E$2]" office:value-type="float" office:value="0.00453586328924563" calcext:value-type="float">
            <text:p>0,00</text:p>
          </table:table-cell>
          <table:table-cell table:number-columns-repeated="2"/>
          <table:table-cell table:style-name="ce3" table:formula="of:=[.F13]*[.E13]" office:value-type="float" office:value="0.00385722844965798" calcext:value-type="float">
            <text:p>0,00</text:p>
          </table:table-cell>
          <table:table-cell/>
          <table:table-cell table:style-name="ce3" table:formula="of:=[.I13]*[.$B$8]" office:value-type="float" office:value="0.00173575280234609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14]*[.$B$3]/200" office:value-type="float" office:value="3.15" calcext:value-type="float">
            <text:p>3,2</text:p>
          </table:table-cell>
          <table:table-cell/>
          <table:table-cell table:style-name="ce3" table:formula="of:=RADIANS([.B14])" office:value-type="float" office:value="0.0549778714378214" calcext:value-type="float">
            <text:p>0,05</text:p>
          </table:table-cell>
          <table:table-cell table:style-name="ce3" table:formula="of:=(1+COS([.D14]))^[.$B$1]" office:value-type="float" office:value="0.850424537887436" calcext:value-type="float">
            <text:p>0,85</text:p>
          </table:table-cell>
          <table:table-cell table:style-name="ce3" table:formula="of:=SIN([.D14])^[.$E$2]" office:value-type="float" office:value="0.00595367966054609" calcext:value-type="float">
            <text:p>0,01</text:p>
          </table:table-cell>
          <table:table-cell table:number-columns-repeated="2"/>
          <table:table-cell table:style-name="ce3" table:formula="of:=[.F14]*[.E14]" office:value-type="float" office:value="0.00506315527404974" calcext:value-type="float">
            <text:p>0,01</text:p>
          </table:table-cell>
          <table:table-cell/>
          <table:table-cell table:style-name="ce3" table:formula="of:=[.I14]*[.$B$8]" office:value-type="float" office:value="0.00227841987332238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15]*[.$B$3]/200" office:value-type="float" office:value="3.6" calcext:value-type="float">
            <text:p>3,6</text:p>
          </table:table-cell>
          <table:table-cell/>
          <table:table-cell table:style-name="ce3" table:formula="of:=RADIANS([.B15])" office:value-type="float" office:value="0.0628318530717959" calcext:value-type="float">
            <text:p>0,06</text:p>
          </table:table-cell>
          <table:table-cell table:style-name="ce3" table:formula="of:=(1+COS([.D15]))^[.$B$1]" office:value-type="float" office:value="0.850470584807571" calcext:value-type="float">
            <text:p>0,85</text:p>
          </table:table-cell>
          <table:table-cell table:style-name="ce3" table:formula="of:=SIN([.D15])^[.$E$2]" office:value-type="float" office:value="0.00753495978847837" calcext:value-type="float">
            <text:p>0,01</text:p>
          </table:table-cell>
          <table:table-cell table:number-columns-repeated="2"/>
          <table:table-cell table:style-name="ce3" table:formula="of:=[.F15]*[.E15]" office:value-type="float" office:value="0.00640826165780873" calcext:value-type="float">
            <text:p>0,01</text:p>
          </table:table-cell>
          <table:table-cell/>
          <table:table-cell table:style-name="ce3" table:formula="of:=[.I15]*[.$B$8]" office:value-type="float" office:value="0.00288371774601393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16]*[.$B$3]/200" office:value-type="float" office:value="4.05" calcext:value-type="float">
            <text:p>4,1</text:p>
          </table:table-cell>
          <table:table-cell/>
          <table:table-cell table:style-name="ce3" table:formula="of:=RADIANS([.B16])" office:value-type="float" office:value="0.0706858347057704" calcext:value-type="float">
            <text:p>0,07</text:p>
          </table:table-cell>
          <table:table-cell table:style-name="ce3" table:formula="of:=(1+COS([.D16]))^[.$B$1]" office:value-type="float" office:value="0.850522778625851" calcext:value-type="float">
            <text:p>0,85</text:p>
          </table:table-cell>
          <table:table-cell table:style-name="ce3" table:formula="of:=SIN([.D16])^[.$E$2]" office:value-type="float" office:value="0.00927432280623857" calcext:value-type="float">
            <text:p>0,01</text:p>
          </table:table-cell>
          <table:table-cell table:number-columns-repeated="2"/>
          <table:table-cell table:style-name="ce3" table:formula="of:=[.F16]*[.E16]" office:value-type="float" office:value="0.00788802280303512" calcext:value-type="float">
            <text:p>0,01</text:p>
          </table:table-cell>
          <table:table-cell/>
          <table:table-cell table:style-name="ce3" table:formula="of:=[.I16]*[.$B$8]" office:value-type="float" office:value="0.00354961026136581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A17]*[.$B$3]/200" office:value-type="float" office:value="4.5" calcext:value-type="float">
            <text:p>4,5</text:p>
          </table:table-cell>
          <table:table-cell/>
          <table:table-cell table:style-name="ce3" table:formula="of:=RADIANS([.B17])" office:value-type="float" office:value="0.0785398163397448" calcext:value-type="float">
            <text:p>0,08</text:p>
          </table:table-cell>
          <table:table-cell table:style-name="ce3" table:formula="of:=(1+COS([.D17]))^[.$B$1]" office:value-type="float" office:value="0.850581122085433" calcext:value-type="float">
            <text:p>0,85</text:p>
          </table:table-cell>
          <table:table-cell table:style-name="ce3" table:formula="of:=SIN([.D17])^[.$E$2]" office:value-type="float" office:value="0.011167091251779" calcext:value-type="float">
            <text:p>0,01</text:p>
          </table:table-cell>
          <table:table-cell table:number-columns-repeated="2"/>
          <table:table-cell table:style-name="ce3" table:formula="of:=[.F17]*[.E17]" office:value-type="float" office:value="0.0094985170073686" calcext:value-type="float">
            <text:p>0,01</text:p>
          </table:table-cell>
          <table:table-cell/>
          <table:table-cell table:style-name="ce3" table:formula="of:=[.I17]*[.$B$8]" office:value-type="float" office:value="0.00427433265331587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18]*[.$B$3]/200" office:value-type="float" office:value="4.95" calcext:value-type="float">
            <text:p>5,0</text:p>
          </table:table-cell>
          <table:table-cell/>
          <table:table-cell table:style-name="ce3" table:formula="of:=RADIANS([.B18])" office:value-type="float" office:value="0.0863937979737193" calcext:value-type="float">
            <text:p>0,09</text:p>
          </table:table-cell>
          <table:table-cell table:style-name="ce3" table:formula="of:=(1+COS([.D18]))^[.$B$1]" office:value-type="float" office:value="0.850645618253588" calcext:value-type="float">
            <text:p>0,85</text:p>
          </table:table-cell>
          <table:table-cell table:style-name="ce3" table:formula="of:=SIN([.D18])^[.$E$2]" office:value-type="float" office:value="0.0132091200116524" calcext:value-type="float">
            <text:p>0,01</text:p>
          </table:table-cell>
          <table:table-cell table:number-columns-repeated="2"/>
          <table:table-cell table:style-name="ce3" table:formula="of:=[.F18]*[.E18]" office:value-type="float" office:value="0.0112362800588979" calcext:value-type="float">
            <text:p>0,01</text:p>
          </table:table-cell>
          <table:table-cell/>
          <table:table-cell table:style-name="ce3" table:formula="of:=[.I18]*[.$B$8]" office:value-type="float" office:value="0.00505632602650406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A19]*[.$B$3]/200" office:value-type="float" office:value="5.4" calcext:value-type="float">
            <text:p>5,4</text:p>
          </table:table-cell>
          <table:table-cell/>
          <table:table-cell table:style-name="ce3" table:formula="of:=RADIANS([.B19])" office:value-type="float" office:value="0.0942477796076938" calcext:value-type="float">
            <text:p>0,09</text:p>
          </table:table-cell>
          <table:table-cell table:style-name="ce3" table:formula="of:=(1+COS([.D19]))^[.$B$1]" office:value-type="float" office:value="0.850716270522167" calcext:value-type="float">
            <text:p>0,85</text:p>
          </table:table-cell>
          <table:table-cell table:style-name="ce3" table:formula="of:=SIN([.D19])^[.$E$2]" office:value-type="float" office:value="0.0153966780940449" calcext:value-type="float">
            <text:p>0,02</text:p>
          </table:table-cell>
          <table:table-cell table:number-columns-repeated="2"/>
          <table:table-cell table:style-name="ce3" table:formula="of:=[.F19]*[.E19]" office:value-type="float" office:value="0.0130982045665962" calcext:value-type="float">
            <text:p>0,01</text:p>
          </table:table-cell>
          <table:table-cell/>
          <table:table-cell table:style-name="ce3" table:formula="of:=[.I19]*[.$B$8]" office:value-type="float" office:value="0.00589419205496829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A20]*[.$B$3]/200" office:value-type="float" office:value="5.85" calcext:value-type="float">
            <text:p>5,9</text:p>
          </table:table-cell>
          <table:table-cell/>
          <table:table-cell table:style-name="ce3" table:formula="of:=RADIANS([.B20])" office:value-type="float" office:value="0.102101761241668" calcext:value-type="float">
            <text:p>0,10</text:p>
          </table:table-cell>
          <table:table-cell table:style-name="ce3" table:formula="of:=(1+COS([.D20]))^[.$B$1]" office:value-type="float" office:value="0.85079308260811" calcext:value-type="float">
            <text:p>0,85</text:p>
          </table:table-cell>
          <table:table-cell table:style-name="ce3" table:formula="of:=SIN([.D20])^[.$E$2]" office:value-type="float" office:value="0.01772636374167" calcext:value-type="float">
            <text:p>0,02</text:p>
          </table:table-cell>
          <table:table-cell table:number-columns-repeated="2"/>
          <table:table-cell table:style-name="ce3" table:formula="of:=[.F20]*[.E20]" office:value-type="float" office:value="0.0150814676512081" calcext:value-type="float">
            <text:p>0,02</text:p>
          </table:table-cell>
          <table:table-cell/>
          <table:table-cell table:style-name="ce3" table:formula="of:=[.I20]*[.$B$8]" office:value-type="float" office:value="0.00678666044304363" calcext:value-type="float">
            <text:p>0,01</text:p>
          </table:table-cell>
          <table:table-cell table:number-columns-repeated="2"/>
          <table:table-cell office:value-type="string" calcext:value-type="string">
            <text:p>Integrated over beta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A21]*[.$B$3]/200" office:value-type="float" office:value="6.3" calcext:value-type="float">
            <text:p>6,3</text:p>
          </table:table-cell>
          <table:table-cell/>
          <table:table-cell table:style-name="ce3" table:formula="of:=RADIANS([.B21])" office:value-type="float" office:value="0.109955742875643" calcext:value-type="float">
            <text:p>0,11</text:p>
          </table:table-cell>
          <table:table-cell table:style-name="ce3" table:formula="of:=(1+COS([.D21]))^[.$B$1]" office:value-type="float" office:value="0.850876058554013" calcext:value-type="float">
            <text:p>0,85</text:p>
          </table:table-cell>
          <table:table-cell table:style-name="ce3" table:formula="of:=SIN([.D21])^[.$E$2]" office:value-type="float" office:value="0.0201950415802314" calcext:value-type="float">
            <text:p>0,02</text:p>
          </table:table-cell>
          <table:table-cell table:number-columns-repeated="2"/>
          <table:table-cell table:style-name="ce3" table:formula="of:=[.F21]*[.E21]" office:value-type="float" office:value="0.0171834773821217" calcext:value-type="float">
            <text:p>0,02</text:p>
          </table:table-cell>
          <table:table-cell/>
          <table:table-cell table:style-name="ce3" table:formula="of:=[.I21]*[.$B$8]" office:value-type="float" office:value="0.00773256482195475" calcext:value-type="float">
            <text:p>0,0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A22]*[.$B$3]/200" office:value-type="float" office:value="6.75" calcext:value-type="float">
            <text:p>6,8</text:p>
          </table:table-cell>
          <table:table-cell/>
          <table:table-cell table:style-name="ce3" table:formula="of:=RADIANS([.B22])" office:value-type="float" office:value="0.117809724509617" calcext:value-type="float">
            <text:p>0,12</text:p>
          </table:table-cell>
          <table:table-cell table:style-name="ce3" table:formula="of:=(1+COS([.D22]))^[.$B$1]" office:value-type="float" office:value="0.85096520272874" calcext:value-type="float">
            <text:p>0,85</text:p>
          </table:table-cell>
          <table:table-cell table:style-name="ce3" table:formula="of:=SIN([.D22])^[.$E$2]" office:value-type="float" office:value="0.0227997948888095" calcext:value-type="float">
            <text:p>0,02</text:p>
          </table:table-cell>
          <table:table-cell table:number-columns-repeated="2"/>
          <table:table-cell table:style-name="ce3" table:formula="of:=[.F22]*[.E22]" office:value-type="float" office:value="0.0194018320797294" calcext:value-type="float">
            <text:p>0,02</text:p>
          </table:table-cell>
          <table:table-cell/>
          <table:table-cell table:style-name="ce3" table:formula="of:=[.I22]*[.$B$8]" office:value-type="float" office:value="0.00873082443587825" calcext:value-type="float">
            <text:p>0,01</text:p>
          </table:table-cell>
          <table:table-cell table:number-columns-repeated="2"/>
          <table:table-cell office:value-type="string" calcext:value-type="string">
            <text:p>t-1</text:p>
          </table:table-cell>
          <table:table-cell office:value-type="string" calcext:value-type="string">
            <text:p>t</text:p>
          </table:table-cell>
          <table:table-cell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A23]*[.$B$3]/200" office:value-type="float" office:value="7.2" calcext:value-type="float">
            <text:p>7,2</text:p>
          </table:table-cell>
          <table:table-cell/>
          <table:table-cell table:style-name="ce3" table:formula="of:=RADIANS([.B23])" office:value-type="float" office:value="0.125663706143592" calcext:value-type="float">
            <text:p>0,13</text:p>
          </table:table-cell>
          <table:table-cell table:style-name="ce3" table:formula="of:=(1+COS([.D23]))^[.$B$1]" office:value-type="float" office:value="0.851060519828082" calcext:value-type="float">
            <text:p>0,85</text:p>
          </table:table-cell>
          <table:table-cell table:style-name="ce3" table:formula="of:=SIN([.D23])^[.$E$2]" office:value-type="float" office:value="0.0255378885766015" calcext:value-type="float">
            <text:p>0,03</text:p>
          </table:table-cell>
          <table:table-cell table:number-columns-repeated="2"/>
          <table:table-cell table:style-name="ce3" table:formula="of:=[.F23]*[.E23]" office:value-type="float" office:value="0.0217342887273141" calcext:value-type="float">
            <text:p>0,02</text:p>
          </table:table-cell>
          <table:table-cell/>
          <table:table-cell table:style-name="ce3" table:formula="of:=[.I23]*[.$B$8]" office:value-type="float" office:value="0.00978042992729134" calcext:value-type="float">
            <text:p>0,01</text:p>
          </table:table-cell>
          <table:table-cell table:number-columns-repeated="2"/>
          <table:table-cell table:formula="of:=[.O23]-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A24]*[.$B$3]/200" office:value-type="float" office:value="7.65" calcext:value-type="float">
            <text:p>7,7</text:p>
          </table:table-cell>
          <table:table-cell/>
          <table:table-cell table:style-name="ce3" table:formula="of:=RADIANS([.B24])" office:value-type="float" office:value="0.133517687777566" calcext:value-type="float">
            <text:p>0,13</text:p>
          </table:table-cell>
          <table:table-cell table:style-name="ce3" table:formula="of:=(1+COS([.D24]))^[.$B$1]" office:value-type="float" office:value="0.851162014875477" calcext:value-type="float">
            <text:p>0,85</text:p>
          </table:table-cell>
          <table:table-cell table:style-name="ce3" table:formula="of:=SIN([.D24])^[.$E$2]" office:value-type="float" office:value="0.0284067399421325" calcext:value-type="float">
            <text:p>0,03</text:p>
          </table:table-cell>
          <table:table-cell table:number-columns-repeated="2"/>
          <table:table-cell table:style-name="ce3" table:formula="of:=[.F24]*[.E24]" office:value-type="float" office:value="0.0241787380051892" calcext:value-type="float">
            <text:p>0,02</text:p>
          </table:table-cell>
          <table:table-cell/>
          <table:table-cell table:style-name="ce3" table:formula="of:=[.I24]*[.$B$8]" office:value-type="float" office:value="0.0108804321023352" calcext:value-type="float">
            <text:p>0,01</text:p>
          </table:table-cell>
          <table:table-cell table:number-columns-repeated="2"/>
          <table:table-cell table:formula="of:=[.O24]-1" office:value-type="float" office:value="-0.8" calcext:value-type="float">
            <text:p>-0,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636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A25]*[.$B$3]/200" office:value-type="float" office:value="8.1" calcext:value-type="float">
            <text:p>8,1</text:p>
          </table:table-cell>
          <table:table-cell/>
          <table:table-cell table:style-name="ce3" table:formula="of:=RADIANS([.B25])" office:value-type="float" office:value="0.141371669411541" calcext:value-type="float">
            <text:p>0,14</text:p>
          </table:table-cell>
          <table:table-cell table:style-name="ce3" table:formula="of:=(1+COS([.D25]))^[.$B$1]" office:value-type="float" office:value="0.851269693222765" calcext:value-type="float">
            <text:p>0,85</text:p>
          </table:table-cell>
          <table:table-cell table:style-name="ce3" table:formula="of:=SIN([.D25])^[.$E$2]" office:value-type="float" office:value="0.0314038952186071" calcext:value-type="float">
            <text:p>0,03</text:p>
          </table:table-cell>
          <table:table-cell table:number-columns-repeated="2"/>
          <table:table-cell table:style-name="ce3" table:formula="of:=[.F25]*[.E25]" office:value-type="float" office:value="0.0267331842487435" calcext:value-type="float">
            <text:p>0,03</text:p>
          </table:table-cell>
          <table:table-cell/>
          <table:table-cell table:style-name="ce3" table:formula="of:=[.I25]*[.$B$8]" office:value-type="float" office:value="0.0120299329119346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A26]*[.$B$3]/200" office:value-type="float" office:value="8.55" calcext:value-type="float">
            <text:p>8,6</text:p>
          </table:table-cell>
          <table:table-cell/>
          <table:table-cell table:style-name="ce3" table:formula="of:=RADIANS([.B26])" office:value-type="float" office:value="0.149225651045515" calcext:value-type="float">
            <text:p>0,15</text:p>
          </table:table-cell>
          <table:table-cell table:style-name="ce3" table:formula="of:=(1+COS([.D26]))^[.$B$1]" office:value-type="float" office:value="0.851383560551008" calcext:value-type="float">
            <text:p>0,85</text:p>
          </table:table-cell>
          <table:table-cell table:style-name="ce3" table:formula="of:=SIN([.D26])^[.$E$2]" office:value-type="float" office:value="0.0345270105060339" calcext:value-type="float">
            <text:p>0,03</text:p>
          </table:table-cell>
          <table:table-cell table:number-columns-repeated="2"/>
          <table:table-cell table:style-name="ce3" table:formula="of:=[.F26]*[.E26]" office:value-type="float" office:value="0.0293957291398092" calcext:value-type="float">
            <text:p>0,03</text:p>
          </table:table-cell>
          <table:table-cell/>
          <table:table-cell table:style-name="ce3" table:formula="of:=[.I26]*[.$B$8]" office:value-type="float" office:value="0.0132280781129141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A27]*[.$B$3]/200" office:value-type="float" office:value="9" calcext:value-type="float">
            <text:p>9,0</text:p>
          </table:table-cell>
          <table:table-cell/>
          <table:table-cell table:style-name="ce3" table:formula="of:=RADIANS([.B27])" office:value-type="float" office:value="0.15707963267949" calcext:value-type="float">
            <text:p>0,16</text:p>
          </table:table-cell>
          <table:table-cell table:style-name="ce3" table:formula="of:=(1+COS([.D27]))^[.$B$1]" office:value-type="float" office:value="0.85150362287135" calcext:value-type="float">
            <text:p>0,85</text:p>
          </table:table-cell>
          <table:table-cell table:style-name="ce3" table:formula="of:=SIN([.D27])^[.$E$2]" office:value-type="float" office:value="0.0377738360865385" calcext:value-type="float">
            <text:p>0,04</text:p>
          </table:table-cell>
          <table:table-cell table:number-columns-repeated="2"/>
          <table:table-cell table:style-name="ce3" table:formula="of:=[.F27]*[.E27]" office:value-type="float" office:value="0.032164558277436" calcext:value-type="float">
            <text:p>0,03</text:p>
          </table:table-cell>
          <table:table-cell/>
          <table:table-cell table:style-name="ce3" table:formula="of:=[.I27]*[.$B$8]" office:value-type="float" office:value="0.0144740512248462" calcext:value-type="float">
            <text:p>0,01</text:p>
          </table:table-cell>
          <table:table-cell table:number-columns-repeated="5"/>
          <table:table-cell table:style-name="ce4" table:formula="of:=AVERAGE([.Q23:.Q24])" office:value-type="float" office:value="3.5" calcext:value-type="float">
            <text:p>4</text:p>
          </table:table-cell>
          <table:table-cell table:style-name="ce4" table:formula="of:=AVERAGE([.R23:.R24])" office:value-type="float" office:value="8.5" calcext:value-type="float">
            <text:p>9</text:p>
          </table:table-cell>
          <table:table-cell table:style-name="ce4" table:formula="of:=AVERAGE([.S23:.S24])" office:value-type="float" office:value="17.5" calcext:value-type="float">
            <text:p>18</text:p>
          </table:table-cell>
          <table:table-cell table:style-name="ce4" table:formula="of:=AVERAGE([.T23:.T24])" office:value-type="float" office:value="29" calcext:value-type="float">
            <text:p>29</text:p>
          </table:table-cell>
          <table:table-cell table:style-name="ce4" table:formula="of:=AVERAGE([.U23:.U24])" office:value-type="float" office:value="43" calcext:value-type="float">
            <text:p>43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A28]*[.$B$3]/200" office:value-type="float" office:value="9.45" calcext:value-type="float">
            <text:p>9,5</text:p>
          </table:table-cell>
          <table:table-cell/>
          <table:table-cell table:style-name="ce3" table:formula="of:=RADIANS([.B28])" office:value-type="float" office:value="0.164933614313464" calcext:value-type="float">
            <text:p>0,16</text:p>
          </table:table-cell>
          <table:table-cell table:style-name="ce3" table:formula="of:=(1+COS([.D28]))^[.$B$1]" office:value-type="float" office:value="0.851629886525934" calcext:value-type="float">
            <text:p>0,85</text:p>
          </table:table-cell>
          <table:table-cell table:style-name="ce3" table:formula="of:=SIN([.D28])^[.$E$2]" office:value-type="float" office:value="0.0411422033885428" calcext:value-type="float">
            <text:p>0,04</text:p>
          </table:table-cell>
          <table:table-cell table:number-columns-repeated="2"/>
          <table:table-cell table:style-name="ce3" table:formula="of:=[.F28]*[.E28]" office:value-type="float" office:value="0.0350379300032116" calcext:value-type="float">
            <text:p>0,04</text:p>
          </table:table-cell>
          <table:table-cell/>
          <table:table-cell table:style-name="ce3" table:formula="of:=[.I28]*[.$B$8]" office:value-type="float" office:value="0.0157670685014452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A29]*[.$B$3]/200" office:value-type="float" office:value="9.9" calcext:value-type="float">
            <text:p>9,9</text:p>
          </table:table-cell>
          <table:table-cell/>
          <table:table-cell table:style-name="ce3" table:formula="of:=RADIANS([.B29])" office:value-type="float" office:value="0.172787595947439" calcext:value-type="float">
            <text:p>0,17</text:p>
          </table:table-cell>
          <table:table-cell table:style-name="ce3" table:formula="of:=(1+COS([.D29]))^[.$B$1]" office:value-type="float" office:value="0.851762358188869" calcext:value-type="float">
            <text:p>0,85</text:p>
          </table:table-cell>
          <table:table-cell table:style-name="ce3" table:formula="of:=SIN([.D29])^[.$E$2]" office:value-type="float" office:value="0.044630014052902" calcext:value-type="float">
            <text:p>0,04</text:p>
          </table:table-cell>
          <table:table-cell table:number-columns-repeated="2"/>
          <table:table-cell table:style-name="ce3" table:formula="of:=[.F29]*[.E29]" office:value-type="float" office:value="0.0380141660157021" calcext:value-type="float">
            <text:p>0,04</text:p>
          </table:table-cell>
          <table:table-cell/>
          <table:table-cell table:style-name="ce3" table:formula="of:=[.I29]*[.$B$8]" office:value-type="float" office:value="0.017106374707066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A30]*[.$B$3]/200" office:value-type="float" office:value="10.35" calcext:value-type="float">
            <text:p>10,4</text:p>
          </table:table-cell>
          <table:table-cell/>
          <table:table-cell table:style-name="ce3" table:formula="of:=RADIANS([.B30])" office:value-type="float" office:value="0.180641577581413" calcext:value-type="float">
            <text:p>0,18</text:p>
          </table:table-cell>
          <table:table-cell table:style-name="ce3" table:formula="of:=(1+COS([.D30]))^[.$B$1]" office:value-type="float" office:value="0.851901044867248" calcext:value-type="float">
            <text:p>0,85</text:p>
          </table:table-cell>
          <table:table-cell table:style-name="ce3" table:formula="of:=SIN([.D30])^[.$E$2]" office:value-type="float" office:value="0.0482352306871767" calcext:value-type="float">
            <text:p>0,05</text:p>
          </table:table-cell>
          <table:table-cell table:number-columns-repeated="2"/>
          <table:table-cell table:style-name="ce3" table:formula="of:=[.F30]*[.E30]" office:value-type="float" office:value="0.0410916434218186" calcext:value-type="float">
            <text:p>0,04</text:p>
          </table:table-cell>
          <table:table-cell/>
          <table:table-cell table:style-name="ce3" table:formula="of:=[.I30]*[.$B$8]" office:value-type="float" office:value="0.0184912395398184" calcext:value-type="float">
            <text:p>0,02</text:p>
          </table:table-cell>
          <table:table-cell table:number-columns-repeated="2"/>
          <table:table-cell>
            <draw:frame draw:z-index="1" draw:name="Diagramm 2" draw:style-name="gr1" svg:width="15.656cm" svg:height="8.288cm" svg:x="0.661cm" svg:y="0.013cm">
              <draw:object draw:notify-on-update-of-ranges="Integral.Q21:Integral.U21 Integral.Q23:Integral.U23 Integral.Q21:Integral.U21 Integral.Q24:Integral.U24 Integral.Q21:Integral.U21 Integral.Q27:Integral.U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A31]*[.$B$3]/200" office:value-type="float" office:value="10.8" calcext:value-type="float">
            <text:p>10,8</text:p>
          </table:table-cell>
          <table:table-cell/>
          <table:table-cell table:style-name="ce3" table:formula="of:=RADIANS([.B31])" office:value-type="float" office:value="0.188495559215388" calcext:value-type="float">
            <text:p>0,19</text:p>
          </table:table-cell>
          <table:table-cell table:style-name="ce3" table:formula="of:=(1+COS([.D31]))^[.$B$1]" office:value-type="float" office:value="0.852045953902217" calcext:value-type="float">
            <text:p>0,85</text:p>
          </table:table-cell>
          <table:table-cell table:style-name="ce3" table:formula="of:=SIN([.D31])^[.$E$2]" office:value-type="float" office:value="0.0519558689904588" calcext:value-type="float">
            <text:p>0,05</text:p>
          </table:table-cell>
          <table:table-cell table:number-columns-repeated="2"/>
          <table:table-cell table:style-name="ce3" table:formula="of:=[.F31]*[.E31]" office:value-type="float" office:value="0.0442687879547941" calcext:value-type="float">
            <text:p>0,04</text:p>
          </table:table-cell>
          <table:table-cell/>
          <table:table-cell table:style-name="ce3" table:formula="of:=[.I31]*[.$B$8]" office:value-type="float" office:value="0.0199209545796574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A32]*[.$B$3]/200" office:value-type="float" office:value="11.25" calcext:value-type="float">
            <text:p>11,3</text:p>
          </table:table-cell>
          <table:table-cell/>
          <table:table-cell table:style-name="ce3" table:formula="of:=RADIANS([.B32])" office:value-type="float" office:value="0.196349540849362" calcext:value-type="float">
            <text:p>0,20</text:p>
          </table:table-cell>
          <table:table-cell table:style-name="ce3" table:formula="of:=(1+COS([.D32]))^[.$B$1]" office:value-type="float" office:value="0.852197092970101" calcext:value-type="float">
            <text:p>0,85</text:p>
          </table:table-cell>
          <table:table-cell table:style-name="ce3" table:formula="of:=SIN([.D32])^[.$E$2]" office:value-type="float" office:value="0.0557899910018812" calcext:value-type="float">
            <text:p>0,06</text:p>
          </table:table-cell>
          <table:table-cell table:number-columns-repeated="2"/>
          <table:table-cell table:style-name="ce3" table:formula="of:=[.F32]*[.E32]" office:value-type="float" office:value="0.0475440681486312" calcext:value-type="float">
            <text:p>0,05</text:p>
          </table:table-cell>
          <table:table-cell/>
          <table:table-cell table:style-name="ce3" table:formula="of:=[.I32]*[.$B$8]" office:value-type="float" office:value="0.021394830666884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.A33]*[.$B$3]/200" office:value-type="float" office:value="11.7" calcext:value-type="float">
            <text:p>11,7</text:p>
          </table:table-cell>
          <table:table-cell/>
          <table:table-cell table:style-name="ce3" table:formula="of:=RADIANS([.B33])" office:value-type="float" office:value="0.204203522483337" calcext:value-type="float">
            <text:p>0,20</text:p>
          </table:table-cell>
          <table:table-cell table:style-name="ce3" table:formula="of:=(1+COS([.D33]))^[.$B$1]" office:value-type="float" office:value="0.852354470083573" calcext:value-type="float">
            <text:p>0,85</text:p>
          </table:table-cell>
          <table:table-cell table:style-name="ce3" table:formula="of:=SIN([.D33])^[.$E$2]" office:value-type="float" office:value="0.0597356992786804" calcext:value-type="float">
            <text:p>0,06</text:p>
          </table:table-cell>
          <table:table-cell table:number-columns-repeated="2"/>
          <table:table-cell table:style-name="ce3" table:formula="of:=[.F33]*[.E33]" office:value-type="float" office:value="0.0509159903037513" calcext:value-type="float">
            <text:p>0,05</text:p>
          </table:table-cell>
          <table:table-cell/>
          <table:table-cell table:style-name="ce3" table:formula="of:=[.I33]*[.$B$8]" office:value-type="float" office:value="0.0229121956366881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.A34]*[.$B$3]/200" office:value-type="float" office:value="12.15" calcext:value-type="float">
            <text:p>12,2</text:p>
          </table:table-cell>
          <table:table-cell/>
          <table:table-cell table:style-name="ce3" table:formula="of:=RADIANS([.B34])" office:value-type="float" office:value="0.212057504117311" calcext:value-type="float">
            <text:p>0,21</text:p>
          </table:table-cell>
          <table:table-cell table:style-name="ce3" table:formula="of:=(1+COS([.D34]))^[.$B$1]" office:value-type="float" office:value="0.852518093592889" calcext:value-type="float">
            <text:p>0,85</text:p>
          </table:table-cell>
          <table:table-cell table:style-name="ce3" table:formula="of:=SIN([.D34])^[.$E$2]" office:value-type="float" office:value="0.063791131849527" calcext:value-type="float">
            <text:p>0,06</text:p>
          </table:table-cell>
          <table:table-cell table:number-columns-repeated="2"/>
          <table:table-cell table:style-name="ce3" table:formula="of:=[.F34]*[.E34]" office:value-type="float" office:value="0.0543830941124914" calcext:value-type="float">
            <text:p>0,05</text:p>
          </table:table-cell>
          <table:table-cell/>
          <table:table-cell table:style-name="ce3" table:formula="of:=[.I34]*[.$B$8]" office:value-type="float" office:value="0.0244723923506211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.A35]*[.$B$3]/200" office:value-type="float" office:value="12.6" calcext:value-type="float">
            <text:p>12,6</text:p>
          </table:table-cell>
          <table:table-cell/>
          <table:table-cell table:style-name="ce3" table:formula="of:=RADIANS([.B35])" office:value-type="float" office:value="0.219911485751286" calcext:value-type="float">
            <text:p>0,22</text:p>
          </table:table-cell>
          <table:table-cell table:style-name="ce3" table:formula="of:=(1+COS([.D35]))^[.$B$1]" office:value-type="float" office:value="0.852687972187164" calcext:value-type="float">
            <text:p>0,85</text:p>
          </table:table-cell>
          <table:table-cell table:style-name="ce3" table:formula="of:=SIN([.D35])^[.$E$2]" office:value-type="float" office:value="0.0679544578193166" calcext:value-type="float">
            <text:p>0,07</text:p>
          </table:table-cell>
          <table:table-cell table:number-columns-repeated="2"/>
          <table:table-cell table:style-name="ce3" table:formula="of:=[.F35]*[.E35]" office:value-type="float" office:value="0.0579439488390312" calcext:value-type="float">
            <text:p>0,06</text:p>
          </table:table-cell>
          <table:table-cell/>
          <table:table-cell table:style-name="ce3" table:formula="of:=[.I35]*[.$B$8]" office:value-type="float" office:value="0.0260747769775641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.A36]*[.$B$3]/200" office:value-type="float" office:value="13.05" calcext:value-type="float">
            <text:p>13,1</text:p>
          </table:table-cell>
          <table:table-cell/>
          <table:table-cell table:style-name="ce3" table:formula="of:=RADIANS([.B36])" office:value-type="float" office:value="0.22776546738526" calcext:value-type="float">
            <text:p>0,23</text:p>
          </table:table-cell>
          <table:table-cell table:style-name="ce3" table:formula="of:=(1+COS([.D36]))^[.$B$1]" office:value-type="float" office:value="0.85286411489571" calcext:value-type="float">
            <text:p>0,85</text:p>
          </table:table-cell>
          <table:table-cell table:style-name="ce3" table:formula="of:=SIN([.D36])^[.$E$2]" office:value-type="float" office:value="0.0722238735251844" calcext:value-type="float">
            <text:p>0,07</text:p>
          </table:table-cell>
          <table:table-cell table:number-columns-repeated="2"/>
          <table:table-cell table:style-name="ce3" table:formula="of:=[.F36]*[.E36]" office:value-type="float" office:value="0.0615971499683961" calcext:value-type="float">
            <text:p>0,06</text:p>
          </table:table-cell>
          <table:table-cell/>
          <table:table-cell table:style-name="ce3" table:formula="of:=[.I36]*[.$B$8]" office:value-type="float" office:value="0.0277187174857782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.A37]*[.$B$3]/200" office:value-type="float" office:value="13.5" calcext:value-type="float">
            <text:p>13,5</text:p>
          </table:table-cell>
          <table:table-cell/>
          <table:table-cell table:style-name="ce3" table:formula="of:=RADIANS([.B37])" office:value-type="float" office:value="0.235619449019234" calcext:value-type="float">
            <text:p>0,24</text:p>
          </table:table-cell>
          <table:table-cell table:style-name="ce3" table:formula="of:=(1+COS([.D37]))^[.$B$1]" office:value-type="float" office:value="0.853046531089423" calcext:value-type="float">
            <text:p>0,85</text:p>
          </table:table-cell>
          <table:table-cell table:style-name="ce3" table:formula="of:=SIN([.D37])^[.$E$2]" office:value-type="float" office:value="0.0765975991619257" calcext:value-type="float">
            <text:p>0,08</text:p>
          </table:table-cell>
          <table:table-cell table:number-columns-repeated="2"/>
          <table:table-cell table:style-name="ce3" table:formula="of:=[.F37]*[.E37]" office:value-type="float" office:value="0.0653413162548588" calcext:value-type="float">
            <text:p>0,07</text:p>
          </table:table-cell>
          <table:table-cell/>
          <table:table-cell table:style-name="ce3" table:formula="of:=[.I37]*[.$B$8]" office:value-type="float" office:value="0.0294035923146865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.A38]*[.$B$3]/200" office:value-type="float" office:value="13.95" calcext:value-type="float">
            <text:p>14,0</text:p>
          </table:table-cell>
          <table:table-cell/>
          <table:table-cell table:style-name="ce3" table:formula="of:=RADIANS([.B38])" office:value-type="float" office:value="0.243473430653209" calcext:value-type="float">
            <text:p>0,24</text:p>
          </table:table-cell>
          <table:table-cell table:style-name="ce3" table:formula="of:=(1+COS([.D38]))^[.$B$1]" office:value-type="float" office:value="0.853235230482228" calcext:value-type="float">
            <text:p>0,85</text:p>
          </table:table-cell>
          <table:table-cell table:style-name="ce3" table:formula="of:=SIN([.D38])^[.$E$2]" office:value-type="float" office:value="0.0810738758095273" calcext:value-type="float">
            <text:p>0,08</text:p>
          </table:table-cell>
          <table:table-cell table:number-columns-repeated="2"/>
          <table:table-cell table:style-name="ce3" table:formula="of:=[.F38]*[.E38]" office:value-type="float" office:value="0.0691750871124296" calcext:value-type="float">
            <text:p>0,07</text:p>
          </table:table-cell>
          <table:table-cell/>
          <table:table-cell table:style-name="ce3" table:formula="of:=[.I38]*[.$B$8]" office:value-type="float" office:value="0.0311287892005933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.A39]*[.$B$3]/200" office:value-type="float" office:value="14.4" calcext:value-type="float">
            <text:p>14,4</text:p>
          </table:table-cell>
          <table:table-cell/>
          <table:table-cell table:style-name="ce3" table:formula="of:=RADIANS([.B39])" office:value-type="float" office:value="0.251327412287183" calcext:value-type="float">
            <text:p>0,25</text:p>
          </table:table-cell>
          <table:table-cell table:style-name="ce3" table:formula="of:=(1+COS([.D39]))^[.$B$1]" office:value-type="float" office:value="0.85343022313258" calcext:value-type="float">
            <text:p>0,85</text:p>
          </table:table-cell>
          <table:table-cell table:style-name="ce3" table:formula="of:=SIN([.D39])^[.$E$2]" office:value-type="float" office:value="0.0856509628070709" calcext:value-type="float">
            <text:p>0,09</text:p>
          </table:table-cell>
          <table:table-cell table:number-columns-repeated="2"/>
          <table:table-cell table:style-name="ce3" table:formula="of:=[.F39]*[.E39]" office:value-type="float" office:value="0.0730971202999588" calcext:value-type="float">
            <text:p>0,07</text:p>
          </table:table-cell>
          <table:table-cell/>
          <table:table-cell table:style-name="ce3" table:formula="of:=[.I39]*[.$B$8]" office:value-type="float" office:value="0.0328937041349815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.A40]*[.$B$3]/200" office:value-type="float" office:value="14.85" calcext:value-type="float">
            <text:p>14,9</text:p>
          </table:table-cell>
          <table:table-cell/>
          <table:table-cell table:style-name="ce3" table:formula="of:=RADIANS([.B40])" office:value-type="float" office:value="0.259181393921158" calcext:value-type="float">
            <text:p>0,26</text:p>
          </table:table-cell>
          <table:table-cell table:style-name="ce3" table:formula="of:=(1+COS([.D40]))^[.$B$1]" office:value-type="float" office:value="0.853631519445013" calcext:value-type="float">
            <text:p>0,85</text:p>
          </table:table-cell>
          <table:table-cell table:style-name="ce3" table:formula="of:=SIN([.D40])^[.$E$2]" office:value-type="float" office:value="0.0903271354265424" calcext:value-type="float">
            <text:p>0,09</text:p>
          </table:table-cell>
          <table:table-cell table:number-columns-repeated="2"/>
          <table:table-cell table:style-name="ce3" table:formula="of:=[.F40]*[.E40]" office:value-type="float" office:value="0.0771060898612748" calcext:value-type="float">
            <text:p>0,08</text:p>
          </table:table-cell>
          <table:table-cell/>
          <table:table-cell table:style-name="ce3" table:formula="of:=[.I40]*[.$B$8]" office:value-type="float" office:value="0.0346977404375737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.A41]*[.$B$3]/200" office:value-type="float" office:value="15.3" calcext:value-type="float">
            <text:p>15,3</text:p>
          </table:table-cell>
          <table:table-cell/>
          <table:table-cell table:style-name="ce3" table:formula="of:=RADIANS([.B41])" office:value-type="float" office:value="0.267035375555132" calcext:value-type="float">
            <text:p>0,27</text:p>
          </table:table-cell>
          <table:table-cell table:style-name="ce3" table:formula="of:=(1+COS([.D41]))^[.$B$1]" office:value-type="float" office:value="0.853839130171754" calcext:value-type="float">
            <text:p>0,85</text:p>
          </table:table-cell>
          <table:table-cell table:style-name="ce3" table:formula="of:=SIN([.D41])^[.$E$2]" office:value-type="float" office:value="0.0951006828075672" calcext:value-type="float">
            <text:p>0,10</text:p>
          </table:table-cell>
          <table:table-cell table:number-columns-repeated="2"/>
          <table:table-cell table:style-name="ce3" table:formula="of:=[.F41]*[.E41]" office:value-type="float" office:value="0.0812006842871531" calcext:value-type="float">
            <text:p>0,08</text:p>
          </table:table-cell>
          <table:table-cell/>
          <table:table-cell table:style-name="ce3" table:formula="of:=[.I41]*[.$B$8]" office:value-type="float" office:value="0.0365403079292189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.A42]*[.$B$3]/200" office:value-type="float" office:value="15.75" calcext:value-type="float">
            <text:p>15,8</text:p>
          </table:table-cell>
          <table:table-cell/>
          <table:table-cell table:style-name="ce3" table:formula="of:=RADIANS([.B42])" office:value-type="float" office:value="0.274889357189107" calcext:value-type="float">
            <text:p>0,27</text:p>
          </table:table-cell>
          <table:table-cell table:style-name="ce3" table:formula="of:=(1+COS([.D42]))^[.$B$1]" office:value-type="float" office:value="0.854053066414391" calcext:value-type="float">
            <text:p>0,85</text:p>
          </table:table-cell>
          <table:table-cell table:style-name="ce3" table:formula="of:=SIN([.D42])^[.$E$2]" office:value-type="float" office:value="0.0999699061201905" calcext:value-type="float">
            <text:p>0,10</text:p>
          </table:table-cell>
          <table:table-cell table:number-columns-repeated="2"/>
          <table:table-cell table:style-name="ce3" table:formula="of:=[.F42]*[.E42]" office:value-type="float" office:value="0.0853796048711075" calcext:value-type="float">
            <text:p>0,09</text:p>
          </table:table-cell>
          <table:table-cell/>
          <table:table-cell table:style-name="ce3" table:formula="of:=[.I42]*[.$B$8]" office:value-type="float" office:value="0.0384208221919984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.A43]*[.$B$3]/200" office:value-type="float" office:value="16.2" calcext:value-type="float">
            <text:p>16,2</text:p>
          </table:table-cell>
          <table:table-cell/>
          <table:table-cell table:style-name="ce3" table:formula="of:=RADIANS([.B43])" office:value-type="float" office:value="0.282743338823081" calcext:value-type="float">
            <text:p>0,28</text:p>
          </table:table-cell>
          <table:table-cell table:style-name="ce3" table:formula="of:=(1+COS([.D43]))^[.$B$1]" office:value-type="float" office:value="0.854273339625591" calcext:value-type="float">
            <text:p>0,85</text:p>
          </table:table-cell>
          <table:table-cell table:style-name="ce3" table:formula="of:=SIN([.D43])^[.$E$2]" office:value-type="float" office:value="0.104933116927815" calcext:value-type="float">
            <text:p>0,10</text:p>
          </table:table-cell>
          <table:table-cell table:number-columns-repeated="2"/>
          <table:table-cell table:style-name="ce3" table:formula="of:=[.F43]*[.E43]" office:value-type="float" office:value="0.0896415642352468" calcext:value-type="float">
            <text:p>0,09</text:p>
          </table:table-cell>
          <table:table-cell/>
          <table:table-cell table:style-name="ce3" table:formula="of:=[.I43]*[.$B$8]" office:value-type="float" office:value="0.0403387039058611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.A44]*[.$B$3]/200" office:value-type="float" office:value="16.65" calcext:value-type="float">
            <text:p>16,7</text:p>
          </table:table-cell>
          <table:table-cell/>
          <table:table-cell table:style-name="ce3" table:formula="of:=RADIANS([.B44])" office:value-type="float" office:value="0.290597320457056" calcext:value-type="float">
            <text:p>0,29</text:p>
          </table:table-cell>
          <table:table-cell table:style-name="ce3" table:formula="of:=(1+COS([.D44]))^[.$B$1]" office:value-type="float" office:value="0.854499961610886" calcext:value-type="float">
            <text:p>0,85</text:p>
          </table:table-cell>
          <table:table-cell table:style-name="ce3" table:formula="of:=SIN([.D44])^[.$E$2]" office:value-type="float" office:value="0.109988635726522" calcext:value-type="float">
            <text:p>0,11</text:p>
          </table:table-cell>
          <table:table-cell table:number-columns-repeated="2"/>
          <table:table-cell table:style-name="ce3" table:formula="of:=[.F44]*[.E44]" office:value-type="float" office:value="0.0939852850059471" calcext:value-type="float">
            <text:p>0,09</text:p>
          </table:table-cell>
          <table:table-cell/>
          <table:table-cell table:style-name="ce3" table:formula="of:=[.I44]*[.$B$8]" office:value-type="float" office:value="0.0422933782526762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.A45]*[.$B$3]/200" office:value-type="float" office:value="17.1" calcext:value-type="float">
            <text:p>17,1</text:p>
          </table:table-cell>
          <table:table-cell/>
          <table:table-cell table:style-name="ce3" table:formula="of:=RADIANS([.B45])" office:value-type="float" office:value="0.29845130209103" calcext:value-type="float">
            <text:p>0,30</text:p>
          </table:table-cell>
          <table:table-cell table:style-name="ce3" table:formula="of:=(1+COS([.D45]))^[.$B$1]" office:value-type="float" office:value="0.854732944530511" calcext:value-type="float">
            <text:p>0,85</text:p>
          </table:table-cell>
          <table:table-cell table:style-name="ce3" table:formula="of:=SIN([.D45])^[.$E$2]" office:value-type="float" office:value="0.115134790640427" calcext:value-type="float">
            <text:p>0,12</text:p>
          </table:table-cell>
          <table:table-cell table:number-columns-repeated="2"/>
          <table:table-cell table:style-name="ce3" table:formula="of:=[.F45]*[.E45]" office:value-type="float" office:value="0.0984094986219961" calcext:value-type="float">
            <text:p>0,10</text:p>
          </table:table-cell>
          <table:table-cell/>
          <table:table-cell table:style-name="ce3" table:formula="of:=[.I45]*[.$B$8]" office:value-type="float" office:value="0.0442842743798982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.A46]*[.$B$3]/200" office:value-type="float" office:value="17.55" calcext:value-type="float">
            <text:p>17,6</text:p>
          </table:table-cell>
          <table:table-cell/>
          <table:table-cell table:style-name="ce3" table:formula="of:=RADIANS([.B46])" office:value-type="float" office:value="0.306305283725005" calcext:value-type="float">
            <text:p>0,31</text:p>
          </table:table-cell>
          <table:table-cell table:style-name="ce3" table:formula="of:=(1+COS([.D46]))^[.$B$1]" office:value-type="float" office:value="0.854972300901303" calcext:value-type="float">
            <text:p>0,85</text:p>
          </table:table-cell>
          <table:table-cell table:style-name="ce3" table:formula="of:=SIN([.D46])^[.$E$2]" office:value-type="float" office:value="0.120369916255534" calcext:value-type="float">
            <text:p>0,12</text:p>
          </table:table-cell>
          <table:table-cell table:number-columns-repeated="2"/>
          <table:table-cell table:style-name="ce3" table:formula="of:=[.F46]*[.E46]" office:value-type="float" office:value="0.102912944260291" calcext:value-type="float">
            <text:p>0,10</text:p>
          </table:table-cell>
          <table:table-cell/>
          <table:table-cell table:style-name="ce3" table:formula="of:=[.I46]*[.$B$8]" office:value-type="float" office:value="0.0463108249171311" calcext:value-type="float">
            <text:p>0,05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.A47]*[.$B$3]/200" office:value-type="float" office:value="18" calcext:value-type="float">
            <text:p>18,0</text:p>
          </table:table-cell>
          <table:table-cell/>
          <table:table-cell table:style-name="ce3" table:formula="of:=RADIANS([.B47])" office:value-type="float" office:value="0.314159265358979" calcext:value-type="float">
            <text:p>0,31</text:p>
          </table:table-cell>
          <table:table-cell table:style-name="ce3" table:formula="of:=(1+COS([.D47]))^[.$B$1]" office:value-type="float" office:value="0.855218043598653" calcext:value-type="float">
            <text:p>0,86</text:p>
          </table:table-cell>
          <table:table-cell table:style-name="ce3" table:formula="of:=SIN([.D47])^[.$E$2]" office:value-type="float" office:value="0.125692352576989" calcext:value-type="float">
            <text:p>0,13</text:p>
          </table:table-cell>
          <table:table-cell table:number-columns-repeated="2"/>
          <table:table-cell table:style-name="ce3" table:formula="of:=[.F47]*[.E47]" office:value-type="float" office:value="0.107494367866204" calcext:value-type="float">
            <text:p>0,11</text:p>
          </table:table-cell>
          <table:table-cell/>
          <table:table-cell table:style-name="ce3" table:formula="of:=[.I47]*[.$B$8]" office:value-type="float" office:value="0.048372465539792" calcext:value-type="float">
            <text:p>0,05</text:p>
          </table:table-cell>
          <table:table-cell table:number-columns-repeated="2"/>
          <table:table-cell office:value-type="string" calcext:value-type="string">
            <text:p>Integrated over bogenmass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.A48]*[.$B$3]/200" office:value-type="float" office:value="18.45" calcext:value-type="float">
            <text:p>18,5</text:p>
          </table:table-cell>
          <table:table-cell/>
          <table:table-cell table:style-name="ce3" table:formula="of:=RADIANS([.B48])" office:value-type="float" office:value="0.322013246992954" calcext:value-type="float">
            <text:p>0,32</text:p>
          </table:table-cell>
          <table:table-cell table:style-name="ce3" table:formula="of:=(1+COS([.D48]))^[.$B$1]" office:value-type="float" office:value="0.85547018585853" calcext:value-type="float">
            <text:p>0,86</text:p>
          </table:table-cell>
          <table:table-cell table:style-name="ce3" table:formula="of:=SIN([.D48])^[.$E$2]" office:value-type="float" office:value="0.131100444096574" calcext:value-type="float">
            <text:p>0,13</text:p>
          </table:table-cell>
          <table:table-cell table:number-columns-repeated="2"/>
          <table:table-cell table:style-name="ce3" table:formula="of:=[.F48]*[.E48]" office:value-type="float" office:value="0.112152521277432" calcext:value-type="float">
            <text:p>0,11</text:p>
          </table:table-cell>
          <table:table-cell/>
          <table:table-cell table:style-name="ce3" table:formula="of:=[.I48]*[.$B$8]" office:value-type="float" office:value="0.0504686345748444" calcext:value-type="float">
            <text:p>0,05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.A49]*[.$B$3]/200" office:value-type="float" office:value="18.9" calcext:value-type="float">
            <text:p>18,9</text:p>
          </table:table-cell>
          <table:table-cell/>
          <table:table-cell table:style-name="ce3" table:formula="of:=RADIANS([.B49])" office:value-type="float" office:value="0.329867228626928" calcext:value-type="float">
            <text:p>0,33</text:p>
          </table:table-cell>
          <table:table-cell table:style-name="ce3" table:formula="of:=(1+COS([.D49]))^[.$B$1]" office:value-type="float" office:value="0.855728741279554" calcext:value-type="float">
            <text:p>0,86</text:p>
          </table:table-cell>
          <table:table-cell table:style-name="ce3" table:formula="of:=SIN([.D49])^[.$E$2]" office:value-type="float" office:value="0.136592538959048" calcext:value-type="float">
            <text:p>0,14</text:p>
          </table:table-cell>
          <table:table-cell table:number-columns-repeated="2"/>
          <table:table-cell table:style-name="ce3" table:formula="of:=[.F49]*[.E49]" office:value-type="float" office:value="0.116886161431604" calcext:value-type="float">
            <text:p>0,12</text:p>
          </table:table-cell>
          <table:table-cell/>
          <table:table-cell table:style-name="ce3" table:formula="of:=[.I49]*[.$B$8]" office:value-type="float" office:value="0.0525987726442219" calcext:value-type="float">
            <text:p>0,05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.A50]*[.$B$3]/200" office:value-type="float" office:value="19.35" calcext:value-type="float">
            <text:p>19,4</text:p>
          </table:table-cell>
          <table:table-cell/>
          <table:table-cell table:style-name="ce3" table:formula="of:=RADIANS([.B50])" office:value-type="float" office:value="0.337721210260903" calcext:value-type="float">
            <text:p>0,34</text:p>
          </table:table-cell>
          <table:table-cell table:style-name="ce3" table:formula="of:=(1+COS([.D50]))^[.$B$1]" office:value-type="float" office:value="0.855993723825134" calcext:value-type="float">
            <text:p>0,86</text:p>
          </table:table-cell>
          <table:table-cell table:style-name="ce3" table:formula="of:=SIN([.D50])^[.$E$2]" office:value-type="float" office:value="0.14216698821732" calcext:value-type="float">
            <text:p>0,14</text:p>
          </table:table-cell>
          <table:table-cell table:number-columns-repeated="2"/>
          <table:table-cell table:style-name="ce3" table:formula="of:=[.F50]*[.E50]" office:value-type="float" office:value="0.121694049649148" calcext:value-type="float">
            <text:p>0,12</text:p>
          </table:table-cell>
          <table:table-cell/>
          <table:table-cell table:style-name="ce3" table:formula="of:=[.I50]*[.$B$8]" office:value-type="float" office:value="0.0547623223421164" calcext:value-type="float">
            <text:p>0,0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.A51]*[.$B$3]/200" office:value-type="float" office:value="19.8" calcext:value-type="float">
            <text:p>19,8</text:p>
          </table:table-cell>
          <table:table-cell/>
          <table:table-cell table:style-name="ce3" table:formula="of:=RADIANS([.B51])" office:value-type="float" office:value="0.345575191894877" calcext:value-type="float">
            <text:p>0,35</text:p>
          </table:table-cell>
          <table:table-cell table:style-name="ce3" table:formula="of:=(1+COS([.D51]))^[.$B$1]" office:value-type="float" office:value="0.856265147825674" calcext:value-type="float">
            <text:p>0,86</text:p>
          </table:table-cell>
          <table:table-cell table:style-name="ce3" table:formula="of:=SIN([.D51])^[.$E$2]" office:value-type="float" office:value="0.147822145167723" calcext:value-type="float">
            <text:p>0,15</text:p>
          </table:table-cell>
          <table:table-cell table:number-columns-repeated="2"/>
          <table:table-cell table:style-name="ce3" table:formula="of:=[.F51]*[.E51]" office:value-type="float" office:value="0.126574950983949" calcext:value-type="float">
            <text:p>0,13</text:p>
          </table:table-cell>
          <table:table-cell/>
          <table:table-cell table:style-name="ce3" table:formula="of:=[.I51]*[.$B$8]" office:value-type="float" office:value="0.0569587279427769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 =1</text:p>
          </table:table-cell>
          <table:table-cell office:value-type="float" office:value="0.046" calcext:value-type="float">
            <text:p>0,046</text:p>
          </table:table-cell>
          <table:table-cell office:value-type="float" office:value="0.144" calcext:value-type="float">
            <text:p>0,144</text:p>
          </table:table-cell>
          <table:table-cell office:value-type="float" office:value="0.309" calcext:value-type="float">
            <text:p>0,309</text:p>
          </table:table-cell>
          <table:table-cell office:value-type="float" office:value="0.533" calcext:value-type="float">
            <text:p>0,533</text:p>
          </table:table-cell>
          <table:table-cell table:style-name="ce8" office:value-type="float" office:value="0.789" calcext:value-type="float">
            <text:p>0,789</text:p>
          </table:table-cell>
          <table:table-cell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.A52]*[.$B$3]/200" office:value-type="float" office:value="20.25" calcext:value-type="float">
            <text:p>20,3</text:p>
          </table:table-cell>
          <table:table-cell/>
          <table:table-cell table:style-name="ce3" table:formula="of:=RADIANS([.B52])" office:value-type="float" office:value="0.353429173528852" calcext:value-type="float">
            <text:p>0,35</text:p>
          </table:table-cell>
          <table:table-cell table:style-name="ce3" table:formula="of:=(1+COS([.D52]))^[.$B$1]" office:value-type="float" office:value="0.856543027980829" calcext:value-type="float">
            <text:p>0,86</text:p>
          </table:table-cell>
          <table:table-cell table:style-name="ce3" table:formula="of:=SIN([.D52])^[.$E$2]" office:value-type="float" office:value="0.153556364757671" calcext:value-type="float">
            <text:p>0,15</text:p>
          </table:table-cell>
          <table:table-cell table:number-columns-repeated="2"/>
          <table:table-cell table:style-name="ce3" table:formula="of:=[.F52]*[.E52]" office:value-type="float" office:value="0.131527633635264" calcext:value-type="float">
            <text:p>0,13</text:p>
          </table:table-cell>
          <table:table-cell/>
          <table:table-cell table:style-name="ce3" table:formula="of:=[.I52]*[.$B$8]" office:value-type="float" office:value="0.0591874351358687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= 0,5</text:p>
          </table:table-cell>
          <table:table-cell office:value-type="float" office:value="0.055" calcext:value-type="float">
            <text:p>0,055</text:p>
          </table:table-cell>
          <table:table-cell office:value-type="float" office:value="0.149" calcext:value-type="float">
            <text:p>0,149</text:p>
          </table:table-cell>
          <table:table-cell office:value-type="float" office:value="0.269" calcext:value-type="float">
            <text:p>0,269</text:p>
          </table:table-cell>
          <table:table-cell office:value-type="float" office:value="0.494" calcext:value-type="float">
            <text:p>0,494</text:p>
          </table:table-cell>
          <table:table-cell office:value-type="float" office:value="0.738" calcext:value-type="float">
            <text:p>0,738</text:p>
          </table:table-cell>
          <table:table-cell table:number-columns-repeated="1636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.A53]*[.$B$3]/200" office:value-type="float" office:value="20.7" calcext:value-type="float">
            <text:p>20,7</text:p>
          </table:table-cell>
          <table:table-cell/>
          <table:table-cell table:style-name="ce3" table:formula="of:=RADIANS([.B53])" office:value-type="float" office:value="0.361283155162826" calcext:value-type="float">
            <text:p>0,36</text:p>
          </table:table-cell>
          <table:table-cell table:style-name="ce3" table:formula="of:=(1+COS([.D53]))^[.$B$1]" office:value-type="float" office:value="0.856827379361835" calcext:value-type="float">
            <text:p>0,86</text:p>
          </table:table-cell>
          <table:table-cell table:style-name="ce3" table:formula="of:=SIN([.D53])^[.$E$2]" office:value-type="float" office:value="0.159368003058907" calcext:value-type="float">
            <text:p>0,16</text:p>
          </table:table-cell>
          <table:table-cell table:number-columns-repeated="2"/>
          <table:table-cell table:style-name="ce3" table:formula="of:=[.F53]*[.E53]" office:value-type="float" office:value="0.136550868415092" calcext:value-type="float">
            <text:p>0,14</text:p>
          </table:table-cell>
          <table:table-cell/>
          <table:table-cell table:style-name="ce3" table:formula="of:=[.I53]*[.$B$8]" office:value-type="float" office:value="0.0614478907867914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= 0,25</text:p>
          </table:table-cell>
          <table:table-cell office:value-type="float" office:value="0.062" calcext:value-type="float">
            <text:p>0,062</text:p>
          </table:table-cell>
          <table:table-cell office:value-type="float" office:value="0.153" calcext:value-type="float">
            <text:p>0,153</text:p>
          </table:table-cell>
          <table:table-cell office:value-type="float" office:value="0.291" calcext:value-type="float">
            <text:p>0,291</text:p>
          </table:table-cell>
          <table:table-cell office:value-type="float" office:value="0.478" calcext:value-type="float">
            <text:p>0,478</text:p>
          </table:table-cell>
          <table:table-cell office:value-type="float" office:value="0.716" calcext:value-type="float">
            <text:p>0,716</text:p>
          </table:table-cell>
          <table:table-cell table:number-columns-repeated="1636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.A54]*[.$B$3]/200" office:value-type="float" office:value="21.15" calcext:value-type="float">
            <text:p>21,2</text:p>
          </table:table-cell>
          <table:table-cell/>
          <table:table-cell table:style-name="ce3" table:formula="of:=RADIANS([.B54])" office:value-type="float" office:value="0.369137136796801" calcext:value-type="float">
            <text:p>0,37</text:p>
          </table:table-cell>
          <table:table-cell table:style-name="ce3" table:formula="of:=(1+COS([.D54]))^[.$B$1]" office:value-type="float" office:value="0.857118217413899" calcext:value-type="float">
            <text:p>0,86</text:p>
          </table:table-cell>
          <table:table-cell table:style-name="ce3" table:formula="of:=SIN([.D54])^[.$E$2]" office:value-type="float" office:value="0.165255416800331" calcext:value-type="float">
            <text:p>0,17</text:p>
          </table:table-cell>
          <table:table-cell table:number-columns-repeated="2"/>
          <table:table-cell table:style-name="ce3" table:formula="of:=[.F54]*[.E54]" office:value-type="float" office:value="0.14164342826589" calcext:value-type="float">
            <text:p>0,14</text:p>
          </table:table-cell>
          <table:table-cell/>
          <table:table-cell table:style-name="ce3" table:formula="of:=[.I54]*[.$B$8]" office:value-type="float" office:value="0.0637395427196506" calcext:value-type="float">
            <text:p>0,06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.A55]*[.$B$3]/200" office:value-type="float" office:value="21.6" calcext:value-type="float">
            <text:p>21,6</text:p>
          </table:table-cell>
          <table:table-cell/>
          <table:table-cell table:style-name="ce3" table:formula="of:=RADIANS([.B55])" office:value-type="float" office:value="0.376991118430775" calcext:value-type="float">
            <text:p>0,38</text:p>
          </table:table-cell>
          <table:table-cell table:style-name="ce3" table:formula="of:=(1+COS([.D55]))^[.$B$1]" office:value-type="float" office:value="0.857415557958653" calcext:value-type="float">
            <text:p>0,86</text:p>
          </table:table-cell>
          <table:table-cell table:style-name="ce3" table:formula="of:=SIN([.D55])^[.$E$2]" office:value-type="float" office:value="0.171216962955057" calcext:value-type="float">
            <text:p>0,17</text:p>
          </table:table-cell>
          <table:table-cell table:number-columns-repeated="2"/>
          <table:table-cell table:style-name="ce3" table:formula="of:=[.F55]*[.E55]" office:value-type="float" office:value="0.146804087824096" calcext:value-type="float">
            <text:p>0,15</text:p>
          </table:table-cell>
          <table:table-cell/>
          <table:table-cell table:style-name="ce3" table:formula="of:=[.I55]*[.$B$8]" office:value-type="float" office:value="0.0660618395208433" calcext:value-type="float">
            <text:p>0,07</text:p>
          </table:table-cell>
          <table:table-cell/>
          <table:table-cell office:value-type="string" calcext:value-type="string">
            <text:p>Nuller</text:p>
          </table:table-cell>
          <table:table-cell office:value-type="float" office:value="-0.333" calcext:value-type="float">
            <text:p>-0,333</text:p>
          </table:table-cell>
          <table:table-cell office:value-type="string" calcext:value-type="string">
            <text:p>averaged</text:p>
          </table:table-cell>
          <table:table-cell table:style-name="ce12" table:formula="of:=AVERAGE([.P51:.P53])" office:value-type="float" office:value="0.0543333333333333" calcext:value-type="float">
            <text:p>0,054</text:p>
          </table:table-cell>
          <table:table-cell table:style-name="ce12" table:formula="of:=AVERAGE([.Q51:.Q53])" office:value-type="float" office:value="0.148666666666667" calcext:value-type="float">
            <text:p>0,149</text:p>
          </table:table-cell>
          <table:table-cell table:style-name="ce12" table:formula="of:=AVERAGE([.R51:.R53])" office:value-type="float" office:value="0.289666666666667" calcext:value-type="float">
            <text:p>0,290</text:p>
          </table:table-cell>
          <table:table-cell table:style-name="ce12" table:formula="of:=AVERAGE([.S51:.S53])" office:value-type="float" office:value="0.501666666666667" calcext:value-type="float">
            <text:p>0,502</text:p>
          </table:table-cell>
          <table:table-cell table:style-name="ce12" table:formula="of:=AVERAGE([.T51:.T53])" office:value-type="float" office:value="0.747666666666667" calcext:value-type="float">
            <text:p>0,748</text:p>
          </table:table-cell>
          <table:table-cell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.A56]*[.$B$3]/200" office:value-type="float" office:value="22.05" calcext:value-type="float">
            <text:p>22,1</text:p>
          </table:table-cell>
          <table:table-cell/>
          <table:table-cell table:style-name="ce3" table:formula="of:=RADIANS([.B56])" office:value-type="float" office:value="0.38484510006475" calcext:value-type="float">
            <text:p>0,38</text:p>
          </table:table-cell>
          <table:table-cell table:style-name="ce3" table:formula="of:=(1+COS([.D56]))^[.$B$1]" office:value-type="float" office:value="0.857719417196675" calcext:value-type="float">
            <text:p>0,86</text:p>
          </table:table-cell>
          <table:table-cell table:style-name="ce3" table:formula="of:=SIN([.D56])^[.$E$2]" office:value-type="float" office:value="0.177250998376957" calcext:value-type="float">
            <text:p>0,18</text:p>
          </table:table-cell>
          <table:table-cell table:number-columns-repeated="2"/>
          <table:table-cell table:style-name="ce3" table:formula="of:=[.F56]*[.E56]" office:value-type="float" office:value="0.152031623025413" calcext:value-type="float">
            <text:p>0,15</text:p>
          </table:table-cell>
          <table:table-cell/>
          <table:table-cell table:style-name="ce3" table:formula="of:=[.I56]*[.$B$8]" office:value-type="float" office:value="0.0684142303614357" calcext:value-type="float">
            <text:p>0,07</text:p>
          </table:table-cell>
          <table:table-cell/>
          <table:table-cell office:value-type="string" calcext:value-type="string">
            <text:p>Steigung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Trend</text:p>
          </table:table-cell>
          <table:table-cell table:style-name="ce12" table:formula="of:=[.$N$56]*[.P50]+[.$N$55]" office:value-type="float" office:value="0.027" calcext:value-type="float">
            <text:p>0,027</text:p>
          </table:table-cell>
          <table:table-cell table:style-name="ce12" table:formula="of:=[.$N$56]*[.Q50]+[.$N$55]" office:value-type="float" office:value="0.207" calcext:value-type="float">
            <text:p>0,207</text:p>
          </table:table-cell>
          <table:table-cell table:style-name="ce12" table:formula="of:=[.$N$56]*[.R50]+[.$N$55]" office:value-type="float" office:value="0.387" calcext:value-type="float">
            <text:p>0,387</text:p>
          </table:table-cell>
          <table:table-cell table:style-name="ce12" table:formula="of:=[.$N$56]*[.S50]+[.$N$55]" office:value-type="float" office:value="0.567" calcext:value-type="float">
            <text:p>0,567</text:p>
          </table:table-cell>
          <table:table-cell table:style-name="ce12" table:formula="of:=[.$N$56]*[.T50]+[.$N$55]" office:value-type="float" office:value="0.747" calcext:value-type="float">
            <text:p>0,747</text:p>
          </table:table-cell>
          <table:table-cell table:number-columns-repeated="1636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.A57]*[.$B$3]/200" office:value-type="float" office:value="22.5" calcext:value-type="float">
            <text:p>22,5</text:p>
          </table:table-cell>
          <table:table-cell/>
          <table:table-cell table:style-name="ce3" table:formula="of:=RADIANS([.B57])" office:value-type="float" office:value="0.392699081698724" calcext:value-type="float">
            <text:p>0,39</text:p>
          </table:table-cell>
          <table:table-cell table:style-name="ce3" table:formula="of:=(1+COS([.D57]))^[.$B$1]" office:value-type="float" office:value="0.858029811710078" calcext:value-type="float">
            <text:p>0,86</text:p>
          </table:table-cell>
          <table:table-cell table:style-name="ce3" table:formula="of:=SIN([.D57])^[.$E$2]" office:value-type="float" office:value="0.183355879482439" calcext:value-type="float">
            <text:p>0,18</text:p>
          </table:table-cell>
          <table:table-cell table:number-columns-repeated="2"/>
          <table:table-cell table:style-name="ce3" table:formula="of:=[.F57]*[.E57]" office:value-type="float" office:value="0.157324810748253" calcext:value-type="float">
            <text:p>0,16</text:p>
          </table:table-cell>
          <table:table-cell/>
          <table:table-cell table:style-name="ce3" table:formula="of:=[.I57]*[.$B$8]" office:value-type="float" office:value="0.0707961648367139" calcext:value-type="float">
            <text:p>0,07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.A58]*[.$B$3]/200" office:value-type="float" office:value="22.95" calcext:value-type="float">
            <text:p>23,0</text:p>
          </table:table-cell>
          <table:table-cell/>
          <table:table-cell table:style-name="ce3" table:formula="of:=RADIANS([.B58])" office:value-type="float" office:value="0.400553063332699" calcext:value-type="float">
            <text:p>0,40</text:p>
          </table:table-cell>
          <table:table-cell table:style-name="ce3" table:formula="of:=(1+COS([.D58]))^[.$B$1]" office:value-type="float" office:value="0.858346758465159" calcext:value-type="float">
            <text:p>0,86</text:p>
          </table:table-cell>
          <table:table-cell table:style-name="ce3" table:formula="of:=SIN([.D58])^[.$E$2]" office:value-type="float" office:value="0.189529961973669" calcext:value-type="float">
            <text:p>0,19</text:p>
          </table:table-cell>
          <table:table-cell table:number-columns-repeated="2"/>
          <table:table-cell table:style-name="ce3" table:formula="of:=[.F58]*[.E58]" office:value-type="float" office:value="0.162682428492124" calcext:value-type="float">
            <text:p>0,16</text:p>
          </table:table-cell>
          <table:table-cell/>
          <table:table-cell table:style-name="ce3" table:formula="of:=[.I58]*[.$B$8]" office:value-type="float" office:value="0.0732070928214556" calcext:value-type="float">
            <text:p>0,07</text:p>
          </table:table-cell>
          <table:table-cell/>
          <table:table-cell>
            <draw:frame draw:z-index="2" draw:name="Diagramm 3" draw:style-name="gr1" svg:width="15.574cm" svg:height="8.997cm" svg:x="1.616cm" svg:y="0.238cm">
              <draw:object draw:notify-on-update-of-ranges="Integral.P50:Integral.T50 Integral.O51:Integral.O51 Integral.P51:Integral.T51 Integral.P50:Integral.T50 Integral.O52:Integral.O52 Integral.P52:Integral.T52 Integral.P50:Integral.T50 Integral.O53:Integral.O53 Integral.P53:Integral.T53 Integral.P50:Integral.T50 Integral.O55:Integral.O55 Integral.P55:Integral.T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draw:z-index="3" draw:name="Diagramm 4" draw:style-name="gr1" svg:width="15.616cm" svg:height="8.997cm" svg:x="0.995cm" svg:y="0.286cm">
              <draw:object draw:notify-on-update-of-ranges="Integral.P50:Integral.T50 Integral.O55:Integral.O55 Integral.P55:Integral.T5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.A59]*[.$B$3]/200" office:value-type="float" office:value="23.4" calcext:value-type="float">
            <text:p>23,4</text:p>
          </table:table-cell>
          <table:table-cell/>
          <table:table-cell table:style-name="ce3" table:formula="of:=RADIANS([.B59])" office:value-type="float" office:value="0.408407044966673" calcext:value-type="float">
            <text:p>0,41</text:p>
          </table:table-cell>
          <table:table-cell table:style-name="ce3" table:formula="of:=(1+COS([.D59]))^[.$B$1]" office:value-type="float" office:value="0.858670274815127" calcext:value-type="float">
            <text:p>0,86</text:p>
          </table:table-cell>
          <table:table-cell table:style-name="ce3" table:formula="of:=SIN([.D59])^[.$E$2]" office:value-type="float" office:value="0.195771600599831" calcext:value-type="float">
            <text:p>0,20</text:p>
          </table:table-cell>
          <table:table-cell table:number-columns-repeated="2"/>
          <table:table-cell table:style-name="ce3" table:formula="of:=[.F59]*[.E59]" office:value-type="float" office:value="0.168103254088054" calcext:value-type="float">
            <text:p>0,17</text:p>
          </table:table-cell>
          <table:table-cell/>
          <table:table-cell table:style-name="ce3" table:formula="of:=[.I59]*[.$B$8]" office:value-type="float" office:value="0.0756464643396245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.A60]*[.$B$3]/200" office:value-type="float" office:value="23.85" calcext:value-type="float">
            <text:p>23,9</text:p>
          </table:table-cell>
          <table:table-cell/>
          <table:table-cell table:style-name="ce3" table:formula="of:=RADIANS([.B60])" office:value-type="float" office:value="0.416261026600648" calcext:value-type="float">
            <text:p>0,42</text:p>
          </table:table-cell>
          <table:table-cell table:style-name="ce3" table:formula="of:=(1+COS([.D60]))^[.$B$1]" office:value-type="float" office:value="0.859000378502889" calcext:value-type="float">
            <text:p>0,86</text:p>
          </table:table-cell>
          <table:table-cell table:style-name="ce3" table:formula="of:=SIN([.D60])^[.$E$2]" office:value-type="float" office:value="0.202079148953364" calcext:value-type="float">
            <text:p>0,20</text:p>
          </table:table-cell>
          <table:table-cell table:number-columns-repeated="2"/>
          <table:table-cell table:style-name="ce3" table:formula="of:=[.F60]*[.E60]" office:value-type="float" office:value="0.173586065438481" calcext:value-type="float">
            <text:p>0,17</text:p>
          </table:table-cell>
          <table:table-cell/>
          <table:table-cell table:style-name="ce3" table:formula="of:=[.I60]*[.$B$8]" office:value-type="float" office:value="0.0781137294473167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.A61]*[.$B$3]/200" office:value-type="float" office:value="24.3" calcext:value-type="float">
            <text:p>24,3</text:p>
          </table:table-cell>
          <table:table-cell/>
          <table:table-cell table:style-name="ce3" table:formula="of:=RADIANS([.B61])" office:value-type="float" office:value="0.424115008234622" calcext:value-type="float">
            <text:p>0,42</text:p>
          </table:table-cell>
          <table:table-cell table:style-name="ce3" table:formula="of:=(1+COS([.D61]))^[.$B$1]" office:value-type="float" office:value="0.859337087663916" calcext:value-type="float">
            <text:p>0,86</text:p>
          </table:table-cell>
          <table:table-cell table:style-name="ce3" table:formula="of:=SIN([.D61])^[.$E$2]" office:value-type="float" office:value="0.208450959298411" calcext:value-type="float">
            <text:p>0,21</text:p>
          </table:table-cell>
          <table:table-cell table:number-columns-repeated="2"/>
          <table:table-cell table:style-name="ce3" table:formula="of:=[.F61]*[.E61]" office:value-type="float" office:value="0.179129640284246" calcext:value-type="float">
            <text:p>0,18</text:p>
          </table:table-cell>
          <table:table-cell/>
          <table:table-cell table:style-name="ce3" table:formula="of:=[.I61]*[.$B$8]" office:value-type="float" office:value="0.0806083381279108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.A62]*[.$B$3]/200" office:value-type="float" office:value="24.75" calcext:value-type="float">
            <text:p>24,8</text:p>
          </table:table-cell>
          <table:table-cell/>
          <table:table-cell table:style-name="ce3" table:formula="of:=RADIANS([.B62])" office:value-type="float" office:value="0.431968989868597" calcext:value-type="float">
            <text:p>0,43</text:p>
          </table:table-cell>
          <table:table-cell table:style-name="ce3" table:formula="of:=(1+COS([.D62]))^[.$B$1]" office:value-type="float" office:value="0.859680420829171" calcext:value-type="float">
            <text:p>0,86</text:p>
          </table:table-cell>
          <table:table-cell table:style-name="ce3" table:formula="of:=SIN([.D62])^[.$E$2]" office:value-type="float" office:value="0.214885382428998" calcext:value-type="float">
            <text:p>0,21</text:p>
          </table:table-cell>
          <table:table-cell table:number-columns-repeated="2"/>
          <table:table-cell table:style-name="ce3" table:formula="of:=[.F62]*[.E62]" office:value-type="float" office:value="0.184732755996598" calcext:value-type="float">
            <text:p>0,18</text:p>
          </table:table-cell>
          <table:table-cell/>
          <table:table-cell table:style-name="ce3" table:formula="of:=[.I62]*[.$B$8]" office:value-type="float" office:value="0.0831297401984691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.A63]*[.$B$3]/200" office:value-type="float" office:value="25.2" calcext:value-type="float">
            <text:p>25,2</text:p>
          </table:table-cell>
          <table:table-cell/>
          <table:table-cell table:style-name="ce3" table:formula="of:=RADIANS([.B63])" office:value-type="float" office:value="0.439822971502571" calcext:value-type="float">
            <text:p>0,44</text:p>
          </table:table-cell>
          <table:table-cell table:style-name="ce3" table:formula="of:=(1+COS([.D63]))^[.$B$1]" office:value-type="float" office:value="0.860030396928113" calcext:value-type="float">
            <text:p>0,86</text:p>
          </table:table-cell>
          <table:table-cell table:style-name="ce3" table:formula="of:=SIN([.D63])^[.$E$2]" office:value-type="float" office:value="0.221380767554677" calcext:value-type="float">
            <text:p>0,22</text:p>
          </table:table-cell>
          <table:table-cell table:number-columns-repeated="2"/>
          <table:table-cell table:style-name="ce3" table:formula="of:=[.F63]*[.E63]" office:value-type="float" office:value="0.190394189392299" calcext:value-type="float">
            <text:p>0,19</text:p>
          </table:table-cell>
          <table:table-cell/>
          <table:table-cell table:style-name="ce3" table:formula="of:=[.I63]*[.$B$8]" office:value-type="float" office:value="0.0856773852265345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.A64]*[.$B$3]/200" office:value-type="float" office:value="25.65" calcext:value-type="float">
            <text:p>25,7</text:p>
          </table:table-cell>
          <table:table-cell/>
          <table:table-cell table:style-name="ce3" table:formula="of:=RADIANS([.B64])" office:value-type="float" office:value="0.447676953136546" calcext:value-type="float">
            <text:p>0,45</text:p>
          </table:table-cell>
          <table:table-cell table:style-name="ce3" table:formula="of:=(1+COS([.D64]))^[.$B$1]" office:value-type="float" office:value="0.860387035291776" calcext:value-type="float">
            <text:p>0,86</text:p>
          </table:table-cell>
          <table:table-cell table:style-name="ce3" table:formula="of:=SIN([.D64])^[.$E$2]" office:value-type="float" office:value="0.227935462211596" calcext:value-type="float">
            <text:p>0,23</text:p>
          </table:table-cell>
          <table:table-cell table:number-columns-repeated="2"/>
          <table:table-cell table:style-name="ce3" table:formula="of:=[.F64]*[.E64]" office:value-type="float" office:value="0.196112716570096" calcext:value-type="float">
            <text:p>0,20</text:p>
          </table:table-cell>
          <table:table-cell/>
          <table:table-cell table:style-name="ce3" table:formula="of:=[.I64]*[.$B$8]" office:value-type="float" office:value="0.0882507224565432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.A65]*[.$B$3]/200" office:value-type="float" office:value="26.1" calcext:value-type="float">
            <text:p>26,1</text:p>
          </table:table-cell>
          <table:table-cell/>
          <table:table-cell table:style-name="ce3" table:formula="of:=RADIANS([.B65])" office:value-type="float" office:value="0.45553093477052" calcext:value-type="float">
            <text:p>0,46</text:p>
          </table:table-cell>
          <table:table-cell table:style-name="ce3" table:formula="of:=(1+COS([.D65]))^[.$B$1]" office:value-type="float" office:value="0.860750355655915" calcext:value-type="float">
            <text:p>0,86</text:p>
          </table:table-cell>
          <table:table-cell table:style-name="ce3" table:formula="of:=SIN([.D65])^[.$E$2]" office:value-type="float" office:value="0.234547812197131" calcext:value-type="float">
            <text:p>0,23</text:p>
          </table:table-cell>
          <table:table-cell table:number-columns-repeated="2"/>
          <table:table-cell table:style-name="ce3" table:formula="of:=[.F65]*[.E65]" office:value-type="float" office:value="0.201887112766997" calcext:value-type="float">
            <text:p>0,20</text:p>
          </table:table-cell>
          <table:table-cell/>
          <table:table-cell table:style-name="ce3" table:formula="of:=[.I65]*[.$B$8]" office:value-type="float" office:value="0.0908492007451488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.A66]*[.$B$3]/200" office:value-type="float" office:value="26.55" calcext:value-type="float">
            <text:p>26,6</text:p>
          </table:table-cell>
          <table:table-cell/>
          <table:table-cell table:style-name="ce3" table:formula="of:=RADIANS([.B66])" office:value-type="float" office:value="0.463384916404495" calcext:value-type="float">
            <text:p>0,46</text:p>
          </table:table-cell>
          <table:table-cell table:style-name="ce3" table:formula="of:=(1+COS([.D66]))^[.$B$1]" office:value-type="float" office:value="0.861120378164237" calcext:value-type="float">
            <text:p>0,86</text:p>
          </table:table-cell>
          <table:table-cell table:style-name="ce3" table:formula="of:=SIN([.D66])^[.$E$2]" office:value-type="float" office:value="0.241216161526382" calcext:value-type="float">
            <text:p>0,24</text:p>
          </table:table-cell>
          <table:table-cell table:number-columns-repeated="2"/>
          <table:table-cell table:style-name="ce3" table:formula="of:=[.F66]*[.E66]" office:value-type="float" office:value="0.207716152232923" calcext:value-type="float">
            <text:p>0,21</text:p>
          </table:table-cell>
          <table:table-cell/>
          <table:table-cell table:style-name="ce3" table:formula="of:=[.I66]*[.$B$8]" office:value-type="float" office:value="0.0934722685048155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.A67]*[.$B$3]/200" office:value-type="float" office:value="27" calcext:value-type="float">
            <text:p>27,0</text:p>
          </table:table-cell>
          <table:table-cell/>
          <table:table-cell table:style-name="ce3" table:formula="of:=RADIANS([.B67])" office:value-type="float" office:value="0.471238898038469" calcext:value-type="float">
            <text:p>0,47</text:p>
          </table:table-cell>
          <table:table-cell table:style-name="ce3" table:formula="of:=(1+COS([.D67]))^[.$B$1]" office:value-type="float" office:value="0.861497123371695" calcext:value-type="float">
            <text:p>0,86</text:p>
          </table:table-cell>
          <table:table-cell table:style-name="ce3" table:formula="of:=SIN([.D67])^[.$E$2]" office:value-type="float" office:value="0.247938852409" calcext:value-type="float">
            <text:p>0,25</text:p>
          </table:table-cell>
          <table:table-cell table:number-columns-repeated="2"/>
          <table:table-cell table:style-name="ce3" table:formula="of:=[.F67]*[.E67]" office:value-type="float" office:value="0.213598608122432" calcext:value-type="float">
            <text:p>0,21</text:p>
          </table:table-cell>
          <table:table-cell/>
          <table:table-cell table:style-name="ce3" table:formula="of:=[.I67]*[.$B$8]" office:value-type="float" office:value="0.0961193736550946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.A68]*[.$B$3]/200" office:value-type="float" office:value="27.45" calcext:value-type="float">
            <text:p>27,5</text:p>
          </table:table-cell>
          <table:table-cell/>
          <table:table-cell table:style-name="ce3" table:formula="of:=RADIANS([.B68])" office:value-type="float" office:value="0.479092879672443" calcext:value-type="float">
            <text:p>0,48</text:p>
          </table:table-cell>
          <table:table-cell table:style-name="ce3" table:formula="of:=(1+COS([.D68]))^[.$B$1]" office:value-type="float" office:value="0.861880612247869" calcext:value-type="float">
            <text:p>0,86</text:p>
          </table:table-cell>
          <table:table-cell table:style-name="ce3" table:formula="of:=SIN([.D68])^[.$E$2]" office:value-type="float" office:value="0.254714225244922" calcext:value-type="float">
            <text:p>0,25</text:p>
          </table:table-cell>
          <table:table-cell table:number-columns-repeated="2"/>
          <table:table-cell table:style-name="ce3" table:formula="of:=[.F68]*[.E68]" office:value-type="float" office:value="0.219533252402335" calcext:value-type="float">
            <text:p>0,22</text:p>
          </table:table-cell>
          <table:table-cell/>
          <table:table-cell table:style-name="ce3" table:formula="of:=[.I68]*[.$B$8]" office:value-type="float" office:value="0.0987899635810507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.A69]*[.$B$3]/200" office:value-type="float" office:value="27.9" calcext:value-type="float">
            <text:p>27,9</text:p>
          </table:table-cell>
          <table:table-cell/>
          <table:table-cell table:style-name="ce3" table:formula="of:=RADIANS([.B69])" office:value-type="float" office:value="0.486946861306418" calcext:value-type="float">
            <text:p>0,49</text:p>
          </table:table-cell>
          <table:table-cell table:style-name="ce3" table:formula="of:=(1+COS([.D69]))^[.$B$1]" office:value-type="float" office:value="0.862270866180423" calcext:value-type="float">
            <text:p>0,86</text:p>
          </table:table-cell>
          <table:table-cell table:style-name="ce3" table:formula="of:=SIN([.D69])^[.$E$2]" office:value-type="float" office:value="0.261540618637721" calcext:value-type="float">
            <text:p>0,26</text:p>
          </table:table-cell>
          <table:table-cell table:number-columns-repeated="2"/>
          <table:table-cell table:style-name="ce3" table:formula="of:=[.F69]*[.E69]" office:value-type="float" office:value="0.225518855774112" calcext:value-type="float">
            <text:p>0,23</text:p>
          </table:table-cell>
          <table:table-cell/>
          <table:table-cell table:style-name="ce3" table:formula="of:=[.I69]*[.$B$8]" office:value-type="float" office:value="0.10148348509835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.A70]*[.$B$3]/200" office:value-type="float" office:value="28.35" calcext:value-type="float">
            <text:p>28,4</text:p>
          </table:table-cell>
          <table:table-cell/>
          <table:table-cell table:style-name="ce3" table:formula="of:=RADIANS([.B70])" office:value-type="float" office:value="0.494800842940392" calcext:value-type="float">
            <text:p>0,49</text:p>
          </table:table-cell>
          <table:table-cell table:style-name="ce3" table:formula="of:=(1+COS([.D70]))^[.$B$1]" office:value-type="float" office:value="0.862667906978639" calcext:value-type="float">
            <text:p>0,86</text:p>
          </table:table-cell>
          <table:table-cell table:style-name="ce3" table:formula="of:=SIN([.D70])^[.$E$2]" office:value-type="float" office:value="0.268416369424386" calcext:value-type="float">
            <text:p>0,27</text:p>
          </table:table-cell>
          <table:table-cell table:number-columns-repeated="2"/>
          <table:table-cell table:style-name="ce3" table:formula="of:=[.F70]*[.E70]" office:value-type="float" office:value="0.23155418761014" calcext:value-type="float">
            <text:p>0,23</text:p>
          </table:table-cell>
          <table:table-cell/>
          <table:table-cell table:style-name="ce3" table:formula="of:=[.I70]*[.$B$8]" office:value-type="float" office:value="0.104199384424563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.A71]*[.$B$3]/200" office:value-type="float" office:value="28.8" calcext:value-type="float">
            <text:p>28,8</text:p>
          </table:table-cell>
          <table:table-cell/>
          <table:table-cell table:style-name="ce3" table:formula="of:=RADIANS([.B71])" office:value-type="float" office:value="0.502654824574367" calcext:value-type="float">
            <text:p>0,50</text:p>
          </table:table-cell>
          <table:table-cell table:style-name="ce3" table:formula="of:=(1+COS([.D71]))^[.$B$1]" office:value-type="float" office:value="0.863071756877034" calcext:value-type="float">
            <text:p>0,86</text:p>
          </table:table-cell>
          <table:table-cell table:style-name="ce3" table:formula="of:=SIN([.D71])^[.$E$2]" office:value-type="float" office:value="0.275339812720437" calcext:value-type="float">
            <text:p>0,28</text:p>
          </table:table-cell>
          <table:table-cell table:number-columns-repeated="2"/>
          <table:table-cell table:style-name="ce3" table:formula="of:=[.F71]*[.E71]" office:value-type="float" office:value="0.237638015902821" calcext:value-type="float">
            <text:p>0,24</text:p>
          </table:table-cell>
          <table:table-cell/>
          <table:table-cell table:style-name="ce3" table:formula="of:=[.I71]*[.$B$8]" office:value-type="float" office:value="0.10693710715627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.A72]*[.$B$3]/200" office:value-type="float" office:value="29.25" calcext:value-type="float">
            <text:p>29,3</text:p>
          </table:table-cell>
          <table:table-cell/>
          <table:table-cell table:style-name="ce3" table:formula="of:=RADIANS([.B72])" office:value-type="float" office:value="0.510508806208341" calcext:value-type="float">
            <text:p>0,51</text:p>
          </table:table-cell>
          <table:table-cell table:style-name="ce3" table:formula="of:=(1+COS([.D72]))^[.$B$1]" office:value-type="float" office:value="0.863482438539054" calcext:value-type="float">
            <text:p>0,86</text:p>
          </table:table-cell>
          <table:table-cell table:style-name="ce3" table:formula="of:=SIN([.D72])^[.$E$2]" office:value-type="float" office:value="0.282309281979379" calcext:value-type="float">
            <text:p>0,28</text:p>
          </table:table-cell>
          <table:table-cell table:number-columns-repeated="2"/>
          <table:table-cell table:style-name="ce3" table:formula="of:=[.F72]*[.E72]" office:value-type="float" office:value="0.243769107225763" calcext:value-type="float">
            <text:p>0,24</text:p>
          </table:table-cell>
          <table:table-cell/>
          <table:table-cell table:style-name="ce3" table:formula="of:=[.I72]*[.$B$8]" office:value-type="float" office:value="0.109696098251594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[.A73]*[.$B$3]/200" office:value-type="float" office:value="29.7" calcext:value-type="float">
            <text:p>29,7</text:p>
          </table:table-cell>
          <table:table-cell/>
          <table:table-cell table:style-name="ce3" table:formula="of:=RADIANS([.B73])" office:value-type="float" office:value="0.518362787842316" calcext:value-type="float">
            <text:p>0,52</text:p>
          </table:table-cell>
          <table:table-cell table:style-name="ce3" table:formula="of:=(1+COS([.D73]))^[.$B$1]" office:value-type="float" office:value="0.86389997506086" calcext:value-type="float">
            <text:p>0,86</text:p>
          </table:table-cell>
          <table:table-cell table:style-name="ce3" table:formula="of:=SIN([.D73])^[.$E$2]" office:value-type="float" office:value="0.289323109065549" calcext:value-type="float">
            <text:p>0,29</text:p>
          </table:table-cell>
          <table:table-cell table:number-columns-repeated="2"/>
          <table:table-cell table:style-name="ce3" table:formula="of:=[.F73]*[.E73]" office:value-type="float" office:value="0.249946226706258" calcext:value-type="float">
            <text:p>0,25</text:p>
          </table:table-cell>
          <table:table-cell/>
          <table:table-cell table:style-name="ce3" table:formula="of:=[.I73]*[.$B$8]" office:value-type="float" office:value="0.112475802017816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[.A74]*[.$B$3]/200" office:value-type="float" office:value="30.15" calcext:value-type="float">
            <text:p>30,2</text:p>
          </table:table-cell>
          <table:table-cell/>
          <table:table-cell table:style-name="ce3" table:formula="of:=RADIANS([.B74])" office:value-type="float" office:value="0.52621676947629" calcext:value-type="float">
            <text:p>0,53</text:p>
          </table:table-cell>
          <table:table-cell table:style-name="ce3" table:formula="of:=(1+COS([.D74]))^[.$B$1]" office:value-type="float" office:value="0.864324389975188" calcext:value-type="float">
            <text:p>0,86</text:p>
          </table:table-cell>
          <table:table-cell table:style-name="ce3" table:formula="of:=SIN([.D74])^[.$E$2]" office:value-type="float" office:value="0.296379624339521" calcext:value-type="float">
            <text:p>0,30</text:p>
          </table:table-cell>
          <table:table-cell table:number-columns-repeated="2"/>
          <table:table-cell table:style-name="ce3" table:formula="of:=[.F74]*[.E74]" office:value-type="float" office:value="0.256168138008332" calcext:value-type="float">
            <text:p>0,26</text:p>
          </table:table-cell>
          <table:table-cell/>
          <table:table-cell table:style-name="ce3" table:formula="of:=[.I74]*[.$B$8]" office:value-type="float" office:value="0.115275662103749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[.A75]*[.$B$3]/200" office:value-type="float" office:value="30.6" calcext:value-type="float">
            <text:p>30,6</text:p>
          </table:table-cell>
          <table:table-cell/>
          <table:table-cell table:style-name="ce3" table:formula="of:=RADIANS([.B75])" office:value-type="float" office:value="0.534070751110265" calcext:value-type="float">
            <text:p>0,53</text:p>
          </table:table-cell>
          <table:table-cell table:style-name="ce3" table:formula="of:=(1+COS([.D75]))^[.$B$1]" office:value-type="float" office:value="0.864755707255301" calcext:value-type="float">
            <text:p>0,86</text:p>
          </table:table-cell>
          <table:table-cell table:style-name="ce3" table:formula="of:=SIN([.D75])^[.$E$2]" office:value-type="float" office:value="0.303477156755263" calcext:value-type="float">
            <text:p>0,30</text:p>
          </table:table-cell>
          <table:table-cell table:number-columns-repeated="2"/>
          <table:table-cell table:style-name="ce3" table:formula="of:=[.F75]*[.E75]" office:value-type="float" office:value="0.262433603325725" calcext:value-type="float">
            <text:p>0,26</text:p>
          </table:table-cell>
          <table:table-cell/>
          <table:table-cell table:style-name="ce3" table:formula="of:=[.I75]*[.$B$8]" office:value-type="float" office:value="0.118095121496576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[.A76]*[.$B$3]/200" office:value-type="float" office:value="31.05" calcext:value-type="float">
            <text:p>31,1</text:p>
          </table:table-cell>
          <table:table-cell/>
          <table:table-cell table:style-name="ce3" table:formula="of:=RADIANS([.B76])" office:value-type="float" office:value="0.541924732744239" calcext:value-type="float">
            <text:p>0,54</text:p>
          </table:table-cell>
          <table:table-cell table:style-name="ce3" table:formula="of:=(1+COS([.D76]))^[.$B$1]" office:value-type="float" office:value="0.865193951319028" calcext:value-type="float">
            <text:p>0,87</text:p>
          </table:table-cell>
          <table:table-cell table:style-name="ce3" table:formula="of:=SIN([.D76])^[.$E$2]" office:value-type="float" office:value="0.310614033968308" calcext:value-type="float">
            <text:p>0,31</text:p>
          </table:table-cell>
          <table:table-cell table:number-columns-repeated="2"/>
          <table:table-cell table:style-name="ce3" table:formula="of:=[.F76]*[.E76]" office:value-type="float" office:value="0.268741383384184" calcext:value-type="float">
            <text:p>0,27</text:p>
          </table:table-cell>
          <table:table-cell/>
          <table:table-cell table:style-name="ce3" table:formula="of:=[.I76]*[.$B$8]" office:value-type="float" office:value="0.120933622522883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[.A77]*[.$B$3]/200" office:value-type="float" office:value="31.5" calcext:value-type="float">
            <text:p>31,5</text:p>
          </table:table-cell>
          <table:table-cell/>
          <table:table-cell table:style-name="ce3" table:formula="of:=RADIANS([.B77])" office:value-type="float" office:value="0.549778714378214" calcext:value-type="float">
            <text:p>0,55</text:p>
          </table:table-cell>
          <table:table-cell table:style-name="ce3" table:formula="of:=(1+COS([.D77]))^[.$B$1]" office:value-type="float" office:value="0.865639147032889" calcext:value-type="float">
            <text:p>0,87</text:p>
          </table:table-cell>
          <table:table-cell table:style-name="ce3" table:formula="of:=SIN([.D77])^[.$E$2]" office:value-type="float" office:value="0.31778858245427" calcext:value-type="float">
            <text:p>0,32</text:p>
          </table:table-cell>
          <table:table-cell table:number-columns-repeated="2"/>
          <table:table-cell table:style-name="ce3" table:formula="of:=[.F77]*[.E77]" office:value-type="float" office:value="0.275090237452505" calcext:value-type="float">
            <text:p>0,28</text:p>
          </table:table-cell>
          <table:table-cell/>
          <table:table-cell table:style-name="ce3" table:formula="of:=[.I77]*[.$B$8]" office:value-type="float" office:value="0.123790606853627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[.A78]*[.$B$3]/200" office:value-type="float" office:value="31.95" calcext:value-type="float">
            <text:p>32,0</text:p>
          </table:table-cell>
          <table:table-cell/>
          <table:table-cell table:style-name="ce3" table:formula="of:=RADIANS([.B78])" office:value-type="float" office:value="0.557632696012188" calcext:value-type="float">
            <text:p>0,56</text:p>
          </table:table-cell>
          <table:table-cell table:style-name="ce3" table:formula="of:=(1+COS([.D78]))^[.$B$1]" office:value-type="float" office:value="0.866091319716306" calcext:value-type="float">
            <text:p>0,87</text:p>
          </table:table-cell>
          <table:table-cell table:style-name="ce3" table:formula="of:=SIN([.D78])^[.$E$2]" office:value-type="float" office:value="0.324999127637059" calcext:value-type="float">
            <text:p>0,32</text:p>
          </table:table-cell>
          <table:table-cell table:number-columns-repeated="2"/>
          <table:table-cell table:style-name="ce3" table:formula="of:=[.F78]*[.E78]" office:value-type="float" office:value="0.281478923361828" calcext:value-type="float">
            <text:p>0,28</text:p>
          </table:table-cell>
          <table:table-cell/>
          <table:table-cell table:style-name="ce3" table:formula="of:=[.I78]*[.$B$8]" office:value-type="float" office:value="0.126665515512823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[.A79]*[.$B$3]/200" office:value-type="float" office:value="32.4" calcext:value-type="float">
            <text:p>32,4</text:p>
          </table:table-cell>
          <table:table-cell/>
          <table:table-cell table:style-name="ce3" table:formula="of:=RADIANS([.B79])" office:value-type="float" office:value="0.565486677646163" calcext:value-type="float">
            <text:p>0,57</text:p>
          </table:table-cell>
          <table:table-cell table:style-name="ce3" table:formula="of:=(1+COS([.D79]))^[.$B$1]" office:value-type="float" office:value="0.866550495145917" calcext:value-type="float">
            <text:p>0,87</text:p>
          </table:table-cell>
          <table:table-cell table:style-name="ce3" table:formula="of:=SIN([.D79])^[.$E$2]" office:value-type="float" office:value="0.332243994026202" calcext:value-type="float">
            <text:p>0,33</text:p>
          </table:table-cell>
          <table:table-cell table:number-columns-repeated="2"/>
          <table:table-cell table:style-name="ce3" table:formula="of:=[.F79]*[.E79]" office:value-type="float" office:value="0.287906197532663" calcext:value-type="float">
            <text:p>0,29</text:p>
          </table:table-cell>
          <table:table-cell/>
          <table:table-cell table:style-name="ce3" table:formula="of:=[.I79]*[.$B$8]" office:value-type="float" office:value="0.129557788889698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[.A80]*[.$B$3]/200" office:value-type="float" office:value="32.85" calcext:value-type="float">
            <text:p>32,9</text:p>
          </table:table-cell>
          <table:table-cell/>
          <table:table-cell table:style-name="ce3" table:formula="of:=RADIANS([.B80])" office:value-type="float" office:value="0.573340659280137" calcext:value-type="float">
            <text:p>0,57</text:p>
          </table:table-cell>
          <table:table-cell table:style-name="ce3" table:formula="of:=(1+COS([.D80]))^[.$B$1]" office:value-type="float" office:value="0.867016699559973" calcext:value-type="float">
            <text:p>0,87</text:p>
          </table:table-cell>
          <table:table-cell table:style-name="ce3" table:formula="of:=SIN([.D80])^[.$E$2]" office:value-type="float" office:value="0.339521505362734" calcext:value-type="float">
            <text:p>0,34</text:p>
          </table:table-cell>
          <table:table-cell table:number-columns-repeated="2"/>
          <table:table-cell table:style-name="ce3" table:formula="of:=[.F80]*[.E80]" office:value-type="float" office:value="0.294370815009231" calcext:value-type="float">
            <text:p>0,29</text:p>
          </table:table-cell>
          <table:table-cell/>
          <table:table-cell table:style-name="ce3" table:formula="of:=[.I80]*[.$B$8]" office:value-type="float" office:value="0.132466866754154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[.A81]*[.$B$3]/200" office:value-type="float" office:value="33.3" calcext:value-type="float">
            <text:p>33,3</text:p>
          </table:table-cell>
          <table:table-cell/>
          <table:table-cell table:style-name="ce3" table:formula="of:=RADIANS([.B81])" office:value-type="float" office:value="0.581194640914112" calcext:value-type="float">
            <text:p>0,58</text:p>
          </table:table-cell>
          <table:table-cell table:style-name="ce3" table:formula="of:=(1+COS([.D81]))^[.$B$1]" office:value-type="float" office:value="0.867489959662829" calcext:value-type="float">
            <text:p>0,87</text:p>
          </table:table-cell>
          <table:table-cell table:style-name="ce3" table:formula="of:=SIN([.D81])^[.$E$2]" office:value-type="float" office:value="0.346829984773121" calcext:value-type="float">
            <text:p>0,35</text:p>
          </table:table-cell>
          <table:table-cell table:number-columns-repeated="2"/>
          <table:table-cell table:style-name="ce3" table:formula="of:=[.F81]*[.E81]" office:value-type="float" office:value="0.300871529500694" calcext:value-type="float">
            <text:p>0,30</text:p>
          </table:table-cell>
          <table:table-cell/>
          <table:table-cell table:style-name="ce3" table:formula="of:=[.I81]*[.$B$8]" office:value-type="float" office:value="0.135392188275312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[.A82]*[.$B$3]/200" office:value-type="float" office:value="33.75" calcext:value-type="float">
            <text:p>33,8</text:p>
          </table:table-cell>
          <table:table-cell/>
          <table:table-cell table:style-name="ce3" table:formula="of:=RADIANS([.B82])" office:value-type="float" office:value="0.589048622548086" calcext:value-type="float">
            <text:p>0,59</text:p>
          </table:table-cell>
          <table:table-cell table:style-name="ce3" table:formula="of:=(1+COS([.D82]))^[.$B$1]" office:value-type="float" office:value="0.867970302629536" calcext:value-type="float">
            <text:p>0,87</text:p>
          </table:table-cell>
          <table:table-cell table:style-name="ce3" table:formula="of:=SIN([.D82])^[.$E$2]" office:value-type="float" office:value="0.354167754930752" calcext:value-type="float">
            <text:p>0,35</text:p>
          </table:table-cell>
          <table:table-cell table:number-columns-repeated="2"/>
          <table:table-cell table:style-name="ce3" table:formula="of:=[.F82]*[.E82]" office:value-type="float" office:value="0.307407093428868" calcext:value-type="float">
            <text:p>0,31</text:p>
          </table:table-cell>
          <table:table-cell/>
          <table:table-cell table:style-name="ce3" table:formula="of:=[.I82]*[.$B$8]" office:value-type="float" office:value="0.138333192042991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[.A83]*[.$B$3]/200" office:value-type="float" office:value="34.2" calcext:value-type="float">
            <text:p>34,2</text:p>
          </table:table-cell>
          <table:table-cell/>
          <table:table-cell table:style-name="ce3" table:formula="of:=RADIANS([.B83])" office:value-type="float" office:value="0.596902604182061" calcext:value-type="float">
            <text:p>0,60</text:p>
          </table:table-cell>
          <table:table-cell table:style-name="ce3" table:formula="of:=(1+COS([.D83]))^[.$B$1]" office:value-type="float" office:value="0.868457756110531" calcext:value-type="float">
            <text:p>0,87</text:p>
          </table:table-cell>
          <table:table-cell table:style-name="ce3" table:formula="of:=SIN([.D83])^[.$E$2]" office:value-type="float" office:value="0.361533138224541" calcext:value-type="float">
            <text:p>0,36</text:p>
          </table:table-cell>
          <table:table-cell table:number-columns-repeated="2"/>
          <table:table-cell table:style-name="ce3" table:formula="of:=[.F83]*[.E83]" office:value-type="float" office:value="0.313976257982083" calcext:value-type="float">
            <text:p>0,31</text:p>
          </table:table-cell>
          <table:table-cell/>
          <table:table-cell table:style-name="ce3" table:formula="of:=[.I83]*[.$B$8]" office:value-type="float" office:value="0.141289316091938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[.A84]*[.$B$3]/200" office:value-type="float" office:value="34.65" calcext:value-type="float">
            <text:p>34,7</text:p>
          </table:table-cell>
          <table:table-cell/>
          <table:table-cell table:style-name="ce3" table:formula="of:=RADIANS([.B84])" office:value-type="float" office:value="0.604756585816035" calcext:value-type="float">
            <text:p>0,60</text:p>
          </table:table-cell>
          <table:table-cell table:style-name="ce3" table:formula="of:=(1+COS([.D84]))^[.$B$1]" office:value-type="float" office:value="0.868952348236418" calcext:value-type="float">
            <text:p>0,87</text:p>
          </table:table-cell>
          <table:table-cell table:style-name="ce3" table:formula="of:=SIN([.D84])^[.$E$2]" office:value-type="float" office:value="0.368924456934206" calcext:value-type="float">
            <text:p>0,37</text:p>
          </table:table-cell>
          <table:table-cell table:number-columns-repeated="2"/>
          <table:table-cell table:style-name="ce3" table:formula="of:=[.F84]*[.E84]" office:value-type="float" office:value="0.320577773174823" calcext:value-type="float">
            <text:p>0,32</text:p>
          </table:table-cell>
          <table:table-cell/>
          <table:table-cell table:style-name="ce3" table:formula="of:=[.I84]*[.$B$8]" office:value-type="float" office:value="0.144259997928671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[.A85]*[.$B$3]/200" office:value-type="float" office:value="35.1" calcext:value-type="float">
            <text:p>35,1</text:p>
          </table:table-cell>
          <table:table-cell/>
          <table:table-cell table:style-name="ce3" table:formula="of:=RADIANS([.B85])" office:value-type="float" office:value="0.61261056745001" calcext:value-type="float">
            <text:p>0,61</text:p>
          </table:table-cell>
          <table:table-cell table:style-name="ce3" table:formula="of:=(1+COS([.D85]))^[.$B$1]" office:value-type="float" office:value="0.869454107622863" calcext:value-type="float">
            <text:p>0,87</text:p>
          </table:table-cell>
          <table:table-cell table:style-name="ce3" table:formula="of:=SIN([.D85])^[.$E$2]" office:value-type="float" office:value="0.376340033411841" calcext:value-type="float">
            <text:p>0,38</text:p>
          </table:table-cell>
          <table:table-cell table:number-columns-repeated="2"/>
          <table:table-cell table:style-name="ce3" table:formula="of:=[.F85]*[.E85]" office:value-type="float" office:value="0.32721038791285" calcext:value-type="float">
            <text:p>0,33</text:p>
          </table:table-cell>
          <table:table-cell/>
          <table:table-cell table:style-name="ce3" table:formula="of:=[.I85]*[.$B$8]" office:value-type="float" office:value="0.147244674560783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[.A86]*[.$B$3]/200" office:value-type="float" office:value="35.55" calcext:value-type="float">
            <text:p>35,6</text:p>
          </table:table-cell>
          <table:table-cell/>
          <table:table-cell table:style-name="ce3" table:formula="of:=RADIANS([.B86])" office:value-type="float" office:value="0.620464549083984" calcext:value-type="float">
            <text:p>0,62</text:p>
          </table:table-cell>
          <table:table-cell table:style-name="ce3" table:formula="of:=(1+COS([.D86]))^[.$B$1]" office:value-type="float" office:value="0.869963063375576" calcext:value-type="float">
            <text:p>0,87</text:p>
          </table:table-cell>
          <table:table-cell table:style-name="ce3" table:formula="of:=SIN([.D86])^[.$E$2]" office:value-type="float" office:value="0.383778190269401" calcext:value-type="float">
            <text:p>0,38</text:p>
          </table:table-cell>
          <table:table-cell table:number-columns-repeated="2"/>
          <table:table-cell table:style-name="ce3" table:formula="of:=[.F86]*[.E86]" office:value-type="float" office:value="0.333872850063502" calcext:value-type="float">
            <text:p>0,33</text:p>
          </table:table-cell>
          <table:table-cell/>
          <table:table-cell table:style-name="ce3" table:formula="of:=[.I86]*[.$B$8]" office:value-type="float" office:value="0.150242782528576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[.A87]*[.$B$3]/200" office:value-type="float" office:value="36" calcext:value-type="float">
            <text:p>36,0</text:p>
          </table:table-cell>
          <table:table-cell/>
          <table:table-cell table:style-name="ce3" table:formula="of:=RADIANS([.B87])" office:value-type="float" office:value="0.628318530717959" calcext:value-type="float">
            <text:p>0,63</text:p>
          </table:table-cell>
          <table:table-cell table:style-name="ce3" table:formula="of:=(1+COS([.D87]))^[.$B$1]" office:value-type="float" office:value="0.870479245095411" calcext:value-type="float">
            <text:p>0,87</text:p>
          </table:table-cell>
          <table:table-cell table:style-name="ce3" table:formula="of:=SIN([.D87])^[.$E$2]" office:value-type="float" office:value="0.391237250571737" calcext:value-type="float">
            <text:p>0,39</text:p>
          </table:table-cell>
          <table:table-cell table:number-columns-repeated="2"/>
          <table:table-cell table:style-name="ce3" table:formula="of:=[.F87]*[.E87]" office:value-type="float" office:value="0.34056390653089" calcext:value-type="float">
            <text:p>0,34</text:p>
          </table:table-cell>
          <table:table-cell/>
          <table:table-cell table:style-name="ce3" table:formula="of:=[.I87]*[.$B$8]" office:value-type="float" office:value="0.153253757938901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[.A88]*[.$B$3]/200" office:value-type="float" office:value="36.45" calcext:value-type="float">
            <text:p>36,5</text:p>
          </table:table-cell>
          <table:table-cell/>
          <table:table-cell table:style-name="ce3" table:formula="of:=RADIANS([.B88])" office:value-type="float" office:value="0.636172512351933" calcext:value-type="float">
            <text:p>0,64</text:p>
          </table:table-cell>
          <table:table-cell table:style-name="ce3" table:formula="of:=(1+COS([.D88]))^[.$B$1]" office:value-type="float" office:value="0.871002682883568" calcext:value-type="float">
            <text:p>0,87</text:p>
          </table:table-cell>
          <table:table-cell table:style-name="ce3" table:formula="of:=SIN([.D88])^[.$E$2]" office:value-type="float" office:value="0.398715538034862" calcext:value-type="float">
            <text:p>0,40</text:p>
          </table:table-cell>
          <table:table-cell table:number-columns-repeated="2"/>
          <table:table-cell table:style-name="ce3" table:formula="of:=[.F88]*[.E88]" office:value-type="float" office:value="0.34728230333573" calcext:value-type="float">
            <text:p>0,35</text:p>
          </table:table-cell>
          <table:table-cell/>
          <table:table-cell table:style-name="ce3" table:formula="of:=[.I88]*[.$B$8]" office:value-type="float" office:value="0.156277036501078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[.A89]*[.$B$3]/200" office:value-type="float" office:value="36.9" calcext:value-type="float">
            <text:p>36,9</text:p>
          </table:table-cell>
          <table:table-cell/>
          <table:table-cell table:style-name="ce3" table:formula="of:=RADIANS([.B89])" office:value-type="float" office:value="0.644026493985908" calcext:value-type="float">
            <text:p>0,64</text:p>
          </table:table-cell>
          <table:table-cell table:style-name="ce3" table:formula="of:=(1+COS([.D89]))^[.$B$1]" office:value-type="float" office:value="0.871533407346899" calcext:value-type="float">
            <text:p>0,87</text:p>
          </table:table-cell>
          <table:table-cell table:style-name="ce3" table:formula="of:=SIN([.D89])^[.$E$2]" office:value-type="float" office:value="0.406211377229113" calcext:value-type="float">
            <text:p>0,41</text:p>
          </table:table-cell>
          <table:table-cell table:number-columns-repeated="2"/>
          <table:table-cell table:style-name="ce3" table:formula="of:=[.F89]*[.E89]" office:value-type="float" office:value="0.354026785699566" calcext:value-type="float">
            <text:p>0,35</text:p>
          </table:table-cell>
          <table:table-cell/>
          <table:table-cell table:style-name="ce3" table:formula="of:=[.I89]*[.$B$8]" office:value-type="float" office:value="0.159312053564805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[.A90]*[.$B$3]/200" office:value-type="float" office:value="37.35" calcext:value-type="float">
            <text:p>37,4</text:p>
          </table:table-cell>
          <table:table-cell/>
          <table:table-cell table:style-name="ce3" table:formula="of:=RADIANS([.B90])" office:value-type="float" office:value="0.651880475619882" calcext:value-type="float">
            <text:p>0,65</text:p>
          </table:table-cell>
          <table:table-cell table:style-name="ce3" table:formula="of:=(1+COS([.D90]))^[.$B$1]" office:value-type="float" office:value="0.87207144960333" calcext:value-type="float">
            <text:p>0,87</text:p>
          </table:table-cell>
          <table:table-cell table:style-name="ce3" table:formula="of:=SIN([.D90])^[.$E$2]" office:value-type="float" office:value="0.413723093786941" calcext:value-type="float">
            <text:p>0,41</text:p>
          </table:table-cell>
          <table:table-cell table:number-columns-repeated="2"/>
          <table:table-cell table:style-name="ce3" table:formula="of:=[.F90]*[.E90]" office:value-type="float" office:value="0.360796098133152" calcext:value-type="float">
            <text:p>0,36</text:p>
          </table:table-cell>
          <table:table-cell/>
          <table:table-cell table:style-name="ce3" table:formula="of:=[.I90]*[.$B$8]" office:value-type="float" office:value="0.162358244159918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[.A91]*[.$B$3]/200" office:value-type="float" office:value="37.8" calcext:value-type="float">
            <text:p>37,8</text:p>
          </table:table-cell>
          <table:table-cell/>
          <table:table-cell table:style-name="ce3" table:formula="of:=RADIANS([.B91])" office:value-type="float" office:value="0.659734457253857" calcext:value-type="float">
            <text:p>0,66</text:p>
          </table:table-cell>
          <table:table-cell table:style-name="ce3" table:formula="of:=(1+COS([.D91]))^[.$B$1]" office:value-type="float" office:value="0.87261684128739" calcext:value-type="float">
            <text:p>0,87</text:p>
          </table:table-cell>
          <table:table-cell table:style-name="ce3" table:formula="of:=SIN([.D91])^[.$E$2]" office:value-type="float" office:value="0.421249014615" calcext:value-type="float">
            <text:p>0,42</text:p>
          </table:table-cell>
          <table:table-cell table:number-columns-repeated="2"/>
          <table:table-cell table:style-name="ce3" table:formula="of:=[.F91]*[.E91]" office:value-type="float" office:value="0.367588984528767" calcext:value-type="float">
            <text:p>0,37</text:p>
          </table:table-cell>
          <table:table-cell/>
          <table:table-cell table:style-name="ce3" table:formula="of:=[.I91]*[.$B$8]" office:value-type="float" office:value="0.165415043037945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[.A92]*[.$B$3]/200" office:value-type="float" office:value="38.25" calcext:value-type="float">
            <text:p>38,3</text:p>
          </table:table-cell>
          <table:table-cell/>
          <table:table-cell table:style-name="ce3" table:formula="of:=RADIANS([.B92])" office:value-type="float" office:value="0.667588438887831" calcext:value-type="float">
            <text:p>0,67</text:p>
          </table:table-cell>
          <table:table-cell table:style-name="ce3" table:formula="of:=(1+COS([.D92]))^[.$B$1]" office:value-type="float" office:value="0.873169614555862" calcext:value-type="float">
            <text:p>0,87</text:p>
          </table:table-cell>
          <table:table-cell table:style-name="ce3" table:formula="of:=SIN([.D92])^[.$E$2]" office:value-type="float" office:value="0.428787468110321" calcext:value-type="float">
            <text:p>0,43</text:p>
          </table:table-cell>
          <table:table-cell table:number-columns-repeated="2"/>
          <table:table-cell table:style-name="ce3" table:formula="of:=[.F92]*[.E92]" office:value-type="float" office:value="0.374404188256273" calcext:value-type="float">
            <text:p>0,37</text:p>
          </table:table-cell>
          <table:table-cell/>
          <table:table-cell table:style-name="ce3" table:formula="of:=[.I92]*[.$B$8]" office:value-type="float" office:value="0.168481884715323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[.A93]*[.$B$3]/200" office:value-type="float" office:value="38.7" calcext:value-type="float">
            <text:p>38,7</text:p>
          </table:table-cell>
          <table:table-cell/>
          <table:table-cell table:style-name="ce3" table:formula="of:=RADIANS([.B93])" office:value-type="float" office:value="0.675442420521806" calcext:value-type="float">
            <text:p>0,68</text:p>
          </table:table-cell>
          <table:table-cell table:style-name="ce3" table:formula="of:=(1+COS([.D93]))^[.$B$1]" office:value-type="float" office:value="0.87372980209354" calcext:value-type="float">
            <text:p>0,87</text:p>
          </table:table-cell>
          <table:table-cell table:style-name="ce3" table:formula="of:=SIN([.D93])^[.$E$2]" office:value-type="float" office:value="0.436336784380262" calcext:value-type="float">
            <text:p>0,44</text:p>
          </table:table-cell>
          <table:table-cell table:number-columns-repeated="2"/>
          <table:table-cell table:style-name="ce3" table:formula="of:=[.F93]*[.E93]" office:value-type="float" office:value="0.381240452262698" calcext:value-type="float">
            <text:p>0,38</text:p>
          </table:table-cell>
          <table:table-cell/>
          <table:table-cell table:style-name="ce3" table:formula="of:=[.I93]*[.$B$8]" office:value-type="float" office:value="0.171558203518214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A94]*[.$B$3]/200" office:value-type="float" office:value="39.15" calcext:value-type="float">
            <text:p>39,2</text:p>
          </table:table-cell>
          <table:table-cell/>
          <table:table-cell table:style-name="ce3" table:formula="of:=RADIANS([.B94])" office:value-type="float" office:value="0.68329640215578" calcext:value-type="float">
            <text:p>0,68</text:p>
          </table:table-cell>
          <table:table-cell table:style-name="ce3" table:formula="of:=(1+COS([.D94]))^[.$B$1]" office:value-type="float" office:value="0.874297437119114" calcext:value-type="float">
            <text:p>0,87</text:p>
          </table:table-cell>
          <table:table-cell table:style-name="ce3" table:formula="of:=SIN([.D94])^[.$E$2]" office:value-type="float" office:value="0.443895295466032" calcext:value-type="float">
            <text:p>0,44</text:p>
          </table:table-cell>
          <table:table-cell table:number-columns-repeated="2"/>
          <table:table-cell table:style-name="ce3" table:formula="of:=[.F94]*[.E94]" office:value-type="float" office:value="0.388096519175184" calcext:value-type="float">
            <text:p>0,39</text:p>
          </table:table-cell>
          <table:table-cell/>
          <table:table-cell table:style-name="ce3" table:formula="of:=[.I94]*[.$B$8]" office:value-type="float" office:value="0.174643433628833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[.A95]*[.$B$3]/200" office:value-type="float" office:value="39.6" calcext:value-type="float">
            <text:p>39,6</text:p>
          </table:table-cell>
          <table:table-cell/>
          <table:table-cell table:style-name="ce3" table:formula="of:=RADIANS([.B95])" office:value-type="float" office:value="0.691150383789755" calcext:value-type="float">
            <text:p>0,69</text:p>
          </table:table-cell>
          <table:table-cell table:style-name="ce3" table:formula="of:=(1+COS([.D95]))^[.$B$1]" office:value-type="float" office:value="0.874872553391171" calcext:value-type="float">
            <text:p>0,87</text:p>
          </table:table-cell>
          <table:table-cell table:style-name="ce3" table:formula="of:=SIN([.D95])^[.$E$2]" office:value-type="float" office:value="0.451461335569535" calcext:value-type="float">
            <text:p>0,45</text:p>
          </table:table-cell>
          <table:table-cell table:number-columns-repeated="2"/>
          <table:table-cell table:style-name="ce3" table:formula="of:=[.F95]*[.E95]" office:value-type="float" office:value="0.394971131407108" calcext:value-type="float">
            <text:p>0,39</text:p>
          </table:table-cell>
          <table:table-cell/>
          <table:table-cell table:style-name="ce3" table:formula="of:=[.I95]*[.$B$8]" office:value-type="float" office:value="0.177737009133198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[.A96]*[.$B$3]/200" office:value-type="float" office:value="40.05" calcext:value-type="float">
            <text:p>40,1</text:p>
          </table:table-cell>
          <table:table-cell/>
          <table:table-cell table:style-name="ce3" table:formula="of:=RADIANS([.B96])" office:value-type="float" office:value="0.699004365423729" calcext:value-type="float">
            <text:p>0,70</text:p>
          </table:table-cell>
          <table:table-cell table:style-name="ce3" table:formula="of:=(1+COS([.D96]))^[.$B$1]" office:value-type="float" office:value="0.875455185214317" calcext:value-type="float">
            <text:p>0,88</text:p>
          </table:table-cell>
          <table:table-cell table:style-name="ce3" table:formula="of:=SIN([.D96])^[.$E$2]" office:value-type="float" office:value="0.459033241283319" calcext:value-type="float">
            <text:p>0,46</text:p>
          </table:table-cell>
          <table:table-cell table:number-columns-repeated="2"/>
          <table:table-cell table:style-name="ce3" table:formula="of:=[.F96]*[.E96]" office:value-type="float" office:value="0.401863031267216" calcext:value-type="float">
            <text:p>0,40</text:p>
          </table:table-cell>
          <table:table-cell/>
          <table:table-cell table:style-name="ce3" table:formula="of:=[.I96]*[.$B$8]" office:value-type="float" office:value="0.180838364070247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[.A97]*[.$B$3]/200" office:value-type="float" office:value="40.5" calcext:value-type="float">
            <text:p>40,5</text:p>
          </table:table-cell>
          <table:table-cell/>
          <table:table-cell table:style-name="ce3" table:formula="of:=RADIANS([.B97])" office:value-type="float" office:value="0.706858347057704" calcext:value-type="float">
            <text:p>0,71</text:p>
          </table:table-cell>
          <table:table-cell table:style-name="ce3" table:formula="of:=(1+COS([.D97]))^[.$B$1]" office:value-type="float" office:value="0.87604536744543" calcext:value-type="float">
            <text:p>0,88</text:p>
          </table:table-cell>
          <table:table-cell table:style-name="ce3" table:formula="of:=SIN([.D97])^[.$E$2]" office:value-type="float" office:value="0.466609351823416" calcext:value-type="float">
            <text:p>0,47</text:p>
          </table:table-cell>
          <table:table-cell table:number-columns-repeated="2"/>
          <table:table-cell table:style-name="ce3" table:formula="of:=[.F97]*[.E97]" office:value-type="float" office:value="0.408770961071619" calcext:value-type="float">
            <text:p>0,41</text:p>
          </table:table-cell>
          <table:table-cell/>
          <table:table-cell table:style-name="ce3" table:formula="of:=[.I97]*[.$B$8]" office:value-type="float" office:value="0.183946932482228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[.A98]*[.$B$3]/200" office:value-type="float" office:value="40.95" calcext:value-type="float">
            <text:p>41,0</text:p>
          </table:table-cell>
          <table:table-cell/>
          <table:table-cell table:style-name="ce3" table:formula="of:=RADIANS([.B98])" office:value-type="float" office:value="0.714712328691678" calcext:value-type="float">
            <text:p>0,71</text:p>
          </table:table-cell>
          <table:table-cell table:style-name="ce3" table:formula="of:=(1+COS([.D98]))^[.$B$1]" office:value-type="float" office:value="0.876643135500037" calcext:value-type="float">
            <text:p>0,88</text:p>
          </table:table-cell>
          <table:table-cell table:style-name="ce3" table:formula="of:=SIN([.D98])^[.$E$2]" office:value-type="float" office:value="0.474188009264885" calcext:value-type="float">
            <text:p>0,47</text:p>
          </table:table-cell>
          <table:table-cell table:number-columns-repeated="2"/>
          <table:table-cell table:style-name="ce3" table:formula="of:=[.F98]*[.E98]" office:value-type="float" office:value="0.41569366325849" calcext:value-type="float">
            <text:p>0,42</text:p>
          </table:table-cell>
          <table:table-cell/>
          <table:table-cell table:style-name="ce3" table:formula="of:=[.I98]*[.$B$8]" office:value-type="float" office:value="0.18706214846632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[.A99]*[.$B$3]/200" office:value-type="float" office:value="41.4" calcext:value-type="float">
            <text:p>41,4</text:p>
          </table:table-cell>
          <table:table-cell/>
          <table:table-cell table:style-name="ce3" table:formula="of:=RADIANS([.B99])" office:value-type="float" office:value="0.722566310325652" calcext:value-type="float">
            <text:p>0,72</text:p>
          </table:table-cell>
          <table:table-cell table:style-name="ce3" table:formula="of:=(1+COS([.D99]))^[.$B$1]" office:value-type="float" office:value="0.87724852535882" calcext:value-type="float">
            <text:p>0,88</text:p>
          </table:table-cell>
          <table:table-cell table:style-name="ce3" table:formula="of:=SIN([.D99])^[.$E$2]" office:value-type="float" office:value="0.481767558779839" calcext:value-type="float">
            <text:p>0,48</text:p>
          </table:table-cell>
          <table:table-cell table:number-columns-repeated="2"/>
          <table:table-cell table:style-name="ce3" table:formula="of:=[.F99]*[.E99]" office:value-type="float" office:value="0.422629880505332" calcext:value-type="float">
            <text:p>0,42</text:p>
          </table:table-cell>
          <table:table-cell/>
          <table:table-cell table:style-name="ce3" table:formula="of:=[.I99]*[.$B$8]" office:value-type="float" office:value="0.190183446227399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[.A100]*[.$B$3]/200" office:value-type="float" office:value="41.85" calcext:value-type="float">
            <text:p>41,9</text:p>
          </table:table-cell>
          <table:table-cell/>
          <table:table-cell table:style-name="ce3" table:formula="of:=RADIANS([.B100])" office:value-type="float" office:value="0.730420291959627" calcext:value-type="float">
            <text:p>0,73</text:p>
          </table:table-cell>
          <table:table-cell table:style-name="ce3" table:formula="of:=(1+COS([.D100]))^[.$B$1]" office:value-type="float" office:value="0.877861573574258" calcext:value-type="float">
            <text:p>0,88</text:p>
          </table:table-cell>
          <table:table-cell table:style-name="ce3" table:formula="of:=SIN([.D100])^[.$E$2]" office:value-type="float" office:value="0.48934634887779" calcext:value-type="float">
            <text:p>0,49</text:p>
          </table:table-cell>
          <table:table-cell table:number-columns-repeated="2"/>
          <table:table-cell table:style-name="ce3" table:formula="of:=[.F100]*[.E100]" office:value-type="float" office:value="0.429578355848675" calcext:value-type="float">
            <text:p>0,43</text:p>
          </table:table-cell>
          <table:table-cell/>
          <table:table-cell table:style-name="ce3" table:formula="of:=[.I100]*[.$B$8]" office:value-type="float" office:value="0.193310260131904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[.A101]*[.$B$3]/200" office:value-type="float" office:value="42.3" calcext:value-type="float">
            <text:p>42,3</text:p>
          </table:table-cell>
          <table:table-cell/>
          <table:table-cell table:style-name="ce3" table:formula="of:=RADIANS([.B101])" office:value-type="float" office:value="0.738274273593601" calcext:value-type="float">
            <text:p>0,74</text:p>
          </table:table-cell>
          <table:table-cell table:style-name="ce3" table:formula="of:=(1+COS([.D101]))^[.$B$1]" office:value-type="float" office:value="0.878482317277404" calcext:value-type="float">
            <text:p>0,88</text:p>
          </table:table-cell>
          <table:table-cell table:style-name="ce3" table:formula="of:=SIN([.D101])^[.$E$2]" office:value-type="float" office:value="0.496922731648138" calcext:value-type="float">
            <text:p>0,50</text:p>
          </table:table-cell>
          <table:table-cell table:number-columns-repeated="2"/>
          <table:table-cell table:style-name="ce3" table:formula="of:=[.F101]*[.E101]" office:value-type="float" office:value="0.436537832806074" calcext:value-type="float">
            <text:p>0,44</text:p>
          </table:table-cell>
          <table:table-cell/>
          <table:table-cell table:style-name="ce3" table:formula="of:=[.I101]*[.$B$8]" office:value-type="float" office:value="0.196442024762733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[.A102]*[.$B$3]/200" office:value-type="float" office:value="42.75" calcext:value-type="float">
            <text:p>42,8</text:p>
          </table:table-cell>
          <table:table-cell/>
          <table:table-cell table:style-name="ce3" table:formula="of:=RADIANS([.B102])" office:value-type="float" office:value="0.746128255227576" calcext:value-type="float">
            <text:p>0,75</text:p>
          </table:table-cell>
          <table:table-cell table:style-name="ce3" table:formula="of:=(1+COS([.D102]))^[.$B$1]" office:value-type="float" office:value="0.879110794184796" calcext:value-type="float">
            <text:p>0,88</text:p>
          </table:table-cell>
          <table:table-cell table:style-name="ce3" table:formula="of:=SIN([.D102])^[.$E$2]" office:value-type="float" office:value="0.50449506300461" calcext:value-type="float">
            <text:p>0,50</text:p>
          </table:table-cell>
          <table:table-cell table:number-columns-repeated="2"/>
          <table:table-cell table:style-name="ce3" table:formula="of:=[.F102]*[.E102]" office:value-type="float" office:value="0.443507055500291" calcext:value-type="float">
            <text:p>0,44</text:p>
          </table:table-cell>
          <table:table-cell/>
          <table:table-cell table:style-name="ce3" table:formula="of:=[.I102]*[.$B$8]" office:value-type="float" office:value="0.199578174975131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[.A103]*[.$B$3]/200" office:value-type="float" office:value="43.2" calcext:value-type="float">
            <text:p>43,2</text:p>
          </table:table-cell>
          <table:table-cell/>
          <table:table-cell table:style-name="ce3" table:formula="of:=RADIANS([.B103])" office:value-type="float" office:value="0.75398223686155" calcext:value-type="float">
            <text:p>0,75</text:p>
          </table:table-cell>
          <table:table-cell table:style-name="ce3" table:formula="of:=(1+COS([.D103]))^[.$B$1]" office:value-type="float" office:value="0.879747042605511" calcext:value-type="float">
            <text:p>0,88</text:p>
          </table:table-cell>
          <table:table-cell table:style-name="ce3" table:formula="of:=SIN([.D103])^[.$E$2]" office:value-type="float" office:value="0.512061702931506" calcext:value-type="float">
            <text:p>0,51</text:p>
          </table:table-cell>
          <table:table-cell table:number-columns-repeated="2"/>
          <table:table-cell table:style-name="ce3" table:formula="of:=[.F103]*[.E103]" office:value-type="float" office:value="0.450484768785534" calcext:value-type="float">
            <text:p>0,45</text:p>
          </table:table-cell>
          <table:table-cell/>
          <table:table-cell table:style-name="ce3" table:formula="of:=[.I103]*[.$B$8]" office:value-type="float" office:value="0.202718145953491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[.A104]*[.$B$3]/200" office:value-type="float" office:value="43.65" calcext:value-type="float">
            <text:p>43,7</text:p>
          </table:table-cell>
          <table:table-cell/>
          <table:table-cell table:style-name="ce3" table:formula="of:=RADIANS([.B104])" office:value-type="float" office:value="0.761836218495525" calcext:value-type="float">
            <text:p>0,76</text:p>
          </table:table-cell>
          <table:table-cell table:style-name="ce3" table:formula="of:=(1+COS([.D104]))^[.$B$1]" office:value-type="float" office:value="0.880391101448367" calcext:value-type="float">
            <text:p>0,88</text:p>
          </table:table-cell>
          <table:table-cell table:style-name="ce3" table:formula="of:=SIN([.D104])^[.$E$2]" office:value-type="float" office:value="0.519621015731586" calcext:value-type="float">
            <text:p>0,52</text:p>
          </table:table-cell>
          <table:table-cell table:number-columns-repeated="2"/>
          <table:table-cell table:style-name="ce3" table:formula="of:=[.F104]*[.E104]" office:value-type="float" office:value="0.45746971837565" calcext:value-type="float">
            <text:p>0,46</text:p>
          </table:table-cell>
          <table:table-cell/>
          <table:table-cell table:style-name="ce3" table:formula="of:=[.I104]*[.$B$8]" office:value-type="float" office:value="0.205861373269043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[.A105]*[.$B$3]/200" office:value-type="float" office:value="44.1" calcext:value-type="float">
            <text:p>44,1</text:p>
          </table:table-cell>
          <table:table-cell/>
          <table:table-cell table:style-name="ce3" table:formula="of:=RADIANS([.B105])" office:value-type="float" office:value="0.769690200129499" calcext:value-type="float">
            <text:p>0,77</text:p>
          </table:table-cell>
          <table:table-cell table:style-name="ce3" table:formula="of:=(1+COS([.D105]))^[.$B$1]" office:value-type="float" office:value="0.881043010229259" calcext:value-type="float">
            <text:p>0,88</text:p>
          </table:table-cell>
          <table:table-cell table:style-name="ce3" table:formula="of:=SIN([.D105])^[.$E$2]" office:value-type="float" office:value="0.527171370275444" calcext:value-type="float">
            <text:p>0,53</text:p>
          </table:table-cell>
          <table:table-cell table:number-columns-repeated="2"/>
          <table:table-cell table:style-name="ce3" table:formula="of:=[.F105]*[.E105]" office:value-type="float" office:value="0.46446065097416" calcext:value-type="float">
            <text:p>0,46</text:p>
          </table:table-cell>
          <table:table-cell/>
          <table:table-cell table:style-name="ce3" table:formula="of:=[.I105]*[.$B$8]" office:value-type="float" office:value="0.209007292938372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A106]*[.$B$3]/200" office:value-type="float" office:value="44.55" calcext:value-type="float">
            <text:p>44,6</text:p>
          </table:table-cell>
          <table:table-cell/>
          <table:table-cell table:style-name="ce3" table:formula="of:=RADIANS([.B106])" office:value-type="float" office:value="0.777544181763474" calcext:value-type="float">
            <text:p>0,78</text:p>
          </table:table-cell>
          <table:table-cell table:style-name="ce3" table:formula="of:=(1+COS([.D106]))^[.$B$1]" office:value-type="float" office:value="0.881702809078658" calcext:value-type="float">
            <text:p>0,88</text:p>
          </table:table-cell>
          <table:table-cell table:style-name="ce3" table:formula="of:=SIN([.D106])^[.$E$2]" office:value-type="float" office:value="0.534711140252224" calcext:value-type="float">
            <text:p>0,53</text:p>
          </table:table-cell>
          <table:table-cell table:number-columns-repeated="2"/>
          <table:table-cell table:style-name="ce3" table:formula="of:=[.F106]*[.E106]" office:value-type="float" office:value="0.471456314406038" calcext:value-type="float">
            <text:p>0,47</text:p>
          </table:table-cell>
          <table:table-cell/>
          <table:table-cell table:style-name="ce3" table:formula="of:=[.I106]*[.$B$8]" office:value-type="float" office:value="0.212155341482717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107]*[.$B$3]/200" office:value-type="float" office:value="45" calcext:value-type="float">
            <text:p>45,0</text:p>
          </table:table-cell>
          <table:table-cell/>
          <table:table-cell table:style-name="ce3" table:formula="of:=RADIANS([.B107])" office:value-type="float" office:value="0.785398163397448" calcext:value-type="float">
            <text:p>0,79</text:p>
          </table:table-cell>
          <table:table-cell table:style-name="ce3" table:formula="of:=(1+COS([.D107]))^[.$B$1]" office:value-type="float" office:value="0.882370538749256" calcext:value-type="float">
            <text:p>0,88</text:p>
          </table:table-cell>
          <table:table-cell table:style-name="ce3" table:formula="of:=SIN([.D107])^[.$E$2]" office:value-type="float" office:value="0.542238704421532" calcext:value-type="float">
            <text:p>0,54</text:p>
          </table:table-cell>
          <table:table-cell table:number-columns-repeated="2"/>
          <table:table-cell table:style-name="ce3" table:formula="of:=[.F107]*[.E107]" office:value-type="float" office:value="0.478455457751126" calcext:value-type="float">
            <text:p>0,48</text:p>
          </table:table-cell>
          <table:table-cell/>
          <table:table-cell table:style-name="ce3" table:formula="of:=[.I107]*[.$B$8]" office:value-type="float" office:value="0.215304955988007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A108]*[.$B$3]/200" office:value-type="float" office:value="45.45" calcext:value-type="float">
            <text:p>45,5</text:p>
          </table:table-cell>
          <table:table-cell/>
          <table:table-cell table:style-name="ce3" table:formula="of:=RADIANS([.B108])" office:value-type="float" office:value="0.793252145031423" calcext:value-type="float">
            <text:p>0,79</text:p>
          </table:table-cell>
          <table:table-cell table:style-name="ce3" table:formula="of:=(1+COS([.D108]))^[.$B$1]" office:value-type="float" office:value="0.883046240623761" calcext:value-type="float">
            <text:p>0,88</text:p>
          </table:table-cell>
          <table:table-cell table:style-name="ce3" table:formula="of:=SIN([.D108])^[.$E$2]" office:value-type="float" office:value="0.549752446866414" calcext:value-type="float">
            <text:p>0,55</text:p>
          </table:table-cell>
          <table:table-cell table:number-columns-repeated="2"/>
          <table:table-cell table:style-name="ce3" table:formula="of:=[.F108]*[.E108]" office:value-type="float" office:value="0.485456831479101" calcext:value-type="float">
            <text:p>0,49</text:p>
          </table:table-cell>
          <table:table-cell/>
          <table:table-cell table:style-name="ce3" table:formula="of:=[.I108]*[.$B$8]" office:value-type="float" office:value="0.218455574165595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[.A109]*[.$B$3]/200" office:value-type="float" office:value="45.9" calcext:value-type="float">
            <text:p>45,9</text:p>
          </table:table-cell>
          <table:table-cell/>
          <table:table-cell table:style-name="ce3" table:formula="of:=RADIANS([.B109])" office:value-type="float" office:value="0.801106126665397" calcext:value-type="float">
            <text:p>0,80</text:p>
          </table:table-cell>
          <table:table-cell table:style-name="ce3" table:formula="of:=(1+COS([.D109]))^[.$B$1]" office:value-type="float" office:value="0.88372995672286" calcext:value-type="float">
            <text:p>0,88</text:p>
          </table:table-cell>
          <table:table-cell table:style-name="ce3" table:formula="of:=SIN([.D109])^[.$E$2]" office:value-type="float" office:value="0.557250757247258" calcext:value-type="float">
            <text:p>0,56</text:p>
          </table:table-cell>
          <table:table-cell table:number-columns-repeated="2"/>
          <table:table-cell table:style-name="ce3" table:formula="of:=[.F109]*[.E109]" office:value-type="float" office:value="0.492459187585901" calcext:value-type="float">
            <text:p>0,49</text:p>
          </table:table-cell>
          <table:table-cell/>
          <table:table-cell table:style-name="ce3" table:formula="of:=[.I109]*[.$B$8]" office:value-type="float" office:value="0.221606634413655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A110]*[.$B$3]/200" office:value-type="float" office:value="46.35" calcext:value-type="float">
            <text:p>46,4</text:p>
          </table:table-cell>
          <table:table-cell/>
          <table:table-cell table:style-name="ce3" table:formula="of:=RADIANS([.B110])" office:value-type="float" office:value="0.808960108299372" calcext:value-type="float">
            <text:p>0,81</text:p>
          </table:table-cell>
          <table:table-cell table:style-name="ce3" table:formula="of:=(1+COS([.D110]))^[.$B$1]" office:value-type="float" office:value="0.884421729713336" calcext:value-type="float">
            <text:p>0,88</text:p>
          </table:table-cell>
          <table:table-cell table:style-name="ce3" table:formula="of:=SIN([.D110])^[.$E$2]" office:value-type="float" office:value="0.564732031056499" calcext:value-type="float">
            <text:p>0,56</text:p>
          </table:table-cell>
          <table:table-cell table:number-columns-repeated="2"/>
          <table:table-cell table:style-name="ce3" table:formula="of:=[.F110]*[.E110]" office:value-type="float" office:value="0.499461279731514" calcext:value-type="float">
            <text:p>0,50</text:p>
          </table:table-cell>
          <table:table-cell/>
          <table:table-cell table:style-name="ce3" table:formula="of:=[.I110]*[.$B$8]" office:value-type="float" office:value="0.224757575879181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formula="of:=[.A111]*[.$B$3]/200" office:value-type="float" office:value="46.8" calcext:value-type="float">
            <text:p>46,8</text:p>
          </table:table-cell>
          <table:table-cell/>
          <table:table-cell table:style-name="ce3" table:formula="of:=RADIANS([.B111])" office:value-type="float" office:value="0.816814089933346" calcext:value-type="float">
            <text:p>0,82</text:p>
          </table:table-cell>
          <table:table-cell table:style-name="ce3" table:formula="of:=(1+COS([.D111]))^[.$B$1]" office:value-type="float" office:value="0.885121602916356" calcext:value-type="float">
            <text:p>0,89</text:p>
          </table:table-cell>
          <table:table-cell table:style-name="ce3" table:formula="of:=SIN([.D111])^[.$E$2]" office:value-type="float" office:value="0.57219466987399" calcext:value-type="float">
            <text:p>0,57</text:p>
          </table:table-cell>
          <table:table-cell table:number-columns-repeated="2"/>
          <table:table-cell table:style-name="ce3" table:formula="of:=[.F111]*[.E111]" office:value-type="float" office:value="0.506461863379061" calcext:value-type="float">
            <text:p>0,51</text:p>
          </table:table-cell>
          <table:table-cell/>
          <table:table-cell table:style-name="ce3" table:formula="of:=[.I111]*[.$B$8]" office:value-type="float" office:value="0.227907838520577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formula="of:=[.A112]*[.$B$3]/200" office:value-type="float" office:value="47.25" calcext:value-type="float">
            <text:p>47,3</text:p>
          </table:table-cell>
          <table:table-cell/>
          <table:table-cell table:style-name="ce3" table:formula="of:=RADIANS([.B112])" office:value-type="float" office:value="0.824668071567321" calcext:value-type="float">
            <text:p>0,82</text:p>
          </table:table-cell>
          <table:table-cell table:style-name="ce3" table:formula="of:=(1+COS([.D112]))^[.$B$1]" office:value-type="float" office:value="0.885829620315923" calcext:value-type="float">
            <text:p>0,89</text:p>
          </table:table-cell>
          <table:table-cell table:style-name="ce3" table:formula="of:=SIN([.D112])^[.$E$2]" office:value-type="float" office:value="0.579637081622937" calcext:value-type="float">
            <text:p>0,58</text:p>
          </table:table-cell>
          <table:table-cell table:number-columns-repeated="2"/>
          <table:table-cell table:style-name="ce3" table:formula="of:=[.F112]*[.E112]" office:value-type="float" office:value="0.513459695935076" calcext:value-type="float">
            <text:p>0,51</text:p>
          </table:table-cell>
          <table:table-cell/>
          <table:table-cell table:style-name="ce3" table:formula="of:=[.I112]*[.$B$8]" office:value-type="float" office:value="0.231056863170784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formula="of:=[.A113]*[.$B$3]/200" office:value-type="float" office:value="47.7" calcext:value-type="float">
            <text:p>47,7</text:p>
          </table:table-cell>
          <table:table-cell/>
          <table:table-cell table:style-name="ce3" table:formula="of:=RADIANS([.B113])" office:value-type="float" office:value="0.832522053201295" calcext:value-type="float">
            <text:p>0,83</text:p>
          </table:table-cell>
          <table:table-cell table:style-name="ce3" table:formula="of:=(1+COS([.D113]))^[.$B$1]" office:value-type="float" office:value="0.886545826567498" calcext:value-type="float">
            <text:p>0,89</text:p>
          </table:table-cell>
          <table:table-cell table:style-name="ce3" table:formula="of:=SIN([.D113])^[.$E$2]" office:value-type="float" office:value="0.587057680826263" calcext:value-type="float">
            <text:p>0,59</text:p>
          </table:table-cell>
          <table:table-cell table:number-columns-repeated="2"/>
          <table:table-cell table:style-name="ce3" table:formula="of:=[.F113]*[.E113]" office:value-type="float" office:value="0.520453536890918" calcext:value-type="float">
            <text:p>0,52</text:p>
          </table:table-cell>
          <table:table-cell/>
          <table:table-cell table:style-name="ce3" table:formula="of:=[.I113]*[.$B$8]" office:value-type="float" office:value="0.234204091600913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formula="of:=[.A114]*[.$B$3]/200" office:value-type="float" office:value="48.15" calcext:value-type="float">
            <text:p>48,2</text:p>
          </table:table-cell>
          <table:table-cell/>
          <table:table-cell table:style-name="ce3" table:formula="of:=RADIANS([.B114])" office:value-type="float" office:value="0.84037603483527" calcext:value-type="float">
            <text:p>0,84</text:p>
          </table:table-cell>
          <table:table-cell table:style-name="ce3" table:formula="of:=(1+COS([.D114]))^[.$B$1]" office:value-type="float" office:value="0.887270267006807" calcext:value-type="float">
            <text:p>0,89</text:p>
          </table:table-cell>
          <table:table-cell table:style-name="ce3" table:formula="of:=SIN([.D114])^[.$E$2]" office:value-type="float" office:value="0.594454888863291" calcext:value-type="float">
            <text:p>0,59</text:p>
          </table:table-cell>
          <table:table-cell table:number-columns-repeated="2"/>
          <table:table-cell table:style-name="ce3" table:formula="of:=[.F114]*[.E114]" office:value-type="float" office:value="0.527442147965234" calcext:value-type="float">
            <text:p>0,53</text:p>
          </table:table-cell>
          <table:table-cell/>
          <table:table-cell table:style-name="ce3" table:formula="of:=[.I114]*[.$B$8]" office:value-type="float" office:value="0.237348966584355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formula="of:=[.A115]*[.$B$3]/200" office:value-type="float" office:value="48.6" calcext:value-type="float">
            <text:p>48,6</text:p>
          </table:table-cell>
          <table:table-cell/>
          <table:table-cell table:style-name="ce3" table:formula="of:=RADIANS([.B115])" office:value-type="float" office:value="0.848230016469244" calcext:value-type="float">
            <text:p>0,85</text:p>
          </table:table-cell>
          <table:table-cell table:style-name="ce3" table:formula="of:=(1+COS([.D115]))^[.$B$1]" office:value-type="float" office:value="0.888002987658814" calcext:value-type="float">
            <text:p>0,89</text:p>
          </table:table-cell>
          <table:table-cell table:style-name="ce3" table:formula="of:=SIN([.D115])^[.$E$2]" office:value-type="float" office:value="0.60182713422664" calcext:value-type="float">
            <text:p>0,60</text:p>
          </table:table-cell>
          <table:table-cell table:number-columns-repeated="2"/>
          <table:table-cell table:style-name="ce3" table:formula="of:=[.F115]*[.E115]" office:value-type="float" office:value="0.534424293247398" calcext:value-type="float">
            <text:p>0,53</text:p>
          </table:table-cell>
          <table:table-cell/>
          <table:table-cell table:style-name="ce3" table:formula="of:=[.I115]*[.$B$8]" office:value-type="float" office:value="0.240490931961329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formula="of:=[.A116]*[.$B$3]/200" office:value-type="float" office:value="49.05" calcext:value-type="float">
            <text:p>49,1</text:p>
          </table:table-cell>
          <table:table-cell/>
          <table:table-cell table:style-name="ce3" table:formula="of:=RADIANS([.B116])" office:value-type="float" office:value="0.856083998103219" calcext:value-type="float">
            <text:p>0,86</text:p>
          </table:table-cell>
          <table:table-cell table:style-name="ce3" table:formula="of:=(1+COS([.D116]))^[.$B$1]" office:value-type="float" office:value="0.888744035246888" calcext:value-type="float">
            <text:p>0,89</text:p>
          </table:table-cell>
          <table:table-cell table:style-name="ce3" table:formula="of:=SIN([.D116])^[.$E$2]" office:value-type="float" office:value="0.609172852779219" calcext:value-type="float">
            <text:p>0,61</text:p>
          </table:table-cell>
          <table:table-cell table:number-columns-repeated="2"/>
          <table:table-cell table:style-name="ce3" table:formula="of:=[.F116]*[.E116]" office:value-type="float" office:value="0.541398739341862" calcext:value-type="float">
            <text:p>0,54</text:p>
          </table:table-cell>
          <table:table-cell/>
          <table:table-cell table:style-name="ce3" table:formula="of:=[.I116]*[.$B$8]" office:value-type="float" office:value="0.243629432703838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[.A117]*[.$B$3]/200" office:value-type="float" office:value="49.5" calcext:value-type="float">
            <text:p>49,5</text:p>
          </table:table-cell>
          <table:table-cell/>
          <table:table-cell table:style-name="ce3" table:formula="of:=RADIANS([.B117])" office:value-type="float" office:value="0.863937979737193" calcext:value-type="float">
            <text:p>0,86</text:p>
          </table:table-cell>
          <table:table-cell table:style-name="ce3" table:formula="of:=(1+COS([.D117]))^[.$B$1]" office:value-type="float" office:value="0.88949345720215" calcext:value-type="float">
            <text:p>0,89</text:p>
          </table:table-cell>
          <table:table-cell table:style-name="ce3" table:formula="of:=SIN([.D117])^[.$E$2]" office:value-type="float" office:value="0.616490488011223" calcext:value-type="float">
            <text:p>0,62</text:p>
          </table:table-cell>
          <table:table-cell table:number-columns-repeated="2"/>
          <table:table-cell table:style-name="ce3" table:formula="of:=[.F117]*[.E117]" office:value-type="float" office:value="0.548364255513343" calcext:value-type="float">
            <text:p>0,55</text:p>
          </table:table-cell>
          <table:table-cell/>
          <table:table-cell table:style-name="ce3" table:formula="of:=[.I117]*[.$B$8]" office:value-type="float" office:value="0.246763914981004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formula="of:=[.A118]*[.$B$3]/200" office:value-type="float" office:value="49.95" calcext:value-type="float">
            <text:p>50,0</text:p>
          </table:table-cell>
          <table:table-cell/>
          <table:table-cell table:style-name="ce3" table:formula="of:=RADIANS([.B118])" office:value-type="float" office:value="0.871791961371168" calcext:value-type="float">
            <text:p>0,87</text:p>
          </table:table-cell>
          <table:table-cell table:style-name="ce3" table:formula="of:=(1+COS([.D118]))^[.$B$1]" office:value-type="float" office:value="0.890251301673014" calcext:value-type="float">
            <text:p>0,89</text:p>
          </table:table-cell>
          <table:table-cell table:style-name="ce3" table:formula="of:=SIN([.D118])^[.$E$2]" office:value-type="float" office:value="0.623778491297009" calcext:value-type="float">
            <text:p>0,62</text:p>
          </table:table-cell>
          <table:table-cell table:number-columns-repeated="2"/>
          <table:table-cell table:style-name="ce3" table:formula="of:=[.F118]*[.E118]" office:value-type="float" office:value="0.555319613832791" calcext:value-type="float">
            <text:p>0,56</text:p>
          </table:table-cell>
          <table:table-cell/>
          <table:table-cell table:style-name="ce3" table:formula="of:=[.I118]*[.$B$8]" office:value-type="float" office:value="0.249893826224756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formula="of:=[.A119]*[.$B$3]/200" office:value-type="float" office:value="50.4" calcext:value-type="float">
            <text:p>50,4</text:p>
          </table:table-cell>
          <table:table-cell/>
          <table:table-cell table:style-name="ce3" table:formula="of:=RADIANS([.B119])" office:value-type="float" office:value="0.879645943005142" calcext:value-type="float">
            <text:p>0,88</text:p>
          </table:table-cell>
          <table:table-cell table:style-name="ce3" table:formula="of:=(1+COS([.D119]))^[.$B$1]" office:value-type="float" office:value="0.891017617534921" calcext:value-type="float">
            <text:p>0,89</text:p>
          </table:table-cell>
          <table:table-cell table:style-name="ce3" table:formula="of:=SIN([.D119])^[.$E$2]" office:value-type="float" office:value="0.631035322151782" calcext:value-type="float">
            <text:p>0,63</text:p>
          </table:table-cell>
          <table:table-cell table:number-columns-repeated="2"/>
          <table:table-cell table:style-name="ce3" table:formula="of:=[.F119]*[.E119]" office:value-type="float" office:value="0.562263589324062" calcext:value-type="float">
            <text:p>0,56</text:p>
          </table:table-cell>
          <table:table-cell/>
          <table:table-cell table:style-name="ce3" table:formula="of:=[.I119]*[.$B$8]" office:value-type="float" office:value="0.253018615195828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formula="of:=[.A120]*[.$B$3]/200" office:value-type="float" office:value="50.85" calcext:value-type="float">
            <text:p>50,9</text:p>
          </table:table-cell>
          <table:table-cell/>
          <table:table-cell table:style-name="ce3" table:formula="of:=RADIANS([.B120])" office:value-type="float" office:value="0.887499924639117" calcext:value-type="float">
            <text:p>0,89</text:p>
          </table:table-cell>
          <table:table-cell table:style-name="ce3" table:formula="of:=(1+COS([.D120]))^[.$B$1]" office:value-type="float" office:value="0.891792454400274" calcext:value-type="float">
            <text:p>0,89</text:p>
          </table:table-cell>
          <table:table-cell table:style-name="ce3" table:formula="of:=SIN([.D120])^[.$E$2]" office:value-type="float" office:value="0.638259448487959" calcext:value-type="float">
            <text:p>0,64</text:p>
          </table:table-cell>
          <table:table-cell table:number-columns-repeated="2"/>
          <table:table-cell table:style-name="ce3" table:formula="of:=[.F120]*[.E120]" office:value-type="float" office:value="0.569194960111242" calcext:value-type="float">
            <text:p>0,57</text:p>
          </table:table-cell>
          <table:table-cell/>
          <table:table-cell table:style-name="ce3" table:formula="of:=[.I120]*[.$B$8]" office:value-type="float" office:value="0.256137732050059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formula="of:=[.A121]*[.$B$3]/200" office:value-type="float" office:value="51.3" calcext:value-type="float">
            <text:p>51,3</text:p>
          </table:table-cell>
          <table:table-cell/>
          <table:table-cell table:style-name="ce3" table:formula="of:=RADIANS([.B121])" office:value-type="float" office:value="0.895353906273091" calcext:value-type="float">
            <text:p>0,90</text:p>
          </table:table-cell>
          <table:table-cell table:style-name="ce3" table:formula="of:=(1+COS([.D121]))^[.$B$1]" office:value-type="float" office:value="0.892575862628575" calcext:value-type="float">
            <text:p>0,89</text:p>
          </table:table-cell>
          <table:table-cell table:style-name="ce3" table:formula="of:=SIN([.D121])^[.$E$2]" office:value-type="float" office:value="0.645449346871143" calcext:value-type="float">
            <text:p>0,65</text:p>
          </table:table-cell>
          <table:table-cell table:number-columns-repeated="2"/>
          <table:table-cell table:style-name="ce3" table:formula="of:=[.F121]*[.E121]" office:value-type="float" office:value="0.57611250756656" calcext:value-type="float">
            <text:p>0,58</text:p>
          </table:table-cell>
          <table:table-cell/>
          <table:table-cell table:style-name="ce3" table:formula="of:=[.I121]*[.$B$8]" office:value-type="float" office:value="0.259250628404952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formula="of:=[.A122]*[.$B$3]/200" office:value-type="float" office:value="51.75" calcext:value-type="float">
            <text:p>51,8</text:p>
          </table:table-cell>
          <table:table-cell/>
          <table:table-cell table:style-name="ce3" table:formula="of:=RADIANS([.B122])" office:value-type="float" office:value="0.903207887907065" calcext:value-type="float">
            <text:p>0,90</text:p>
          </table:table-cell>
          <table:table-cell table:style-name="ce3" table:formula="of:=(1+COS([.D122]))^[.$B$1]" office:value-type="float" office:value="0.893367893336769" calcext:value-type="float">
            <text:p>0,89</text:p>
          </table:table-cell>
          <table:table-cell table:style-name="ce3" table:formula="of:=SIN([.D122])^[.$E$2]" office:value-type="float" office:value="0.6526035027756" calcext:value-type="float">
            <text:p>0,65</text:p>
          </table:table-cell>
          <table:table-cell table:number-columns-repeated="2"/>
          <table:table-cell table:style-name="ce3" table:formula="of:=[.F122]*[.E122]" office:value-type="float" office:value="0.583015016458834" calcext:value-type="float">
            <text:p>0,58</text:p>
          </table:table-cell>
          <table:table-cell/>
          <table:table-cell table:style-name="ce3" table:formula="of:=[.I122]*[.$B$8]" office:value-type="float" office:value="0.262356757406475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formula="of:=[.A123]*[.$B$3]/200" office:value-type="float" office:value="52.2" calcext:value-type="float">
            <text:p>52,2</text:p>
          </table:table-cell>
          <table:table-cell/>
          <table:table-cell table:style-name="ce3" table:formula="of:=RADIANS([.B123])" office:value-type="float" office:value="0.91106186954104" calcext:value-type="float">
            <text:p>0,91</text:p>
          </table:table-cell>
          <table:table-cell table:style-name="ce3" table:formula="of:=(1+COS([.D123]))^[.$B$1]" office:value-type="float" office:value="0.894168598409803" calcext:value-type="float">
            <text:p>0,89</text:p>
          </table:table-cell>
          <table:table-cell table:style-name="ce3" table:formula="of:=SIN([.D123])^[.$E$2]" office:value-type="float" office:value="0.659720410839151" calcext:value-type="float">
            <text:p>0,66</text:p>
          </table:table-cell>
          <table:table-cell table:number-columns-repeated="2"/>
          <table:table-cell table:style-name="ce3" table:formula="of:=[.F123]*[.E123]" office:value-type="float" office:value="0.589901275102383" calcext:value-type="float">
            <text:p>0,59</text:p>
          </table:table-cell>
          <table:table-cell/>
          <table:table-cell table:style-name="ce3" table:formula="of:=[.I123]*[.$B$8]" office:value-type="float" office:value="0.265455573796072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formula="of:=[.A124]*[.$B$3]/200" office:value-type="float" office:value="52.65" calcext:value-type="float">
            <text:p>52,7</text:p>
          </table:table-cell>
          <table:table-cell/>
          <table:table-cell table:style-name="ce3" table:formula="of:=RADIANS([.B124])" office:value-type="float" office:value="0.918915851175014" calcext:value-type="float">
            <text:p>0,92</text:p>
          </table:table-cell>
          <table:table-cell table:style-name="ce3" table:formula="of:=(1+COS([.D124]))^[.$B$1]" office:value-type="float" office:value="0.8949780305114" calcext:value-type="float">
            <text:p>0,89</text:p>
          </table:table-cell>
          <table:table-cell table:style-name="ce3" table:formula="of:=SIN([.D124])^[.$E$2]" office:value-type="float" office:value="0.666798575117388" calcext:value-type="float">
            <text:p>0,67</text:p>
          </table:table-cell>
          <table:table-cell table:number-columns-repeated="2"/>
          <table:table-cell table:style-name="ce3" table:formula="of:=[.F124]*[.E124]" office:value-type="float" office:value="0.596770075506368" calcext:value-type="float">
            <text:p>0,60</text:p>
          </table:table-cell>
          <table:table-cell/>
          <table:table-cell table:style-name="ce3" table:formula="of:=[.I124]*[.$B$8]" office:value-type="float" office:value="0.268546533977866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formula="of:=[.A125]*[.$B$3]/200" office:value-type="float" office:value="53.1" calcext:value-type="float">
            <text:p>53,1</text:p>
          </table:table-cell>
          <table:table-cell/>
          <table:table-cell table:style-name="ce3" table:formula="of:=RADIANS([.B125])" office:value-type="float" office:value="0.926769832808989" calcext:value-type="float">
            <text:p>0,93</text:p>
          </table:table-cell>
          <table:table-cell table:style-name="ce3" table:formula="of:=(1+COS([.D125]))^[.$B$1]" office:value-type="float" office:value="0.895796243095055" calcext:value-type="float">
            <text:p>0,90</text:p>
          </table:table-cell>
          <table:table-cell table:style-name="ce3" table:formula="of:=SIN([.D125])^[.$E$2]" office:value-type="float" office:value="0.673836509337135" calcext:value-type="float">
            <text:p>0,67</text:p>
          </table:table-cell>
          <table:table-cell table:number-columns-repeated="2"/>
          <table:table-cell table:style-name="ce3" table:formula="of:=[.F125]*[.E125]" office:value-type="float" office:value="0.603620213524491" calcext:value-type="float">
            <text:p>0,60</text:p>
          </table:table-cell>
          <table:table-cell/>
          <table:table-cell table:style-name="ce3" table:formula="of:=[.I125]*[.$B$8]" office:value-type="float" office:value="0.271629096086021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formula="of:=[.A126]*[.$B$3]/200" office:value-type="float" office:value="53.55" calcext:value-type="float">
            <text:p>53,6</text:p>
          </table:table-cell>
          <table:table-cell/>
          <table:table-cell table:style-name="ce3" table:formula="of:=RADIANS([.B126])" office:value-type="float" office:value="0.934623814442963" calcext:value-type="float">
            <text:p>0,93</text:p>
          </table:table-cell>
          <table:table-cell table:style-name="ce3" table:formula="of:=(1+COS([.D126]))^[.$B$1]" office:value-type="float" office:value="0.896623290415257" calcext:value-type="float">
            <text:p>0,90</text:p>
          </table:table-cell>
          <table:table-cell table:style-name="ce3" table:formula="of:=SIN([.D126])^[.$E$2]" office:value-type="float" office:value="0.680832737149052" calcext:value-type="float">
            <text:p>0,68</text:p>
          </table:table-cell>
          <table:table-cell table:number-columns-repeated="2"/>
          <table:table-cell table:style-name="ce3" table:formula="of:=[.F126]*[.E126]" office:value-type="float" office:value="0.610450489005008" calcext:value-type="float">
            <text:p>0,61</text:p>
          </table:table-cell>
          <table:table-cell/>
          <table:table-cell table:style-name="ce3" table:formula="of:=[.I126]*[.$B$8]" office:value-type="float" office:value="0.274702720052254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[.A127]*[.$B$3]/200" office:value-type="float" office:value="54" calcext:value-type="float">
            <text:p>54,0</text:p>
          </table:table-cell>
          <table:table-cell/>
          <table:table-cell table:style-name="ce3" table:formula="of:=RADIANS([.B127])" office:value-type="float" office:value="0.942477796076938" calcext:value-type="float">
            <text:p>0,94</text:p>
          </table:table-cell>
          <table:table-cell table:style-name="ce3" table:formula="of:=(1+COS([.D127]))^[.$B$1]" office:value-type="float" office:value="0.897459227538945" calcext:value-type="float">
            <text:p>0,90</text:p>
          </table:table-cell>
          <table:table-cell table:style-name="ce3" table:formula="of:=SIN([.D127])^[.$E$2]" office:value-type="float" office:value="0.687785792379322" calcext:value-type="float">
            <text:p>0,69</text:p>
          </table:table-cell>
          <table:table-cell table:number-columns-repeated="2"/>
          <table:table-cell table:style-name="ce3" table:formula="of:=[.F127]*[.E127]" office:value-type="float" office:value="0.617259705941007" calcext:value-type="float">
            <text:p>0,62</text:p>
          </table:table-cell>
          <table:table-cell/>
          <table:table-cell table:style-name="ce3" table:formula="of:=[.I127]*[.$B$8]" office:value-type="float" office:value="0.277766867673453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formula="of:=[.A128]*[.$B$3]/200" office:value-type="float" office:value="54.45" calcext:value-type="float">
            <text:p>54,5</text:p>
          </table:table-cell>
          <table:table-cell/>
          <table:table-cell table:style-name="ce3" table:formula="of:=RADIANS([.B128])" office:value-type="float" office:value="0.950331777710912" calcext:value-type="float">
            <text:p>0,95</text:p>
          </table:table-cell>
          <table:table-cell table:style-name="ce3" table:formula="of:=(1+COS([.D128]))^[.$B$1]" office:value-type="float" office:value="0.8983041103572" calcext:value-type="float">
            <text:p>0,90</text:p>
          </table:table-cell>
          <table:table-cell table:style-name="ce3" table:formula="of:=SIN([.D128])^[.$E$2]" office:value-type="float" office:value="0.694694219280313" calcext:value-type="float">
            <text:p>0,69</text:p>
          </table:table-cell>
          <table:table-cell table:number-columns-repeated="2"/>
          <table:table-cell table:style-name="ce3" table:formula="of:=[.F128]*[.E128]" office:value-type="float" office:value="0.624046672620891" calcext:value-type="float">
            <text:p>0,62</text:p>
          </table:table-cell>
          <table:table-cell/>
          <table:table-cell table:style-name="ce3" table:formula="of:=[.I128]*[.$B$8]" office:value-type="float" office:value="0.280821002679401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formula="of:=[.A129]*[.$B$3]/200" office:value-type="float" office:value="54.9" calcext:value-type="float">
            <text:p>54,9</text:p>
          </table:table-cell>
          <table:table-cell/>
          <table:table-cell table:style-name="ce3" table:formula="of:=RADIANS([.B129])" office:value-type="float" office:value="0.958185759344887" calcext:value-type="float">
            <text:p>0,96</text:p>
          </table:table-cell>
          <table:table-cell table:style-name="ce3" table:formula="of:=(1+COS([.D129]))^[.$B$1]" office:value-type="float" office:value="0.899157995597179" calcext:value-type="float">
            <text:p>0,90</text:p>
          </table:table-cell>
          <table:table-cell table:style-name="ce3" table:formula="of:=SIN([.D129])^[.$E$2]" office:value-type="float" office:value="0.701556572780162" calcext:value-type="float">
            <text:p>0,70</text:p>
          </table:table-cell>
          <table:table-cell table:number-columns-repeated="2"/>
          <table:table-cell table:style-name="ce3" table:formula="of:=[.F129]*[.E129]" office:value-type="float" office:value="0.630810201779037" calcext:value-type="float">
            <text:p>0,63</text:p>
          </table:table-cell>
          <table:table-cell/>
          <table:table-cell table:style-name="ce3" table:formula="of:=[.I129]*[.$B$8]" office:value-type="float" office:value="0.283864590800566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[.A130]*[.$B$3]/200" office:value-type="float" office:value="55.35" calcext:value-type="float">
            <text:p>55,4</text:p>
          </table:table-cell>
          <table:table-cell/>
          <table:table-cell table:style-name="ce3" table:formula="of:=RADIANS([.B130])" office:value-type="float" office:value="0.966039740978861" calcext:value-type="float">
            <text:p>0,97</text:p>
          </table:table-cell>
          <table:table-cell table:style-name="ce3" table:formula="of:=(1+COS([.D130]))^[.$B$1]" office:value-type="float" office:value="0.900020940834296" calcext:value-type="float">
            <text:p>0,90</text:p>
          </table:table-cell>
          <table:table-cell table:style-name="ce3" table:formula="of:=SIN([.D130])^[.$E$2]" office:value-type="float" office:value="0.708371418731174" calcext:value-type="float">
            <text:p>0,71</text:p>
          </table:table-cell>
          <table:table-cell table:number-columns-repeated="2"/>
          <table:table-cell table:style-name="ce3" table:formula="of:=[.F130]*[.E130]" office:value-type="float" office:value="0.637549110746556" calcext:value-type="float">
            <text:p>0,64</text:p>
          </table:table-cell>
          <table:table-cell/>
          <table:table-cell table:style-name="ce3" table:formula="of:=[.I130]*[.$B$8]" office:value-type="float" office:value="0.28689709983595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[.A131]*[.$B$3]/200" office:value-type="float" office:value="55.8" calcext:value-type="float">
            <text:p>55,8</text:p>
          </table:table-cell>
          <table:table-cell/>
          <table:table-cell table:style-name="ce3" table:formula="of:=RADIANS([.B131])" office:value-type="float" office:value="0.973893722612836" calcext:value-type="float">
            <text:p>0,97</text:p>
          </table:table-cell>
          <table:table-cell table:style-name="ce3" table:formula="of:=(1+COS([.D131]))^[.$B$1]" office:value-type="float" office:value="0.900893004504659" calcext:value-type="float">
            <text:p>0,90</text:p>
          </table:table-cell>
          <table:table-cell table:style-name="ce3" table:formula="of:=SIN([.D131])^[.$E$2]" office:value-type="float" office:value="0.715137334156987" calcext:value-type="float">
            <text:p>0,72</text:p>
          </table:table-cell>
          <table:table-cell table:number-columns-repeated="2"/>
          <table:table-cell table:style-name="ce3" table:formula="of:=[.F131]*[.E131]" office:value-type="float" office:value="0.64426222160214" calcext:value-type="float">
            <text:p>0,64</text:p>
          </table:table-cell>
          <table:table-cell/>
          <table:table-cell table:style-name="ce3" table:formula="of:=[.I131]*[.$B$8]" office:value-type="float" office:value="0.289917999720963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formula="of:=[.A132]*[.$B$3]/200" office:value-type="float" office:value="56.25" calcext:value-type="float">
            <text:p>56,3</text:p>
          </table:table-cell>
          <table:table-cell/>
          <table:table-cell table:style-name="ce3" table:formula="of:=RADIANS([.B132])" office:value-type="float" office:value="0.98174770424681" calcext:value-type="float">
            <text:p>0,98</text:p>
          </table:table-cell>
          <table:table-cell table:style-name="ce3" table:formula="of:=(1+COS([.D132]))^[.$B$1]" office:value-type="float" office:value="0.901774245917762" calcext:value-type="float">
            <text:p>0,90</text:p>
          </table:table-cell>
          <table:table-cell table:style-name="ce3" table:formula="of:=SIN([.D132])^[.$E$2]" office:value-type="float" office:value="0.721852907498407" calcext:value-type="float">
            <text:p>0,72</text:p>
          </table:table-cell>
          <table:table-cell table:number-columns-repeated="2"/>
          <table:table-cell table:style-name="ce3" table:formula="of:=[.F132]*[.E132]" office:value-type="float" office:value="0.650948361322919" calcext:value-type="float">
            <text:p>0,65</text:p>
          </table:table-cell>
          <table:table-cell/>
          <table:table-cell table:style-name="ce3" table:formula="of:=[.I132]*[.$B$8]" office:value-type="float" office:value="0.292926762595314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formula="of:=[.A133]*[.$B$3]/200" office:value-type="float" office:value="56.7" calcext:value-type="float">
            <text:p>56,7</text:p>
          </table:table-cell>
          <table:table-cell/>
          <table:table-cell table:style-name="ce3" table:formula="of:=RADIANS([.B133])" office:value-type="float" office:value="0.989601685880785" calcext:value-type="float">
            <text:p>0,99</text:p>
          </table:table-cell>
          <table:table-cell table:style-name="ce3" table:formula="of:=(1+COS([.D133]))^[.$B$1]" office:value-type="float" office:value="0.902664725269447" calcext:value-type="float">
            <text:p>0,90</text:p>
          </table:table-cell>
          <table:table-cell table:style-name="ce3" table:formula="of:=SIN([.D133])^[.$E$2]" office:value-type="float" office:value="0.728516738857844" calcext:value-type="float">
            <text:p>0,73</text:p>
          </table:table-cell>
          <table:table-cell table:number-columns-repeated="2"/>
          <table:table-cell table:style-name="ce3" table:formula="of:=[.F133]*[.E133]" office:value-type="float" office:value="0.657606361935309" calcext:value-type="float">
            <text:p>0,66</text:p>
          </table:table-cell>
          <table:table-cell/>
          <table:table-cell table:style-name="ce3" table:formula="of:=[.I133]*[.$B$8]" office:value-type="float" office:value="0.295922862870889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formula="of:=[.A134]*[.$B$3]/200" office:value-type="float" office:value="57.15" calcext:value-type="float">
            <text:p>57,2</text:p>
          </table:table-cell>
          <table:table-cell/>
          <table:table-cell table:style-name="ce3" table:formula="of:=RADIANS([.B134])" office:value-type="float" office:value="0.997455667514759" calcext:value-type="float">
            <text:p>1,00</text:p>
          </table:table-cell>
          <table:table-cell table:style-name="ce3" table:formula="of:=(1+COS([.D134]))^[.$B$1]" office:value-type="float" office:value="0.903564503655134" calcext:value-type="float">
            <text:p>0,90</text:p>
          </table:table-cell>
          <table:table-cell table:style-name="ce3" table:formula="of:=SIN([.D134])^[.$E$2]" office:value-type="float" office:value="0.735127440242291" calcext:value-type="float">
            <text:p>0,74</text:p>
          </table:table-cell>
          <table:table-cell table:number-columns-repeated="2"/>
          <table:table-cell table:style-name="ce3" table:formula="of:=[.F134]*[.E134]" office:value-type="float" office:value="0.664235060665795" calcext:value-type="float">
            <text:p>0,66</text:p>
          </table:table-cell>
          <table:table-cell/>
          <table:table-cell table:style-name="ce3" table:formula="of:=[.I134]*[.$B$8]" office:value-type="float" office:value="0.298905777299608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[.A135]*[.$B$3]/200" office:value-type="float" office:value="57.6" calcext:value-type="float">
            <text:p>57,6</text:p>
          </table:table-cell>
          <table:table-cell/>
          <table:table-cell table:style-name="ce3" table:formula="of:=RADIANS([.B135])" office:value-type="float" office:value="1.00530964914873" calcext:value-type="float">
            <text:p>1,01</text:p>
          </table:table-cell>
          <table:table-cell table:style-name="ce3" table:formula="of:=(1+COS([.D135]))^[.$B$1]" office:value-type="float" office:value="0.904473643083333" calcext:value-type="float">
            <text:p>0,90</text:p>
          </table:table-cell>
          <table:table-cell table:style-name="ce3" table:formula="of:=SIN([.D135])^[.$E$2]" office:value-type="float" office:value="0.741683635804745" calcext:value-type="float">
            <text:p>0,74</text:p>
          </table:table-cell>
          <table:table-cell table:number-columns-repeated="2"/>
          <table:table-cell table:style-name="ce3" table:formula="of:=[.F135]*[.E135]" office:value-type="float" office:value="0.67083330009161" calcext:value-type="float">
            <text:p>0,67</text:p>
          </table:table-cell>
          <table:table-cell/>
          <table:table-cell table:style-name="ce3" table:formula="of:=[.I135]*[.$B$8]" office:value-type="float" office:value="0.301874985041224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formula="of:=[.A136]*[.$B$3]/200" office:value-type="float" office:value="58.05" calcext:value-type="float">
            <text:p>58,1</text:p>
          </table:table-cell>
          <table:table-cell/>
          <table:table-cell table:style-name="ce3" table:formula="of:=RADIANS([.B136])" office:value-type="float" office:value="1.01316363078271" calcext:value-type="float">
            <text:p>1,01</text:p>
          </table:table-cell>
          <table:table-cell table:style-name="ce3" table:formula="of:=(1+COS([.D136]))^[.$B$1]" office:value-type="float" office:value="0.90539220648943" calcext:value-type="float">
            <text:p>0,91</text:p>
          </table:table-cell>
          <table:table-cell table:style-name="ce3" table:formula="of:=SIN([.D136])^[.$E$2]" office:value-type="float" office:value="0.748183962084032" calcext:value-type="float">
            <text:p>0,75</text:p>
          </table:table-cell>
          <table:table-cell table:number-columns-repeated="2"/>
          <table:table-cell table:style-name="ce3" table:formula="of:=[.F136]*[.E136]" office:value-type="float" office:value="0.677399928291266" calcext:value-type="float">
            <text:p>0,68</text:p>
          </table:table-cell>
          <table:table-cell/>
          <table:table-cell table:style-name="ce3" table:formula="of:=[.I136]*[.$B$8]" office:value-type="float" office:value="0.30482996773107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[.A137]*[.$B$3]/200" office:value-type="float" office:value="58.5" calcext:value-type="float">
            <text:p>58,5</text:p>
          </table:table-cell>
          <table:table-cell/>
          <table:table-cell table:style-name="ce3" table:formula="of:=RADIANS([.B137])" office:value-type="float" office:value="1.02101761241668" calcext:value-type="float">
            <text:p>1,02</text:p>
          </table:table-cell>
          <table:table-cell table:style-name="ce3" table:formula="of:=(1+COS([.D137]))^[.$B$1]" office:value-type="float" office:value="0.906320257749778" calcext:value-type="float">
            <text:p>0,91</text:p>
          </table:table-cell>
          <table:table-cell table:style-name="ce3" table:formula="of:=SIN([.D137])^[.$E$2]" office:value-type="float" office:value="0.754627068242946" calcext:value-type="float">
            <text:p>0,75</text:p>
          </table:table-cell>
          <table:table-cell table:number-columns-repeated="2"/>
          <table:table-cell table:style-name="ce3" table:formula="of:=[.F137]*[.E137]" office:value-type="float" office:value="0.683933798994906" calcext:value-type="float">
            <text:p>0,68</text:p>
          </table:table-cell>
          <table:table-cell/>
          <table:table-cell table:style-name="ce3" table:formula="of:=[.I137]*[.$B$8]" office:value-type="float" office:value="0.307770209547708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formula="of:=[.A138]*[.$B$3]/200" office:value-type="float" office:value="58.95" calcext:value-type="float">
            <text:p>59,0</text:p>
          </table:table-cell>
          <table:table-cell/>
          <table:table-cell table:style-name="ce3" table:formula="of:=RADIANS([.B138])" office:value-type="float" office:value="1.02887159405066" calcext:value-type="float">
            <text:p>1,03</text:p>
          </table:table-cell>
          <table:table-cell table:style-name="ce3" table:formula="of:=(1+COS([.D138]))^[.$B$1]" office:value-type="float" office:value="0.907257861696072" calcext:value-type="float">
            <text:p>0,91</text:p>
          </table:table-cell>
          <table:table-cell table:style-name="ce3" table:formula="of:=SIN([.D138])^[.$E$2]" office:value-type="float" office:value="0.761011616304643" calcext:value-type="float">
            <text:p>0,76</text:p>
          </table:table-cell>
          <table:table-cell table:number-columns-repeated="2"/>
          <table:table-cell table:style-name="ce3" table:formula="of:=[.F138]*[.E138]" office:value-type="float" office:value="0.690433771734422" calcext:value-type="float">
            <text:p>0,69</text:p>
          </table:table-cell>
          <table:table-cell/>
          <table:table-cell table:style-name="ce3" table:formula="of:=[.I138]*[.$B$8]" office:value-type="float" office:value="0.31069519728049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formula="of:=[.A139]*[.$B$3]/200" office:value-type="float" office:value="59.4" calcext:value-type="float">
            <text:p>59,4</text:p>
          </table:table-cell>
          <table:table-cell/>
          <table:table-cell table:style-name="ce3" table:formula="of:=RADIANS([.B139])" office:value-type="float" office:value="1.03672557568463" calcext:value-type="float">
            <text:p>1,04</text:p>
          </table:table-cell>
          <table:table-cell table:style-name="ce3" table:formula="of:=(1+COS([.D139]))^[.$B$1]" office:value-type="float" office:value="0.908205084130038" calcext:value-type="float">
            <text:p>0,91</text:p>
          </table:table-cell>
          <table:table-cell table:style-name="ce3" table:formula="of:=SIN([.D139])^[.$E$2]" office:value-type="float" office:value="0.767336281387223" calcext:value-type="float">
            <text:p>0,77</text:p>
          </table:table-cell>
          <table:table-cell table:number-columns-repeated="2"/>
          <table:table-cell table:style-name="ce3" table:formula="of:=[.F139]*[.E139]" office:value-type="float" office:value="0.696898711993314" calcext:value-type="float">
            <text:p>0,70</text:p>
          </table:table-cell>
          <table:table-cell/>
          <table:table-cell table:style-name="ce3" table:formula="of:=[.I139]*[.$B$8]" office:value-type="float" office:value="0.313604420396991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formula="of:=[.A140]*[.$B$3]/200" office:value-type="float" office:value="59.85" calcext:value-type="float">
            <text:p>59,9</text:p>
          </table:table-cell>
          <table:table-cell/>
          <table:table-cell table:style-name="ce3" table:formula="of:=RADIANS([.B140])" office:value-type="float" office:value="1.04457955731861" calcext:value-type="float">
            <text:p>1,04</text:p>
          </table:table-cell>
          <table:table-cell table:style-name="ce3" table:formula="of:=(1+COS([.D140]))^[.$B$1]" office:value-type="float" office:value="0.90916199183843" calcext:value-type="float">
            <text:p>0,91</text:p>
          </table:table-cell>
          <table:table-cell table:style-name="ce3" table:formula="of:=SIN([.D140])^[.$E$2]" office:value-type="float" office:value="0.773599751936434" calcext:value-type="float">
            <text:p>0,77</text:p>
          </table:table-cell>
          <table:table-cell table:number-columns-repeated="2"/>
          <table:table-cell table:style-name="ce3" table:formula="of:=[.F140]*[.E140]" office:value-type="float" office:value="0.703327491356244" calcext:value-type="float">
            <text:p>0,70</text:p>
          </table:table-cell>
          <table:table-cell/>
          <table:table-cell table:style-name="ce3" table:formula="of:=[.I140]*[.$B$8]" office:value-type="float" office:value="0.31649737111031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[.A141]*[.$B$3]/200" office:value-type="float" office:value="60.3" calcext:value-type="float">
            <text:p>60,3</text:p>
          </table:table-cell>
          <table:table-cell/>
          <table:table-cell table:style-name="ce3" table:formula="of:=RADIANS([.B141])" office:value-type="float" office:value="1.05243353895258" calcext:value-type="float">
            <text:p>1,05</text:p>
          </table:table-cell>
          <table:table-cell table:style-name="ce3" table:formula="of:=(1+COS([.D141]))^[.$B$1]" office:value-type="float" office:value="0.910128652608344" calcext:value-type="float">
            <text:p>0,91</text:p>
          </table:table-cell>
          <table:table-cell table:style-name="ce3" table:formula="of:=SIN([.D141])^[.$E$2]" office:value-type="float" office:value="0.779800729956433" calcext:value-type="float">
            <text:p>0,78</text:p>
          </table:table-cell>
          <table:table-cell table:number-columns-repeated="2"/>
          <table:table-cell table:style-name="ce3" table:formula="of:=[.F141]*[.E141]" office:value-type="float" office:value="0.709718987658252" calcext:value-type="float">
            <text:p>0,71</text:p>
          </table:table-cell>
          <table:table-cell/>
          <table:table-cell table:style-name="ce3" table:formula="of:=[.I141]*[.$B$8]" office:value-type="float" office:value="0.319373544446213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formula="of:=[.A142]*[.$B$3]/200" office:value-type="float" office:value="60.75" calcext:value-type="float">
            <text:p>60,8</text:p>
          </table:table-cell>
          <table:table-cell/>
          <table:table-cell table:style-name="ce3" table:formula="of:=RADIANS([.B142])" office:value-type="float" office:value="1.06028752058656" calcext:value-type="float">
            <text:p>1,06</text:p>
          </table:table-cell>
          <table:table-cell table:style-name="ce3" table:formula="of:=(1+COS([.D142]))^[.$B$1]" office:value-type="float" office:value="0.911105135242865" calcext:value-type="float">
            <text:p>0,91</text:p>
          </table:table-cell>
          <table:table-cell table:style-name="ce3" table:formula="of:=SIN([.D142])^[.$E$2]" office:value-type="float" office:value="0.785937931238548" calcext:value-type="float">
            <text:p>0,79</text:p>
          </table:table-cell>
          <table:table-cell table:number-columns-repeated="2"/>
          <table:table-cell table:style-name="ce3" table:formula="of:=[.F142]*[.E142]" office:value-type="float" office:value="0.716072085133594" calcext:value-type="float">
            <text:p>0,72</text:p>
          </table:table-cell>
          <table:table-cell/>
          <table:table-cell table:style-name="ce3" table:formula="of:=[.I142]*[.$B$8]" office:value-type="float" office:value="0.322232438310117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formula="of:=[.A143]*[.$B$3]/200" office:value-type="float" office:value="61.2" calcext:value-type="float">
            <text:p>61,2</text:p>
          </table:table-cell>
          <table:table-cell/>
          <table:table-cell table:style-name="ce3" table:formula="of:=RADIANS([.B143])" office:value-type="float" office:value="1.06814150222053" calcext:value-type="float">
            <text:p>1,07</text:p>
          </table:table-cell>
          <table:table-cell table:style-name="ce3" table:formula="of:=(1+COS([.D143]))^[.$B$1]" office:value-type="float" office:value="0.912091509577041" calcext:value-type="float">
            <text:p>0,91</text:p>
          </table:table-cell>
          <table:table-cell table:style-name="ce3" table:formula="of:=SIN([.D143])^[.$E$2]" office:value-type="float" office:value="0.792010085587965" calcext:value-type="float">
            <text:p>0,79</text:p>
          </table:table-cell>
          <table:table-cell table:number-columns-repeated="2"/>
          <table:table-cell table:style-name="ce3" table:formula="of:=[.F143]*[.E143]" office:value-type="float" office:value="0.722385674564169" calcext:value-type="float">
            <text:p>0,72</text:p>
          </table:table-cell>
          <table:table-cell/>
          <table:table-cell table:style-name="ce3" table:formula="of:=[.I143]*[.$B$8]" office:value-type="float" office:value="0.325073553553876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formula="of:=[.A144]*[.$B$3]/200" office:value-type="float" office:value="61.65" calcext:value-type="float">
            <text:p>61,7</text:p>
          </table:table-cell>
          <table:table-cell/>
          <table:table-cell table:style-name="ce3" table:formula="of:=RADIANS([.B144])" office:value-type="float" office:value="1.0759954838545" calcext:value-type="float">
            <text:p>1,08</text:p>
          </table:table-cell>
          <table:table-cell table:style-name="ce3" table:formula="of:=(1+COS([.D144]))^[.$B$1]" office:value-type="float" office:value="0.913087846494207" calcext:value-type="float">
            <text:p>0,91</text:p>
          </table:table-cell>
          <table:table-cell table:style-name="ce3" table:formula="of:=SIN([.D144])^[.$E$2]" office:value-type="float" office:value="0.798015937048303" calcext:value-type="float">
            <text:p>0,80</text:p>
          </table:table-cell>
          <table:table-cell table:number-columns-repeated="2"/>
          <table:table-cell table:style-name="ce3" table:formula="of:=[.F144]*[.E144]" office:value-type="float" office:value="0.728658653427492" calcext:value-type="float">
            <text:p>0,73</text:p>
          </table:table-cell>
          <table:table-cell/>
          <table:table-cell table:style-name="ce3" table:formula="of:=[.I144]*[.$B$8]" office:value-type="float" office:value="0.327896394042371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formula="of:=[.A145]*[.$B$3]/200" office:value-type="float" office:value="62.1" calcext:value-type="float">
            <text:p>62,1</text:p>
          </table:table-cell>
          <table:table-cell/>
          <table:table-cell table:style-name="ce3" table:formula="of:=RADIANS([.B145])" office:value-type="float" office:value="1.08384946548848" calcext:value-type="float">
            <text:p>1,08</text:p>
          </table:table-cell>
          <table:table-cell table:style-name="ce3" table:formula="of:=(1+COS([.D145]))^[.$B$1]" office:value-type="float" office:value="0.914094217942655" calcext:value-type="float">
            <text:p>0,91</text:p>
          </table:table-cell>
          <table:table-cell table:style-name="ce3" table:formula="of:=SIN([.D145])^[.$E$2]" office:value-type="float" office:value="0.803954244123989" calcext:value-type="float">
            <text:p>0,80</text:p>
          </table:table-cell>
          <table:table-cell table:number-columns-repeated="2"/>
          <table:table-cell table:style-name="ce3" table:formula="of:=[.F145]*[.E145]" office:value-type="float" office:value="0.734889926044196" calcext:value-type="float">
            <text:p>0,73</text:p>
          </table:table-cell>
          <table:table-cell/>
          <table:table-cell table:style-name="ce3" table:formula="of:=[.I145]*[.$B$8]" office:value-type="float" office:value="0.330700466719888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formula="of:=[.A146]*[.$B$3]/200" office:value-type="float" office:value="62.55" calcext:value-type="float">
            <text:p>62,6</text:p>
          </table:table-cell>
          <table:table-cell/>
          <table:table-cell table:style-name="ce3" table:formula="of:=RADIANS([.B146])" office:value-type="float" office:value="1.09170344712245" calcext:value-type="float">
            <text:p>1,09</text:p>
          </table:table-cell>
          <table:table-cell table:style-name="ce3" table:formula="of:=(1+COS([.D146]))^[.$B$1]" office:value-type="float" office:value="0.915110696952666" calcext:value-type="float">
            <text:p>0,92</text:p>
          </table:table-cell>
          <table:table-cell table:style-name="ce3" table:formula="of:=SIN([.D146])^[.$E$2]" office:value-type="float" office:value="0.8098237800004" calcext:value-type="float">
            <text:p>0,81</text:p>
          </table:table-cell>
          <table:table-cell table:number-columns-repeated="2"/>
          <table:table-cell table:style-name="ce3" table:formula="of:=[.F146]*[.E146]" office:value-type="float" office:value="0.741078403725009" calcext:value-type="float">
            <text:p>0,74</text:p>
          </table:table-cell>
          <table:table-cell/>
          <table:table-cell table:style-name="ce3" table:formula="of:=[.I146]*[.$B$8]" office:value-type="float" office:value="0.333485281676254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[.A147]*[.$B$3]/200" office:value-type="float" office:value="63" calcext:value-type="float">
            <text:p>63,0</text:p>
          </table:table-cell>
          <table:table-cell/>
          <table:table-cell table:style-name="ce3" table:formula="of:=RADIANS([.B147])" office:value-type="float" office:value="1.09955742875643" calcext:value-type="float">
            <text:p>1,10</text:p>
          </table:table-cell>
          <table:table-cell table:style-name="ce3" table:formula="of:=(1+COS([.D147]))^[.$B$1]" office:value-type="float" office:value="0.916137357653908" calcext:value-type="float">
            <text:p>0,92</text:p>
          </table:table-cell>
          <table:table-cell table:style-name="ce3" table:formula="of:=SIN([.D147])^[.$E$2]" office:value-type="float" office:value="0.8156233327617" calcext:value-type="float">
            <text:p>0,82</text:p>
          </table:table-cell>
          <table:table-cell table:number-columns-repeated="2"/>
          <table:table-cell table:style-name="ce3" table:formula="of:=[.F147]*[.E147]" office:value-type="float" office:value="0.747223004917178" calcext:value-type="float">
            <text:p>0,75</text:p>
          </table:table-cell>
          <table:table-cell/>
          <table:table-cell table:style-name="ce3" table:formula="of:=[.I147]*[.$B$8]" office:value-type="float" office:value="0.33625035221273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formula="of:=[.A148]*[.$B$3]/200" office:value-type="float" office:value="63.45" calcext:value-type="float">
            <text:p>63,5</text:p>
          </table:table-cell>
          <table:table-cell/>
          <table:table-cell table:style-name="ce3" table:formula="of:=RADIANS([.B148])" office:value-type="float" office:value="1.1074114103904" calcext:value-type="float">
            <text:p>1,11</text:p>
          </table:table-cell>
          <table:table-cell table:style-name="ce3" table:formula="of:=(1+COS([.D148]))^[.$B$1]" office:value-type="float" office:value="0.917174275293216" calcext:value-type="float">
            <text:p>0,92</text:p>
          </table:table-cell>
          <table:table-cell table:style-name="ce3" table:formula="of:=SIN([.D148])^[.$E$2]" office:value-type="float" office:value="0.821351705606318" calcext:value-type="float">
            <text:p>0,82</text:p>
          </table:table-cell>
          <table:table-cell table:number-columns-repeated="2"/>
          <table:table-cell table:style-name="ce3" table:formula="of:=[.F148]*[.E148]" office:value-type="float" office:value="0.753322655350322" calcext:value-type="float">
            <text:p>0,75</text:p>
          </table:table-cell>
          <table:table-cell/>
          <table:table-cell table:style-name="ce3" table:formula="of:=[.I148]*[.$B$8]" office:value-type="float" office:value="0.338995194907645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formula="of:=[.A149]*[.$B$3]/200" office:value-type="float" office:value="63.9" calcext:value-type="float">
            <text:p>63,9</text:p>
          </table:table-cell>
          <table:table-cell/>
          <table:table-cell table:style-name="ce3" table:formula="of:=RADIANS([.B149])" office:value-type="float" office:value="1.11526539202438" calcext:value-type="float">
            <text:p>1,12</text:p>
          </table:table-cell>
          <table:table-cell table:style-name="ce3" table:formula="of:=(1+COS([.D149]))^[.$B$1]" office:value-type="float" office:value="0.918221526252753" calcext:value-type="float">
            <text:p>0,92</text:p>
          </table:table-cell>
          <table:table-cell table:style-name="ce3" table:formula="of:=SIN([.D149])^[.$E$2]" office:value-type="float" office:value="0.827007717060019" calcext:value-type="float">
            <text:p>0,83</text:p>
          </table:table-cell>
          <table:table-cell table:number-columns-repeated="2"/>
          <table:table-cell table:style-name="ce3" table:formula="of:=[.F149]*[.E149]" office:value-type="float" office:value="0.759376288181656" calcext:value-type="float">
            <text:p>0,76</text:p>
          </table:table-cell>
          <table:table-cell/>
          <table:table-cell table:style-name="ce3" table:formula="of:=[.I149]*[.$B$8]" office:value-type="float" office:value="0.341719329681745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formula="of:=[.A150]*[.$B$3]/200" office:value-type="float" office:value="64.35" calcext:value-type="float">
            <text:p>64,4</text:p>
          </table:table-cell>
          <table:table-cell/>
          <table:table-cell table:style-name="ce3" table:formula="of:=RADIANS([.B150])" office:value-type="float" office:value="1.12311937365835" calcext:value-type="float">
            <text:p>1,12</text:p>
          </table:table-cell>
          <table:table-cell table:style-name="ce3" table:formula="of:=(1+COS([.D150]))^[.$B$1]" office:value-type="float" office:value="0.919279188068572" calcext:value-type="float">
            <text:p>0,92</text:p>
          </table:table-cell>
          <table:table-cell table:style-name="ce3" table:formula="of:=SIN([.D150])^[.$E$2]" office:value-type="float" office:value="0.832590201186506" calcext:value-type="float">
            <text:p>0,83</text:p>
          </table:table-cell>
          <table:table-cell table:number-columns-repeated="2"/>
          <table:table-cell table:style-name="ce3" table:formula="of:=[.F150]*[.E150]" office:value-type="float" office:value="0.76538284414058" calcext:value-type="float">
            <text:p>0,77</text:p>
          </table:table-cell>
          <table:table-cell/>
          <table:table-cell table:style-name="ce3" table:formula="of:=[.I150]*[.$B$8]" office:value-type="float" office:value="0.344422279863261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[.A151]*[.$B$3]/200" office:value-type="float" office:value="64.8" calcext:value-type="float">
            <text:p>64,8</text:p>
          </table:table-cell>
          <table:table-cell/>
          <table:table-cell table:style-name="ce3" table:formula="of:=RADIANS([.B151])" office:value-type="float" office:value="1.13097335529233" calcext:value-type="float">
            <text:p>1,13</text:p>
          </table:table-cell>
          <table:table-cell table:style-name="ce3" table:formula="of:=(1+COS([.D151]))^[.$B$1]" office:value-type="float" office:value="0.920347339449582" calcext:value-type="float">
            <text:p>0,92</text:p>
          </table:table-cell>
          <table:table-cell table:style-name="ce3" table:formula="of:=SIN([.D151])^[.$E$2]" office:value-type="float" office:value="0.838098007795498" calcext:value-type="float">
            <text:p>0,84</text:p>
          </table:table-cell>
          <table:table-cell table:number-columns-repeated="2"/>
          <table:table-cell table:style-name="ce3" table:formula="of:=[.F151]*[.E151]" office:value-type="float" office:value="0.771341271672581" calcext:value-type="float">
            <text:p>0,77</text:p>
          </table:table-cell>
          <table:table-cell/>
          <table:table-cell table:style-name="ce3" table:formula="of:=[.I151]*[.$B$8]" office:value-type="float" office:value="0.347103572252662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formula="of:=[.A152]*[.$B$3]/200" office:value-type="float" office:value="65.25" calcext:value-type="float">
            <text:p>65,3</text:p>
          </table:table-cell>
          <table:table-cell/>
          <table:table-cell table:style-name="ce3" table:formula="of:=RADIANS([.B152])" office:value-type="float" office:value="1.1388273369263" calcext:value-type="float">
            <text:p>1,14</text:p>
          </table:table-cell>
          <table:table-cell table:style-name="ce3" table:formula="of:=(1+COS([.D152]))^[.$B$1]" office:value-type="float" office:value="0.921426060296928" calcext:value-type="float">
            <text:p>0,92</text:p>
          </table:table-cell>
          <table:table-cell table:style-name="ce3" table:formula="of:=SIN([.D152])^[.$E$2]" office:value-type="float" office:value="0.843530002648245" calcext:value-type="float">
            <text:p>0,84</text:p>
          </table:table-cell>
          <table:table-cell table:number-columns-repeated="2"/>
          <table:table-cell table:style-name="ce3" table:formula="of:=[.F152]*[.E152]" office:value-type="float" office:value="0.777250527082429" calcext:value-type="float">
            <text:p>0,78</text:p>
          </table:table-cell>
          <table:table-cell/>
          <table:table-cell table:style-name="ce3" table:formula="of:=[.I152]*[.$B$8]" office:value-type="float" office:value="0.349762737187093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formula="of:=[.A153]*[.$B$3]/200" office:value-type="float" office:value="65.7" calcext:value-type="float">
            <text:p>65,7</text:p>
          </table:table-cell>
          <table:table-cell/>
          <table:table-cell table:style-name="ce3" table:formula="of:=RADIANS([.B153])" office:value-type="float" office:value="1.14668131856027" calcext:value-type="float">
            <text:p>1,15</text:p>
          </table:table-cell>
          <table:table-cell table:style-name="ce3" table:formula="of:=(1+COS([.D153]))^[.$B$1]" office:value-type="float" office:value="0.922515431723807" calcext:value-type="float">
            <text:p>0,92</text:p>
          </table:table-cell>
          <table:table-cell table:style-name="ce3" table:formula="of:=SIN([.D153])^[.$E$2]" office:value-type="float" office:value="0.848885067660411" calcext:value-type="float">
            <text:p>0,85</text:p>
          </table:table-cell>
          <table:table-cell table:number-columns-repeated="2"/>
          <table:table-cell table:style-name="ce3" table:formula="of:=[.F153]*[.E153]" office:value-type="float" office:value="0.783109574676637" calcext:value-type="float">
            <text:p>0,78</text:p>
          </table:table-cell>
          <table:table-cell/>
          <table:table-cell table:style-name="ce3" table:formula="of:=[.I153]*[.$B$8]" office:value-type="float" office:value="0.352399308604487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formula="of:=[.A154]*[.$B$3]/200" office:value-type="float" office:value="66.15" calcext:value-type="float">
            <text:p>66,2</text:p>
          </table:table-cell>
          <table:table-cell/>
          <table:table-cell table:style-name="ce3" table:formula="of:=RADIANS([.B154])" office:value-type="float" office:value="1.15453530019425" calcext:value-type="float">
            <text:p>1,15</text:p>
          </table:table-cell>
          <table:table-cell table:style-name="ce3" table:formula="of:=(1+COS([.D154]))^[.$B$1]" office:value-type="float" office:value="0.923615536075706" calcext:value-type="float">
            <text:p>0,92</text:p>
          </table:table-cell>
          <table:table-cell table:style-name="ce3" table:formula="of:=SIN([.D154])^[.$E$2]" office:value-type="float" office:value="0.854162101102292" calcext:value-type="float">
            <text:p>0,85</text:p>
          </table:table-cell>
          <table:table-cell table:number-columns-repeated="2"/>
          <table:table-cell table:style-name="ce3" table:formula="of:=[.F154]*[.E154]" office:value-type="float" office:value="0.788917386905145" calcext:value-type="float">
            <text:p>0,79</text:p>
          </table:table-cell>
          <table:table-cell/>
          <table:table-cell table:style-name="ce3" table:formula="of:=[.I154]*[.$B$8]" office:value-type="float" office:value="0.355012824107315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formula="of:=[.A155]*[.$B$3]/200" office:value-type="float" office:value="66.6" calcext:value-type="float">
            <text:p>66,6</text:p>
          </table:table-cell>
          <table:table-cell/>
          <table:table-cell table:style-name="ce3" table:formula="of:=RADIANS([.B155])" office:value-type="float" office:value="1.16238928182822" calcext:value-type="float">
            <text:p>1,16</text:p>
          </table:table-cell>
          <table:table-cell table:style-name="ce3" table:formula="of:=(1+COS([.D155]))^[.$B$1]" office:value-type="float" office:value="0.924726456951107" calcext:value-type="float">
            <text:p>0,92</text:p>
          </table:table-cell>
          <table:table-cell table:style-name="ce3" table:formula="of:=SIN([.D155])^[.$E$2]" office:value-type="float" office:value="0.859360017796302" calcext:value-type="float">
            <text:p>0,86</text:p>
          </table:table-cell>
          <table:table-cell table:number-columns-repeated="2"/>
          <table:table-cell table:style-name="ce3" table:formula="of:=[.F155]*[.E155]" office:value-type="float" office:value="0.794672944502214" calcext:value-type="float">
            <text:p>0,79</text:p>
          </table:table-cell>
          <table:table-cell/>
          <table:table-cell table:style-name="ce3" table:formula="of:=[.I155]*[.$B$8]" office:value-type="float" office:value="0.357602825025996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formula="of:=[.A156]*[.$B$3]/200" office:value-type="float" office:value="67.05" calcext:value-type="float">
            <text:p>67,1</text:p>
          </table:table-cell>
          <table:table-cell/>
          <table:table-cell table:style-name="ce3" table:formula="of:=RADIANS([.B156])" office:value-type="float" office:value="1.1702432634622" calcext:value-type="float">
            <text:p>1,17</text:p>
          </table:table-cell>
          <table:table-cell table:style-name="ce3" table:formula="of:=(1+COS([.D156]))^[.$B$1]" office:value-type="float" office:value="0.925848279222634" calcext:value-type="float">
            <text:p>0,93</text:p>
          </table:table-cell>
          <table:table-cell table:style-name="ce3" table:formula="of:=SIN([.D156])^[.$E$2]" office:value-type="float" office:value="0.864477749311696" calcext:value-type="float">
            <text:p>0,86</text:p>
          </table:table-cell>
          <table:table-cell table:number-columns-repeated="2"/>
          <table:table-cell table:style-name="ce3" table:formula="of:=[.F156]*[.E156]" office:value-type="float" office:value="0.800375236626489" calcext:value-type="float">
            <text:p>0,80</text:p>
          </table:table-cell>
          <table:table-cell/>
          <table:table-cell table:style-name="ce3" table:formula="of:=[.I156]*[.$B$8]" office:value-type="float" office:value="0.36016885648192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[.A157]*[.$B$3]/200" office:value-type="float" office:value="67.5" calcext:value-type="float">
            <text:p>67,5</text:p>
          </table:table-cell>
          <table:table-cell/>
          <table:table-cell table:style-name="ce3" table:formula="of:=RADIANS([.B157])" office:value-type="float" office:value="1.17809724509617" calcext:value-type="float">
            <text:p>1,18</text:p>
          </table:table-cell>
          <table:table-cell table:style-name="ce3" table:formula="of:=(1+COS([.D157]))^[.$B$1]" office:value-type="float" office:value="0.926981089058686" calcext:value-type="float">
            <text:p>0,93</text:p>
          </table:table-cell>
          <table:table-cell table:style-name="ce3" table:formula="of:=SIN([.D157])^[.$E$2]" office:value-type="float" office:value="0.869514244156471" calcext:value-type="float">
            <text:p>0,87</text:p>
          </table:table-cell>
          <table:table-cell table:number-columns-repeated="2"/>
          <table:table-cell table:style-name="ce3" table:formula="of:=[.F157]*[.E157]" office:value-type="float" office:value="0.806023261000206" calcext:value-type="float">
            <text:p>0,81</text:p>
          </table:table-cell>
          <table:table-cell/>
          <table:table-cell table:style-name="ce3" table:formula="of:=[.I157]*[.$B$8]" office:value-type="float" office:value="0.362710467450093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formula="of:=[.A158]*[.$B$3]/200" office:value-type="float" office:value="67.95" calcext:value-type="float">
            <text:p>68,0</text:p>
          </table:table-cell>
          <table:table-cell/>
          <table:table-cell table:style-name="ce3" table:formula="of:=RADIANS([.B158])" office:value-type="float" office:value="1.18595122673015" calcext:value-type="float">
            <text:p>1,19</text:p>
          </table:table-cell>
          <table:table-cell table:style-name="ce3" table:formula="of:=(1+COS([.D158]))^[.$B$1]" office:value-type="float" office:value="0.928124973945549" calcext:value-type="float">
            <text:p>0,93</text:p>
          </table:table-cell>
          <table:table-cell table:style-name="ce3" table:formula="of:=SIN([.D158])^[.$E$2]" office:value-type="float" office:value="0.874468467966397" calcext:value-type="float">
            <text:p>0,87</text:p>
          </table:table-cell>
          <table:table-cell table:number-columns-repeated="2"/>
          <table:table-cell table:style-name="ce3" table:formula="of:=[.F158]*[.E158]" office:value-type="float" office:value="0.811616024047516" calcext:value-type="float">
            <text:p>0,81</text:p>
          </table:table-cell>
          <table:table-cell/>
          <table:table-cell table:style-name="ce3" table:formula="of:=[.I158]*[.$B$8]" office:value-type="float" office:value="0.365227210821382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formula="of:=[.A159]*[.$B$3]/200" office:value-type="float" office:value="68.4" calcext:value-type="float">
            <text:p>68,4</text:p>
          </table:table-cell>
          <table:table-cell/>
          <table:table-cell table:style-name="ce3" table:formula="of:=RADIANS([.B159])" office:value-type="float" office:value="1.19380520836412" calcext:value-type="float">
            <text:p>1,19</text:p>
          </table:table-cell>
          <table:table-cell table:style-name="ce3" table:formula="of:=(1+COS([.D159]))^[.$B$1]" office:value-type="float" office:value="0.929280022709998" calcext:value-type="float">
            <text:p>0,93</text:p>
          </table:table-cell>
          <table:table-cell table:style-name="ce3" table:formula="of:=SIN([.D159])^[.$E$2]" office:value-type="float" office:value="0.879339403691146" calcext:value-type="float">
            <text:p>0,88</text:p>
          </table:table-cell>
          <table:table-cell table:number-columns-repeated="2"/>
          <table:table-cell table:style-name="ce3" table:formula="of:=[.F159]*[.E159]" office:value-type="float" office:value="0.817152541031904" calcext:value-type="float">
            <text:p>0,82</text:p>
          </table:table-cell>
          <table:table-cell/>
          <table:table-cell table:style-name="ce3" table:formula="of:=[.I159]*[.$B$8]" office:value-type="float" office:value="0.367718643464357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formula="of:=[.A160]*[.$B$3]/200" office:value-type="float" office:value="68.85" calcext:value-type="float">
            <text:p>68,9</text:p>
          </table:table-cell>
          <table:table-cell/>
          <table:table-cell table:style-name="ce3" table:formula="of:=RADIANS([.B160])" office:value-type="float" office:value="1.2016591899981" calcext:value-type="float">
            <text:p>1,20</text:p>
          </table:table-cell>
          <table:table-cell table:style-name="ce3" table:formula="of:=(1+COS([.D160]))^[.$B$1]" office:value-type="float" office:value="0.93044632554242" calcext:value-type="float">
            <text:p>0,93</text:p>
          </table:table-cell>
          <table:table-cell table:style-name="ce3" table:formula="of:=SIN([.D160])^[.$E$2]" office:value-type="float" office:value="0.884126051777463" calcext:value-type="float">
            <text:p>0,88</text:p>
          </table:table-cell>
          <table:table-cell table:number-columns-repeated="2"/>
          <table:table-cell table:style-name="ce3" table:formula="of:=[.F160]*[.E160]" office:value-type="float" office:value="0.822631836192667" calcext:value-type="float">
            <text:p>0,82</text:p>
          </table:table-cell>
          <table:table-cell/>
          <table:table-cell table:style-name="ce3" table:formula="of:=[.I160]*[.$B$8]" office:value-type="float" office:value="0.3701843262867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formula="of:=[.A161]*[.$B$3]/200" office:value-type="float" office:value="69.3" calcext:value-type="float">
            <text:p>69,3</text:p>
          </table:table-cell>
          <table:table-cell/>
          <table:table-cell table:style-name="ce3" table:formula="of:=RADIANS([.B161])" office:value-type="float" office:value="1.20951317163207" calcext:value-type="float">
            <text:p>1,21</text:p>
          </table:table-cell>
          <table:table-cell table:style-name="ce3" table:formula="of:=(1+COS([.D161]))^[.$B$1]" office:value-type="float" office:value="0.93162397402045" calcext:value-type="float">
            <text:p>0,93</text:p>
          </table:table-cell>
          <table:table-cell table:style-name="ce3" table:formula="of:=SIN([.D161])^[.$E$2]" office:value-type="float" office:value="0.888827430349326" calcext:value-type="float">
            <text:p>0,89</text:p>
          </table:table-cell>
          <table:table-cell table:number-columns-repeated="2"/>
          <table:table-cell table:style-name="ce3" table:formula="of:=[.F161]*[.E161]" office:value-type="float" office:value="0.828052942880423" calcext:value-type="float">
            <text:p>0,83</text:p>
          </table:table-cell>
          <table:table-cell/>
          <table:table-cell table:style-name="ce3" table:formula="of:=[.I161]*[.$B$8]" office:value-type="float" office:value="0.37262382429619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formula="of:=[.A162]*[.$B$3]/200" office:value-type="float" office:value="69.75" calcext:value-type="float">
            <text:p>69,8</text:p>
          </table:table-cell>
          <table:table-cell/>
          <table:table-cell table:style-name="ce3" table:formula="of:=RADIANS([.B162])" office:value-type="float" office:value="1.21736715326604" calcext:value-type="float">
            <text:p>1,22</text:p>
          </table:table-cell>
          <table:table-cell table:style-name="ce3" table:formula="of:=(1+COS([.D162]))^[.$B$1]" office:value-type="float" office:value="0.932813061133148" calcext:value-type="float">
            <text:p>0,93</text:p>
          </table:table-cell>
          <table:table-cell table:style-name="ce3" table:formula="of:=SIN([.D162])^[.$E$2]" office:value-type="float" office:value="0.893442575385084" calcext:value-type="float">
            <text:p>0,89</text:p>
          </table:table-cell>
          <table:table-cell table:number-columns-repeated="2"/>
          <table:table-cell table:style-name="ce3" table:formula="of:=[.F162]*[.E162]" office:value-type="float" office:value="0.833414903691643" calcext:value-type="float">
            <text:p>0,83</text:p>
          </table:table-cell>
          <table:table-cell/>
          <table:table-cell table:style-name="ce3" table:formula="of:=[.I162]*[.$B$8]" office:value-type="float" office:value="0.37503670666124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formula="of:=[.A163]*[.$B$3]/200" office:value-type="float" office:value="70.2" calcext:value-type="float">
            <text:p>70,2</text:p>
          </table:table-cell>
          <table:table-cell/>
          <table:table-cell table:style-name="ce3" table:formula="of:=RADIANS([.B163])" office:value-type="float" office:value="1.22522113490002" calcext:value-type="float">
            <text:p>1,23</text:p>
          </table:table-cell>
          <table:table-cell table:style-name="ce3" table:formula="of:=(1+COS([.D163]))^[.$B$1]" office:value-type="float" office:value="0.934013681305725" calcext:value-type="float">
            <text:p>0,93</text:p>
          </table:table-cell>
          <table:table-cell table:style-name="ce3" table:formula="of:=SIN([.D163])^[.$E$2]" office:value-type="float" office:value="0.897970540891493" calcext:value-type="float">
            <text:p>0,90</text:p>
          </table:table-cell>
          <table:table-cell table:number-columns-repeated="2"/>
          <table:table-cell table:style-name="ce3" table:formula="of:=[.F163]*[.E163]" office:value-type="float" office:value="0.838716770602156" calcext:value-type="float">
            <text:p>0,84</text:p>
          </table:table-cell>
          <table:table-cell/>
          <table:table-cell table:style-name="ce3" table:formula="of:=[.I163]*[.$B$8]" office:value-type="float" office:value="0.37742254677097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formula="of:=[.A164]*[.$B$3]/200" office:value-type="float" office:value="70.65" calcext:value-type="float">
            <text:p>70,7</text:p>
          </table:table-cell>
          <table:table-cell/>
          <table:table-cell table:style-name="ce3" table:formula="of:=RADIANS([.B164])" office:value-type="float" office:value="1.23307511653399" calcext:value-type="float">
            <text:p>1,23</text:p>
          </table:table-cell>
          <table:table-cell table:style-name="ce3" table:formula="of:=(1+COS([.D164]))^[.$B$1]" office:value-type="float" office:value="0.935225930424833" calcext:value-type="float">
            <text:p>0,94</text:p>
          </table:table-cell>
          <table:table-cell table:style-name="ce3" table:formula="of:=SIN([.D164])^[.$E$2]" office:value-type="float" office:value="0.902410399074635" calcext:value-type="float">
            <text:p>0,90</text:p>
          </table:table-cell>
          <table:table-cell table:number-columns-repeated="2"/>
          <table:table-cell table:style-name="ce3" table:formula="of:=[.F164]*[.E164]" office:value-type="float" office:value="0.84395760509962" calcext:value-type="float">
            <text:p>0,84</text:p>
          </table:table-cell>
          <table:table-cell/>
          <table:table-cell table:style-name="ce3" table:formula="of:=[.I164]*[.$B$8]" office:value-type="float" office:value="0.379780922294829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formula="of:=[.A165]*[.$B$3]/200" office:value-type="float" office:value="71.1" calcext:value-type="float">
            <text:p>71,1</text:p>
          </table:table-cell>
          <table:table-cell/>
          <table:table-cell table:style-name="ce3" table:formula="of:=RADIANS([.B165])" office:value-type="float" office:value="1.24092909816797" calcext:value-type="float">
            <text:p>1,24</text:p>
          </table:table-cell>
          <table:table-cell table:style-name="ce3" table:formula="of:=(1+COS([.D165]))^[.$B$1]" office:value-type="float" office:value="0.936449905864434" calcext:value-type="float">
            <text:p>0,94</text:p>
          </table:table-cell>
          <table:table-cell table:style-name="ce3" table:formula="of:=SIN([.D165])^[.$E$2]" office:value-type="float" office:value="0.906761240507669" calcext:value-type="float">
            <text:p>0,91</text:p>
          </table:table-cell>
          <table:table-cell table:number-columns-repeated="2"/>
          <table:table-cell table:style-name="ce3" table:formula="of:=[.F165]*[.E165]" office:value-type="float" office:value="0.849136478314924" calcext:value-type="float">
            <text:p>0,85</text:p>
          </table:table-cell>
          <table:table-cell/>
          <table:table-cell table:style-name="ce3" table:formula="of:=[.I165]*[.$B$8]" office:value-type="float" office:value="0.382111415241716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formula="of:=[.A166]*[.$B$3]/200" office:value-type="float" office:value="71.55" calcext:value-type="float">
            <text:p>71,6</text:p>
          </table:table-cell>
          <table:table-cell/>
          <table:table-cell table:style-name="ce3" table:formula="of:=RADIANS([.B166])" office:value-type="float" office:value="1.24878307980194" calcext:value-type="float">
            <text:p>1,25</text:p>
          </table:table-cell>
          <table:table-cell table:style-name="ce3" table:formula="of:=(1+COS([.D166]))^[.$B$1]" office:value-type="float" office:value="0.937685706512269" calcext:value-type="float">
            <text:p>0,94</text:p>
          </table:table-cell>
          <table:table-cell table:style-name="ce3" table:formula="of:=SIN([.D166])^[.$E$2]" office:value-type="float" office:value="0.911022174295379" calcext:value-type="float">
            <text:p>0,91</text:p>
          </table:table-cell>
          <table:table-cell table:number-columns-repeated="2"/>
          <table:table-cell table:style-name="ce3" table:formula="of:=[.F166]*[.E166]" office:value-type="float" office:value="0.854252471152506" calcext:value-type="float">
            <text:p>0,85</text:p>
          </table:table-cell>
          <table:table-cell/>
          <table:table-cell table:style-name="ce3" table:formula="of:=[.I166]*[.$B$8]" office:value-type="float" office:value="0.384413612018628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[.A167]*[.$B$3]/200" office:value-type="float" office:value="72" calcext:value-type="float">
            <text:p>72,0</text:p>
          </table:table-cell>
          <table:table-cell/>
          <table:table-cell table:style-name="ce3" table:formula="of:=RADIANS([.B167])" office:value-type="float" office:value="1.25663706143592" calcext:value-type="float">
            <text:p>1,26</text:p>
          </table:table-cell>
          <table:table-cell table:style-name="ce3" table:formula="of:=(1+COS([.D167]))^[.$B$1]" office:value-type="float" office:value="0.938933432796928" calcext:value-type="float">
            <text:p>0,94</text:p>
          </table:table-cell>
          <table:table-cell table:style-name="ce3" table:formula="of:=SIN([.D167])^[.$E$2]" office:value-type="float" office:value="0.915192328235474" calcext:value-type="float">
            <text:p>0,92</text:p>
          </table:table-cell>
          <table:table-cell table:number-columns-repeated="2"/>
          <table:table-cell table:style-name="ce3" table:formula="of:=[.F167]*[.E167]" office:value-type="float" office:value="0.859304674419547" calcext:value-type="float">
            <text:p>0,86</text:p>
          </table:table-cell>
          <table:table-cell/>
          <table:table-cell table:style-name="ce3" table:formula="of:=[.I167]*[.$B$8]" office:value-type="float" office:value="0.386687103488796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formula="of:=[.A168]*[.$B$3]/200" office:value-type="float" office:value="72.45" calcext:value-type="float">
            <text:p>72,5</text:p>
          </table:table-cell>
          <table:table-cell/>
          <table:table-cell table:style-name="ce3" table:formula="of:=RADIANS([.B168])" office:value-type="float" office:value="1.26449104306989" calcext:value-type="float">
            <text:p>1,26</text:p>
          </table:table-cell>
          <table:table-cell table:style-name="ce3" table:formula="of:=(1+COS([.D168]))^[.$B$1]" office:value-type="float" office:value="0.940193186715562" calcext:value-type="float">
            <text:p>0,94</text:p>
          </table:table-cell>
          <table:table-cell table:style-name="ce3" table:formula="of:=SIN([.D168])^[.$E$2]" office:value-type="float" office:value="0.919270848976612" calcext:value-type="float">
            <text:p>0,92</text:p>
          </table:table-cell>
          <table:table-cell table:number-columns-repeated="2"/>
          <table:table-cell table:style-name="ce3" table:formula="of:=[.F168]*[.E168]" office:value-type="float" office:value="0.864292188954041" calcext:value-type="float">
            <text:p>0,86</text:p>
          </table:table-cell>
          <table:table-cell/>
          <table:table-cell table:style-name="ce3" table:formula="of:=[.I168]*[.$B$8]" office:value-type="float" office:value="0.388931485029318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formula="of:=[.A169]*[.$B$3]/200" office:value-type="float" office:value="72.9" calcext:value-type="float">
            <text:p>72,9</text:p>
          </table:table-cell>
          <table:table-cell/>
          <table:table-cell table:style-name="ce3" table:formula="of:=RADIANS([.B169])" office:value-type="float" office:value="1.27234502470387" calcext:value-type="float">
            <text:p>1,27</text:p>
          </table:table-cell>
          <table:table-cell table:style-name="ce3" table:formula="of:=(1+COS([.D169]))^[.$B$1]" office:value-type="float" office:value="0.941465071862221" calcext:value-type="float">
            <text:p>0,94</text:p>
          </table:table-cell>
          <table:table-cell table:style-name="ce3" table:formula="of:=SIN([.D169])^[.$E$2]" office:value-type="float" office:value="0.923256902173102" calcext:value-type="float">
            <text:p>0,92</text:p>
          </table:table-cell>
          <table:table-cell table:number-columns-repeated="2"/>
          <table:table-cell table:style-name="ce3" table:formula="of:=[.F169]*[.E169]" office:value-type="float" office:value="0.869214125751691" calcext:value-type="float">
            <text:p>0,87</text:p>
          </table:table-cell>
          <table:table-cell/>
          <table:table-cell table:style-name="ce3" table:formula="of:=[.I169]*[.$B$8]" office:value-type="float" office:value="0.391146356588261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table:formula="of:=[.A170]*[.$B$3]/200" office:value-type="float" office:value="73.35" calcext:value-type="float">
            <text:p>73,4</text:p>
          </table:table-cell>
          <table:table-cell/>
          <table:table-cell table:style-name="ce3" table:formula="of:=RADIANS([.B170])" office:value-type="float" office:value="1.28019900633784" calcext:value-type="float">
            <text:p>1,28</text:p>
          </table:table-cell>
          <table:table-cell table:style-name="ce3" table:formula="of:=(1+COS([.D170]))^[.$B$1]" office:value-type="float" office:value="0.942749193456872" calcext:value-type="float">
            <text:p>0,94</text:p>
          </table:table-cell>
          <table:table-cell table:style-name="ce3" table:formula="of:=SIN([.D170])^[.$E$2]" office:value-type="float" office:value="0.927149672636258" calcext:value-type="float">
            <text:p>0,93</text:p>
          </table:table-cell>
          <table:table-cell table:number-columns-repeated="2"/>
          <table:table-cell table:style-name="ce3" table:formula="of:=[.F170]*[.E170]" office:value-type="float" office:value="0.874069606091635" calcext:value-type="float">
            <text:p>0,87</text:p>
          </table:table-cell>
          <table:table-cell/>
          <table:table-cell table:style-name="ce3" table:formula="of:=[.I170]*[.$B$8]" office:value-type="float" office:value="0.393331322741236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table:formula="of:=[.A171]*[.$B$3]/200" office:value-type="float" office:value="73.8" calcext:value-type="float">
            <text:p>73,8</text:p>
          </table:table-cell>
          <table:table-cell/>
          <table:table-cell table:style-name="ce3" table:formula="of:=RADIANS([.B171])" office:value-type="float" office:value="1.28805298797182" calcext:value-type="float">
            <text:p>1,29</text:p>
          </table:table-cell>
          <table:table-cell table:style-name="ce3" table:formula="of:=(1+COS([.D171]))^[.$B$1]" office:value-type="float" office:value="0.944045658375085" calcext:value-type="float">
            <text:p>0,94</text:p>
          </table:table-cell>
          <table:table-cell table:style-name="ce3" table:formula="of:=SIN([.D171])^[.$E$2]" office:value-type="float" office:value="0.930948364482357" calcext:value-type="float">
            <text:p>0,93</text:p>
          </table:table-cell>
          <table:table-cell table:number-columns-repeated="2"/>
          <table:table-cell table:style-name="ce3" table:formula="of:=[.F171]*[.E171]" office:value-type="float" office:value="0.878857761660954" calcext:value-type="float">
            <text:p>0,88</text:p>
          </table:table-cell>
          <table:table-cell/>
          <table:table-cell table:style-name="ce3" table:formula="of:=[.I171]*[.$B$8]" office:value-type="float" office:value="0.39548599274743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table:formula="of:=[.A172]*[.$B$3]/200" office:value-type="float" office:value="74.25" calcext:value-type="float">
            <text:p>74,3</text:p>
          </table:table-cell>
          <table:table-cell/>
          <table:table-cell table:style-name="ce3" table:formula="of:=RADIANS([.B172])" office:value-type="float" office:value="1.29590696960579" calcext:value-type="float">
            <text:p>1,30</text:p>
          </table:table-cell>
          <table:table-cell table:style-name="ce3" table:formula="of:=(1+COS([.D172]))^[.$B$1]" office:value-type="float" office:value="0.945354575178417" calcext:value-type="float">
            <text:p>0,95</text:p>
          </table:table-cell>
          <table:table-cell table:style-name="ce3" table:formula="of:=SIN([.D172])^[.$E$2]" office:value-type="float" office:value="0.93465220127718" calcext:value-type="float">
            <text:p>0,93</text:p>
          </table:table-cell>
          <table:table-cell table:number-columns-repeated="2"/>
          <table:table-cell table:style-name="ce3" table:formula="of:=[.F172]*[.E172]" office:value-type="float" office:value="0.883577734677961" calcext:value-type="float">
            <text:p>0,88</text:p>
          </table:table-cell>
          <table:table-cell/>
          <table:table-cell table:style-name="ce3" table:formula="of:=[.I172]*[.$B$8]" office:value-type="float" office:value="0.397609980605082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table:formula="of:=[.A173]*[.$B$3]/200" office:value-type="float" office:value="74.7" calcext:value-type="float">
            <text:p>74,7</text:p>
          </table:table-cell>
          <table:table-cell/>
          <table:table-cell table:style-name="ce3" table:formula="of:=RADIANS([.B173])" office:value-type="float" office:value="1.30376095123976" calcext:value-type="float">
            <text:p>1,30</text:p>
          </table:table-cell>
          <table:table-cell table:style-name="ce3" table:formula="of:=(1+COS([.D173]))^[.$B$1]" office:value-type="float" office:value="0.946676054145523" calcext:value-type="float">
            <text:p>0,95</text:p>
          </table:table-cell>
          <table:table-cell table:style-name="ce3" table:formula="of:=SIN([.D173])^[.$E$2]" office:value-type="float" office:value="0.938260426177099" calcext:value-type="float">
            <text:p>0,94</text:p>
          </table:table-cell>
          <table:table-cell table:number-columns-repeated="2"/>
          <table:table-cell table:style-name="ce3" table:formula="of:=[.F173]*[.E173]" office:value-type="float" office:value="0.888228678014233" calcext:value-type="float">
            <text:p>0,89</text:p>
          </table:table-cell>
          <table:table-cell/>
          <table:table-cell table:style-name="ce3" table:formula="of:=[.I173]*[.$B$8]" office:value-type="float" office:value="0.399702905106405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table:formula="of:=[.A174]*[.$B$3]/200" office:value-type="float" office:value="75.15" calcext:value-type="float">
            <text:p>75,2</text:p>
          </table:table-cell>
          <table:table-cell/>
          <table:table-cell table:style-name="ce3" table:formula="of:=RADIANS([.B174])" office:value-type="float" office:value="1.31161493287374" calcext:value-type="float">
            <text:p>1,31</text:p>
          </table:table-cell>
          <table:table-cell table:style-name="ce3" table:formula="of:=(1+COS([.D174]))^[.$B$1]" office:value-type="float" office:value="0.948010207303995" calcext:value-type="float">
            <text:p>0,95</text:p>
          </table:table-cell>
          <table:table-cell table:style-name="ce3" table:formula="of:=SIN([.D174])^[.$E$2]" office:value-type="float" office:value="0.94177230206667" calcext:value-type="float">
            <text:p>0,94</text:p>
          </table:table-cell>
          <table:table-cell table:number-columns-repeated="2"/>
          <table:table-cell table:style-name="ce3" table:formula="of:=[.F174]*[.E174]" office:value-type="float" office:value="0.892809755315384" calcext:value-type="float">
            <text:p>0,89</text:p>
          </table:table-cell>
          <table:table-cell/>
          <table:table-cell table:style-name="ce3" table:formula="of:=[.I174]*[.$B$8]" office:value-type="float" office:value="0.401764389891923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table:formula="of:=[.A175]*[.$B$3]/200" office:value-type="float" office:value="75.6" calcext:value-type="float">
            <text:p>75,6</text:p>
          </table:table-cell>
          <table:table-cell/>
          <table:table-cell table:style-name="ce3" table:formula="of:=RADIANS([.B175])" office:value-type="float" office:value="1.31946891450771" calcext:value-type="float">
            <text:p>1,32</text:p>
          </table:table-cell>
          <table:table-cell table:style-name="ce3" table:formula="of:=(1+COS([.D175]))^[.$B$1]" office:value-type="float" office:value="0.94935714846296" calcext:value-type="float">
            <text:p>0,95</text:p>
          </table:table-cell>
          <table:table-cell table:style-name="ce3" table:formula="of:=SIN([.D175])^[.$E$2]" office:value-type="float" office:value="0.945187111692707" calcext:value-type="float">
            <text:p>0,95</text:p>
          </table:table-cell>
          <table:table-cell table:number-columns-repeated="2"/>
          <table:table-cell table:style-name="ce3" table:formula="of:=[.F175]*[.E175]" office:value-type="float" office:value="0.89732014112053" calcext:value-type="float">
            <text:p>0,90</text:p>
          </table:table-cell>
          <table:table-cell/>
          <table:table-cell table:style-name="ce3" table:formula="of:=[.I175]*[.$B$8]" office:value-type="float" office:value="0.403794063504239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table:formula="of:=[.A176]*[.$B$3]/200" office:value-type="float" office:value="76.05" calcext:value-type="float">
            <text:p>76,1</text:p>
          </table:table-cell>
          <table:table-cell/>
          <table:table-cell table:style-name="ce3" table:formula="of:=RADIANS([.B176])" office:value-type="float" office:value="1.32732289614169" calcext:value-type="float">
            <text:p>1,33</text:p>
          </table:table-cell>
          <table:table-cell table:style-name="ce3" table:formula="of:=(1+COS([.D176]))^[.$B$1]" office:value-type="float" office:value="0.950716993246463" calcext:value-type="float">
            <text:p>0,95</text:p>
          </table:table-cell>
          <table:table-cell table:style-name="ce3" table:formula="of:=SIN([.D176])^[.$E$2]" office:value-type="float" office:value="0.94850415779482" calcext:value-type="float">
            <text:p>0,95</text:p>
          </table:table-cell>
          <table:table-cell table:number-columns-repeated="2"/>
          <table:table-cell table:style-name="ce3" table:formula="of:=[.F176]*[.E176]" office:value-type="float" office:value="0.90175902098046" calcext:value-type="float">
            <text:p>0,90</text:p>
          </table:table-cell>
          <table:table-cell/>
          <table:table-cell table:style-name="ce3" table:formula="of:=[.I176]*[.$B$8]" office:value-type="float" office:value="0.405791559441207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[.A177]*[.$B$3]/200" office:value-type="float" office:value="76.5" calcext:value-type="float">
            <text:p>76,5</text:p>
          </table:table-cell>
          <table:table-cell/>
          <table:table-cell table:style-name="ce3" table:formula="of:=RADIANS([.B177])" office:value-type="float" office:value="1.33517687777566" calcext:value-type="float">
            <text:p>1,34</text:p>
          </table:table-cell>
          <table:table-cell table:style-name="ce3" table:formula="of:=(1+COS([.D177]))^[.$B$1]" office:value-type="float" office:value="0.952089859127641" calcext:value-type="float">
            <text:p>0,95</text:p>
          </table:table-cell>
          <table:table-cell table:style-name="ce3" table:formula="of:=SIN([.D177])^[.$E$2]" office:value-type="float" office:value="0.95172276323235" calcext:value-type="float">
            <text:p>0,95</text:p>
          </table:table-cell>
          <table:table-cell table:number-columns-repeated="2"/>
          <table:table-cell table:style-name="ce3" table:formula="of:=[.F177]*[.E177]" office:value-type="float" office:value="0.906125591574457" calcext:value-type="float">
            <text:p>0,91</text:p>
          </table:table-cell>
          <table:table-cell/>
          <table:table-cell table:style-name="ce3" table:formula="of:=[.I177]*[.$B$8]" office:value-type="float" office:value="0.407756516208506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table:formula="of:=[.A178]*[.$B$3]/200" office:value-type="float" office:value="76.95" calcext:value-type="float">
            <text:p>77,0</text:p>
          </table:table-cell>
          <table:table-cell/>
          <table:table-cell table:style-name="ce3" table:formula="of:=RADIANS([.B178])" office:value-type="float" office:value="1.34303085940964" calcext:value-type="float">
            <text:p>1,34</text:p>
          </table:table-cell>
          <table:table-cell table:style-name="ce3" table:formula="of:=(1+COS([.D178]))^[.$B$1]" office:value-type="float" office:value="0.953475865463727" calcext:value-type="float">
            <text:p>0,95</text:p>
          </table:table-cell>
          <table:table-cell table:style-name="ce3" table:formula="of:=SIN([.D178])^[.$E$2]" office:value-type="float" office:value="0.954842271107717" calcext:value-type="float">
            <text:p>0,95</text:p>
          </table:table-cell>
          <table:table-cell table:number-columns-repeated="2"/>
          <table:table-cell table:style-name="ce3" table:formula="of:=[.F178]*[.E178]" office:value-type="float" office:value="0.910419060825781" calcext:value-type="float">
            <text:p>0,91</text:p>
          </table:table-cell>
          <table:table-cell/>
          <table:table-cell table:style-name="ce3" table:formula="of:=[.I178]*[.$B$8]" office:value-type="float" office:value="0.409688577371601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table:formula="of:=[.A179]*[.$B$3]/200" office:value-type="float" office:value="77.4" calcext:value-type="float">
            <text:p>77,4</text:p>
          </table:table-cell>
          <table:table-cell/>
          <table:table-cell table:style-name="ce3" table:formula="of:=RADIANS([.B179])" office:value-type="float" office:value="1.35088484104361" calcext:value-type="float">
            <text:p>1,35</text:p>
          </table:table-cell>
          <table:table-cell table:style-name="ce3" table:formula="of:=(1+COS([.D179]))^[.$B$1]" office:value-type="float" office:value="0.954875133531897" calcext:value-type="float">
            <text:p>0,95</text:p>
          </table:table-cell>
          <table:table-cell table:style-name="ce3" table:formula="of:=SIN([.D179])^[.$E$2]" office:value-type="float" office:value="0.957862044886122" calcext:value-type="float">
            <text:p>0,96</text:p>
          </table:table-cell>
          <table:table-cell table:number-columns-repeated="2"/>
          <table:table-cell table:style-name="ce3" table:formula="of:=[.F179]*[.E179]" office:value-type="float" office:value="0.914638648015771" calcext:value-type="float">
            <text:p>0,91</text:p>
          </table:table-cell>
          <table:table-cell/>
          <table:table-cell table:style-name="ce3" table:formula="of:=[.I179]*[.$B$8]" office:value-type="float" office:value="0.411587391607097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table:formula="of:=[.A180]*[.$B$3]/200" office:value-type="float" office:value="77.85" calcext:value-type="float">
            <text:p>77,9</text:p>
          </table:table-cell>
          <table:table-cell/>
          <table:table-cell table:style-name="ce3" table:formula="of:=RADIANS([.B180])" office:value-type="float" office:value="1.35873882267759" calcext:value-type="float">
            <text:p>1,36</text:p>
          </table:table-cell>
          <table:table-cell table:style-name="ce3" table:formula="of:=(1+COS([.D180]))^[.$B$1]" office:value-type="float" office:value="0.956287786565988" calcext:value-type="float">
            <text:p>0,96</text:p>
          </table:table-cell>
          <table:table-cell table:style-name="ce3" table:formula="of:=SIN([.D180])^[.$E$2]" office:value-type="float" office:value="0.960781468511587" calcext:value-type="float">
            <text:p>0,96</text:p>
          </table:table-cell>
          <table:table-cell table:number-columns-repeated="2"/>
          <table:table-cell table:style-name="ce3" table:formula="of:=[.F180]*[.E180]" office:value-type="float" office:value="0.918783583896564" calcext:value-type="float">
            <text:p>0,92</text:p>
          </table:table-cell>
          <table:table-cell/>
          <table:table-cell table:style-name="ce3" table:formula="of:=[.I180]*[.$B$8]" office:value-type="float" office:value="0.413452612753454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table:formula="of:=[.A181]*[.$B$3]/200" office:value-type="float" office:value="78.3" calcext:value-type="float">
            <text:p>78,3</text:p>
          </table:table-cell>
          <table:table-cell/>
          <table:table-cell table:style-name="ce3" table:formula="of:=RADIANS([.B181])" office:value-type="float" office:value="1.36659280431156" calcext:value-type="float">
            <text:p>1,37</text:p>
          </table:table-cell>
          <table:table-cell table:style-name="ce3" table:formula="of:=(1+COS([.D181]))^[.$B$1]" office:value-type="float" office:value="0.95771394979411" calcext:value-type="float">
            <text:p>0,96</text:p>
          </table:table-cell>
          <table:table-cell table:style-name="ce3" table:formula="of:=SIN([.D181])^[.$E$2]" office:value-type="float" office:value="0.963599946519306" calcext:value-type="float">
            <text:p>0,96</text:p>
          </table:table-cell>
          <table:table-cell table:number-columns-repeated="2"/>
          <table:table-cell table:style-name="ce3" table:formula="of:=[.F181]*[.E181]" office:value-type="float" office:value="0.922853110802398" calcext:value-type="float">
            <text:p>0,92</text:p>
          </table:table-cell>
          <table:table-cell/>
          <table:table-cell table:style-name="ce3" table:formula="of:=[.I181]*[.$B$8]" office:value-type="float" office:value="0.415283899861079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table:formula="of:=[.A182]*[.$B$3]/200" office:value-type="float" office:value="78.75" calcext:value-type="float">
            <text:p>78,8</text:p>
          </table:table-cell>
          <table:table-cell/>
          <table:table-cell table:style-name="ce3" table:formula="of:=RADIANS([.B182])" office:value-type="float" office:value="1.37444678594553" calcext:value-type="float">
            <text:p>1,37</text:p>
          </table:table-cell>
          <table:table-cell table:style-name="ce3" table:formula="of:=(1+COS([.D182]))^[.$B$1]" office:value-type="float" office:value="0.959153750477183" calcext:value-type="float">
            <text:p>0,96</text:p>
          </table:table-cell>
          <table:table-cell table:style-name="ce3" table:formula="of:=SIN([.D182])^[.$E$2]" office:value-type="float" office:value="0.966316904144285" calcext:value-type="float">
            <text:p>0,97</text:p>
          </table:table-cell>
          <table:table-cell table:number-columns-repeated="2"/>
          <table:table-cell table:style-name="ce3" table:formula="of:=[.F182]*[.E182]" office:value-type="float" office:value="0.926846482759491" calcext:value-type="float">
            <text:p>0,93</text:p>
          </table:table-cell>
          <table:table-cell/>
          <table:table-cell table:style-name="ce3" table:formula="of:=[.I182]*[.$B$8]" office:value-type="float" office:value="0.417080917241771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table:formula="of:=[.A183]*[.$B$3]/200" office:value-type="float" office:value="79.2" calcext:value-type="float">
            <text:p>79,2</text:p>
          </table:table-cell>
          <table:table-cell/>
          <table:table-cell table:style-name="ce3" table:formula="of:=RADIANS([.B183])" office:value-type="float" office:value="1.38230076757951" calcext:value-type="float">
            <text:p>1,38</text:p>
          </table:table-cell>
          <table:table-cell table:style-name="ce3" table:formula="of:=(1+COS([.D183]))^[.$B$1]" office:value-type="float" office:value="0.960607317948407" calcext:value-type="float">
            <text:p>0,96</text:p>
          </table:table-cell>
          <table:table-cell table:style-name="ce3" table:formula="of:=SIN([.D183])^[.$E$2]" office:value-type="float" office:value="0.968931787426237" calcext:value-type="float">
            <text:p>0,97</text:p>
          </table:table-cell>
          <table:table-cell table:number-columns-repeated="2"/>
          <table:table-cell table:style-name="ce3" table:formula="of:=[.F183]*[.E183]" office:value-type="float" office:value="0.930762965594474" calcext:value-type="float">
            <text:p>0,93</text:p>
          </table:table-cell>
          <table:table-cell/>
          <table:table-cell table:style-name="ce3" table:formula="of:=[.I183]*[.$B$8]" office:value-type="float" office:value="0.418843334517513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table:formula="of:=[.A184]*[.$B$3]/200" office:value-type="float" office:value="79.65" calcext:value-type="float">
            <text:p>79,7</text:p>
          </table:table-cell>
          <table:table-cell/>
          <table:table-cell table:style-name="ce3" table:formula="of:=RADIANS([.B184])" office:value-type="float" office:value="1.39015474921348" calcext:value-type="float">
            <text:p>1,39</text:p>
          </table:table-cell>
          <table:table-cell table:style-name="ce3" table:formula="of:=(1+COS([.D184]))^[.$B$1]" office:value-type="float" office:value="0.962074783653728" calcext:value-type="float">
            <text:p>0,96</text:p>
          </table:table-cell>
          <table:table-cell table:style-name="ce3" table:formula="of:=SIN([.D184])^[.$E$2]" office:value-type="float" office:value="0.971444063310722" calcext:value-type="float">
            <text:p>0,97</text:p>
          </table:table-cell>
          <table:table-cell table:number-columns-repeated="2"/>
          <table:table-cell table:style-name="ce3" table:formula="of:=[.F184]*[.E184]" office:value-type="float" office:value="0.934601837041361" calcext:value-type="float">
            <text:p>0,93</text:p>
          </table:table-cell>
          <table:table-cell/>
          <table:table-cell table:style-name="ce3" table:formula="of:=[.I184]*[.$B$8]" office:value-type="float" office:value="0.420570826668613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table:formula="of:=[.A185]*[.$B$3]/200" office:value-type="float" office:value="80.1" calcext:value-type="float">
            <text:p>80,1</text:p>
          </table:table-cell>
          <table:table-cell/>
          <table:table-cell table:style-name="ce3" table:formula="of:=RADIANS([.B185])" office:value-type="float" office:value="1.39800873084746" calcext:value-type="float">
            <text:p>1,40</text:p>
          </table:table-cell>
          <table:table-cell table:style-name="ce3" table:formula="of:=(1+COS([.D185]))^[.$B$1]" office:value-type="float" office:value="0.963556281193284" calcext:value-type="float">
            <text:p>0,96</text:p>
          </table:table-cell>
          <table:table-cell table:style-name="ce3" table:formula="of:=SIN([.D185])^[.$E$2]" office:value-type="float" office:value="0.973853219746496" calcext:value-type="float">
            <text:p>0,97</text:p>
          </table:table-cell>
          <table:table-cell table:number-columns-repeated="2"/>
          <table:table-cell table:style-name="ce3" table:formula="of:=[.F185]*[.E185]" office:value-type="float" office:value="0.93836238684704" calcext:value-type="float">
            <text:p>0,94</text:p>
          </table:table-cell>
          <table:table-cell/>
          <table:table-cell table:style-name="ce3" table:formula="of:=[.I185]*[.$B$8]" office:value-type="float" office:value="0.422263074081168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table:formula="of:=[.A186]*[.$B$3]/200" office:value-type="float" office:value="80.55" calcext:value-type="float">
            <text:p>80,6</text:p>
          </table:table-cell>
          <table:table-cell/>
          <table:table-cell table:style-name="ce3" table:formula="of:=RADIANS([.B186])" office:value-type="float" office:value="1.40586271248143" calcext:value-type="float">
            <text:p>1,41</text:p>
          </table:table-cell>
          <table:table-cell table:style-name="ce3" table:formula="of:=(1+COS([.D186]))^[.$B$1]" office:value-type="float" office:value="0.965051946363899" calcext:value-type="float">
            <text:p>0,97</text:p>
          </table:table-cell>
          <table:table-cell table:style-name="ce3" table:formula="of:=SIN([.D186])^[.$E$2]" office:value-type="float" office:value="0.976158765779057" calcext:value-type="float">
            <text:p>0,98</text:p>
          </table:table-cell>
          <table:table-cell table:number-columns-repeated="2"/>
          <table:table-cell table:style-name="ce3" table:formula="of:=[.F186]*[.E186]" office:value-type="float" office:value="0.942043916875261" calcext:value-type="float">
            <text:p>0,94</text:p>
          </table:table-cell>
          <table:table-cell/>
          <table:table-cell table:style-name="ce3" table:formula="of:=[.I186]*[.$B$8]" office:value-type="float" office:value="0.423919762593867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[.A187]*[.$B$3]/200" office:value-type="float" office:value="81" calcext:value-type="float">
            <text:p>81,0</text:p>
          </table:table-cell>
          <table:table-cell/>
          <table:table-cell table:style-name="ce3" table:formula="of:=RADIANS([.B187])" office:value-type="float" office:value="1.41371669411541" calcext:value-type="float">
            <text:p>1,41</text:p>
          </table:table-cell>
          <table:table-cell table:style-name="ce3" table:formula="of:=(1+COS([.D187]))^[.$B$1]" office:value-type="float" office:value="0.966561917202629" calcext:value-type="float">
            <text:p>0,97</text:p>
          </table:table-cell>
          <table:table-cell table:style-name="ce3" table:formula="of:=SIN([.D187])^[.$E$2]" office:value-type="float" office:value="0.978360231640364" calcext:value-type="float">
            <text:p>0,98</text:p>
          </table:table-cell>
          <table:table-cell table:number-columns-repeated="2"/>
          <table:table-cell table:style-name="ce3" table:formula="of:=[.F187]*[.E187]" office:value-type="float" office:value="0.945645741209118" calcext:value-type="float">
            <text:p>0,95</text:p>
          </table:table-cell>
          <table:table-cell/>
          <table:table-cell table:style-name="ce3" table:formula="of:=[.I187]*[.$B$8]" office:value-type="float" office:value="0.425540583544103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table:formula="of:=[.A188]*[.$B$3]/200" office:value-type="float" office:value="81.45" calcext:value-type="float">
            <text:p>81,5</text:p>
          </table:table-cell>
          <table:table-cell/>
          <table:table-cell table:style-name="ce3" table:formula="of:=RADIANS([.B188])" office:value-type="float" office:value="1.42157067574938" calcext:value-type="float">
            <text:p>1,42</text:p>
          </table:table-cell>
          <table:table-cell table:style-name="ce3" table:formula="of:=(1+COS([.D188]))^[.$B$1]" office:value-type="float" office:value="0.968086334031406" calcext:value-type="float">
            <text:p>0,97</text:p>
          </table:table-cell>
          <table:table-cell table:style-name="ce3" table:formula="of:=SIN([.D188])^[.$E$2]" office:value-type="float" office:value="0.980457168834703" calcext:value-type="float">
            <text:p>0,98</text:p>
          </table:table-cell>
          <table:table-cell table:number-columns-repeated="2"/>
          <table:table-cell table:style-name="ce3" table:formula="of:=[.F188]*[.E188]" office:value-type="float" office:value="0.949167186251999" calcext:value-type="float">
            <text:p>0,95</text:p>
          </table:table-cell>
          <table:table-cell/>
          <table:table-cell table:style-name="ce3" table:formula="of:=[.I188]*[.$B$8]" office:value-type="float" office:value="0.4271252338134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table:formula="of:=[.A189]*[.$B$3]/200" office:value-type="float" office:value="81.9" calcext:value-type="float">
            <text:p>81,9</text:p>
          </table:table-cell>
          <table:table-cell/>
          <table:table-cell table:style-name="ce3" table:formula="of:=RADIANS([.B189])" office:value-type="float" office:value="1.42942465738336" calcext:value-type="float">
            <text:p>1,43</text:p>
          </table:table-cell>
          <table:table-cell table:style-name="ce3" table:formula="of:=(1+COS([.D189]))^[.$B$1]" office:value-type="float" office:value="0.969625339502805" calcext:value-type="float">
            <text:p>0,97</text:p>
          </table:table-cell>
          <table:table-cell table:style-name="ce3" table:formula="of:=SIN([.D189])^[.$E$2]" office:value-type="float" office:value="0.982449150220698" calcext:value-type="float">
            <text:p>0,98</text:p>
          </table:table-cell>
          <table:table-cell table:number-columns-repeated="2"/>
          <table:table-cell table:style-name="ce3" table:formula="of:=[.F189]*[.E189]" office:value-type="float" office:value="0.952607590826987" calcext:value-type="float">
            <text:p>0,95</text:p>
          </table:table-cell>
          <table:table-cell/>
          <table:table-cell table:style-name="ce3" table:formula="of:=[.I189]*[.$B$8]" office:value-type="float" office:value="0.428673415872144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table:formula="of:=[.A190]*[.$B$3]/200" office:value-type="float" office:value="82.35" calcext:value-type="float">
            <text:p>82,4</text:p>
          </table:table-cell>
          <table:table-cell/>
          <table:table-cell table:style-name="ce3" table:formula="of:=RADIANS([.B190])" office:value-type="float" office:value="1.43727863901733" calcext:value-type="float">
            <text:p>1,44</text:p>
          </table:table-cell>
          <table:table-cell table:style-name="ce3" table:formula="of:=(1+COS([.D190]))^[.$B$1]" office:value-type="float" office:value="0.97117907864697" calcext:value-type="float">
            <text:p>0,97</text:p>
          </table:table-cell>
          <table:table-cell table:style-name="ce3" table:formula="of:=SIN([.D190])^[.$E$2]" office:value-type="float" office:value="0.984335770089424" calcext:value-type="float">
            <text:p>0,98</text:p>
          </table:table-cell>
          <table:table-cell table:number-columns-repeated="2"/>
          <table:table-cell table:style-name="ce3" table:formula="of:=[.F190]*[.E190]" office:value-type="float" office:value="0.955966306274703" calcext:value-type="float">
            <text:p>0,96</text:p>
          </table:table-cell>
          <table:table-cell/>
          <table:table-cell table:style-name="ce3" table:formula="of:=[.I190]*[.$B$8]" office:value-type="float" office:value="0.430184837823616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table:formula="of:=[.A191]*[.$B$3]/200" office:value-type="float" office:value="82.8" calcext:value-type="float">
            <text:p>82,8</text:p>
          </table:table-cell>
          <table:table-cell/>
          <table:table-cell table:style-name="ce3" table:formula="of:=RADIANS([.B191])" office:value-type="float" office:value="1.4451326206513" calcext:value-type="float">
            <text:p>1,45</text:p>
          </table:table-cell>
          <table:table-cell table:style-name="ce3" table:formula="of:=(1+COS([.D191]))^[.$B$1]" office:value-type="float" office:value="0.972747698919733" calcext:value-type="float">
            <text:p>0,97</text:p>
          </table:table-cell>
          <table:table-cell table:style-name="ce3" table:formula="of:=SIN([.D191])^[.$E$2]" office:value-type="float" office:value="0.986116644238627" calcext:value-type="float">
            <text:p>0,99</text:p>
          </table:table-cell>
          <table:table-cell table:number-columns-repeated="2"/>
          <table:table-cell table:style-name="ce3" table:formula="of:=[.F191]*[.E191]" office:value-type="float" office:value="0.959242696549574" calcext:value-type="float">
            <text:p>0,96</text:p>
          </table:table-cell>
          <table:table-cell/>
          <table:table-cell table:style-name="ce3" table:formula="of:=[.I191]*[.$B$8]" office:value-type="float" office:value="0.431659213447308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table:formula="of:=[.A192]*[.$B$3]/200" office:value-type="float" office:value="83.25" calcext:value-type="float">
            <text:p>83,3</text:p>
          </table:table-cell>
          <table:table-cell/>
          <table:table-cell table:style-name="ce3" table:formula="of:=RADIANS([.B192])" office:value-type="float" office:value="1.45298660228528" calcext:value-type="float">
            <text:p>1,45</text:p>
          </table:table-cell>
          <table:table-cell table:style-name="ce3" table:formula="of:=(1+COS([.D192]))^[.$B$1]" office:value-type="float" office:value="0.974331350251962" calcext:value-type="float">
            <text:p>0,97</text:p>
          </table:table-cell>
          <table:table-cell table:style-name="ce3" table:formula="of:=SIN([.D192])^[.$E$2]" office:value-type="float" office:value="0.987791410043024" calcext:value-type="float">
            <text:p>0,99</text:p>
          </table:table-cell>
          <table:table-cell table:number-columns-repeated="2"/>
          <table:table-cell table:style-name="ce3" table:formula="of:=[.F192]*[.E192]" office:value-type="float" office:value="0.962436138314509" calcext:value-type="float">
            <text:p>0,96</text:p>
          </table:table-cell>
          <table:table-cell/>
          <table:table-cell table:style-name="ce3" table:formula="of:=[.I192]*[.$B$8]" office:value-type="float" office:value="0.433096262241529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table:formula="of:=[.A193]*[.$B$3]/200" office:value-type="float" office:value="83.7" calcext:value-type="float">
            <text:p>83,7</text:p>
          </table:table-cell>
          <table:table-cell/>
          <table:table-cell table:style-name="ce3" table:formula="of:=RADIANS([.B193])" office:value-type="float" office:value="1.46084058391925" calcext:value-type="float">
            <text:p>1,46</text:p>
          </table:table-cell>
          <table:table-cell table:style-name="ce3" table:formula="of:=(1+COS([.D193]))^[.$B$1]" office:value-type="float" office:value="0.975930185100175" calcext:value-type="float">
            <text:p>0,98</text:p>
          </table:table-cell>
          <table:table-cell table:style-name="ce3" table:formula="of:=SIN([.D193])^[.$E$2]" office:value-type="float" office:value="0.989359726520665" calcext:value-type="float">
            <text:p>0,99</text:p>
          </table:table-cell>
          <table:table-cell table:number-columns-repeated="2"/>
          <table:table-cell table:style-name="ce3" table:formula="of:=[.F193]*[.E193]" office:value-type="float" office:value="0.965546021033972" calcext:value-type="float">
            <text:p>0,97</text:p>
          </table:table-cell>
          <table:table-cell/>
          <table:table-cell table:style-name="ce3" table:formula="of:=[.I193]*[.$B$8]" office:value-type="float" office:value="0.434495709465287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table:formula="of:=[.A194]*[.$B$3]/200" office:value-type="float" office:value="84.15" calcext:value-type="float">
            <text:p>84,2</text:p>
          </table:table-cell>
          <table:table-cell/>
          <table:table-cell table:style-name="ce3" table:formula="of:=RADIANS([.B194])" office:value-type="float" office:value="1.46869456555323" calcext:value-type="float">
            <text:p>1,47</text:p>
          </table:table-cell>
          <table:table-cell table:style-name="ce3" table:formula="of:=(1+COS([.D194]))^[.$B$1]" office:value-type="float" office:value="0.977544358498459" calcext:value-type="float">
            <text:p>0,98</text:p>
          </table:table-cell>
          <table:table-cell table:style-name="ce3" table:formula="of:=SIN([.D194])^[.$E$2]" office:value-type="float" office:value="0.990821274395353" calcext:value-type="float">
            <text:p>0,99</text:p>
          </table:table-cell>
          <table:table-cell table:number-columns-repeated="2"/>
          <table:table-cell table:style-name="ce3" table:formula="of:=[.F194]*[.E194]" office:value-type="float" office:value="0.968571747065432" calcext:value-type="float">
            <text:p>0,97</text:p>
          </table:table-cell>
          <table:table-cell/>
          <table:table-cell table:style-name="ce3" table:formula="of:=[.I194]*[.$B$8]" office:value-type="float" office:value="0.435857286179444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table:formula="of:=[.A195]*[.$B$3]/200" office:value-type="float" office:value="84.6" calcext:value-type="float">
            <text:p>84,6</text:p>
          </table:table-cell>
          <table:table-cell/>
          <table:table-cell table:style-name="ce3" table:formula="of:=RADIANS([.B195])" office:value-type="float" office:value="1.4765485471872" calcext:value-type="float">
            <text:p>1,48</text:p>
          </table:table-cell>
          <table:table-cell table:style-name="ce3" table:formula="of:=(1+COS([.D195]))^[.$B$1]" office:value-type="float" office:value="0.979174028111728" calcext:value-type="float">
            <text:p>0,98</text:p>
          </table:table-cell>
          <table:table-cell table:style-name="ce3" table:formula="of:=SIN([.D195])^[.$E$2]" office:value-type="float" office:value="0.992175756155097" calcext:value-type="float">
            <text:p>0,99</text:p>
          </table:table-cell>
          <table:table-cell table:number-columns-repeated="2"/>
          <table:table-cell table:style-name="ce3" table:formula="of:=[.F195]*[.E195]" office:value-type="float" office:value="0.971512731749186" calcext:value-type="float">
            <text:p>0,97</text:p>
          </table:table-cell>
          <table:table-cell/>
          <table:table-cell table:style-name="ce3" table:formula="of:=[.I195]*[.$B$8]" office:value-type="float" office:value="0.437180729287134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table:formula="of:=[.A196]*[.$B$3]/200" office:value-type="float" office:value="85.05" calcext:value-type="float">
            <text:p>85,1</text:p>
          </table:table-cell>
          <table:table-cell/>
          <table:table-cell table:style-name="ce3" table:formula="of:=RADIANS([.B196])" office:value-type="float" office:value="1.48440252882118" calcext:value-type="float">
            <text:p>1,48</text:p>
          </table:table-cell>
          <table:table-cell table:style-name="ce3" table:formula="of:=(1+COS([.D196]))^[.$B$1]" office:value-type="float" office:value="0.980819354290374" calcext:value-type="float">
            <text:p>0,98</text:p>
          </table:table-cell>
          <table:table-cell table:style-name="ce3" table:formula="of:=SIN([.D196])^[.$E$2]" office:value-type="float" office:value="0.993422896106587" calcext:value-type="float">
            <text:p>0,99</text:p>
          </table:table-cell>
          <table:table-cell table:number-columns-repeated="2"/>
          <table:table-cell table:style-name="ce3" table:formula="of:=[.F196]*[.E196]" office:value-type="float" office:value="0.974368403496536" calcext:value-type="float">
            <text:p>0,97</text:p>
          </table:table-cell>
          <table:table-cell/>
          <table:table-cell table:style-name="ce3" table:formula="of:=[.I196]*[.$B$8]" office:value-type="float" office:value="0.438465781573441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[.A197]*[.$B$3]/200" office:value-type="float" office:value="85.5" calcext:value-type="float">
            <text:p>85,5</text:p>
          </table:table-cell>
          <table:table-cell/>
          <table:table-cell table:style-name="ce3" table:formula="of:=RADIANS([.B197])" office:value-type="float" office:value="1.49225651045515" calcext:value-type="float">
            <text:p>1,49</text:p>
          </table:table-cell>
          <table:table-cell table:style-name="ce3" table:formula="of:=(1+COS([.D197]))^[.$B$1]" office:value-type="float" office:value="0.982480500126338" calcext:value-type="float">
            <text:p>0,98</text:p>
          </table:table-cell>
          <table:table-cell table:style-name="ce3" table:formula="of:=SIN([.D197])^[.$E$2]" office:value-type="float" office:value="0.994562440425694" calcext:value-type="float">
            <text:p>0,99</text:p>
          </table:table-cell>
          <table:table-cell table:number-columns-repeated="2"/>
          <table:table-cell table:style-name="ce3" table:formula="of:=[.F197]*[.E197]" office:value-type="float" office:value="0.977138203876307" calcext:value-type="float">
            <text:p>0,98</text:p>
          </table:table-cell>
          <table:table-cell/>
          <table:table-cell table:style-name="ce3" table:formula="of:=[.I197]*[.$B$8]" office:value-type="float" office:value="0.439712191744338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table:formula="of:=[.A198]*[.$B$3]/200" office:value-type="float" office:value="85.95" calcext:value-type="float">
            <text:p>86,0</text:p>
          </table:table-cell>
          <table:table-cell/>
          <table:table-cell table:style-name="ce3" table:formula="of:=RADIANS([.B198])" office:value-type="float" office:value="1.50011049208913" calcext:value-type="float">
            <text:p>1,50</text:p>
          </table:table-cell>
          <table:table-cell table:style-name="ce3" table:formula="of:=(1+COS([.D198]))^[.$B$1]" office:value-type="float" office:value="0.984157631510652" calcext:value-type="float">
            <text:p>0,98</text:p>
          </table:table-cell>
          <table:table-cell table:style-name="ce3" table:formula="of:=SIN([.D198])^[.$E$2]" office:value-type="float" office:value="0.995594157203956" calcext:value-type="float">
            <text:p>1,00</text:p>
          </table:table-cell>
          <table:table-cell table:number-columns-repeated="2"/>
          <table:table-cell table:style-name="ce3" table:formula="of:=[.F198]*[.E198]" office:value-type="float" office:value="0.97982158769969" calcext:value-type="float">
            <text:p>0,98</text:p>
          </table:table-cell>
          <table:table-cell/>
          <table:table-cell table:style-name="ce3" table:formula="of:=[.I198]*[.$B$8]" office:value-type="float" office:value="0.44091971446486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table:formula="of:=[.A199]*[.$B$3]/200" office:value-type="float" office:value="86.4" calcext:value-type="float">
            <text:p>86,4</text:p>
          </table:table-cell>
          <table:table-cell/>
          <table:table-cell table:style-name="ce3" table:formula="of:=RADIANS([.B199])" office:value-type="float" office:value="1.5079644737231" calcext:value-type="float">
            <text:p>1,51</text:p>
          </table:table-cell>
          <table:table-cell table:style-name="ce3" table:formula="of:=(1+COS([.D199]))^[.$B$1]" office:value-type="float" office:value="0.985850917192509" calcext:value-type="float">
            <text:p>0,99</text:p>
          </table:table-cell>
          <table:table-cell table:style-name="ce3" table:formula="of:=SIN([.D199])^[.$E$2]" office:value-type="float" office:value="0.996517836491065" calcext:value-type="float">
            <text:p>1,00</text:p>
          </table:table-cell>
          <table:table-cell table:number-columns-repeated="2"/>
          <table:table-cell table:style-name="ce3" table:formula="of:=[.F199]*[.E199]" office:value-type="float" office:value="0.982418023103411" calcext:value-type="float">
            <text:p>0,98</text:p>
          </table:table-cell>
          <table:table-cell/>
          <table:table-cell table:style-name="ce3" table:formula="of:=[.I199]*[.$B$8]" office:value-type="float" office:value="0.442088110396535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table:formula="of:=[.A200]*[.$B$3]/200" office:value-type="float" office:value="86.85" calcext:value-type="float">
            <text:p>86,9</text:p>
          </table:table-cell>
          <table:table-cell/>
          <table:table-cell table:style-name="ce3" table:formula="of:=RADIANS([.B200])" office:value-type="float" office:value="1.51581845535708" calcext:value-type="float">
            <text:p>1,52</text:p>
          </table:table-cell>
          <table:table-cell table:style-name="ce3" table:formula="of:=(1+COS([.D200]))^[.$B$1]" office:value-type="float" office:value="0.987560528839878" calcext:value-type="float">
            <text:p>0,99</text:p>
          </table:table-cell>
          <table:table-cell table:style-name="ce3" table:formula="of:=SIN([.D200])^[.$E$2]" office:value-type="float" office:value="0.997333290333334" calcext:value-type="float">
            <text:p>1,00</text:p>
          </table:table-cell>
          <table:table-cell table:number-columns-repeated="2"/>
          <table:table-cell table:style-name="ce3" table:formula="of:=[.F200]*[.E200]" office:value-type="float" office:value="0.984926991631203" calcext:value-type="float">
            <text:p>0,98</text:p>
          </table:table-cell>
          <table:table-cell/>
          <table:table-cell table:style-name="ce3" table:formula="of:=[.I200]*[.$B$8]" office:value-type="float" office:value="0.443217146234041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table:formula="of:=[.A201]*[.$B$3]/200" office:value-type="float" office:value="87.3" calcext:value-type="float">
            <text:p>87,3</text:p>
          </table:table-cell>
          <table:table-cell/>
          <table:table-cell table:style-name="ce3" table:formula="of:=RADIANS([.B201])" office:value-type="float" office:value="1.52367243699105" calcext:value-type="float">
            <text:p>1,52</text:p>
          </table:table-cell>
          <table:table-cell table:style-name="ce3" table:formula="of:=(1+COS([.D201]))^[.$B$1]" office:value-type="float" office:value="0.989286641101752" calcext:value-type="float">
            <text:p>0,99</text:p>
          </table:table-cell>
          <table:table-cell table:style-name="ce3" table:formula="of:=SIN([.D201])^[.$E$2]" office:value-type="float" office:value="0.998040352808137" calcext:value-type="float">
            <text:p>1,00</text:p>
          </table:table-cell>
          <table:table-cell table:number-columns-repeated="2"/>
          <table:table-cell table:style-name="ce3" table:formula="of:=[.F201]*[.E201]" office:value-type="float" office:value="0.98734798831357" calcext:value-type="float">
            <text:p>0,99</text:p>
          </table:table-cell>
          <table:table-cell/>
          <table:table-cell table:style-name="ce3" table:formula="of:=[.I201]*[.$B$8]" office:value-type="float" office:value="0.444306594741106" calcext:value-type="float">
            <text:p>0,44</text:p>
          </table:table-cell>
          <table:table-cell table:number-columns-repeated="16373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table:formula="of:=[.A202]*[.$B$3]/200" office:value-type="float" office:value="87.75" calcext:value-type="float">
            <text:p>87,8</text:p>
          </table:table-cell>
          <table:table-cell/>
          <table:table-cell table:style-name="ce3" table:formula="of:=RADIANS([.B202])" office:value-type="float" office:value="1.53152641862502" calcext:value-type="float">
            <text:p>1,53</text:p>
          </table:table-cell>
          <table:table-cell table:style-name="ce3" table:formula="of:=(1+COS([.D202]))^[.$B$1]" office:value-type="float" office:value="0.991029431672044" calcext:value-type="float">
            <text:p>0,99</text:p>
          </table:table-cell>
          <table:table-cell table:style-name="ce3" table:formula="of:=SIN([.D202])^[.$E$2]" office:value-type="float" office:value="0.998638880054316" calcext:value-type="float">
            <text:p>1,00</text:p>
          </table:table-cell>
          <table:table-cell table:number-columns-repeated="2"/>
          <table:table-cell table:style-name="ce3" table:formula="of:=[.F202]*[.E202]" office:value-type="float" office:value="0.989680521745835" calcext:value-type="float">
            <text:p>0,99</text:p>
          </table:table-cell>
          <table:table-cell/>
          <table:table-cell table:style-name="ce3" table:formula="of:=[.I202]*[.$B$8]" office:value-type="float" office:value="0.445356234785626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table:formula="of:=[.A203]*[.$B$3]/200" office:value-type="float" office:value="88.2" calcext:value-type="float">
            <text:p>88,2</text:p>
          </table:table-cell>
          <table:table-cell/>
          <table:table-cell table:style-name="ce3" table:formula="of:=RADIANS([.B203])" office:value-type="float" office:value="1.539380400259" calcext:value-type="float">
            <text:p>1,54</text:p>
          </table:table-cell>
          <table:table-cell table:style-name="ce3" table:formula="of:=(1+COS([.D203]))^[.$B$1]" office:value-type="float" office:value="0.992789081355207" calcext:value-type="float">
            <text:p>0,99</text:p>
          </table:table-cell>
          <table:table-cell table:style-name="ce3" table:formula="of:=SIN([.D203])^[.$E$2]" office:value-type="float" office:value="0.999128750298545" calcext:value-type="float">
            <text:p>1,00</text:p>
          </table:table-cell>
          <table:table-cell table:number-columns-repeated="2"/>
          <table:table-cell table:style-name="ce3" table:formula="of:=[.F203]*[.E203]" office:value-type="float" office:value="0.991924114164468" calcext:value-type="float">
            <text:p>0,99</text:p>
          </table:table-cell>
          <table:table-cell/>
          <table:table-cell table:style-name="ce3" table:formula="of:=[.I203]*[.$B$8]" office:value-type="float" office:value="0.446365851374011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table:formula="of:=[.A204]*[.$B$3]/200" office:value-type="float" office:value="88.65" calcext:value-type="float">
            <text:p>88,7</text:p>
          </table:table-cell>
          <table:table-cell/>
          <table:table-cell table:style-name="ce3" table:formula="of:=RADIANS([.B204])" office:value-type="float" office:value="1.54723438189297" calcext:value-type="float">
            <text:p>1,55</text:p>
          </table:table-cell>
          <table:table-cell table:style-name="ce3" table:formula="of:=(1+COS([.D204]))^[.$B$1]" office:value-type="float" office:value="0.994565774133626" calcext:value-type="float">
            <text:p>0,99</text:p>
          </table:table-cell>
          <table:table-cell table:style-name="ce3" table:formula="of:=SIN([.D204])^[.$E$2]" office:value-type="float" office:value="0.999509863877649" calcext:value-type="float">
            <text:p>1,00</text:p>
          </table:table-cell>
          <table:table-cell table:number-columns-repeated="2"/>
          <table:table-cell table:style-name="ce3" table:formula="of:=[.F204]*[.E204]" office:value-type="float" office:value="0.994078301521669" calcext:value-type="float">
            <text:p>0,99</text:p>
          </table:table-cell>
          <table:table-cell/>
          <table:table-cell table:style-name="ce3" table:formula="of:=[.I204]*[.$B$8]" office:value-type="float" office:value="0.447335235684751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table:formula="of:=[.A205]*[.$B$3]/200" office:value-type="float" office:value="89.1" calcext:value-type="float">
            <text:p>89,1</text:p>
          </table:table-cell>
          <table:table-cell/>
          <table:table-cell table:style-name="ce3" table:formula="of:=RADIANS([.B205])" office:value-type="float" office:value="1.55508836352695" calcext:value-type="float">
            <text:p>1,56</text:p>
          </table:table-cell>
          <table:table-cell table:style-name="ce3" table:formula="of:=(1+COS([.D205]))^[.$B$1]" office:value-type="float" office:value="0.996359697236829" calcext:value-type="float">
            <text:p>1,00</text:p>
          </table:table-cell>
          <table:table-cell table:style-name="ce3" table:formula="of:=SIN([.D205])^[.$E$2]" office:value-type="float" office:value="0.999782143256877" calcext:value-type="float">
            <text:p>1,00</text:p>
          </table:table-cell>
          <table:table-cell table:number-columns-repeated="2"/>
          <table:table-cell table:style-name="ce3" table:formula="of:=[.F205]*[.E205]" office:value-type="float" office:value="0.996142633558209" calcext:value-type="float">
            <text:p>1,00</text:p>
          </table:table-cell>
          <table:table-cell/>
          <table:table-cell table:style-name="ce3" table:formula="of:=[.I205]*[.$B$8]" office:value-type="float" office:value="0.448264185101194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table:formula="of:=[.A206]*[.$B$3]/200" office:value-type="float" office:value="89.55" calcext:value-type="float">
            <text:p>89,6</text:p>
          </table:table-cell>
          <table:table-cell/>
          <table:table-cell table:style-name="ce3" table:formula="of:=RADIANS([.B206])" office:value-type="float" office:value="1.56294234516092" calcext:value-type="float">
            <text:p>1,56</text:p>
          </table:table-cell>
          <table:table-cell table:style-name="ce3" table:formula="of:=(1+COS([.D206]))^[.$B$1]" office:value-type="float" office:value="0.998171041212595" calcext:value-type="float">
            <text:p>1,00</text:p>
          </table:table-cell>
          <table:table-cell table:style-name="ce3" table:formula="of:=SIN([.D206])^[.$E$2]" office:value-type="float" office:value="0.999945533044105" calcext:value-type="float">
            <text:p>1,00</text:p>
          </table:table-cell>
          <table:table-cell table:number-columns-repeated="2"/>
          <table:table-cell table:style-name="ce3" table:formula="of:=[.F206]*[.E206]" office:value-type="float" office:value="0.998116673874518" calcext:value-type="float">
            <text:p>1,00</text:p>
          </table:table-cell>
          <table:table-cell/>
          <table:table-cell table:style-name="ce3" table:formula="of:=[.I206]*[.$B$8]" office:value-type="float" office:value="0.449152503243533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table:formula="of:=[.A207]*[.$B$3]/200" office:value-type="float" office:value="90" calcext:value-type="float">
            <text:p>90,0</text:p>
          </table:table-cell>
          <table:table-cell/>
          <table:table-cell table:style-name="ce3" table:formula="of:=RADIANS([.B207])" office:value-type="float" office:value="1.5707963267949" calcext:value-type="float">
            <text:p>1,57</text:p>
          </table:table-cell>
          <table:table-cell table:style-name="ce3" table:formula="of:=(1+COS([.D207]))^[.$B$1]" office:value-type="float" office:value="1" calcext:value-type="float">
            <text:p>1,00</text:p>
          </table:table-cell>
          <table:table-cell table:style-name="ce3" table:formula="of:=SIN([.D207])^[.$E$2]" office:value-type="float" office:value="1" calcext:value-type="float">
            <text:p>1,00</text:p>
          </table:table-cell>
          <table:table-cell table:number-columns-repeated="2"/>
          <table:table-cell table:style-name="ce3" table:formula="of:=[.F207]*[.E207]" office:value-type="float" office:value="1" calcext:value-type="float">
            <text:p>1,00</text:p>
          </table:table-cell>
          <table:table-cell/>
          <table:table-cell table:style-name="ce3" table:formula="of:=[.I207]*[.$B$8]" office:value-type="float" office:value="0.45" calcext:value-type="float">
            <text:p>0,45</text:p>
          </table:table-cell>
          <table:table-cell table:number-columns-repeated="16373"/>
        </table:table-row>
        <table:table-row table:style-name="ro3" table:number-rows-repeated="10483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ar_pressure_drop" table:style-name="ta3">
        <table:table-column table:style-name="co10" table:default-cell-style-name="ce1"/>
        <table:table-column table:style-name="co11" table:default-cell-style-name="ce3"/>
        <table:table-column table:style-name="co12" table:number-columns-repeated="16382" table:default-cell-style-name="ce1"/>
        <table:table-row table:style-name="ro1">
          <table:table-cell office:value-type="string" calcext:value-type="string">
            <text:p>K</text:p>
          </table:table-cell>
          <table:table-cell table:formula="of:=[UserInterface.B8]/3" office:value-type="float" office:value="1266.66666666667" calcext:value-type="float">
            <text:p>1266,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2" calcext:value-type="float">
            <text:p>0,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</text:p>
          </table:table-cell>
          <table:table-cell table:formula="of:=[UserInterface.B12]" office:value-type="float" office:value="90" calcext:value-type="float">
            <text:p>90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ANS (alpha)</text:p>
          </table:table-cell>
          <table:table-cell table:formula="of:=RADIANS([.B3])" office:value-type="float" office:value="1.5707963267949" calcext:value-type="float">
            <text:p>1,5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_1/R_=</text:p>
          </table:table-cell>
          <table:table-cell table:formula="of:=[UserInterface.B1]/[UserInterface.B2]" office:value-type="float" office:value="0.266666666666667" calcext:value-type="float">
            <text:p>0,2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mma_dot_app</text:p>
          </table:table-cell>
          <table:table-cell table:formula="of:=[UserInterface.B6]" office:value-type="float" office:value="10000" calcext:value-type="float">
            <text:p>10000,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ponent 1</text:p>
          </table:table-cell>
          <table:table-cell table:formula="of:=2*[.B1]*([.B8]^[.B2])*(SIN([.B4])^(3*[.B2]))" office:value-type="float" office:value="15984.2527268316" calcext:value-type="float">
            <text:p>15984,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2</text:p>
          </table:table-cell>
          <table:table-cell table:formula="of:=3*[.B2]*([.B4]^(1+(3*[.B2])))" office:value-type="float" office:value="1.23578538187301" calcext:value-type="float">
            <text:p>1,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3</text:p>
          </table:table-cell>
          <table:table-cell table:formula="of:=((1+3*[.B2])/(4*[.B2]))^([.B2])" office:value-type="float" office:value="1.14869835499704" calcext:value-type="float">
            <text:p>1,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4</text:p>
          </table:table-cell>
          <table:table-cell table:formula="of:=(1-([.B6]^(3*[.B2])))" office:value-type="float" office:value="0.547538907963788" calcext:value-type="float">
            <text:p>0,5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UM</text:p>
          </table:table-cell>
          <table:table-cell table:formula="of:=[.B10]/[.B11]*[.B12]*[.B13]*0.00001" office:value-type="float" office:value="0.0813523810452855" calcext:value-type="float">
            <text:p>0,08</text:p>
          </table:table-cell>
          <table:table-cell office:value-type="string" calcext:value-type="string">
            <text:p>bar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singGibsons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 (gamma_dot_app)^t</text:p>
          </table:table-cell>
          <table:table-cell table:style-name="ce5"/>
          <table:table-cell table:style-name="Default"/>
          <table:table-cell table:number-columns-repeated="16378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((4/25)* (t^(-5/3))+(alpha/200))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ce13" office:value-type="float" office:value="3700" calcext:value-type="float">
            <text:p>3700,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9" office:value-type="string" calcext:value-type="string">
            <text:p>t</text:p>
          </table:table-cell>
          <table:table-cell table:style-name="ce13" office:value-type="float" office:value="0.76" calcext:value-type="float">
            <text:p>0,76</text:p>
          </table:table-cell>
          <table:table-cell table:style-name="ce3"/>
          <table:table-cell/>
          <table:table-cell table:style-name="ce5"/>
          <table:table-cell table:number-columns-repeated="16379"/>
        </table:table-row>
        <table:table-row table:style-name="ro1">
          <table:table-cell table:style-name="ce19"/>
          <table:table-cell table:style-name="ce7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2" table:style-name="ce3" office:value-type="string" calcext:value-type="string">
            <text:p>Labels</text:p>
          </table:table-cell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28.0534446603436" calcext:value-type="float">
            <text:p>28,05</text:p>
          </table:table-cell>
          <table:table-cell table:style-name="ce14" table:formula="of:=[.$B$4]*([.A9]^[.$B$5])*((4/25)*([.$B$5]^(-5/3))+([.B9]/200))*0.00001" office:value-type="float" office:value="28.5120716766187" calcext:value-type="float">
            <text:p>28,51</text:p>
          </table:table-cell>
          <table:table-cell table:style-name="ce15" table:formula="of:=([.C9]-[.D9])/[.C9]" office:value-type="percentage" office:value="-0.0163483316158814" calcext:value-type="percentage">
            <text:p>-1,63 %</text:p>
          </table:table-cell>
          <table:table-cell table:style-name="ce14" table:formula="of:=[.D9]-[.C9]" office:value-type="float" office:value="0.458627016275074" calcext:value-type="float">
            <text:p>0,46</text:p>
          </table:table-cell>
          <table:table-cell office:value-type="string" calcext:value-type="string">
            <text:p>10000/s (experiment)</text:p>
          </table:table-cell>
          <table:table-cell table:style-name="ce1" office:value-type="string" calcext:value-type="string">
            <text:p>10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24.3138575193828" calcext:value-type="float">
            <text:p>24,31</text:p>
          </table:table-cell>
          <table:table-cell table:style-name="ce14" table:formula="of:=[.$B$4]*([.A10]^[.$B$5])*((4/25)*([.$B$5]^(-5/3))+([.B10]/200))*0.00001" office:value-type="float" office:value="25.4693446823213" calcext:value-type="float">
            <text:p>25,47</text:p>
          </table:table-cell>
          <table:table-cell table:style-name="ce15" table:formula="of:=([.C10]-[.D10])/[.C10]" office:value-type="percentage" office:value="-0.0475238107329283" calcext:value-type="percentage">
            <text:p>-4,75 %</text:p>
          </table:table-cell>
          <table:table-cell table:style-name="ce14" table:formula="of:=[.D10]-[.C10]" office:value-type="float" office:value="1.15548716293853" calcext:value-type="float">
            <text:p>1,16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2.0111968294888" calcext:value-type="float">
            <text:p>22,01</text:p>
          </table:table-cell>
          <table:table-cell table:style-name="ce14" table:formula="of:=[.$B$4]*([.A11]^[.$B$5])*((4/25)*([.$B$5]^(-5/3))+([.B11]/200))*0.00001" office:value-type="float" office:value="22.426617688024" calcext:value-type="float">
            <text:p>22,43</text:p>
          </table:table-cell>
          <table:table-cell table:style-name="ce15" table:formula="of:=([.C11]-[.D11])/[.C11]" office:value-type="percentage" office:value="-0.0188731608623232" calcext:value-type="percentage">
            <text:p>-1,89 %</text:p>
          </table:table-cell>
          <table:table-cell table:style-name="ce14" table:formula="of:=[.D11]-[.C11]" office:value-type="float" office:value="0.4154208585352" calcext:value-type="float">
            <text:p>0,42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2.118355489717" calcext:value-type="float">
            <text:p>22,12</text:p>
          </table:table-cell>
          <table:table-cell table:style-name="ce14" table:formula="of:=[.$B$4]*([.A12]^[.$B$5])*((4/25)*([.$B$5]^(-5/3))+([.B12]/200))*0.00001" office:value-type="float" office:value="19.3838906937267" calcext:value-type="float">
            <text:p>19,38</text:p>
          </table:table-cell>
          <table:table-cell table:style-name="ce15" table:formula="of:=([.C12]-[.D12])/[.C12]" office:value-type="percentage" office:value="0.123628756996044" calcext:value-type="percentage">
            <text:p>12,36 %</text:p>
          </table:table-cell>
          <table:table-cell table:style-name="ce14" table:formula="of:=[.D12]-[.C12]" office:value-type="float" office:value="-2.73446479599034" calcext:value-type="float">
            <text:p>-2,7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19.21" calcext:value-type="float">
            <text:p>19,21</text:p>
          </table:table-cell>
          <table:table-cell table:style-name="ce14" table:formula="of:=[.$B$4]*([.A13]^[.$B$5])*((4/25)*([.$B$5]^(-5/3))+([.B13]/200))*0.00001" office:value-type="float" office:value="16.3411636994293" calcext:value-type="float">
            <text:p>16,34</text:p>
          </table:table-cell>
          <table:table-cell table:style-name="ce15" table:formula="of:=([.C13]-[.D13])/[.C13]" office:value-type="percentage" office:value="0.149340775667396" calcext:value-type="percentage">
            <text:p>14,93 %</text:p>
          </table:table-cell>
          <table:table-cell table:style-name="ce14" table:formula="of:=[.D13]-[.C13]" office:value-type="float" office:value="-2.86883630057068" calcext:value-type="float">
            <text:p>-2,87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5"/>
          <table:table-cell table:number-columns-repeated="2"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14.8850497316224" calcext:value-type="float">
            <text:p>14,89</text:p>
          </table:table-cell>
          <table:table-cell table:style-name="ce14" table:formula="of:=[.$B$4]*([.A16]^[.$B$5])*((4/25)*([.$B$5]^(-5/3))+([.B16]/200))*0.00001" office:value-type="float" office:value="16.8362737061197" calcext:value-type="float">
            <text:p>16,84</text:p>
          </table:table-cell>
          <table:table-cell table:style-name="ce15" table:formula="of:=([.C16]-[.D16])/[.C16]" office:value-type="percentage" office:value="-0.131086157566007" calcext:value-type="percentage">
            <text:p>-13,11 %</text:p>
          </table:table-cell>
          <table:table-cell table:style-name="ce14" table:formula="of:=[.D16]-[.C16]" office:value-type="float" office:value="1.95122397449731" calcext:value-type="float">
            <text:p>1,95</text:p>
          </table:table-cell>
          <table:table-cell office:value-type="string" calcext:value-type="string">
            <text:p>5000/s (experiment)</text:p>
          </table:table-cell>
          <table:table-cell table:style-name="ce1" office:value-type="string" calcext:value-type="string">
            <text:p>5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13.9748744685354" calcext:value-type="float">
            <text:p>13,97</text:p>
          </table:table-cell>
          <table:table-cell table:style-name="ce14" table:formula="of:=[.$B$4]*([.A17]^[.$B$5])*((4/25)*([.$B$5]^(-5/3))+([.B17]/200))*0.00001" office:value-type="float" office:value="15.0395545806204" calcext:value-type="float">
            <text:p>15,04</text:p>
          </table:table-cell>
          <table:table-cell table:style-name="ce15" table:formula="of:=([.C17]-[.D17])/[.C17]" office:value-type="percentage" office:value="-0.0761853077451325" calcext:value-type="percentage">
            <text:p>-7,62 %</text:p>
          </table:table-cell>
          <table:table-cell table:style-name="ce14" table:formula="of:=[.D17]-[.C17]" office:value-type="float" office:value="1.06468011208496" calcext:value-type="float">
            <text:p>1,06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11.7174243444468" calcext:value-type="float">
            <text:p>11,72</text:p>
          </table:table-cell>
          <table:table-cell table:style-name="ce14" table:formula="of:=[.$B$4]*([.A18]^[.$B$5])*((4/25)*([.$B$5]^(-5/3))+([.B18]/200))*0.00001" office:value-type="float" office:value="13.242835455121" calcext:value-type="float">
            <text:p>13,24</text:p>
          </table:table-cell>
          <table:table-cell table:style-name="ce15" table:formula="of:=([.C18]-[.D18])/[.C18]" office:value-type="percentage" office:value="-0.130183141433907" calcext:value-type="percentage">
            <text:p>-13,02 %</text:p>
          </table:table-cell>
          <table:table-cell table:style-name="ce14" table:formula="of:=[.D18]-[.C18]" office:value-type="float" office:value="1.52541111067422" calcext:value-type="float">
            <text:p>1,5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11.9184670732411" calcext:value-type="float">
            <text:p>11,92</text:p>
          </table:table-cell>
          <table:table-cell table:style-name="ce14" table:formula="of:=[.$B$4]*([.A19]^[.$B$5])*((4/25)*([.$B$5]^(-5/3))+([.B19]/200))*0.00001" office:value-type="float" office:value="11.4461163296217" calcext:value-type="float">
            <text:p>11,45</text:p>
          </table:table-cell>
          <table:table-cell table:style-name="ce15" table:formula="of:=([.C19]-[.D19])/[.C19]" office:value-type="percentage" office:value="0.03963183693983" calcext:value-type="percentage">
            <text:p>3,96 %</text:p>
          </table:table-cell>
          <table:table-cell table:style-name="ce14" table:formula="of:=[.D19]-[.C19]" office:value-type="float" office:value="-0.472350743619424" calcext:value-type="float">
            <text:p>-0,47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9.8" calcext:value-type="float">
            <text:p>9,80</text:p>
          </table:table-cell>
          <table:table-cell table:style-name="ce14" table:formula="of:=[.$B$4]*([.A20]^[.$B$5])*((4/25)*([.$B$5]^(-5/3))+([.B20]/200))*0.00001" office:value-type="float" office:value="9.64939720412233" calcext:value-type="float">
            <text:p>9,65</text:p>
          </table:table-cell>
          <table:table-cell table:style-name="ce15" table:formula="of:=([.C20]-[.D20])/[.C20]" office:value-type="percentage" office:value="0.0153676322324152" calcext:value-type="percentage">
            <text:p>1,54 %</text:p>
          </table:table-cell>
          <table:table-cell table:style-name="ce14" table:formula="of:=[.D20]-[.C20]" office:value-type="float" office:value="-0.150602795877669" calcext:value-type="float">
            <text:p>-0,15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7.88318359337425" calcext:value-type="float">
            <text:p>7,88</text:p>
          </table:table-cell>
          <table:table-cell table:style-name="ce14" table:formula="of:=[.$B$4]*([.A23]^[.$B$5])*((4/25)*([.$B$5]^(-5/3))+([.B23]/200))*0.00001" office:value-type="float" office:value="9.94175784637317" calcext:value-type="float">
            <text:p>9,94</text:p>
          </table:table-cell>
          <table:table-cell table:style-name="ce15" table:formula="of:=([.C23]-[.D23])/[.C23]" office:value-type="percentage" office:value="-0.261134886510716" calcext:value-type="percentage">
            <text:p>-26,11 %</text:p>
          </table:table-cell>
          <table:table-cell table:style-name="ce14" table:formula="of:=[.D23]-[.C23]" office:value-type="float" office:value="2.05857425299892" calcext:value-type="float">
            <text:p>2,06</text:p>
          </table:table-cell>
          <table:table-cell office:value-type="string" calcext:value-type="string">
            <text:p>2500 /s(experiment)</text:p>
          </table:table-cell>
          <table:table-cell table:style-name="ce1" office:value-type="string" calcext:value-type="string">
            <text:p>2500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7.48225244810404" calcext:value-type="float">
            <text:p>7,48</text:p>
          </table:table-cell>
          <table:table-cell table:style-name="ce14" table:formula="of:=[.$B$4]*([.A24]^[.$B$5])*((4/25)*([.$B$5]^(-5/3))+([.B24]/200))*0.00001" office:value-type="float" office:value="8.88080179544077" calcext:value-type="float">
            <text:p>8,88</text:p>
          </table:table-cell>
          <table:table-cell table:style-name="ce15" table:formula="of:=([.C24]-[.D24])/[.C24]" office:value-type="percentage" office:value="-0.186915552106386" calcext:value-type="percentage">
            <text:p>-18,69 %</text:p>
          </table:table-cell>
          <table:table-cell table:style-name="ce14" table:formula="of:=[.D24]-[.C24]" office:value-type="float" office:value="1.39854934733673" calcext:value-type="float">
            <text:p>1,40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6.24636872583158" calcext:value-type="float">
            <text:p>6,25</text:p>
          </table:table-cell>
          <table:table-cell table:style-name="ce14" table:formula="of:=[.$B$4]*([.A25]^[.$B$5])*((4/25)*([.$B$5]^(-5/3))+([.B25]/200))*0.00001" office:value-type="float" office:value="7.81984574450836" calcext:value-type="float">
            <text:p>7,82</text:p>
          </table:table-cell>
          <table:table-cell table:style-name="ce15" table:formula="of:=([.C25]-[.D25])/[.C25]" office:value-type="percentage" office:value="-0.251902679419122" calcext:value-type="percentage">
            <text:p>-25,19 %</text:p>
          </table:table-cell>
          <table:table-cell table:style-name="ce14" table:formula="of:=[.D25]-[.C25]" office:value-type="float" office:value="1.57347701867678" calcext:value-type="float">
            <text:p>1,57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6.02974278073837" calcext:value-type="float">
            <text:p>6,03</text:p>
          </table:table-cell>
          <table:table-cell table:style-name="ce14" table:formula="of:=[.$B$4]*([.A26]^[.$B$5])*((4/25)*([.$B$5]^(-5/3))+([.B26]/200))*0.00001" office:value-type="float" office:value="6.75888969357596" calcext:value-type="float">
            <text:p>6,76</text:p>
          </table:table-cell>
          <table:table-cell table:style-name="ce15" table:formula="of:=([.C26]-[.D26])/[.C26]" office:value-type="percentage" office:value="-0.120925044293232" calcext:value-type="percentage">
            <text:p>-12,09 %</text:p>
          </table:table-cell>
          <table:table-cell table:style-name="ce14" table:formula="of:=[.D26]-[.C26]" office:value-type="float" office:value="0.729146912837585" calcext:value-type="float">
            <text:p>0,7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5.9" calcext:value-type="float">
            <text:p>5,90</text:p>
          </table:table-cell>
          <table:table-cell table:style-name="ce14" table:formula="of:=[.$B$4]*([.A27]^[.$B$5])*((4/25)*([.$B$5]^(-5/3))+([.B27]/200))*0.00001" office:value-type="float" office:value="5.69793364264355" calcext:value-type="float">
            <text:p>5,70</text:p>
          </table:table-cell>
          <table:table-cell table:style-name="ce15" table:formula="of:=([.C27]-[.D27])/[.C27]" office:value-type="percentage" office:value="0.034248535145161" calcext:value-type="percentage">
            <text:p>3,42 %</text:p>
          </table:table-cell>
          <table:table-cell table:style-name="ce14" table:formula="of:=[.D27]-[.C27]" office:value-type="float" office:value="-0.20206635735645" calcext:value-type="float">
            <text:p>-0,20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4.08126358721792" calcext:value-type="float">
            <text:p>4,08</text:p>
          </table:table-cell>
          <table:table-cell table:style-name="ce14" table:formula="of:=[.$B$4]*([.A30]^[.$B$5])*((4/25)*([.$B$5]^(-5/3))+([.B30]/200))*0.00001" office:value-type="float" office:value="4.95483017889895" calcext:value-type="float">
            <text:p>4,95</text:p>
          </table:table-cell>
          <table:table-cell table:style-name="ce15" table:formula="of:=([.C30]-[.D30])/[.C30]" office:value-type="percentage" office:value="-0.214043168987406" calcext:value-type="percentage">
            <text:p>-21,40 %</text:p>
          </table:table-cell>
          <table:table-cell table:style-name="ce14" table:formula="of:=[.D30]-[.C30]" office:value-type="float" office:value="0.873566591681032" calcext:value-type="float">
            <text:p>0,87</text:p>
          </table:table-cell>
          <table:table-cell office:value-type="string" calcext:value-type="string">
            <text:p>1000/s (experiment)</text:p>
          </table:table-cell>
          <table:table-cell table:style-name="ce1" office:value-type="string" calcext:value-type="string">
            <text:p>1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4.09761634506243" calcext:value-type="float">
            <text:p>4,10</text:p>
          </table:table-cell>
          <table:table-cell table:style-name="ce14" table:formula="of:=[.$B$4]*([.A31]^[.$B$5])*((4/25)*([.$B$5]^(-5/3))+([.B31]/200))*0.00001" office:value-type="float" office:value="4.42606482966415" calcext:value-type="float">
            <text:p>4,43</text:p>
          </table:table-cell>
          <table:table-cell table:style-name="ce15" table:formula="of:=([.C31]-[.D31])/[.C31]" office:value-type="percentage" office:value="-0.080155987516376" calcext:value-type="percentage">
            <text:p>-8,02 %</text:p>
          </table:table-cell>
          <table:table-cell table:style-name="ce14" table:formula="of:=[.D31]-[.C31]" office:value-type="float" office:value="0.328448484601722" calcext:value-type="float">
            <text:p>0,33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.81613728621173" calcext:value-type="float">
            <text:p>2,82</text:p>
          </table:table-cell>
          <table:table-cell table:style-name="ce14" table:formula="of:=[.$B$4]*([.A32]^[.$B$5])*((4/25)*([.$B$5]^(-5/3))+([.B32]/200))*0.00001" office:value-type="float" office:value="3.89729948042935" calcext:value-type="float">
            <text:p>3,90</text:p>
          </table:table-cell>
          <table:table-cell table:style-name="ce15" table:formula="of:=([.C32]-[.D32])/[.C32]" office:value-type="percentage" office:value="-0.383916721500464" calcext:value-type="percentage">
            <text:p>-38,39 %</text:p>
          </table:table-cell>
          <table:table-cell table:style-name="ce14" table:formula="of:=[.D32]-[.C32]" office:value-type="float" office:value="1.08116219421762" calcext:value-type="float">
            <text:p>1,0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.13470824756151" calcext:value-type="float">
            <text:p>2,13</text:p>
          </table:table-cell>
          <table:table-cell table:style-name="ce14" table:formula="of:=[.$B$4]*([.A33]^[.$B$5])*((4/25)*([.$B$5]^(-5/3))+([.B33]/200))*0.00001" office:value-type="float" office:value="3.36853413119455" calcext:value-type="float">
            <text:p>3,37</text:p>
          </table:table-cell>
          <table:table-cell table:style-name="ce15" table:formula="of:=([.C33]-[.D33])/[.C33]" office:value-type="percentage" office:value="-0.577983377842122" calcext:value-type="percentage">
            <text:p>-57,80 %</text:p>
          </table:table-cell>
          <table:table-cell table:style-name="ce14" table:formula="of:=[.D33]-[.C33]" office:value-type="float" office:value="1.23382588363304" calcext:value-type="float">
            <text:p>1,23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2.2" calcext:value-type="float">
            <text:p>2,20</text:p>
          </table:table-cell>
          <table:table-cell table:style-name="ce14" table:formula="of:=[.$B$4]*([.A34]^[.$B$5])*((4/25)*([.$B$5]^(-5/3))+([.B34]/200))*0.00001" office:value-type="float" office:value="2.83976878195975" calcext:value-type="float">
            <text:p>2,84</text:p>
          </table:table-cell>
          <table:table-cell table:style-name="ce15" table:formula="of:=([.C34]-[.D34])/[.C34]" office:value-type="percentage" office:value="-0.290803991799885" calcext:value-type="percentage">
            <text:p>-29,08 %</text:p>
          </table:table-cell>
          <table:table-cell table:style-name="ce14" table:formula="of:=[.D34]-[.C34]" office:value-type="float" office:value="0.639768781959747" calcext:value-type="float">
            <text:p>0,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Diagramm 5" draw:style-name="gr1" svg:width="18.912cm" svg:height="9.935cm" svg:x="0.667cm" svg:y="0.013cm">
              <draw:object draw:notify-on-update-of-ranges="usingGibsons_I_and_t.B9:usingGibsons_I_and_t.B13 usingGibsons_I_and_t.G9:usingGibsons_I_and_t.G9 usingGibsons_I_and_t.C9:usingGibsons_I_and_t.C13 usingGibsons_I_and_t.B16:usingGibsons_I_and_t.B20 usingGibsons_I_and_t.G16:usingGibsons_I_and_t.G16 usingGibsons_I_and_t.C16:usingGibsons_I_and_t.C20 usingGibsons_I_and_t.B23:usingGibsons_I_and_t.B27 usingGibsons_I_and_t.G23:usingGibsons_I_and_t.G23 usingGibsons_I_and_t.C23:usingGibsons_I_and_t.C27 usingGibsons_I_and_t.B30:usingGibsons_I_and_t.B34 usingGibsons_I_and_t.G30:usingGibsons_I_and_t.G30 usingGibsons_I_and_t.C30:usingGibsons_I_and_t.C34 usingGibsons_I_and_t.B9:usingGibsons_I_and_t.B13 usingGibsons_I_and_t.H9:usingGibsons_I_and_t.H9 usingGibsons_I_and_t.D9:usingGibsons_I_and_t.D13 usingGibsons_I_and_t.B16:usingGibsons_I_and_t.B20 usingGibsons_I_and_t.H16:usingGibsons_I_and_t.H16 usingGibsons_I_and_t.D16:usingGibsons_I_and_t.D20 usingGibsons_I_and_t.B23:usingGibsons_I_and_t.B27 usingGibsons_I_and_t.H23:usingGibsons_I_and_t.H23 usingGibsons_I_and_t.D23:usingGibsons_I_and_t.D27 usingGibsons_I_and_t.B30:usingGibsons_I_and_t.B34 usingGibsons_I_and_t.H30:usingGibsons_I_and_t.H30 usingGibsons_I_and_t.D30:usingGibsons_I_and_t.D3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Squared error, relative</text:p>
          </table:table-cell>
          <table:table-cell office:value-type="string" calcext:value-type="string">
            <text:p>Squared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SUMSQ([.E$8:.E$34])" office:value-type="percentage" office:value="0.882853889571101" calcext:value-type="percentage">
            <text:p>88,29 %</text:p>
          </table:table-cell>
          <table:table-cell table:formula="of:=SUMSQ([.F$8:.F$34])" office:value-type="float" office:value="38.1526007633394" calcext:value-type="float">
            <text:p>38,1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verage error, relative</text:p>
          </table:table-cell>
          <table:table-cell office:value-type="string" calcext:value-type="string">
            <text:p>Average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AVERAGE([.E8:.E34])" office:value-type="percentage" office:value="-0.121288189147552" calcext:value-type="percentage">
            <text:p>-12,13 %</text:p>
          </table:table-cell>
          <table:table-cell table:formula="of:=AVERAGE([.F8:.F34])" office:value-type="float" office:value="0.502952435476695" calcext:value-type="float">
            <text:p>0,50</text:p>
          </table:table-cell>
          <table:table-cell table:number-columns-repeated="16378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y_own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 (gamma_dot_app)^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((4/25)* (t^(-5/3))+(alpha/200))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ce13" office:value-type="float" office:value="1371.41544204937" calcext:value-type="float">
            <text:p>1371,4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9" office:value-type="string" calcext:value-type="string">
            <text:p>t</text:p>
          </table:table-cell>
          <table:table-cell table:style-name="ce13" office:value-type="float" office:value="0.880967100543136" calcext:value-type="float">
            <text:p>0,88</text:p>
          </table:table-cell>
          <table:table-cell table:style-name="ce3"/>
          <table:table-cell/>
          <table:table-cell table:style-name="ce5"/>
          <table:table-cell table:number-columns-repeated="16379"/>
        </table:table-row>
        <table:table-row table:style-name="ro1">
          <table:table-cell table:style-name="ce19"/>
          <table:table-cell table:style-name="ce7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28.0534446603436" calcext:value-type="float">
            <text:p>28,05</text:p>
          </table:table-cell>
          <table:table-cell table:style-name="ce14" table:formula="of:=[.$B$4]*([.A9]^[.$B$5])*((4/25)*([.$B$5]^(-5/3))+([.B9]/200))*0.00001" office:value-type="float" office:value="29.6732208698893" calcext:value-type="float">
            <text:p>29,67</text:p>
          </table:table-cell>
          <table:table-cell table:style-name="ce15" table:formula="of:=([.C9]-[.D9])/[.C9]" office:value-type="percentage" office:value="-0.0577389418360949" calcext:value-type="percentage">
            <text:p>-5,77 %</text:p>
          </table:table-cell>
          <table:table-cell table:style-name="ce14" table:formula="of:=[.D9]-[.C9]" office:value-type="float" office:value="1.61977620954569" calcext:value-type="float">
            <text:p>1,62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24.3138575193828" calcext:value-type="float">
            <text:p>24,31</text:p>
          </table:table-cell>
          <table:table-cell table:style-name="ce14" table:formula="of:=[.$B$4]*([.A10]^[.$B$5])*((4/25)*([.$B$5]^(-5/3))+([.B10]/200))*0.00001" office:value-type="float" office:value="26.2368605079624" calcext:value-type="float">
            <text:p>26,24</text:p>
          </table:table-cell>
          <table:table-cell table:style-name="ce15" table:formula="of:=([.C10]-[.D10])/[.C10]" office:value-type="percentage" office:value="-0.0790908224680746" calcext:value-type="percentage">
            <text:p>-7,91 %</text:p>
          </table:table-cell>
          <table:table-cell table:style-name="ce14" table:formula="of:=[.D10]-[.C10]" office:value-type="float" office:value="1.92300298857957" calcext:value-type="float">
            <text:p>1,92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2.0111968294888" calcext:value-type="float">
            <text:p>22,01</text:p>
          </table:table-cell>
          <table:table-cell table:style-name="ce14" table:formula="of:=[.$B$4]*([.A11]^[.$B$5])*((4/25)*([.$B$5]^(-5/3))+([.B11]/200))*0.00001" office:value-type="float" office:value="22.8005001460354" calcext:value-type="float">
            <text:p>22,80</text:p>
          </table:table-cell>
          <table:table-cell table:style-name="ce15" table:formula="of:=([.C11]-[.D11])/[.C11]" office:value-type="percentage" office:value="-0.03585917306819" calcext:value-type="percentage">
            <text:p>-3,59 %</text:p>
          </table:table-cell>
          <table:table-cell table:style-name="ce14" table:formula="of:=[.D11]-[.C11]" office:value-type="float" office:value="0.789303316546633" calcext:value-type="float">
            <text:p>0,79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2.118355489717" calcext:value-type="float">
            <text:p>22,12</text:p>
          </table:table-cell>
          <table:table-cell table:style-name="ce14" table:formula="of:=[.$B$4]*([.A12]^[.$B$5])*((4/25)*([.$B$5]^(-5/3))+([.B12]/200))*0.00001" office:value-type="float" office:value="19.3641397841085" calcext:value-type="float">
            <text:p>19,36</text:p>
          </table:table-cell>
          <table:table-cell table:style-name="ce15" table:formula="of:=([.C12]-[.D12])/[.C12]" office:value-type="percentage" office:value="0.124521721648291" calcext:value-type="percentage">
            <text:p>12,45 %</text:p>
          </table:table-cell>
          <table:table-cell table:style-name="ce14" table:formula="of:=[.D12]-[.C12]" office:value-type="float" office:value="-2.75421570560849" calcext:value-type="float">
            <text:p>-2,75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19.21" calcext:value-type="float">
            <text:p>19,21</text:p>
          </table:table-cell>
          <table:table-cell table:style-name="ce14" table:formula="of:=[.$B$4]*([.A13]^[.$B$5])*((4/25)*([.$B$5]^(-5/3))+([.B13]/200))*0.00001" office:value-type="float" office:value="15.9277794221816" calcext:value-type="float">
            <text:p>15,93</text:p>
          </table:table-cell>
          <table:table-cell table:style-name="ce15" table:formula="of:=([.C13]-[.D13])/[.C13]" office:value-type="percentage" office:value="0.170859998845311" calcext:value-type="percentage">
            <text:p>17,09 %</text:p>
          </table:table-cell>
          <table:table-cell table:style-name="ce14" table:formula="of:=[.D13]-[.C13]" office:value-type="float" office:value="-3.28222057781842" calcext:value-type="float">
            <text:p>-3,28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5"/>
          <table:table-cell table:number-columns-repeated="7"/>
          <table:table-cell table:style-name="ce16"/>
          <table:table-cell table:number-columns-repeated="16371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14.8850497316224" calcext:value-type="float">
            <text:p>14,89</text:p>
          </table:table-cell>
          <table:table-cell table:style-name="ce14" table:formula="of:=[.$B$4]*([.A16]^[.$B$5])*((4/25)*([.$B$5]^(-5/3))+([.B16]/200))*0.00001" office:value-type="float" office:value="16.1126571731875" calcext:value-type="float">
            <text:p>16,11</text:p>
          </table:table-cell>
          <table:table-cell table:style-name="ce15" table:formula="of:=([.C16]-[.D16])/[.C16]" office:value-type="percentage" office:value="-0.0824725119296821" calcext:value-type="percentage">
            <text:p>-8,25 %</text:p>
          </table:table-cell>
          <table:table-cell table:style-name="ce14" table:formula="of:=[.D16]-[.C16]" office:value-type="float" office:value="1.22760744156514" calcext:value-type="float">
            <text:p>1,23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13.9748744685354" calcext:value-type="float">
            <text:p>13,97</text:p>
          </table:table-cell>
          <table:table-cell table:style-name="ce14" table:formula="of:=[.$B$4]*([.A17]^[.$B$5])*((4/25)*([.$B$5]^(-5/3))+([.B17]/200))*0.00001" office:value-type="float" office:value="14.2467021197055" calcext:value-type="float">
            <text:p>14,25</text:p>
          </table:table-cell>
          <table:table-cell table:style-name="ce15" table:formula="of:=([.C17]-[.D17])/[.C17]" office:value-type="percentage" office:value="-0.0194511694385594" calcext:value-type="percentage">
            <text:p>-1,95 %</text:p>
          </table:table-cell>
          <table:table-cell table:style-name="ce14" table:formula="of:=[.D17]-[.C17]" office:value-type="float" office:value="0.27182765117008" calcext:value-type="float">
            <text:p>0,27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11.7174243444468" calcext:value-type="float">
            <text:p>11,72</text:p>
          </table:table-cell>
          <table:table-cell table:style-name="ce14" table:formula="of:=[.$B$4]*([.A18]^[.$B$5])*((4/25)*([.$B$5]^(-5/3))+([.B18]/200))*0.00001" office:value-type="float" office:value="12.3807470662234" calcext:value-type="float">
            <text:p>12,38</text:p>
          </table:table-cell>
          <table:table-cell table:style-name="ce15" table:formula="of:=([.C18]-[.D18])/[.C18]" office:value-type="percentage" office:value="-0.0566099427892604" calcext:value-type="percentage">
            <text:p>-5,66 %</text:p>
          </table:table-cell>
          <table:table-cell table:style-name="ce14" table:formula="of:=[.D18]-[.C18]" office:value-type="float" office:value="0.66332272177662" calcext:value-type="float">
            <text:p>0,66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11.9184670732411" calcext:value-type="float">
            <text:p>11,92</text:p>
          </table:table-cell>
          <table:table-cell table:style-name="ce14" table:formula="of:=[.$B$4]*([.A19]^[.$B$5])*((4/25)*([.$B$5]^(-5/3))+([.B19]/200))*0.00001" office:value-type="float" office:value="10.5147920127414" calcext:value-type="float">
            <text:p>10,51</text:p>
          </table:table-cell>
          <table:table-cell table:style-name="ce15" table:formula="of:=([.C19]-[.D19])/[.C19]" office:value-type="percentage" office:value="0.117773120643276" calcext:value-type="percentage">
            <text:p>11,78 %</text:p>
          </table:table-cell>
          <table:table-cell table:style-name="ce14" table:formula="of:=[.D19]-[.C19]" office:value-type="float" office:value="-1.40367506049974" calcext:value-type="float">
            <text:p>-1,40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9.8" calcext:value-type="float">
            <text:p>9,80</text:p>
          </table:table-cell>
          <table:table-cell table:style-name="ce14" table:formula="of:=[.$B$4]*([.A20]^[.$B$5])*((4/25)*([.$B$5]^(-5/3))+([.B20]/200))*0.00001" office:value-type="float" office:value="8.6488369592593" calcext:value-type="float">
            <text:p>8,65</text:p>
          </table:table-cell>
          <table:table-cell table:style-name="ce15" table:formula="of:=([.C20]-[.D20])/[.C20]" office:value-type="percentage" office:value="0.117465616402112" calcext:value-type="percentage">
            <text:p>11,75 %</text:p>
          </table:table-cell>
          <table:table-cell table:style-name="ce14" table:formula="of:=[.D20]-[.C20]" office:value-type="float" office:value="-1.1511630407407" calcext:value-type="float">
            <text:p>-1,15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7.88318359337425" calcext:value-type="float">
            <text:p>7,88</text:p>
          </table:table-cell>
          <table:table-cell table:style-name="ce14" table:formula="of:=[.$B$4]*([.A23]^[.$B$5])*((4/25)*([.$B$5]^(-5/3))+([.B23]/200))*0.00001" office:value-type="float" office:value="8.74922619014093" calcext:value-type="float">
            <text:p>8,75</text:p>
          </table:table-cell>
          <table:table-cell table:style-name="ce15" table:formula="of:=([.C23]-[.D23])/[.C23]" office:value-type="percentage" office:value="-0.109859498578034" calcext:value-type="percentage">
            <text:p>-10,99 %</text:p>
          </table:table-cell>
          <table:table-cell table:style-name="ce14" table:formula="of:=[.D23]-[.C23]" office:value-type="float" office:value="0.866042596766681" calcext:value-type="float">
            <text:p>0,87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7.48225244810404" calcext:value-type="float">
            <text:p>7,48</text:p>
          </table:table-cell>
          <table:table-cell table:style-name="ce14" table:formula="of:=[.$B$4]*([.A24]^[.$B$5])*((4/25)*([.$B$5]^(-5/3))+([.B24]/200))*0.00001" office:value-type="float" office:value="7.73600641837554" calcext:value-type="float">
            <text:p>7,74</text:p>
          </table:table-cell>
          <table:table-cell table:style-name="ce15" table:formula="of:=([.C24]-[.D24])/[.C24]" office:value-type="percentage" office:value="-0.0339141150384201" calcext:value-type="percentage">
            <text:p>-3,39 %</text:p>
          </table:table-cell>
          <table:table-cell table:style-name="ce14" table:formula="of:=[.D24]-[.C24]" office:value-type="float" office:value="0.253753970271501" calcext:value-type="float">
            <text:p>0,25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6.24636872583158" calcext:value-type="float">
            <text:p>6,25</text:p>
          </table:table-cell>
          <table:table-cell table:style-name="ce14" table:formula="of:=[.$B$4]*([.A25]^[.$B$5])*((4/25)*([.$B$5]^(-5/3))+([.B25]/200))*0.00001" office:value-type="float" office:value="6.72278664661015" calcext:value-type="float">
            <text:p>6,72</text:p>
          </table:table-cell>
          <table:table-cell table:style-name="ce15" table:formula="of:=([.C25]-[.D25])/[.C25]" office:value-type="percentage" office:value="-0.0762711811757709" calcext:value-type="percentage">
            <text:p>-7,63 %</text:p>
          </table:table-cell>
          <table:table-cell table:style-name="ce14" table:formula="of:=[.D25]-[.C25]" office:value-type="float" office:value="0.47641792077857" calcext:value-type="float">
            <text:p>0,48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6.02974278073837" calcext:value-type="float">
            <text:p>6,03</text:p>
          </table:table-cell>
          <table:table-cell table:style-name="ce14" table:formula="of:=[.$B$4]*([.A26]^[.$B$5])*((4/25)*([.$B$5]^(-5/3))+([.B26]/200))*0.00001" office:value-type="float" office:value="5.70956687484476" calcext:value-type="float">
            <text:p>5,71</text:p>
          </table:table-cell>
          <table:table-cell table:style-name="ce15" table:formula="of:=([.C26]-[.D26])/[.C26]" office:value-type="percentage" office:value="0.0530994301973196" calcext:value-type="percentage">
            <text:p>5,31 %</text:p>
          </table:table-cell>
          <table:table-cell table:style-name="ce14" table:formula="of:=[.D26]-[.C26]" office:value-type="float" office:value="-0.320175905893609" calcext:value-type="float">
            <text:p>-0,32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5.9" calcext:value-type="float">
            <text:p>5,90</text:p>
          </table:table-cell>
          <table:table-cell table:style-name="ce14" table:formula="of:=[.$B$4]*([.A27]^[.$B$5])*((4/25)*([.$B$5]^(-5/3))+([.B27]/200))*0.00001" office:value-type="float" office:value="4.69634710307937" calcext:value-type="float">
            <text:p>4,70</text:p>
          </table:table-cell>
          <table:table-cell table:style-name="ce15" table:formula="of:=([.C27]-[.D27])/[.C27]" office:value-type="percentage" office:value="0.204008965579768" calcext:value-type="percentage">
            <text:p>20,40 %</text:p>
          </table:table-cell>
          <table:table-cell table:style-name="ce14" table:formula="of:=[.D27]-[.C27]" office:value-type="float" office:value="-1.20365289692063" calcext:value-type="float">
            <text:p>-1,20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4.08126358721792" calcext:value-type="float">
            <text:p>4,08</text:p>
          </table:table-cell>
          <table:table-cell table:style-name="ce14" table:formula="of:=[.$B$4]*([.A30]^[.$B$5])*((4/25)*([.$B$5]^(-5/3))+([.B30]/200))*0.00001" office:value-type="float" office:value="3.90299134914363" calcext:value-type="float">
            <text:p>3,90</text:p>
          </table:table-cell>
          <table:table-cell table:style-name="ce15" table:formula="of:=([.C30]-[.D30])/[.C30]" office:value-type="percentage" office:value="0.0436806479818202" calcext:value-type="percentage">
            <text:p>4,37 %</text:p>
          </table:table-cell>
          <table:table-cell table:style-name="ce14" table:formula="of:=[.D30]-[.C30]" office:value-type="float" office:value="-0.178272238074287" calcext:value-type="float">
            <text:p>-0,1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4.09761634506243" calcext:value-type="float">
            <text:p>4,10</text:p>
          </table:table-cell>
          <table:table-cell table:style-name="ce14" table:formula="of:=[.$B$4]*([.A31]^[.$B$5])*((4/25)*([.$B$5]^(-5/3))+([.B31]/200))*0.00001" office:value-type="float" office:value="3.45099846222549" calcext:value-type="float">
            <text:p>3,45</text:p>
          </table:table-cell>
          <table:table-cell table:style-name="ce15" table:formula="of:=([.C31]-[.D31])/[.C31]" office:value-type="percentage" office:value="0.157803422376549" calcext:value-type="percentage">
            <text:p>15,78 %</text:p>
          </table:table-cell>
          <table:table-cell table:style-name="ce14" table:formula="of:=[.D31]-[.C31]" office:value-type="float" office:value="-0.646617882836937" calcext:value-type="float">
            <text:p>-0,65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.81613728621173" calcext:value-type="float">
            <text:p>2,82</text:p>
          </table:table-cell>
          <table:table-cell table:style-name="ce14" table:formula="of:=[.$B$4]*([.A32]^[.$B$5])*((4/25)*([.$B$5]^(-5/3))+([.B32]/200))*0.00001" office:value-type="float" office:value="2.99900557530735" calcext:value-type="float">
            <text:p>3,00</text:p>
          </table:table-cell>
          <table:table-cell table:style-name="ce15" table:formula="of:=([.C32]-[.D32])/[.C32]" office:value-type="percentage" office:value="-0.0649358573500571" calcext:value-type="percentage">
            <text:p>-6,49 %</text:p>
          </table:table-cell>
          <table:table-cell table:style-name="ce14" table:formula="of:=[.D32]-[.C32]" office:value-type="float" office:value="0.182868289095622" calcext:value-type="float">
            <text:p>0,1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.13470824756151" calcext:value-type="float">
            <text:p>2,13</text:p>
          </table:table-cell>
          <table:table-cell table:style-name="ce14" table:formula="of:=[.$B$4]*([.A33]^[.$B$5])*((4/25)*([.$B$5]^(-5/3))+([.B33]/200))*0.00001" office:value-type="float" office:value="2.54701268838921" calcext:value-type="float">
            <text:p>2,55</text:p>
          </table:table-cell>
          <table:table-cell table:style-name="ce15" table:formula="of:=([.C33]-[.D33])/[.C33]" office:value-type="percentage" office:value="-0.193143227557527" calcext:value-type="percentage">
            <text:p>-19,31 %</text:p>
          </table:table-cell>
          <table:table-cell table:style-name="ce14" table:formula="of:=[.D33]-[.C33]" office:value-type="float" office:value="0.412304440827702" calcext:value-type="float">
            <text:p>0,41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2.2" calcext:value-type="float">
            <text:p>2,20</text:p>
          </table:table-cell>
          <table:table-cell table:style-name="ce14" table:formula="of:=[.$B$4]*([.A34]^[.$B$5])*((4/25)*([.$B$5]^(-5/3))+([.B34]/200))*0.00001" office:value-type="float" office:value="2.09501980147107" calcext:value-type="float">
            <text:p>2,10</text:p>
          </table:table-cell>
          <table:table-cell table:style-name="ce15" table:formula="of:=([.C34]-[.D34])/[.C34]" office:value-type="percentage" office:value="0.0477182720586042" calcext:value-type="percentage">
            <text:p>4,77 %</text:p>
          </table:table-cell>
          <table:table-cell table:style-name="ce14" table:formula="of:=[.D34]-[.C34]" office:value-type="float" office:value="-0.104980198528929" calcext:value-type="float">
            <text:p>-0,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Diagramm 1" draw:style-name="gr1" svg:width="18.912cm" svg:height="9.935cm" svg:x="0.667cm" svg:y="0.013cm">
              <draw:object draw:notify-on-update-of-ranges="my_own_I_and_t.B9:my_own_I_and_t.B13 my_own_I_and_t.A9:my_own_I_and_t.A9 my_own_I_and_t.C9:my_own_I_and_t.C13 my_own_I_and_t.B16:my_own_I_and_t.B20 my_own_I_and_t.A16:my_own_I_and_t.A16 my_own_I_and_t.C16:my_own_I_and_t.C20 my_own_I_and_t.B23:my_own_I_and_t.B27 my_own_I_and_t.A23:my_own_I_and_t.A23 my_own_I_and_t.C23:my_own_I_and_t.C27 my_own_I_and_t.B30:my_own_I_and_t.B34 my_own_I_and_t.A30:my_own_I_and_t.A30 my_own_I_and_t.C30:my_own_I_and_t.C34 my_own_I_and_t.B9:my_own_I_and_t.B13 my_own_I_and_t.A9:my_own_I_and_t.A9 my_own_I_and_t.D9:my_own_I_and_t.D13 my_own_I_and_t.B16:my_own_I_and_t.B20 my_own_I_and_t.A16:my_own_I_and_t.A16 my_own_I_and_t.C16:my_own_I_and_t.C20 my_own_I_and_t.B16:my_own_I_and_t.B20 my_own_I_and_t.A16:my_own_I_and_t.A16 my_own_I_and_t.D16:my_own_I_and_t.D20 my_own_I_and_t.B23:my_own_I_and_t.B27 my_own_I_and_t.A23:my_own_I_and_t.A23 my_own_I_and_t.D23:my_own_I_and_t.D27 my_own_I_and_t.B30:my_own_I_and_t.B34 my_own_I_and_t.A30:my_own_I_and_t.A30 my_own_I_and_t.D30:my_own_I_and_t.D3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Squared error, relative</text:p>
          </table:table-cell>
          <table:table-cell office:value-type="string" calcext:value-type="string">
            <text:p>Squared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SUMSQ([.E$8:.E$34])" office:value-type="percentage" office:value="0.227710951845801" calcext:value-type="percentage">
            <text:p>22,77 %</text:p>
          </table:table-cell>
          <table:table-cell table:formula="of:=SUMSQ([.F$8:.F$34])" office:value-type="float" office:value="33.8767187021719" calcext:value-type="float">
            <text:p>33,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verage error, relative</text:p>
          </table:table-cell>
          <table:table-cell office:value-type="string" calcext:value-type="string">
            <text:p>Average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AVERAGE([.E8:.E34])" office:value-type="percentage" office:value="0.011379237725169" calcext:value-type="percentage">
            <text:p>1,14 %</text:p>
          </table:table-cell>
          <table:table-cell table:formula="of:=AVERAGE([.F8:.F34])" office:value-type="float" office:value="-0.117937297999897" calcext:value-type="float">
            <text:p>-0,12</text:p>
          </table:table-cell>
          <table:table-cell table:number-columns-repeated="16378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Prefix" table:style-name="ta3">
        <table:table-column table:style-name="co19" table:default-cell-style-name="ce17"/>
        <table:table-column table:style-name="co20" table:default-cell-style-name="ce1"/>
        <table:table-column table:style-name="co19" table:number-columns-repeated="3" table:default-cell-style-name="ce1"/>
        <table:table-column table:style-name="co21" table:default-cell-style-name="ce1"/>
        <table:table-column table:style-name="co19" table:number-columns-repeated="4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19" table:default-cell-style-name="ce1"/>
        <table:table-column table:style-name="co19" table:default-cell-style-name="ce22"/>
        <table:table-column table:style-name="co19" table:default-cell-style-name="ce20"/>
        <table:table-column table:style-name="co19" table:number-columns-repeated="4" table:default-cell-style-name="ce1"/>
        <table:table-column table:style-name="co19" table:default-cell-style-name="ce8"/>
        <table:table-column table:style-name="co19" table:number-columns-repeated="16363" table:default-cell-style-name="ce1"/>
        <table:table-row table:style-name="ro1">
          <table:table-cell table:style-name="ce40" office:value-type="string" calcext:value-type="string">
            <text:p>Result</text:p>
          </table:table-cell>
          <table:table-cell office:value-type="string" calcext:value-type="string">
            <text:p>ratio_of_rad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pha_in_degree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alpha_in_radians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Part3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Part4</text:p>
          </table:table-cell>
          <table:table-cell office:value-type="string" calcext:value-type="string">
            <text:p>linear_formula</text:p>
          </table:table-cell>
          <table:table-cell office:value-type="string" calcext:value-type="string">
            <text:p>weighted_error</text:p>
          </table:table-cell>
          <table:table-cell office:value-type="string" calcext:value-type="string">
            <text:p>advanced_formula</text:p>
          </table:table-cell>
          <table:table-cell office:value-type="string" calcext:value-type="string">
            <text:p>weighted_error</text:p>
          </table:table-cell>
          <table:table-cell office:value-type="string" office:string-value="advanced_advanced" calcext:value-type="string">
            <text:p><text:s/>advanced_advanced </text:p>
          </table:table-cell>
          <table:table-cell table:style-name="ce1" office:value-type="string" calcext:value-type="string">
            <text:p>weighted_error</text:p>
          </table:table-cell>
          <table:table-cell>
            <draw:frame draw:z-index="0" draw:name="Diagramm 3" draw:style-name="gr1" svg:width="19.175cm" svg:height="7.62cm" svg:x="1.482cm" svg:y="0cm">
              <draw:object draw:notify-on-update-of-ranges="NewPrefix.A1:NewPrefix.A1 NewPrefix.A2:NewPrefix.A65 NewPrefix.M1:NewPrefix.M1 NewPrefix.M2:NewPrefix.M65 NewPrefix.O1:NewPrefix.O1 NewPrefix.O2:NewPrefix.O6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67"/>
        </table:table-row>
        <table:table-row table:style-name="ro1">
          <table:table-cell table:formula="of:=[.E2]*[.G2]*[.H2]+[.J2]" office:value-type="float" office:value="1.32018709701254" calcext:value-type="float">
            <text:p>1,32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2])" office:value-type="float" office:value="2.66666666666667" calcext:value-type="float">
            <text:p>2,66666666666667</text:p>
          </table:table-cell>
          <table:table-cell table:formula="of:=RADIANS([.D2])" office:value-type="float" office:value="0.523598775598299" calcext:value-type="float">
            <text:p>0,523598775598299</text:p>
          </table:table-cell>
          <table:table-cell table:formula="of:=(SIN([.F2])*(1+COS([.F2]))/4)^[.C2]" office:value-type="float" office:value="0.694955331762074" calcext:value-type="float">
            <text:p>0,694955331762074</text:p>
          </table:table-cell>
          <table:table-cell table:formula="of:=(([.B2]^(3*[.C2]))*-1)+1" office:value-type="float" office:value="0.700930243755756" calcext:value-type="float">
            <text:p>0,700930243755756</text:p>
          </table:table-cell>
          <table:table-cell table:formula="of:=0.01*(1.2*[.D2]-33)" office:value-type="float" office:value="0.03" calcext:value-type="float">
            <text:p>0,03</text:p>
          </table:table-cell>
          <table:table-cell table:formula="of:=[.I2]/(4^[.C2])" office:value-type="float" office:value="0.0212132034355964" calcext:value-type="float">
            <text:p>0,0212132034355964</text:p>
          </table:table-cell>
          <table:table-cell table:formula="of:=([.$Q$24]-([.$Q$25]*[.C2]))+(([.$Q$27]*[.D2])-[.$Q$28])*[.$Q$29]" office:value-type="float" office:value="1.1175" calcext:value-type="float">
            <text:p>1,1175</text:p>
          </table:table-cell>
          <table:table-cell table:style-name="ce20" table:formula="of:=ABS(([.K2]-[.A2])/[.A2])" office:value-type="percentage" office:value="0.153529069835025" calcext:value-type="percentage">
            <text:p>15%</text:p>
          </table:table-cell>
          <table:table-cell table:style-name="ce16" table:formula="of:=(([.C2]^[.$R$24])*[.$R$25])+[.$R$26]*[.D2]" office:value-type="float" office:value="1.76269894386544" calcext:value-type="float">
            <text:p>1,76E+00</text:p>
          </table:table-cell>
          <table:table-cell table:style-name="ce20" table:formula="of:=ABS(([.M2]-[.A2])/[.A2])" office:value-type="percentage" office:value="0.335188737910153" calcext:value-type="percentage">
            <text:p>34%</text:p>
          </table:table-cell>
          <table:table-cell table:formula="of:=(([.C2]^[.$U$24])*[.$U$25])+(([.D2]^[.$U$28])*[.$U$29])+[.$U$32]" office:value-type="float" office:value="1.81742565929494" calcext:value-type="float">
            <text:p><text:s/>1,82 </text:p>
          </table:table-cell>
          <table:table-cell table:formula="of:=ABS(([.O2]-[.A2])/[.A2])" office:value-type="percentage" office:value="0.376642495149068" calcext:value-type="percentage">
            <text:p>38%</text:p>
          </table:table-cell>
          <table:table-cell table:number-columns-repeated="16368"/>
        </table:table-row>
        <table:table-row table:style-name="ro1">
          <table:table-cell table:formula="of:=[.E3]*[.G3]*[.H3]+[.J3]" office:value-type="float" office:value="1.46551559063881" calcext:value-type="float">
            <text:p>1,47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3])" office:value-type="float" office:value="2.66666666666667" calcext:value-type="float">
            <text:p>2,66666666666667</text:p>
          </table:table-cell>
          <table:table-cell table:formula="of:=RADIANS([.D3])" office:value-type="float" office:value="0.523598775598299" calcext:value-type="float">
            <text:p>0,523598775598299</text:p>
          </table:table-cell>
          <table:table-cell table:formula="of:=(SIN([.F3])*(1+COS([.F3]))/4)^[.C3]" office:value-type="float" office:value="0.694955331762074" calcext:value-type="float">
            <text:p>0,694955331762074</text:p>
          </table:table-cell>
          <table:table-cell table:formula="of:=(([.B3]^(3*[.C3]))*-1)+1" office:value-type="float" office:value="0.779349938690209" calcext:value-type="float">
            <text:p>0,779349938690209</text:p>
          </table:table-cell>
          <table:table-cell table:formula="of:=0.01*(1.2*[.D3]-33)" office:value-type="float" office:value="0.03" calcext:value-type="float">
            <text:p>0,03</text:p>
          </table:table-cell>
          <table:table-cell table:formula="of:=[.I3]/(4^[.C3])" office:value-type="float" office:value="0.0212132034355964" calcext:value-type="float">
            <text:p>0,0212132034355964</text:p>
          </table:table-cell>
          <table:table-cell table:formula="of:=([.$Q$24]-([.$Q$25]*[.C3]))+(([.$Q$27]*[.D3])-[.$Q$28])*[.$Q$29]" office:value-type="float" office:value="1.1175" calcext:value-type="float">
            <text:p>1,1175</text:p>
          </table:table-cell>
          <table:table-cell table:style-name="ce20" table:formula="of:=ABS(([.K3]-[.A3])/[.A3])" office:value-type="percentage" office:value="0.237469729330626" calcext:value-type="percentage">
            <text:p>24%</text:p>
          </table:table-cell>
          <table:table-cell table:style-name="ce16" table:formula="of:=(([.C3]^[.$R$24])*[.$R$25])+[.$R$26]*[.D3]" office:value-type="float" office:value="1.76269894386544" calcext:value-type="float">
            <text:p>1,76E+00</text:p>
          </table:table-cell>
          <table:table-cell table:style-name="ce20" table:formula="of:=ABS(([.M3]-[.A3])/[.A3])" office:value-type="percentage" office:value="0.202784163556448" calcext:value-type="percentage">
            <text:p>20%</text:p>
          </table:table-cell>
          <table:table-cell table:formula="of:=(([.C3]^[.$U$24])*[.$U$25])+(([.D3]^[.$U$28])*[.$U$29])+[.$U$32]" office:value-type="float" office:value="1.81742565929494" calcext:value-type="float">
            <text:p><text:s/>1,82 </text:p>
          </table:table-cell>
          <table:table-cell table:formula="of:=ABS(([.O3]-[.A3])/[.A3])" office:value-type="percentage" office:value="0.240127140853367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4]*[.G4]*[.H4]+[.J4]" office:value-type="float" office:value="1.63128699215249" calcext:value-type="float">
            <text:p>1,6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4])" office:value-type="float" office:value="2.66666666666667" calcext:value-type="float">
            <text:p>2,66666666666667</text:p>
          </table:table-cell>
          <table:table-cell table:formula="of:=RADIANS([.D4])" office:value-type="float" office:value="0.523598775598299" calcext:value-type="float">
            <text:p>0,523598775598299</text:p>
          </table:table-cell>
          <table:table-cell table:formula="of:=(SIN([.F4])*(1+COS([.F4]))/4)^[.C4]" office:value-type="float" office:value="0.694955331762074" calcext:value-type="float">
            <text:p>0,694955331762074</text:p>
          </table:table-cell>
          <table:table-cell table:formula="of:=(([.B4]^(3*[.C4]))*-1)+1" office:value-type="float" office:value="0.868800688582305" calcext:value-type="float">
            <text:p>0,868800688582305</text:p>
          </table:table-cell>
          <table:table-cell table:formula="of:=0.01*(1.2*[.D4]-33)" office:value-type="float" office:value="0.03" calcext:value-type="float">
            <text:p>0,03</text:p>
          </table:table-cell>
          <table:table-cell table:formula="of:=[.I4]/(4^[.C4])" office:value-type="float" office:value="0.0212132034355964" calcext:value-type="float">
            <text:p>0,0212132034355964</text:p>
          </table:table-cell>
          <table:table-cell table:formula="of:=([.$Q$24]-([.$Q$25]*[.C4]))+(([.$Q$27]*[.D4])-[.$Q$28])*[.$Q$29]" office:value-type="float" office:value="1.1175" calcext:value-type="float">
            <text:p>1,1175</text:p>
          </table:table-cell>
          <table:table-cell table:style-name="ce20" table:formula="of:=ABS(([.K4]-[.A4])/[.A4])" office:value-type="percentage" office:value="0.314958063556029" calcext:value-type="percentage">
            <text:p>31%</text:p>
          </table:table-cell>
          <table:table-cell table:style-name="ce16" table:formula="of:=(([.C4]^[.$R$24])*[.$R$25])+[.$R$26]*[.D4]" office:value-type="float" office:value="1.76269894386544" calcext:value-type="float">
            <text:p>1,76E+00</text:p>
          </table:table-cell>
          <table:table-cell table:style-name="ce20" table:formula="of:=ABS(([.M4]-[.A4])/[.A4])" office:value-type="percentage" office:value="0.0805572240477154" calcext:value-type="percentage">
            <text:p>8%</text:p>
          </table:table-cell>
          <table:table-cell table:formula="of:=(([.C4]^[.$U$24])*[.$U$25])+(([.D4]^[.$U$28])*[.$U$29])+[.$U$32]" office:value-type="float" office:value="1.81742565929494" calcext:value-type="float">
            <text:p><text:s/>1,82 </text:p>
          </table:table-cell>
          <table:table-cell table:formula="of:=ABS(([.O4]-[.A4])/[.A4])" office:value-type="percentage" office:value="0.114105407594065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5]*[.G5]*[.H5]+[.J5]" office:value-type="float" office:value="1.7298552572245" calcext:value-type="float">
            <text:p>1,73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5])" office:value-type="float" office:value="2.66666666666667" calcext:value-type="float">
            <text:p>2,66666666666667</text:p>
          </table:table-cell>
          <table:table-cell table:formula="of:=RADIANS([.D5])" office:value-type="float" office:value="0.523598775598299" calcext:value-type="float">
            <text:p>0,523598775598299</text:p>
          </table:table-cell>
          <table:table-cell table:formula="of:=(SIN([.F5])*(1+COS([.F5]))/4)^[.C5]" office:value-type="float" office:value="0.694955331762074" calcext:value-type="float">
            <text:p>0,694955331762074</text:p>
          </table:table-cell>
          <table:table-cell table:formula="of:=(([.B5]^(3*[.C5]))*-1)+1" office:value-type="float" office:value="0.92198842268931" calcext:value-type="float">
            <text:p>0,92198842268931</text:p>
          </table:table-cell>
          <table:table-cell table:formula="of:=0.01*(1.2*[.D5]-33)" office:value-type="float" office:value="0.03" calcext:value-type="float">
            <text:p>0,03</text:p>
          </table:table-cell>
          <table:table-cell table:formula="of:=[.I5]/(4^[.C5])" office:value-type="float" office:value="0.0212132034355964" calcext:value-type="float">
            <text:p>0,0212132034355964</text:p>
          </table:table-cell>
          <table:table-cell table:formula="of:=([.$Q$24]-([.$Q$25]*[.C5]))+(([.$Q$27]*[.D5])-[.$Q$28])*[.$Q$29]" office:value-type="float" office:value="1.1175" calcext:value-type="float">
            <text:p>1,1175</text:p>
          </table:table-cell>
          <table:table-cell table:style-name="ce20" table:formula="of:=ABS(([.K5]-[.A5])/[.A5])" office:value-type="percentage" office:value="0.353992193663074" calcext:value-type="percentage">
            <text:p>35%</text:p>
          </table:table-cell>
          <table:table-cell table:style-name="ce16" table:formula="of:=(([.C5]^[.$R$24])*[.$R$25])+[.$R$26]*[.D5]" office:value-type="float" office:value="1.76269894386544" calcext:value-type="float">
            <text:p>1,76E+00</text:p>
          </table:table-cell>
          <table:table-cell table:style-name="ce20" table:formula="of:=ABS(([.M5]-[.A5])/[.A5])" office:value-type="percentage" office:value="0.0189863784867358" calcext:value-type="percentage">
            <text:p>2%</text:p>
          </table:table-cell>
          <table:table-cell table:formula="of:=(([.C5]^[.$U$24])*[.$U$25])+(([.D5]^[.$U$28])*[.$U$29])+[.$U$32]" office:value-type="float" office:value="1.81742565929494" calcext:value-type="float">
            <text:p><text:s/>1,82 </text:p>
          </table:table-cell>
          <table:table-cell table:formula="of:=ABS(([.O5]-[.A5])/[.A5])" office:value-type="percentage" office:value="0.0506229649588965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6]*[.G6]*[.H6]+[.J6]" office:value-type="float" office:value="1.59078777887389" calcext:value-type="float">
            <text:p>1,59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6])" office:value-type="float" office:value="2.66666666666667" calcext:value-type="float">
            <text:p>2,66666666666667</text:p>
          </table:table-cell>
          <table:table-cell table:formula="of:=RADIANS([.D6])" office:value-type="float" office:value="0.872664625997165" calcext:value-type="float">
            <text:p>0,872664625997165</text:p>
          </table:table-cell>
          <table:table-cell table:formula="of:=(SIN([.F6])*(1+COS([.F6]))/4)^[.C6]" office:value-type="float" office:value="0.74893451974587" calcext:value-type="float">
            <text:p>0,74893451974587</text:p>
          </table:table-cell>
          <table:table-cell table:formula="of:=(([.B6]^(3*[.C6]))*-1)+1" office:value-type="float" office:value="0.700930243755756" calcext:value-type="float">
            <text:p>0,700930243755756</text:p>
          </table:table-cell>
          <table:table-cell table:formula="of:=0.01*(1.2*[.D6]-33)" office:value-type="float" office:value="0.27" calcext:value-type="float">
            <text:p>0,27</text:p>
          </table:table-cell>
          <table:table-cell table:formula="of:=[.I6]/(4^[.C6])" office:value-type="float" office:value="0.190918830920368" calcext:value-type="float">
            <text:p>0,190918830920368</text:p>
          </table:table-cell>
          <table:table-cell table:formula="of:=([.$Q$24]-([.$Q$25]*[.C6]))+(([.$Q$27]*[.D6])-[.$Q$28])*[.$Q$29]" office:value-type="float" office:value="1.1975" calcext:value-type="float">
            <text:p>1,1975</text:p>
          </table:table-cell>
          <table:table-cell table:style-name="ce20" table:formula="of:=ABS(([.K6]-[.A6])/[.A6])" office:value-type="percentage" office:value="0.24722831297604" calcext:value-type="percentage">
            <text:p>25%</text:p>
          </table:table-cell>
          <table:table-cell table:style-name="ce16" table:formula="of:=(([.C6]^[.$R$24])*[.$R$25])+[.$R$26]*[.D6]" office:value-type="float" office:value="1.86269894386544" calcext:value-type="float">
            <text:p>1,86E+00</text:p>
          </table:table-cell>
          <table:table-cell table:style-name="ce20" table:formula="of:=ABS(([.M6]-[.A6])/[.A6])" office:value-type="percentage" office:value="0.170928623291303" calcext:value-type="percentage">
            <text:p>17%</text:p>
          </table:table-cell>
          <table:table-cell table:formula="of:=(([.C6]^[.$U$24])*[.$U$25])+(([.D6]^[.$U$28])*[.$U$29])+[.$U$32]" office:value-type="float" office:value="1.90719173839812" calcext:value-type="float">
            <text:p><text:s/>1,91 </text:p>
          </table:table-cell>
          <table:table-cell table:formula="of:=ABS(([.O6]-[.A6])/[.A6])" office:value-type="percentage" office:value="0.198897655442263" calcext:value-type="percentage">
            <text:p>20%</text:p>
          </table:table-cell>
          <table:table-cell table:number-columns-repeated="16368"/>
        </table:table-row>
        <table:table-row table:style-name="ro1">
          <table:table-cell table:formula="of:=[.E7]*[.G7]*[.H7]+[.J7]" office:value-type="float" office:value="1.74740435637883" calcext:value-type="float">
            <text:p>1,7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7])" office:value-type="float" office:value="2.66666666666667" calcext:value-type="float">
            <text:p>2,66666666666667</text:p>
          </table:table-cell>
          <table:table-cell table:formula="of:=RADIANS([.D7])" office:value-type="float" office:value="0.872664625997165" calcext:value-type="float">
            <text:p>0,872664625997165</text:p>
          </table:table-cell>
          <table:table-cell table:formula="of:=(SIN([.F7])*(1+COS([.F7]))/4)^[.C7]" office:value-type="float" office:value="0.74893451974587" calcext:value-type="float">
            <text:p>0,74893451974587</text:p>
          </table:table-cell>
          <table:table-cell table:formula="of:=(([.B7]^(3*[.C7]))*-1)+1" office:value-type="float" office:value="0.779349938690209" calcext:value-type="float">
            <text:p>0,779349938690209</text:p>
          </table:table-cell>
          <table:table-cell table:formula="of:=0.01*(1.2*[.D7]-33)" office:value-type="float" office:value="0.27" calcext:value-type="float">
            <text:p>0,27</text:p>
          </table:table-cell>
          <table:table-cell table:formula="of:=[.I7]/(4^[.C7])" office:value-type="float" office:value="0.190918830920368" calcext:value-type="float">
            <text:p>0,190918830920368</text:p>
          </table:table-cell>
          <table:table-cell table:formula="of:=([.$Q$24]-([.$Q$25]*[.C7]))+(([.$Q$27]*[.D7])-[.$Q$28])*[.$Q$29]" office:value-type="float" office:value="1.1975" calcext:value-type="float">
            <text:p>1,1975</text:p>
          </table:table-cell>
          <table:table-cell table:style-name="ce20" table:formula="of:=ABS(([.K7]-[.A7])/[.A7])" office:value-type="percentage" office:value="0.314697828451341" calcext:value-type="percentage">
            <text:p>31%</text:p>
          </table:table-cell>
          <table:table-cell table:style-name="ce16" table:formula="of:=(([.C7]^[.$R$24])*[.$R$25])+[.$R$26]*[.D7]" office:value-type="float" office:value="1.86269894386544" calcext:value-type="float">
            <text:p>1,86E+00</text:p>
          </table:table-cell>
          <table:table-cell table:style-name="ce20" table:formula="of:=ABS(([.M7]-[.A7])/[.A7])" office:value-type="percentage" office:value="0.0659804853214008" calcext:value-type="percentage">
            <text:p>7%</text:p>
          </table:table-cell>
          <table:table-cell table:formula="of:=(([.C7]^[.$U$24])*[.$U$25])+(([.D7]^[.$U$28])*[.$U$29])+[.$U$32]" office:value-type="float" office:value="1.90719173839812" calcext:value-type="float">
            <text:p><text:s/>1,91 </text:p>
          </table:table-cell>
          <table:table-cell table:formula="of:=ABS(([.O7]-[.A7])/[.A7])" office:value-type="percentage" office:value="0.0914427055397834" calcext:value-type="percentage">
            <text:p>9%</text:p>
          </table:table-cell>
          <table:table-cell table:number-columns-repeated="16368"/>
        </table:table-row>
        <table:table-row table:style-name="ro1">
          <table:table-cell table:formula="of:=[.E8]*[.G8]*[.H8]+[.J8]" office:value-type="float" office:value="1.92605170147575" calcext:value-type="float">
            <text:p>1,9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8])" office:value-type="float" office:value="2.66666666666667" calcext:value-type="float">
            <text:p>2,66666666666667</text:p>
          </table:table-cell>
          <table:table-cell table:formula="of:=RADIANS([.D8])" office:value-type="float" office:value="0.872664625997165" calcext:value-type="float">
            <text:p>0,872664625997165</text:p>
          </table:table-cell>
          <table:table-cell table:formula="of:=(SIN([.F8])*(1+COS([.F8]))/4)^[.C8]" office:value-type="float" office:value="0.74893451974587" calcext:value-type="float">
            <text:p>0,74893451974587</text:p>
          </table:table-cell>
          <table:table-cell table:formula="of:=(([.B8]^(3*[.C8]))*-1)+1" office:value-type="float" office:value="0.868800688582305" calcext:value-type="float">
            <text:p>0,868800688582305</text:p>
          </table:table-cell>
          <table:table-cell table:formula="of:=0.01*(1.2*[.D8]-33)" office:value-type="float" office:value="0.27" calcext:value-type="float">
            <text:p>0,27</text:p>
          </table:table-cell>
          <table:table-cell table:formula="of:=[.I8]/(4^[.C8])" office:value-type="float" office:value="0.190918830920368" calcext:value-type="float">
            <text:p>0,190918830920368</text:p>
          </table:table-cell>
          <table:table-cell table:formula="of:=([.$Q$24]-([.$Q$25]*[.C8]))+(([.$Q$27]*[.D8])-[.$Q$28])*[.$Q$29]" office:value-type="float" office:value="1.1975" calcext:value-type="float">
            <text:p>1,1975</text:p>
          </table:table-cell>
          <table:table-cell table:style-name="ce20" table:formula="of:=ABS(([.K8]-[.A8])/[.A8])" office:value-type="percentage" office:value="0.378261757416757" calcext:value-type="percentage">
            <text:p>38%</text:p>
          </table:table-cell>
          <table:table-cell table:style-name="ce16" table:formula="of:=(([.C8]^[.$R$24])*[.$R$25])+[.$R$26]*[.D8]" office:value-type="float" office:value="1.86269894386544" calcext:value-type="float">
            <text:p>1,86E+00</text:p>
          </table:table-cell>
          <table:table-cell table:style-name="ce20" table:formula="of:=ABS(([.M8]-[.A8])/[.A8])" office:value-type="percentage" office:value="0.0328925529682163" calcext:value-type="percentage">
            <text:p>3%</text:p>
          </table:table-cell>
          <table:table-cell table:formula="of:=(([.C8]^[.$U$24])*[.$U$25])+(([.D8]^[.$U$28])*[.$U$29])+[.$U$32]" office:value-type="float" office:value="1.90719173839812" calcext:value-type="float">
            <text:p><text:s/>1,91 </text:p>
          </table:table-cell>
          <table:table-cell table:formula="of:=ABS(([.O8]-[.A8])/[.A8])" office:value-type="percentage" office:value="0.0097920336526713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9]*[.G9]*[.H9]+[.J9]" office:value-type="float" office:value="2.03227604840855" calcext:value-type="float">
            <text:p>2,03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9])" office:value-type="float" office:value="2.66666666666667" calcext:value-type="float">
            <text:p>2,66666666666667</text:p>
          </table:table-cell>
          <table:table-cell table:formula="of:=RADIANS([.D9])" office:value-type="float" office:value="0.872664625997165" calcext:value-type="float">
            <text:p>0,872664625997165</text:p>
          </table:table-cell>
          <table:table-cell table:formula="of:=(SIN([.F9])*(1+COS([.F9]))/4)^[.C9]" office:value-type="float" office:value="0.74893451974587" calcext:value-type="float">
            <text:p>0,74893451974587</text:p>
          </table:table-cell>
          <table:table-cell table:formula="of:=(([.B9]^(3*[.C9]))*-1)+1" office:value-type="float" office:value="0.92198842268931" calcext:value-type="float">
            <text:p>0,92198842268931</text:p>
          </table:table-cell>
          <table:table-cell table:formula="of:=0.01*(1.2*[.D9]-33)" office:value-type="float" office:value="0.27" calcext:value-type="float">
            <text:p>0,27</text:p>
          </table:table-cell>
          <table:table-cell table:formula="of:=[.I9]/(4^[.C9])" office:value-type="float" office:value="0.190918830920368" calcext:value-type="float">
            <text:p>0,190918830920368</text:p>
          </table:table-cell>
          <table:table-cell table:formula="of:=([.$Q$24]-([.$Q$25]*[.C9]))+(([.$Q$27]*[.D9])-[.$Q$28])*[.$Q$29]" office:value-type="float" office:value="1.1975" calcext:value-type="float">
            <text:p>1,1975</text:p>
          </table:table-cell>
          <table:table-cell table:style-name="ce20" table:formula="of:=ABS(([.K9]-[.A9])/[.A9])" office:value-type="percentage" office:value="0.410759182573772" calcext:value-type="percentage">
            <text:p>41%</text:p>
          </table:table-cell>
          <table:table-cell table:style-name="ce16" table:formula="of:=(([.C9]^[.$R$24])*[.$R$25])+[.$R$26]*[.D9]" office:value-type="float" office:value="1.86269894386544" calcext:value-type="float">
            <text:p>1,86E+00</text:p>
          </table:table-cell>
          <table:table-cell table:style-name="ce20" table:formula="of:=ABS(([.M9]-[.A9])/[.A9])" office:value-type="percentage" office:value="0.0834419638394644" calcext:value-type="percentage">
            <text:p>8%</text:p>
          </table:table-cell>
          <table:table-cell table:formula="of:=(([.C9]^[.$U$24])*[.$U$25])+(([.D9]^[.$U$28])*[.$U$29])+[.$U$32]" office:value-type="float" office:value="1.90719173839812" calcext:value-type="float">
            <text:p><text:s/>1,91 </text:p>
          </table:table-cell>
          <table:table-cell table:formula="of:=ABS(([.O9]-[.A9])/[.A9])" office:value-type="percentage" office:value="0.0615488777267188" calcext:value-type="percentage">
            <text:p>6%</text:p>
          </table:table-cell>
          <table:table-cell table:number-columns-repeated="16368"/>
        </table:table-row>
        <table:table-row table:style-name="ro1">
          <table:table-cell table:formula="of:=[.E10]*[.G10]*[.H10]+[.J10]" office:value-type="float" office:value="1.76122647243408" calcext:value-type="float">
            <text:p>1,7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0])" office:value-type="float" office:value="2.66666666666667" calcext:value-type="float">
            <text:p>2,66666666666667</text:p>
          </table:table-cell>
          <table:table-cell table:formula="of:=RADIANS([.D10])" office:value-type="float" office:value="1.22173047639603" calcext:value-type="float">
            <text:p>1,22173047639603</text:p>
          </table:table-cell>
          <table:table-cell table:formula="of:=(SIN([.F10])*(1+COS([.F10]))/4)^[.C10]" office:value-type="float" office:value="0.749326712522152" calcext:value-type="float">
            <text:p>0,749326712522152</text:p>
          </table:table-cell>
          <table:table-cell table:formula="of:=(([.B10]^(3*[.C10]))*-1)+1" office:value-type="float" office:value="0.700930243755756" calcext:value-type="float">
            <text:p>0,700930243755756</text:p>
          </table:table-cell>
          <table:table-cell table:formula="of:=0.01*(1.2*[.D10]-33)" office:value-type="float" office:value="0.51" calcext:value-type="float">
            <text:p>0,51</text:p>
          </table:table-cell>
          <table:table-cell table:formula="of:=[.I10]/(4^[.C10])" office:value-type="float" office:value="0.360624458405139" calcext:value-type="float">
            <text:p>0,360624458405139</text:p>
          </table:table-cell>
          <table:table-cell table:formula="of:=([.$Q$24]-([.$Q$25]*[.C10]))+(([.$Q$27]*[.D10])-[.$Q$28])*[.$Q$29]" office:value-type="float" office:value="1.2775" calcext:value-type="float">
            <text:p>1,2775</text:p>
          </table:table-cell>
          <table:table-cell table:style-name="ce20" table:formula="of:=ABS(([.K10]-[.A10])/[.A10])" office:value-type="percentage" office:value="0.274653191968861" calcext:value-type="percentage">
            <text:p>27%</text:p>
          </table:table-cell>
          <table:table-cell table:style-name="ce16" table:formula="of:=(([.C10]^[.$R$24])*[.$R$25])+[.$R$26]*[.D10]" office:value-type="float" office:value="1.96269894386544" calcext:value-type="float">
            <text:p>1,96E+00</text:p>
          </table:table-cell>
          <table:table-cell table:style-name="ce20" table:formula="of:=ABS(([.M10]-[.A10])/[.A10])" office:value-type="percentage" office:value="0.114393279106758" calcext:value-type="percentage">
            <text:p>11%</text:p>
          </table:table-cell>
          <table:table-cell table:formula="of:=(([.C10]^[.$U$24])*[.$U$25])+(([.D10]^[.$U$28])*[.$U$29])+[.$U$32]" office:value-type="float" office:value="1.98815333029068" calcext:value-type="float">
            <text:p><text:s/>1,99 </text:p>
          </table:table-cell>
          <table:table-cell table:formula="of:=ABS(([.O10]-[.A10])/[.A10])" office:value-type="percentage" office:value="0.128845927203774" calcext:value-type="percentage">
            <text:p>13%</text:p>
          </table:table-cell>
          <table:table-cell table:number-columns-repeated="16368"/>
        </table:table-row>
        <table:table-row table:style-name="ro1">
          <table:table-cell table:formula="of:=[.E11]*[.G11]*[.H11]+[.J11]" office:value-type="float" office:value="1.91792506497334" calcext:value-type="float">
            <text:p>1,92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1])" office:value-type="float" office:value="2.66666666666667" calcext:value-type="float">
            <text:p>2,66666666666667</text:p>
          </table:table-cell>
          <table:table-cell table:formula="of:=RADIANS([.D11])" office:value-type="float" office:value="1.22173047639603" calcext:value-type="float">
            <text:p>1,22173047639603</text:p>
          </table:table-cell>
          <table:table-cell table:formula="of:=(SIN([.F11])*(1+COS([.F11]))/4)^[.C11]" office:value-type="float" office:value="0.749326712522152" calcext:value-type="float">
            <text:p>0,749326712522152</text:p>
          </table:table-cell>
          <table:table-cell table:formula="of:=(([.B11]^(3*[.C11]))*-1)+1" office:value-type="float" office:value="0.779349938690209" calcext:value-type="float">
            <text:p>0,779349938690209</text:p>
          </table:table-cell>
          <table:table-cell table:formula="of:=0.01*(1.2*[.D11]-33)" office:value-type="float" office:value="0.51" calcext:value-type="float">
            <text:p>0,51</text:p>
          </table:table-cell>
          <table:table-cell table:formula="of:=[.I11]/(4^[.C11])" office:value-type="float" office:value="0.360624458405139" calcext:value-type="float">
            <text:p>0,360624458405139</text:p>
          </table:table-cell>
          <table:table-cell table:formula="of:=([.$Q$24]-([.$Q$25]*[.C11]))+(([.$Q$27]*[.D11])-[.$Q$28])*[.$Q$29]" office:value-type="float" office:value="1.2775" calcext:value-type="float">
            <text:p>1,2775</text:p>
          </table:table-cell>
          <table:table-cell table:style-name="ce20" table:formula="of:=ABS(([.K11]-[.A11])/[.A11])" office:value-type="percentage" office:value="0.333915582349533" calcext:value-type="percentage">
            <text:p>33%</text:p>
          </table:table-cell>
          <table:table-cell table:style-name="ce16" table:formula="of:=(([.C11]^[.$R$24])*[.$R$25])+[.$R$26]*[.D11]" office:value-type="float" office:value="1.96269894386544" calcext:value-type="float">
            <text:p>1,96E+00</text:p>
          </table:table-cell>
          <table:table-cell table:style-name="ce20" table:formula="of:=ABS(([.M11]-[.A11])/[.A11])" office:value-type="percentage" office:value="0.0233449573759663" calcext:value-type="percentage">
            <text:p>2%</text:p>
          </table:table-cell>
          <table:table-cell table:formula="of:=(([.C11]^[.$U$24])*[.$U$25])+(([.D11]^[.$U$28])*[.$U$29])+[.$U$32]" office:value-type="float" office:value="1.98815333029068" calcext:value-type="float">
            <text:p><text:s/>1,99 </text:p>
          </table:table-cell>
          <table:table-cell table:formula="of:=ABS(([.O11]-[.A11])/[.A11])" office:value-type="percentage" office:value="0.0366167931166351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12]*[.G12]*[.H12]+[.J12]" office:value-type="float" office:value="2.09666596190477" calcext:value-type="float">
            <text:p>2,10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2])" office:value-type="float" office:value="2.66666666666667" calcext:value-type="float">
            <text:p>2,66666666666667</text:p>
          </table:table-cell>
          <table:table-cell table:formula="of:=RADIANS([.D12])" office:value-type="float" office:value="1.22173047639603" calcext:value-type="float">
            <text:p>1,22173047639603</text:p>
          </table:table-cell>
          <table:table-cell table:formula="of:=(SIN([.F12])*(1+COS([.F12]))/4)^[.C12]" office:value-type="float" office:value="0.749326712522152" calcext:value-type="float">
            <text:p>0,749326712522152</text:p>
          </table:table-cell>
          <table:table-cell table:formula="of:=(([.B12]^(3*[.C12]))*-1)+1" office:value-type="float" office:value="0.868800688582305" calcext:value-type="float">
            <text:p>0,868800688582305</text:p>
          </table:table-cell>
          <table:table-cell table:formula="of:=0.01*(1.2*[.D12]-33)" office:value-type="float" office:value="0.51" calcext:value-type="float">
            <text:p>0,51</text:p>
          </table:table-cell>
          <table:table-cell table:formula="of:=[.I12]/(4^[.C12])" office:value-type="float" office:value="0.360624458405139" calcext:value-type="float">
            <text:p>0,360624458405139</text:p>
          </table:table-cell>
          <table:table-cell table:formula="of:=([.$Q$24]-([.$Q$25]*[.C12]))+(([.$Q$27]*[.D12])-[.$Q$28])*[.$Q$29]" office:value-type="float" office:value="1.2775" calcext:value-type="float">
            <text:p>1,2775</text:p>
          </table:table-cell>
          <table:table-cell table:style-name="ce20" table:formula="of:=ABS(([.K12]-[.A12])/[.A12])" office:value-type="percentage" office:value="0.390699318245514" calcext:value-type="percentage">
            <text:p>39%</text:p>
          </table:table-cell>
          <table:table-cell table:style-name="ce16" table:formula="of:=(([.C12]^[.$R$24])*[.$R$25])+[.$R$26]*[.D12]" office:value-type="float" office:value="1.96269894386544" calcext:value-type="float">
            <text:p>1,96E+00</text:p>
          </table:table-cell>
          <table:table-cell table:style-name="ce20" table:formula="of:=ABS(([.M12]-[.A12])/[.A12])" office:value-type="percentage" office:value="0.0638952606058539" calcext:value-type="percentage">
            <text:p>6%</text:p>
          </table:table-cell>
          <table:table-cell table:formula="of:=(([.C12]^[.$U$24])*[.$U$25])+(([.D12]^[.$U$28])*[.$U$29])+[.$U$32]" office:value-type="float" office:value="1.98815333029068" calcext:value-type="float">
            <text:p><text:s/>1,99 </text:p>
          </table:table-cell>
          <table:table-cell table:formula="of:=ABS(([.O12]-[.A12])/[.A12])" office:value-type="percentage" office:value="0.051754849644962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13]*[.G13]*[.H13]+[.J13]" office:value-type="float" office:value="2.20294593509118" calcext:value-type="float">
            <text:p>2,20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3])" office:value-type="float" office:value="2.66666666666667" calcext:value-type="float">
            <text:p>2,66666666666667</text:p>
          </table:table-cell>
          <table:table-cell table:formula="of:=RADIANS([.D13])" office:value-type="float" office:value="1.22173047639603" calcext:value-type="float">
            <text:p>1,22173047639603</text:p>
          </table:table-cell>
          <table:table-cell table:formula="of:=(SIN([.F13])*(1+COS([.F13]))/4)^[.C13]" office:value-type="float" office:value="0.749326712522152" calcext:value-type="float">
            <text:p>0,749326712522152</text:p>
          </table:table-cell>
          <table:table-cell table:formula="of:=(([.B13]^(3*[.C13]))*-1)+1" office:value-type="float" office:value="0.92198842268931" calcext:value-type="float">
            <text:p>0,92198842268931</text:p>
          </table:table-cell>
          <table:table-cell table:formula="of:=0.01*(1.2*[.D13]-33)" office:value-type="float" office:value="0.51" calcext:value-type="float">
            <text:p>0,51</text:p>
          </table:table-cell>
          <table:table-cell table:formula="of:=[.I13]/(4^[.C13])" office:value-type="float" office:value="0.360624458405139" calcext:value-type="float">
            <text:p>0,360624458405139</text:p>
          </table:table-cell>
          <table:table-cell table:formula="of:=([.$Q$24]-([.$Q$25]*[.C13]))+(([.$Q$27]*[.D13])-[.$Q$28])*[.$Q$29]" office:value-type="float" office:value="1.2775" calcext:value-type="float">
            <text:p>1,2775</text:p>
          </table:table-cell>
          <table:table-cell table:style-name="ce20" table:formula="of:=ABS(([.K13]-[.A13])/[.A13])" office:value-type="percentage" office:value="0.420094710609806" calcext:value-type="percentage">
            <text:p>42%</text:p>
          </table:table-cell>
          <table:table-cell table:style-name="ce16" table:formula="of:=(([.C13]^[.$R$24])*[.$R$25])+[.$R$26]*[.D13]" office:value-type="float" office:value="1.96269894386544" calcext:value-type="float">
            <text:p>1,96E+00</text:p>
          </table:table-cell>
          <table:table-cell table:style-name="ce20" table:formula="of:=ABS(([.M13]-[.A13])/[.A13])" office:value-type="percentage" office:value="0.109057143617915" calcext:value-type="percentage">
            <text:p>11%</text:p>
          </table:table-cell>
          <table:table-cell table:formula="of:=(([.C13]^[.$U$24])*[.$U$25])+(([.D13]^[.$U$28])*[.$U$29])+[.$U$32]" office:value-type="float" office:value="1.98815333029068" calcext:value-type="float">
            <text:p><text:s/>1,99 </text:p>
          </table:table-cell>
          <table:table-cell table:formula="of:=ABS(([.O13]-[.A13])/[.A13])" office:value-type="percentage" office:value="0.0975024404271692" calcext:value-type="percentage">
            <text:p>10%</text:p>
          </table:table-cell>
          <table:table-cell table:number-columns-repeated="16368"/>
        </table:table-row>
        <table:table-row table:style-name="ro1">
          <table:table-cell table:formula="of:=[.E14]*[.G14]*[.H14]+[.J14]" office:value-type="float" office:value="1.8520168285524" calcext:value-type="float">
            <text:p>1,85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4])" office:value-type="float" office:value="2.66666666666667" calcext:value-type="float">
            <text:p>2,66666666666667</text:p>
          </table:table-cell>
          <table:table-cell table:formula="of:=RADIANS([.D14])" office:value-type="float" office:value="1.5707963267949" calcext:value-type="float">
            <text:p>1,5707963267949</text:p>
          </table:table-cell>
          <table:table-cell table:formula="of:=(SIN([.F14])*(1+COS([.F14]))/4)^[.C14]" office:value-type="float" office:value="0.707106781186548" calcext:value-type="float">
            <text:p>0,707106781186548</text:p>
          </table:table-cell>
          <table:table-cell table:formula="of:=(([.B14]^(3*[.C14]))*-1)+1" office:value-type="float" office:value="0.700930243755756" calcext:value-type="float">
            <text:p>0,700930243755756</text:p>
          </table:table-cell>
          <table:table-cell table:formula="of:=0.01*(1.2*[.D14]-33)" office:value-type="float" office:value="0.75" calcext:value-type="float">
            <text:p>0,75</text:p>
          </table:table-cell>
          <table:table-cell table:formula="of:=[.I14]/(4^[.C14])" office:value-type="float" office:value="0.530330085889911" calcext:value-type="float">
            <text:p>0,530330085889911</text:p>
          </table:table-cell>
          <table:table-cell table:formula="of:=([.$Q$24]-([.$Q$25]*[.C14]))+(([.$Q$27]*[.D14])-[.$Q$28])*[.$Q$29]" office:value-type="float" office:value="1.3575" calcext:value-type="float">
            <text:p>1,3575</text:p>
          </table:table-cell>
          <table:table-cell table:style-name="ce20" table:formula="of:=ABS(([.K14]-[.A14])/[.A14])" office:value-type="percentage" office:value="0.2670152997146" calcext:value-type="percentage">
            <text:p>27%</text:p>
          </table:table-cell>
          <table:table-cell table:style-name="ce16" table:formula="of:=(([.C14]^[.$R$24])*[.$R$25])+[.$R$26]*[.D14]" office:value-type="float" office:value="2.06269894386544" calcext:value-type="float">
            <text:p>2,06E+00</text:p>
          </table:table-cell>
          <table:table-cell table:style-name="ce20" table:formula="of:=ABS(([.M14]-[.A14])/[.A14])" office:value-type="percentage" office:value="0.113758207843992" calcext:value-type="percentage">
            <text:p>11%</text:p>
          </table:table-cell>
          <table:table-cell table:formula="of:=(([.C14]^[.$U$24])*[.$U$25])+(([.D14]^[.$U$28])*[.$U$29])+[.$U$32]" office:value-type="float" office:value="2.06344819230802" calcext:value-type="float">
            <text:p><text:s/>2,06 </text:p>
          </table:table-cell>
          <table:table-cell table:formula="of:=ABS(([.O14]-[.A14])/[.A14])" office:value-type="percentage" office:value="0.114162765961949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15]*[.G15]*[.H15]+[.J15]" office:value-type="float" office:value="1.99988642339702" calcext:value-type="float">
            <text:p>2,00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5])" office:value-type="float" office:value="2.66666666666667" calcext:value-type="float">
            <text:p>2,66666666666667</text:p>
          </table:table-cell>
          <table:table-cell table:formula="of:=RADIANS([.D15])" office:value-type="float" office:value="1.5707963267949" calcext:value-type="float">
            <text:p>1,5707963267949</text:p>
          </table:table-cell>
          <table:table-cell table:formula="of:=(SIN([.F15])*(1+COS([.F15]))/4)^[.C15]" office:value-type="float" office:value="0.707106781186548" calcext:value-type="float">
            <text:p>0,707106781186548</text:p>
          </table:table-cell>
          <table:table-cell table:formula="of:=(([.B15]^(3*[.C15]))*-1)+1" office:value-type="float" office:value="0.779349938690209" calcext:value-type="float">
            <text:p>0,779349938690209</text:p>
          </table:table-cell>
          <table:table-cell table:formula="of:=0.01*(1.2*[.D15]-33)" office:value-type="float" office:value="0.75" calcext:value-type="float">
            <text:p>0,75</text:p>
          </table:table-cell>
          <table:table-cell table:formula="of:=[.I15]/(4^[.C15])" office:value-type="float" office:value="0.530330085889911" calcext:value-type="float">
            <text:p>0,530330085889911</text:p>
          </table:table-cell>
          <table:table-cell table:formula="of:=([.$Q$24]-([.$Q$25]*[.C15]))+(([.$Q$27]*[.D15])-[.$Q$28])*[.$Q$29]" office:value-type="float" office:value="1.3575" calcext:value-type="float">
            <text:p>1,3575</text:p>
          </table:table-cell>
          <table:table-cell table:style-name="ce20" table:formula="of:=ABS(([.K15]-[.A15])/[.A15])" office:value-type="percentage" office:value="0.321211452751331" calcext:value-type="percentage">
            <text:p>32%</text:p>
          </table:table-cell>
          <table:table-cell table:style-name="ce16" table:formula="of:=(([.C15]^[.$R$24])*[.$R$25])+[.$R$26]*[.D15]" office:value-type="float" office:value="2.06269894386544" calcext:value-type="float">
            <text:p>2,06E+00</text:p>
          </table:table-cell>
          <table:table-cell table:style-name="ce20" table:formula="of:=ABS(([.M15]-[.A15])/[.A15])" office:value-type="percentage" office:value="0.0314080438436714" calcext:value-type="percentage">
            <text:p>3%</text:p>
          </table:table-cell>
          <table:table-cell table:formula="of:=(([.C15]^[.$U$24])*[.$U$25])+(([.D15]^[.$U$28])*[.$U$29])+[.$U$32]" office:value-type="float" office:value="2.06344819230802" calcext:value-type="float">
            <text:p><text:s/>2,06 </text:p>
          </table:table-cell>
          <table:table-cell table:formula="of:=ABS(([.O15]-[.A15])/[.A15])" office:value-type="percentage" office:value="0.0317826893404445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16]*[.G16]*[.H16]+[.J16]" office:value-type="float" office:value="2.16855637494615" calcext:value-type="float">
            <text:p>2,1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6])" office:value-type="float" office:value="2.66666666666667" calcext:value-type="float">
            <text:p>2,66666666666667</text:p>
          </table:table-cell>
          <table:table-cell table:formula="of:=RADIANS([.D16])" office:value-type="float" office:value="1.5707963267949" calcext:value-type="float">
            <text:p>1,5707963267949</text:p>
          </table:table-cell>
          <table:table-cell table:formula="of:=(SIN([.F16])*(1+COS([.F16]))/4)^[.C16]" office:value-type="float" office:value="0.707106781186548" calcext:value-type="float">
            <text:p>0,707106781186548</text:p>
          </table:table-cell>
          <table:table-cell table:formula="of:=(([.B16]^(3*[.C16]))*-1)+1" office:value-type="float" office:value="0.868800688582305" calcext:value-type="float">
            <text:p>0,868800688582305</text:p>
          </table:table-cell>
          <table:table-cell table:formula="of:=0.01*(1.2*[.D16]-33)" office:value-type="float" office:value="0.75" calcext:value-type="float">
            <text:p>0,75</text:p>
          </table:table-cell>
          <table:table-cell table:formula="of:=[.I16]/(4^[.C16])" office:value-type="float" office:value="0.530330085889911" calcext:value-type="float">
            <text:p>0,530330085889911</text:p>
          </table:table-cell>
          <table:table-cell table:formula="of:=([.$Q$24]-([.$Q$25]*[.C16]))+(([.$Q$27]*[.D16])-[.$Q$28])*[.$Q$29]" office:value-type="float" office:value="1.3575" calcext:value-type="float">
            <text:p>1,3575</text:p>
          </table:table-cell>
          <table:table-cell table:style-name="ce20" table:formula="of:=ABS(([.K16]-[.A16])/[.A16])" office:value-type="percentage" office:value="0.37400751224016" calcext:value-type="percentage">
            <text:p>37%</text:p>
          </table:table-cell>
          <table:table-cell table:style-name="ce16" table:formula="of:=(([.C16]^[.$R$24])*[.$R$25])+[.$R$26]*[.D16]" office:value-type="float" office:value="2.06269894386544" calcext:value-type="float">
            <text:p>2,06E+00</text:p>
          </table:table-cell>
          <table:table-cell table:style-name="ce20" table:formula="of:=ABS(([.M16]-[.A16])/[.A16])" office:value-type="percentage" office:value="0.0488147010166338" calcext:value-type="percentage">
            <text:p>5%</text:p>
          </table:table-cell>
          <table:table-cell table:formula="of:=(([.C16]^[.$U$24])*[.$U$25])+(([.D16]^[.$U$28])*[.$U$29])+[.$U$32]" office:value-type="float" office:value="2.06344819230802" calcext:value-type="float">
            <text:p><text:s/>2,06 </text:p>
          </table:table-cell>
          <table:table-cell table:formula="of:=ABS(([.O16]-[.A16])/[.A16])" office:value-type="percentage" office:value="0.0484691953838361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17]*[.G17]*[.H17]+[.J17]" office:value-type="float" office:value="2.26884812818084" calcext:value-type="float">
            <text:p>2,27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7])" office:value-type="float" office:value="2.66666666666667" calcext:value-type="float">
            <text:p>2,66666666666667</text:p>
          </table:table-cell>
          <table:table-cell table:formula="of:=RADIANS([.D17])" office:value-type="float" office:value="1.5707963267949" calcext:value-type="float">
            <text:p>1,5707963267949</text:p>
          </table:table-cell>
          <table:table-cell table:formula="of:=(SIN([.F17])*(1+COS([.F17]))/4)^[.C17]" office:value-type="float" office:value="0.707106781186548" calcext:value-type="float">
            <text:p>0,707106781186548</text:p>
          </table:table-cell>
          <table:table-cell table:formula="of:=(([.B17]^(3*[.C17]))*-1)+1" office:value-type="float" office:value="0.92198842268931" calcext:value-type="float">
            <text:p>0,92198842268931</text:p>
          </table:table-cell>
          <table:table-cell table:formula="of:=0.01*(1.2*[.D17]-33)" office:value-type="float" office:value="0.75" calcext:value-type="float">
            <text:p>0,75</text:p>
          </table:table-cell>
          <table:table-cell table:formula="of:=[.I17]/(4^[.C17])" office:value-type="float" office:value="0.530330085889911" calcext:value-type="float">
            <text:p>0,530330085889911</text:p>
          </table:table-cell>
          <table:table-cell table:formula="of:=([.$Q$24]-([.$Q$25]*[.C17]))+(([.$Q$27]*[.D17])-[.$Q$28])*[.$Q$29]" office:value-type="float" office:value="1.3575" calcext:value-type="float">
            <text:p>1,3575</text:p>
          </table:table-cell>
          <table:table-cell table:style-name="ce20" table:formula="of:=ABS(([.K17]-[.A17])/[.A17])" office:value-type="percentage" office:value="0.401678771206057" calcext:value-type="percentage">
            <text:p>40%</text:p>
          </table:table-cell>
          <table:table-cell table:style-name="ce16" table:formula="of:=(([.C17]^[.$R$24])*[.$R$25])+[.$R$26]*[.D17]" office:value-type="float" office:value="2.06269894386544" calcext:value-type="float">
            <text:p>2,06E+00</text:p>
          </table:table-cell>
          <table:table-cell table:style-name="ce20" table:formula="of:=ABS(([.M17]-[.A17])/[.A17])" office:value-type="percentage" office:value="0.0908607243274123" calcext:value-type="percentage">
            <text:p>9%</text:p>
          </table:table-cell>
          <table:table-cell table:formula="of:=(([.C17]^[.$U$24])*[.$U$25])+(([.D17]^[.$U$28])*[.$U$29])+[.$U$32]" office:value-type="float" office:value="2.06344819230802" calcext:value-type="float">
            <text:p><text:s/>2,06 </text:p>
          </table:table-cell>
          <table:table-cell table:formula="of:=ABS(([.O17]-[.A17])/[.A17])" office:value-type="percentage" office:value="0.0905304913632588" calcext:value-type="percentage">
            <text:p>9%</text:p>
          </table:table-cell>
          <table:table-cell table:number-columns-repeated="16368"/>
        </table:table-row>
        <table:table-row table:style-name="ro1">
          <table:table-cell table:formula="of:=[.E18]*[.G18]*[.H18]+[.J18]" office:value-type="float" office:value="0.601353862624579" calcext:value-type="float">
            <text:p>0,60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18])" office:value-type="float" office:value="1.33333333333333" calcext:value-type="float">
            <text:p>1,33333333333333</text:p>
          </table:table-cell>
          <table:table-cell table:formula="of:=RADIANS([.D18])" office:value-type="float" office:value="0.523598775598299" calcext:value-type="float">
            <text:p>0,523598775598299</text:p>
          </table:table-cell>
          <table:table-cell table:formula="of:=(SIN([.F18])*(1+COS([.F18]))/4)^[.C18]" office:value-type="float" office:value="0.482962913144534" calcext:value-type="float">
            <text:p>0,482962913144534</text:p>
          </table:table-cell>
          <table:table-cell table:formula="of:=(([.B18]^(3*[.C18]))*-1)+1" office:value-type="float" office:value="0.910557280900008" calcext:value-type="float">
            <text:p>0,910557280900008</text:p>
          </table:table-cell>
          <table:table-cell table:formula="of:=0.01*(1.2*[.D18]-33)" office:value-type="float" office:value="0.03" calcext:value-type="float">
            <text:p>0,03</text:p>
          </table:table-cell>
          <table:table-cell table:formula="of:=[.I18]/(4^[.C18])" office:value-type="float" office:value="0.015" calcext:value-type="float">
            <text:p>0,015</text:p>
          </table:table-cell>
          <table:table-cell table:formula="of:=([.$Q$24]-([.$Q$25]*[.C18]))+(([.$Q$27]*[.D18])-[.$Q$28])*[.$Q$29]" office:value-type="float" office:value="0.785" calcext:value-type="float">
            <text:p>0,785</text:p>
          </table:table-cell>
          <table:table-cell table:style-name="ce20" table:formula="of:=ABS(([.K18]-[.A18])/[.A18])" office:value-type="percentage" office:value="0.305387807062396" calcext:value-type="percentage">
            <text:p>31%</text:p>
          </table:table-cell>
          <table:table-cell table:style-name="ce16" table:formula="of:=(([.C18]^[.$R$24])*[.$R$25])+[.$R$26]*[.D18]" office:value-type="float" office:value="0.657968336629824" calcext:value-type="float">
            <text:p>6,58E-01</text:p>
          </table:table-cell>
          <table:table-cell table:style-name="ce20" table:formula="of:=ABS(([.M18]-[.A18])/[.A18])" office:value-type="percentage" office:value="0.0941450242926092" calcext:value-type="percentage">
            <text:p>9%</text:p>
          </table:table-cell>
          <table:table-cell table:formula="of:=(([.C18]^[.$U$24])*[.$U$25])+(([.D18]^[.$U$28])*[.$U$29])+[.$U$32]" office:value-type="float" office:value="0.785160054152104" calcext:value-type="float">
            <text:p><text:s/>0,79 </text:p>
          </table:table-cell>
          <table:table-cell table:formula="of:=ABS(([.O18]-[.A18])/[.A18])" office:value-type="percentage" office:value="0.305653963417334" calcext:value-type="percentage">
            <text:p>31%</text:p>
          </table:table-cell>
          <table:table-cell/>
          <table:table-cell office:value-type="string" calcext:value-type="string">
            <text:p>advanced formula</text:p>
          </table:table-cell>
          <table:table-cell table:number-columns-repeated="3"/>
          <table:table-cell office:value-type="string" calcext:value-type="string">
            <text:p>advanced_advanced_formula</text:p>
          </table:table-cell>
          <table:table-cell table:number-columns-repeated="16362"/>
        </table:table-row>
        <table:table-row table:style-name="ro1">
          <table:table-cell table:formula="of:=[.E19]*[.G19]*[.H19]+[.J19]" office:value-type="float" office:value="0.627598884848396" calcext:value-type="float">
            <text:p>0,63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19])" office:value-type="float" office:value="1.33333333333333" calcext:value-type="float">
            <text:p>1,33333333333333</text:p>
          </table:table-cell>
          <table:table-cell table:formula="of:=RADIANS([.D19])" office:value-type="float" office:value="0.523598775598299" calcext:value-type="float">
            <text:p>0,523598775598299</text:p>
          </table:table-cell>
          <table:table-cell table:formula="of:=(SIN([.F19])*(1+COS([.F19]))/4)^[.C19]" office:value-type="float" office:value="0.482962913144534" calcext:value-type="float">
            <text:p>0,482962913144534</text:p>
          </table:table-cell>
          <table:table-cell table:formula="of:=(([.B19]^(3*[.C19]))*-1)+1" office:value-type="float" office:value="0.951313550443985" calcext:value-type="float">
            <text:p>0,951313550443985</text:p>
          </table:table-cell>
          <table:table-cell table:formula="of:=0.01*(1.2*[.D19]-33)" office:value-type="float" office:value="0.03" calcext:value-type="float">
            <text:p>0,03</text:p>
          </table:table-cell>
          <table:table-cell table:formula="of:=[.I19]/(4^[.C19])" office:value-type="float" office:value="0.015" calcext:value-type="float">
            <text:p>0,015</text:p>
          </table:table-cell>
          <table:table-cell table:formula="of:=([.$Q$24]-([.$Q$25]*[.C19]))+(([.$Q$27]*[.D19])-[.$Q$28])*[.$Q$29]" office:value-type="float" office:value="0.785" calcext:value-type="float">
            <text:p>0,785</text:p>
          </table:table-cell>
          <table:table-cell table:style-name="ce20" table:formula="of:=ABS(([.K19]-[.A19])/[.A19])" office:value-type="percentage" office:value="0.25079890827025" calcext:value-type="percentage">
            <text:p>25%</text:p>
          </table:table-cell>
          <table:table-cell table:style-name="ce16" table:formula="of:=(([.C19]^[.$R$24])*[.$R$25])+[.$R$26]*[.D19]" office:value-type="float" office:value="0.657968336629824" calcext:value-type="float">
            <text:p>6,58E-01</text:p>
          </table:table-cell>
          <table:table-cell table:style-name="ce20" table:formula="of:=ABS(([.M19]-[.A19])/[.A19])" office:value-type="percentage" office:value="0.048389907175766" calcext:value-type="percentage">
            <text:p>5%</text:p>
          </table:table-cell>
          <table:table-cell table:formula="of:=(([.C19]^[.$U$24])*[.$U$25])+(([.D19]^[.$U$28])*[.$U$29])+[.$U$32]" office:value-type="float" office:value="0.785160054152104" calcext:value-type="float">
            <text:p><text:s/>0,79 </text:p>
          </table:table-cell>
          <table:table-cell table:formula="of:=ABS(([.O19]-[.A19])/[.A19])" office:value-type="percentage" office:value="0.251053934459697" calcext:value-type="percentage">
            <text:p>25%</text:p>
          </table:table-cell>
          <table:table-cell/>
          <table:table-cell office:value-type="string" calcext:value-type="string">
            <text:p>I (gamma_dot_app)^t</text:p>
          </table:table-cell>
          <table:table-cell table:number-columns-repeated="3"/>
          <table:table-cell office:value-type="string" calcext:value-type="string">
            <text:p>I (gamma_dot_app)^t</text:p>
          </table:table-cell>
          <table:table-cell table:number-columns-repeated="16362"/>
        </table:table-row>
        <table:table-row table:style-name="ro1">
          <table:table-cell table:formula="of:=[.E20]*[.G20]*[.H20]+[.J20]" office:value-type="float" office:value="0.647866063040448" calcext:value-type="float">
            <text:p>0,6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20])" office:value-type="float" office:value="1.33333333333333" calcext:value-type="float">
            <text:p>1,33333333333333</text:p>
          </table:table-cell>
          <table:table-cell table:formula="of:=RADIANS([.D20])" office:value-type="float" office:value="0.523598775598299" calcext:value-type="float">
            <text:p>0,523598775598299</text:p>
          </table:table-cell>
          <table:table-cell table:formula="of:=(SIN([.F20])*(1+COS([.F20]))/4)^[.C20]" office:value-type="float" office:value="0.482962913144534" calcext:value-type="float">
            <text:p>0,482962913144534</text:p>
          </table:table-cell>
          <table:table-cell table:formula="of:=(([.B20]^(3*[.C20]))*-1)+1" office:value-type="float" office:value="0.982786740683523" calcext:value-type="float">
            <text:p>0,982786740683523</text:p>
          </table:table-cell>
          <table:table-cell table:formula="of:=0.01*(1.2*[.D20]-33)" office:value-type="float" office:value="0.03" calcext:value-type="float">
            <text:p>0,03</text:p>
          </table:table-cell>
          <table:table-cell table:formula="of:=[.I20]/(4^[.C20])" office:value-type="float" office:value="0.015" calcext:value-type="float">
            <text:p>0,015</text:p>
          </table:table-cell>
          <table:table-cell table:formula="of:=([.$Q$24]-([.$Q$25]*[.C20]))+(([.$Q$27]*[.D20])-[.$Q$28])*[.$Q$29]" office:value-type="float" office:value="0.785" calcext:value-type="float">
            <text:p>0,785</text:p>
          </table:table-cell>
          <table:table-cell table:style-name="ce20" table:formula="of:=ABS(([.K20]-[.A20])/[.A20])" office:value-type="percentage" office:value="0.211670196639071" calcext:value-type="percentage">
            <text:p>21%</text:p>
          </table:table-cell>
          <table:table-cell table:style-name="ce16" table:formula="of:=(([.C20]^[.$R$24])*[.$R$25])+[.$R$26]*[.D20]" office:value-type="float" office:value="0.657968336629824" calcext:value-type="float">
            <text:p>6,58E-01</text:p>
          </table:table-cell>
          <table:table-cell table:style-name="ce20" table:formula="of:=ABS(([.M20]-[.A20])/[.A20])" office:value-type="percentage" office:value="0.0155931513713898" calcext:value-type="percentage">
            <text:p>2%</text:p>
          </table:table-cell>
          <table:table-cell table:formula="of:=(([.C20]^[.$U$24])*[.$U$25])+(([.D20]^[.$U$28])*[.$U$29])+[.$U$32]" office:value-type="float" office:value="0.785160054152104" calcext:value-type="float">
            <text:p><text:s/>0,79 </text:p>
          </table:table-cell>
          <table:table-cell table:formula="of:=ABS(([.O20]-[.A20])/[.A20])" office:value-type="percentage" office:value="0.211917244850475" calcext:value-type="percentage">
            <text:p>21%</text:p>
          </table:table-cell>
          <table:table-cell/>
          <table:table-cell office:value-type="string" calcext:value-type="string">
            <text:p>((4/25)* (t^(-5/3))+(alpha/200))</text:p>
          </table:table-cell>
          <table:table-cell table:number-columns-repeated="3"/>
          <table:table-cell office:value-type="string" calcext:value-type="string">
            <text:p>(0.8(t^(-0.8)))+(0.75(alpha^(0,015))-0.8</text:p>
          </table:table-cell>
          <table:table-cell table:number-columns-repeated="16362"/>
        </table:table-row>
        <table:table-row table:style-name="ro1">
          <table:table-cell table:formula="of:=[.E21]*[.G21]*[.H21]+[.J21]" office:value-type="float" office:value="0.655031592608006" calcext:value-type="float">
            <text:p>0,66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21])" office:value-type="float" office:value="1.33333333333333" calcext:value-type="float">
            <text:p>1,33333333333333</text:p>
          </table:table-cell>
          <table:table-cell table:formula="of:=RADIANS([.D21])" office:value-type="float" office:value="0.523598775598299" calcext:value-type="float">
            <text:p>0,523598775598299</text:p>
          </table:table-cell>
          <table:table-cell table:formula="of:=(SIN([.F21])*(1+COS([.F21]))/4)^[.C21]" office:value-type="float" office:value="0.482962913144534" calcext:value-type="float">
            <text:p>0,482962913144534</text:p>
          </table:table-cell>
          <table:table-cell table:formula="of:=(([.B21]^(3*[.C21]))*-1)+1" office:value-type="float" office:value="0.993914193805498" calcext:value-type="float">
            <text:p>0,993914193805498</text:p>
          </table:table-cell>
          <table:table-cell table:formula="of:=0.01*(1.2*[.D21]-33)" office:value-type="float" office:value="0.03" calcext:value-type="float">
            <text:p>0,03</text:p>
          </table:table-cell>
          <table:table-cell table:formula="of:=[.I21]/(4^[.C21])" office:value-type="float" office:value="0.015" calcext:value-type="float">
            <text:p>0,015</text:p>
          </table:table-cell>
          <table:table-cell table:formula="of:=([.$Q$24]-([.$Q$25]*[.C21]))+(([.$Q$27]*[.D21])-[.$Q$28])*[.$Q$29]" office:value-type="float" office:value="0.785" calcext:value-type="float">
            <text:p>0,785</text:p>
          </table:table-cell>
          <table:table-cell table:style-name="ce20" table:formula="of:=ABS(([.K21]-[.A21])/[.A21])" office:value-type="percentage" office:value="0.198415479281733" calcext:value-type="percentage">
            <text:p>20%</text:p>
          </table:table-cell>
          <table:table-cell table:style-name="ce16" table:formula="of:=(([.C21]^[.$R$24])*[.$R$25])+[.$R$26]*[.D21]" office:value-type="float" office:value="0.657968336629824" calcext:value-type="float">
            <text:p>6,58E-01</text:p>
          </table:table-cell>
          <table:table-cell table:style-name="ce20" table:formula="of:=ABS(([.M21]-[.A21])/[.A21])" office:value-type="percentage" office:value="0.00448336241329269" calcext:value-type="percentage">
            <text:p>0%</text:p>
          </table:table-cell>
          <table:table-cell table:formula="of:=(([.C21]^[.$U$24])*[.$U$25])+(([.D21]^[.$U$28])*[.$U$29])+[.$U$32]" office:value-type="float" office:value="0.785160054152104" calcext:value-type="float">
            <text:p><text:s/>0,79 </text:p>
          </table:table-cell>
          <table:table-cell table:formula="of:=ABS(([.O21]-[.A21])/[.A21])" office:value-type="percentage" office:value="0.198659824980337" calcext:value-type="percentage">
            <text:p>20%</text:p>
          </table:table-cell>
          <table:table-cell table:number-columns-repeated="16368"/>
        </table:table-row>
        <table:table-row table:style-name="ro1">
          <table:table-cell table:formula="of:=[.E22]*[.G22]*[.H22]+[.J22]" office:value-type="float" office:value="0.815978977346884" calcext:value-type="float">
            <text:p>0,82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2])" office:value-type="float" office:value="1.33333333333333" calcext:value-type="float">
            <text:p>1,33333333333333</text:p>
          </table:table-cell>
          <table:table-cell table:formula="of:=RADIANS([.D22])" office:value-type="float" office:value="0.872664625997165" calcext:value-type="float">
            <text:p>0,872664625997165</text:p>
          </table:table-cell>
          <table:table-cell table:formula="of:=(SIN([.F22])*(1+COS([.F22]))/4)^[.C22]" office:value-type="float" office:value="0.560902914866976" calcext:value-type="float">
            <text:p>0,560902914866976</text:p>
          </table:table-cell>
          <table:table-cell table:formula="of:=(([.B22]^(3*[.C22]))*-1)+1" office:value-type="float" office:value="0.910557280900008" calcext:value-type="float">
            <text:p>0,910557280900008</text:p>
          </table:table-cell>
          <table:table-cell table:formula="of:=0.01*(1.2*[.D22]-33)" office:value-type="float" office:value="0.27" calcext:value-type="float">
            <text:p>0,27</text:p>
          </table:table-cell>
          <table:table-cell table:formula="of:=[.I22]/(4^[.C22])" office:value-type="float" office:value="0.135" calcext:value-type="float">
            <text:p>0,135</text:p>
          </table:table-cell>
          <table:table-cell table:formula="of:=([.$Q$24]-([.$Q$25]*[.C22]))+(([.$Q$27]*[.D22])-[.$Q$28])*[.$Q$29]" office:value-type="float" office:value="0.865" calcext:value-type="float">
            <text:p>0,865</text:p>
          </table:table-cell>
          <table:table-cell table:style-name="ce20" table:formula="of:=ABS(([.K22]-[.A22])/[.A22])" office:value-type="percentage" office:value="0.0600763304129545" calcext:value-type="percentage">
            <text:p>6%</text:p>
          </table:table-cell>
          <table:table-cell table:style-name="ce16" table:formula="of:=(([.C22]^[.$R$24])*[.$R$25])+[.$R$26]*[.D22]" office:value-type="float" office:value="0.757968336629824" calcext:value-type="float">
            <text:p>7,58E-01</text:p>
          </table:table-cell>
          <table:table-cell table:style-name="ce20" table:formula="of:=ABS(([.M22]-[.A22])/[.A22])" office:value-type="percentage" office:value="0.0710933030476824" calcext:value-type="percentage">
            <text:p>7%</text:p>
          </table:table-cell>
          <table:table-cell table:formula="of:=(([.C22]^[.$U$24])*[.$U$25])+(([.D22]^[.$U$28])*[.$U$29])+[.$U$32]" office:value-type="float" office:value="0.874926133255278" calcext:value-type="float">
            <text:p><text:s/>0,87 </text:p>
          </table:table-cell>
          <table:table-cell table:formula="of:=ABS(([.O22]-[.A22])/[.A22])" office:value-type="percentage" office:value="0.0722410228019084" calcext:value-type="percentage">
            <text:p>7%</text:p>
          </table:table-cell>
          <table:table-cell table:number-columns-repeated="16368"/>
        </table:table-row>
        <table:table-row table:style-name="ro1">
          <table:table-cell table:formula="of:=[.E23]*[.G23]*[.H23]+[.J23]" office:value-type="float" office:value="0.846459391195312" calcext:value-type="float">
            <text:p>0,8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3])" office:value-type="float" office:value="1.33333333333333" calcext:value-type="float">
            <text:p>1,33333333333333</text:p>
          </table:table-cell>
          <table:table-cell table:formula="of:=RADIANS([.D23])" office:value-type="float" office:value="0.872664625997165" calcext:value-type="float">
            <text:p>0,872664625997165</text:p>
          </table:table-cell>
          <table:table-cell table:formula="of:=(SIN([.F23])*(1+COS([.F23]))/4)^[.C23]" office:value-type="float" office:value="0.560902914866976" calcext:value-type="float">
            <text:p>0,560902914866976</text:p>
          </table:table-cell>
          <table:table-cell table:formula="of:=(([.B23]^(3*[.C23]))*-1)+1" office:value-type="float" office:value="0.951313550443985" calcext:value-type="float">
            <text:p>0,951313550443985</text:p>
          </table:table-cell>
          <table:table-cell table:formula="of:=0.01*(1.2*[.D23]-33)" office:value-type="float" office:value="0.27" calcext:value-type="float">
            <text:p>0,27</text:p>
          </table:table-cell>
          <table:table-cell table:formula="of:=[.I23]/(4^[.C23])" office:value-type="float" office:value="0.135" calcext:value-type="float">
            <text:p>0,135</text:p>
          </table:table-cell>
          <table:table-cell table:formula="of:=([.$Q$24]-([.$Q$25]*[.C23]))+(([.$Q$27]*[.D23])-[.$Q$28])*[.$Q$29]" office:value-type="float" office:value="0.865" calcext:value-type="float">
            <text:p>0,865</text:p>
          </table:table-cell>
          <table:table-cell table:style-name="ce20" table:formula="of:=ABS(([.K23]-[.A23])/[.A23])" office:value-type="percentage" office:value="0.0219037191831574" calcext:value-type="percentage">
            <text:p>2%</text:p>
          </table:table-cell>
          <table:table-cell table:style-name="ce16" table:formula="of:=(([.C23]^[.$R$24])*[.$R$25])+[.$R$26]*[.D23]" office:value-type="float" office:value="0.757968336629824" calcext:value-type="float">
            <text:p>7,58E-01</text:p>
          </table:table-cell>
          <table:table-cell table:style-name="ce20" table:formula="of:=ABS(([.M23]-[.A23])/[.A23])" office:value-type="percentage" office:value="0.104542587023019" calcext:value-type="percentage">
            <text:p>10%</text:p>
          </table:table-cell>
          <table:table-cell table:formula="of:=(([.C23]^[.$U$24])*[.$U$25])+(([.D23]^[.$U$28])*[.$U$29])+[.$U$32]" office:value-type="float" office:value="0.874926133255278" calcext:value-type="float">
            <text:p><text:s/>0,87 </text:p>
          </table:table-cell>
          <table:table-cell table:formula="of:=ABS(([.O23]-[.A23])/[.A23])" office:value-type="percentage" office:value="0.0336303694613958" calcext:value-type="percentage">
            <text:p>3%</text:p>
          </table:table-cell>
          <table:table-cell office:value-type="string" calcext:value-type="string">
            <text:p>linear params</text:p>
          </table:table-cell>
          <table:table-cell office:value-type="string" calcext:value-type="string">
            <text:p>advanced params</text:p>
          </table:table-cell>
          <table:table-cell/>
          <table:table-cell office:value-type="string" calcext:value-type="string">
            <text:p>advanced_advanced</text:p>
          </table:table-cell>
          <table:table-cell table:number-columns-repeated="16364"/>
        </table:table-row>
        <table:table-row table:style-name="ro1">
          <table:table-cell table:formula="of:=[.E24]*[.G24]*[.H24]+[.J24]" office:value-type="float" office:value="0.869997263389337" calcext:value-type="float">
            <text:p>0,8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4])" office:value-type="float" office:value="1.33333333333333" calcext:value-type="float">
            <text:p>1,33333333333333</text:p>
          </table:table-cell>
          <table:table-cell table:formula="of:=RADIANS([.D24])" office:value-type="float" office:value="0.872664625997165" calcext:value-type="float">
            <text:p>0,872664625997165</text:p>
          </table:table-cell>
          <table:table-cell table:formula="of:=(SIN([.F24])*(1+COS([.F24]))/4)^[.C24]" office:value-type="float" office:value="0.560902914866976" calcext:value-type="float">
            <text:p>0,560902914866976</text:p>
          </table:table-cell>
          <table:table-cell table:formula="of:=(([.B24]^(3*[.C24]))*-1)+1" office:value-type="float" office:value="0.982786740683523" calcext:value-type="float">
            <text:p>0,982786740683523</text:p>
          </table:table-cell>
          <table:table-cell table:formula="of:=0.01*(1.2*[.D24]-33)" office:value-type="float" office:value="0.27" calcext:value-type="float">
            <text:p>0,27</text:p>
          </table:table-cell>
          <table:table-cell table:formula="of:=[.I24]/(4^[.C24])" office:value-type="float" office:value="0.135" calcext:value-type="float">
            <text:p>0,135</text:p>
          </table:table-cell>
          <table:table-cell table:formula="of:=([.$Q$24]-([.$Q$25]*[.C24]))+(([.$Q$27]*[.D24])-[.$Q$28])*[.$Q$29]" office:value-type="float" office:value="0.865" calcext:value-type="float">
            <text:p>0,865</text:p>
          </table:table-cell>
          <table:table-cell table:style-name="ce20" table:formula="of:=ABS(([.K24]-[.A24])/[.A24])" office:value-type="percentage" office:value="0.00574399897520242" calcext:value-type="percentage">
            <text:p>1%</text:p>
          </table:table-cell>
          <table:table-cell table:style-name="ce16" table:formula="of:=(([.C24]^[.$R$24])*[.$R$25])+[.$R$26]*[.D24]" office:value-type="float" office:value="0.757968336629824" calcext:value-type="float">
            <text:p>7,58E-01</text:p>
          </table:table-cell>
          <table:table-cell table:style-name="ce20" table:formula="of:=ABS(([.M24]-[.A24])/[.A24])" office:value-type="percentage" office:value="0.128769286380363" calcext:value-type="percentage">
            <text:p>13%</text:p>
          </table:table-cell>
          <table:table-cell table:formula="of:=(([.C24]^[.$U$24])*[.$U$25])+(([.D24]^[.$U$28])*[.$U$29])+[.$U$32]" office:value-type="float" office:value="0.874926133255278" calcext:value-type="float">
            <text:p><text:s/>0,87 </text:p>
          </table:table-cell>
          <table:table-cell table:formula="of:=ABS(([.O24]-[.A24])/[.A24])" office:value-type="percentage" office:value="0.00566538548263803" calcext:value-type="percentage">
            <text:p>1%</text:p>
          </table:table-cell>
          <table:table-cell office:value-type="float" office:value="1.33" calcext:value-type="float">
            <text:p>1,33</text:p>
          </table:table-cell>
          <table:table-cell table:formula="of:=-5/3" office:value-type="float" office:value="-1.66666666666667" calcext:value-type="float">
            <text:p>-1,66666666666667</text:p>
          </table:table-cell>
          <table:table-cell/>
          <table:table-cell office:value-type="string" calcext:value-type="string">
            <text:p>exponent</text:p>
          </table:table-cell>
          <table:table-cell office:value-type="float" office:value="-0.8" calcext:value-type="float">
            <text:p>-0,800</text:p>
          </table:table-cell>
          <table:table-cell table:number-columns-repeated="16363"/>
        </table:table-row>
        <table:table-row table:style-name="ro1">
          <table:table-cell table:formula="of:=[.E25]*[.G25]*[.H25]+[.J25]" office:value-type="float" office:value="0.878319157910886" calcext:value-type="float">
            <text:p>0,8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5])" office:value-type="float" office:value="1.33333333333333" calcext:value-type="float">
            <text:p>1,33333333333333</text:p>
          </table:table-cell>
          <table:table-cell table:formula="of:=RADIANS([.D25])" office:value-type="float" office:value="0.872664625997165" calcext:value-type="float">
            <text:p>0,872664625997165</text:p>
          </table:table-cell>
          <table:table-cell table:formula="of:=(SIN([.F25])*(1+COS([.F25]))/4)^[.C25]" office:value-type="float" office:value="0.560902914866976" calcext:value-type="float">
            <text:p>0,560902914866976</text:p>
          </table:table-cell>
          <table:table-cell table:formula="of:=(([.B25]^(3*[.C25]))*-1)+1" office:value-type="float" office:value="0.993914193805498" calcext:value-type="float">
            <text:p>0,993914193805498</text:p>
          </table:table-cell>
          <table:table-cell table:formula="of:=0.01*(1.2*[.D25]-33)" office:value-type="float" office:value="0.27" calcext:value-type="float">
            <text:p>0,27</text:p>
          </table:table-cell>
          <table:table-cell table:formula="of:=[.I25]/(4^[.C25])" office:value-type="float" office:value="0.135" calcext:value-type="float">
            <text:p>0,135</text:p>
          </table:table-cell>
          <table:table-cell table:formula="of:=([.$Q$24]-([.$Q$25]*[.C25]))+(([.$Q$27]*[.D25])-[.$Q$28])*[.$Q$29]" office:value-type="float" office:value="0.865" calcext:value-type="float">
            <text:p>0,865</text:p>
          </table:table-cell>
          <table:table-cell table:style-name="ce20" table:formula="of:=ABS(([.K25]-[.A25])/[.A25])" office:value-type="percentage" office:value="0.0151643713915639" calcext:value-type="percentage">
            <text:p>2%</text:p>
          </table:table-cell>
          <table:table-cell table:style-name="ce16" table:formula="of:=(([.C25]^[.$R$24])*[.$R$25])+[.$R$26]*[.D25]" office:value-type="float" office:value="0.757968336629824" calcext:value-type="float">
            <text:p>7,58E-01</text:p>
          </table:table-cell>
          <table:table-cell table:style-name="ce20" table:formula="of:=ABS(([.M25]-[.A25])/[.A25])" office:value-type="percentage" office:value="0.137024019340898" calcext:value-type="percentage">
            <text:p>14%</text:p>
          </table:table-cell>
          <table:table-cell table:formula="of:=(([.C25]^[.$U$24])*[.$U$25])+(([.D25]^[.$U$28])*[.$U$29])+[.$U$32]" office:value-type="float" office:value="0.874926133255278" calcext:value-type="float">
            <text:p><text:s/>0,87 </text:p>
          </table:table-cell>
          <table:table-cell table:formula="of:=ABS(([.O25]-[.A25])/[.A25])" office:value-type="percentage" office:value="0.00386308851975715" calcext:value-type="percentage">
            <text:p>0%</text:p>
          </table:table-cell>
          <table:table-cell office:value-type="float" office:value="1.33" calcext:value-type="float">
            <text:p>1,33</text:p>
          </table:table-cell>
          <table:table-cell table:style-name="ce16" table:formula="of:=4/25" office:value-type="float" office:value="0.16" calcext:value-type="float">
            <text:p>1,60E-01</text:p>
          </table:table-cell>
          <table:table-cell/>
          <table:table-cell office:value-type="string" calcext:value-type="string">
            <text:p>prefactor</text:p>
          </table:table-cell>
          <table:table-cell office:value-type="float" office:value="0.8" calcext:value-type="float">
            <text:p>0,800</text:p>
          </table:table-cell>
          <table:table-cell table:number-columns-repeated="16363"/>
        </table:table-row>
        <table:table-row table:style-name="ro1">
          <table:table-cell table:formula="of:=[.E26]*[.G26]*[.H26]+[.J26]" office:value-type="float" office:value="0.936692377405099" calcext:value-type="float">
            <text:p>0,9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6])" office:value-type="float" office:value="1.33333333333333" calcext:value-type="float">
            <text:p>1,33333333333333</text:p>
          </table:table-cell>
          <table:table-cell table:formula="of:=RADIANS([.D26])" office:value-type="float" office:value="1.22173047639603" calcext:value-type="float">
            <text:p>1,22173047639603</text:p>
          </table:table-cell>
          <table:table-cell table:formula="of:=(SIN([.F26])*(1+COS([.F26]))/4)^[.C26]" office:value-type="float" office:value="0.561490522099256" calcext:value-type="float">
            <text:p>0,561490522099256</text:p>
          </table:table-cell>
          <table:table-cell table:formula="of:=(([.B26]^(3*[.C26]))*-1)+1" office:value-type="float" office:value="0.910557280900008" calcext:value-type="float">
            <text:p>0,910557280900008</text:p>
          </table:table-cell>
          <table:table-cell table:formula="of:=0.01*(1.2*[.D26]-33)" office:value-type="float" office:value="0.51" calcext:value-type="float">
            <text:p>0,51</text:p>
          </table:table-cell>
          <table:table-cell table:formula="of:=[.I26]/(4^[.C26])" office:value-type="float" office:value="0.255" calcext:value-type="float">
            <text:p>0,255</text:p>
          </table:table-cell>
          <table:table-cell table:formula="of:=([.$Q$24]-([.$Q$25]*[.C26]))+(([.$Q$27]*[.D26])-[.$Q$28])*[.$Q$29]" office:value-type="float" office:value="0.945" calcext:value-type="float">
            <text:p>0,945</text:p>
          </table:table-cell>
          <table:table-cell table:style-name="ce20" table:formula="of:=ABS(([.K26]-[.A26])/[.A26])" office:value-type="percentage" office:value="0.00886910451637878" calcext:value-type="percentage">
            <text:p>1%</text:p>
          </table:table-cell>
          <table:table-cell table:style-name="ce16" table:formula="of:=(([.C26]^[.$R$24])*[.$R$25])+[.$R$26]*[.D26]" office:value-type="float" office:value="0.857968336629824" calcext:value-type="float">
            <text:p>8,58E-01</text:p>
          </table:table-cell>
          <table:table-cell table:style-name="ce20" table:formula="of:=ABS(([.M26]-[.A26])/[.A26])" office:value-type="percentage" office:value="0.0840447116622885" calcext:value-type="percentage">
            <text:p>8%</text:p>
          </table:table-cell>
          <table:table-cell table:formula="of:=(([.C26]^[.$U$24])*[.$U$25])+(([.D26]^[.$U$28])*[.$U$29])+[.$U$32]" office:value-type="float" office:value="0.955887725147837" calcext:value-type="float">
            <text:p><text:s/>0,96 </text:p>
          </table:table-cell>
          <table:table-cell table:formula="of:=ABS(([.O26]-[.A26])/[.A26])" office:value-type="percentage" office:value="0.0204926913101548" calcext:value-type="percentage">
            <text:p>2%</text:p>
          </table:table-cell>
          <table:table-cell office:value-type="float" office:value="0" calcext:value-type="float">
            <text:p>0</text:p>
          </table:table-cell>
          <table:table-cell table:style-name="ce16" table:formula="of:=1/200" office:value-type="float" office:value="0.005" calcext:value-type="float">
            <text:p>5,00E-03</text:p>
          </table:table-cell>
          <table:table-cell table:number-columns-repeated="16366"/>
        </table:table-row>
        <table:table-row table:style-name="ro1">
          <table:table-cell table:formula="of:=[.E27]*[.G27]*[.H27]+[.J27]" office:value-type="float" office:value="0.967204722825186" calcext:value-type="float">
            <text:p>0,97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7])" office:value-type="float" office:value="1.33333333333333" calcext:value-type="float">
            <text:p>1,33333333333333</text:p>
          </table:table-cell>
          <table:table-cell table:formula="of:=RADIANS([.D27])" office:value-type="float" office:value="1.22173047639603" calcext:value-type="float">
            <text:p>1,22173047639603</text:p>
          </table:table-cell>
          <table:table-cell table:formula="of:=(SIN([.F27])*(1+COS([.F27]))/4)^[.C27]" office:value-type="float" office:value="0.561490522099256" calcext:value-type="float">
            <text:p>0,561490522099256</text:p>
          </table:table-cell>
          <table:table-cell table:formula="of:=(([.B27]^(3*[.C27]))*-1)+1" office:value-type="float" office:value="0.951313550443985" calcext:value-type="float">
            <text:p>0,951313550443985</text:p>
          </table:table-cell>
          <table:table-cell table:formula="of:=0.01*(1.2*[.D27]-33)" office:value-type="float" office:value="0.51" calcext:value-type="float">
            <text:p>0,51</text:p>
          </table:table-cell>
          <table:table-cell table:formula="of:=[.I27]/(4^[.C27])" office:value-type="float" office:value="0.255" calcext:value-type="float">
            <text:p>0,255</text:p>
          </table:table-cell>
          <table:table-cell table:formula="of:=([.$Q$24]-([.$Q$25]*[.C27]))+(([.$Q$27]*[.D27])-[.$Q$28])*[.$Q$29]" office:value-type="float" office:value="0.945" calcext:value-type="float">
            <text:p>0,945</text:p>
          </table:table-cell>
          <table:table-cell table:style-name="ce20" table:formula="of:=ABS(([.K27]-[.A27])/[.A27])" office:value-type="percentage" office:value="0.0229576244833945" calcext:value-type="percentage">
            <text:p>2%</text:p>
          </table:table-cell>
          <table:table-cell table:style-name="ce16" table:formula="of:=(([.C27]^[.$R$24])*[.$R$25])+[.$R$26]*[.D27]" office:value-type="float" office:value="0.857968336629824" calcext:value-type="float">
            <text:p>8,58E-01</text:p>
          </table:table-cell>
          <table:table-cell table:style-name="ce20" table:formula="of:=ABS(([.M27]-[.A27])/[.A27])" office:value-type="percentage" office:value="0.112940294456261" calcext:value-type="percentage">
            <text:p>11%</text:p>
          </table:table-cell>
          <table:table-cell table:formula="of:=(([.C27]^[.$U$24])*[.$U$25])+(([.D27]^[.$U$28])*[.$U$29])+[.$U$32]" office:value-type="float" office:value="0.955887725147837" calcext:value-type="float">
            <text:p><text:s/>0,96 </text:p>
          </table:table-cell>
          <table:table-cell table:formula="of:=ABS(([.O27]-[.A27])/[.A27])" office:value-type="percentage" office:value="0.0117007262374536" calcext:value-type="percentage">
            <text:p>1%</text:p>
          </table:table-cell>
          <table:table-cell office:value-type="float" office:value="0.4" calcext:value-type="float">
            <text:p>0,4</text:p>
          </table:table-cell>
          <table:table-cell table:style-name="ce16" office:value-type="float" office:value="0" calcext:value-type="float">
            <text:p>0,00E+00</text:p>
          </table:table-cell>
          <table:table-cell table:number-columns-repeated="16366"/>
        </table:table-row>
        <table:table-row table:style-name="ro1">
          <table:table-cell table:formula="of:=[.E28]*[.G28]*[.H28]+[.J28]" office:value-type="float" office:value="0.990767253518156" calcext:value-type="float">
            <text:p>0,99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8])" office:value-type="float" office:value="1.33333333333333" calcext:value-type="float">
            <text:p>1,33333333333333</text:p>
          </table:table-cell>
          <table:table-cell table:formula="of:=RADIANS([.D28])" office:value-type="float" office:value="1.22173047639603" calcext:value-type="float">
            <text:p>1,22173047639603</text:p>
          </table:table-cell>
          <table:table-cell table:formula="of:=(SIN([.F28])*(1+COS([.F28]))/4)^[.C28]" office:value-type="float" office:value="0.561490522099256" calcext:value-type="float">
            <text:p>0,561490522099256</text:p>
          </table:table-cell>
          <table:table-cell table:formula="of:=(([.B28]^(3*[.C28]))*-1)+1" office:value-type="float" office:value="0.982786740683523" calcext:value-type="float">
            <text:p>0,982786740683523</text:p>
          </table:table-cell>
          <table:table-cell table:formula="of:=0.01*(1.2*[.D28]-33)" office:value-type="float" office:value="0.51" calcext:value-type="float">
            <text:p>0,51</text:p>
          </table:table-cell>
          <table:table-cell table:formula="of:=[.I28]/(4^[.C28])" office:value-type="float" office:value="0.255" calcext:value-type="float">
            <text:p>0,255</text:p>
          </table:table-cell>
          <table:table-cell table:formula="of:=([.$Q$24]-([.$Q$25]*[.C28]))+(([.$Q$27]*[.D28])-[.$Q$28])*[.$Q$29]" office:value-type="float" office:value="0.945" calcext:value-type="float">
            <text:p>0,945</text:p>
          </table:table-cell>
          <table:table-cell table:style-name="ce20" table:formula="of:=ABS(([.K28]-[.A28])/[.A28])" office:value-type="percentage" office:value="0.0461937486888457" calcext:value-type="percentage">
            <text:p>5%</text:p>
          </table:table-cell>
          <table:table-cell table:style-name="ce16" table:formula="of:=(([.C28]^[.$R$24])*[.$R$25])+[.$R$26]*[.D28]" office:value-type="float" office:value="0.857968336629824" calcext:value-type="float">
            <text:p>8,58E-01</text:p>
          </table:table-cell>
          <table:table-cell table:style-name="ce20" table:formula="of:=ABS(([.M28]-[.A28])/[.A28])" office:value-type="percentage" office:value="0.134036441370837" calcext:value-type="percentage">
            <text:p>13%</text:p>
          </table:table-cell>
          <table:table-cell table:formula="of:=(([.C28]^[.$U$24])*[.$U$25])+(([.D28]^[.$U$28])*[.$U$29])+[.$U$32]" office:value-type="float" office:value="0.955887725147837" calcext:value-type="float">
            <text:p><text:s/>0,96 </text:p>
          </table:table-cell>
          <table:table-cell table:formula="of:=ABS(([.O28]-[.A28])/[.A28])" office:value-type="percentage" office:value="0.0352045631771376" calcext:value-type="percentage">
            <text:p>4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onent</text:p>
          </table:table-cell>
          <table:table-cell office:value-type="float" office:value="0.75" calcext:value-type="float">
            <text:p>0,750</text:p>
          </table:table-cell>
          <table:table-cell table:number-columns-repeated="16363"/>
        </table:table-row>
        <table:table-row table:style-name="ro1">
          <table:table-cell table:formula="of:=[.E29]*[.G29]*[.H29]+[.J29]" office:value-type="float" office:value="0.999097866135613" calcext:value-type="float">
            <text:p>1,00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9])" office:value-type="float" office:value="1.33333333333333" calcext:value-type="float">
            <text:p>1,33333333333333</text:p>
          </table:table-cell>
          <table:table-cell table:formula="of:=RADIANS([.D29])" office:value-type="float" office:value="1.22173047639603" calcext:value-type="float">
            <text:p>1,22173047639603</text:p>
          </table:table-cell>
          <table:table-cell table:formula="of:=(SIN([.F29])*(1+COS([.F29]))/4)^[.C29]" office:value-type="float" office:value="0.561490522099256" calcext:value-type="float">
            <text:p>0,561490522099256</text:p>
          </table:table-cell>
          <table:table-cell table:formula="of:=(([.B29]^(3*[.C29]))*-1)+1" office:value-type="float" office:value="0.993914193805498" calcext:value-type="float">
            <text:p>0,993914193805498</text:p>
          </table:table-cell>
          <table:table-cell table:formula="of:=0.01*(1.2*[.D29]-33)" office:value-type="float" office:value="0.51" calcext:value-type="float">
            <text:p>0,51</text:p>
          </table:table-cell>
          <table:table-cell table:formula="of:=[.I29]/(4^[.C29])" office:value-type="float" office:value="0.255" calcext:value-type="float">
            <text:p>0,255</text:p>
          </table:table-cell>
          <table:table-cell table:formula="of:=([.$Q$24]-([.$Q$25]*[.C29]))+(([.$Q$27]*[.D29])-[.$Q$28])*[.$Q$29]" office:value-type="float" office:value="0.945" calcext:value-type="float">
            <text:p>0,945</text:p>
          </table:table-cell>
          <table:table-cell table:style-name="ce20" table:formula="of:=ABS(([.K29]-[.A29])/[.A29])" office:value-type="percentage" office:value="0.0541467137197049" calcext:value-type="percentage">
            <text:p>5%</text:p>
          </table:table-cell>
          <table:table-cell table:style-name="ce16" table:formula="of:=(([.C29]^[.$R$24])*[.$R$25])+[.$R$26]*[.D29]" office:value-type="float" office:value="0.857968336629824" calcext:value-type="float">
            <text:p>8,58E-01</text:p>
          </table:table-cell>
          <table:table-cell table:style-name="ce20" table:formula="of:=ABS(([.M29]-[.A29])/[.A29])" office:value-type="percentage" office:value="0.141256962194966" calcext:value-type="percentage">
            <text:p>14%</text:p>
          </table:table-cell>
          <table:table-cell table:formula="of:=(([.C29]^[.$U$24])*[.$U$25])+(([.D29]^[.$U$28])*[.$U$29])+[.$U$32]" office:value-type="float" office:value="0.955887725147837" calcext:value-type="float">
            <text:p><text:s/>0,96 </text:p>
          </table:table-cell>
          <table:table-cell table:formula="of:=ABS(([.O29]-[.A29])/[.A29])" office:value-type="percentage" office:value="0.0432491575173792" calcext:value-type="percentage">
            <text:p>4%</text:p>
          </table:table-cell>
          <table:table-cell table:style-name="ce16"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factor</text:p>
          </table:table-cell>
          <table:table-cell office:value-type="float" office:value="0.015" calcext:value-type="float">
            <text:p>0,015</text:p>
          </table:table-cell>
          <table:table-cell table:number-columns-repeated="16363"/>
        </table:table-row>
        <table:table-row table:style-name="ro1">
          <table:table-cell table:formula="of:=[.E30]*[.G30]*[.H30]+[.J30]" office:value-type="float" office:value="0.982038187266672" calcext:value-type="float">
            <text:p>0,98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0])" office:value-type="float" office:value="1.33333333333333" calcext:value-type="float">
            <text:p>1,33333333333333</text:p>
          </table:table-cell>
          <table:table-cell table:formula="of:=RADIANS([.D30])" office:value-type="float" office:value="1.5707963267949" calcext:value-type="float">
            <text:p>1,5707963267949</text:p>
          </table:table-cell>
          <table:table-cell table:formula="of:=(SIN([.F30])*(1+COS([.F30]))/4)^[.C30]" office:value-type="float" office:value="0.5" calcext:value-type="float">
            <text:p>0,5</text:p>
          </table:table-cell>
          <table:table-cell table:formula="of:=(([.B30]^(3*[.C30]))*-1)+1" office:value-type="float" office:value="0.910557280900008" calcext:value-type="float">
            <text:p>0,910557280900008</text:p>
          </table:table-cell>
          <table:table-cell table:formula="of:=0.01*(1.2*[.D30]-33)" office:value-type="float" office:value="0.75" calcext:value-type="float">
            <text:p>0,75</text:p>
          </table:table-cell>
          <table:table-cell table:formula="of:=[.I30]/(4^[.C30])" office:value-type="float" office:value="0.375" calcext:value-type="float">
            <text:p>0,375</text:p>
          </table:table-cell>
          <table:table-cell table:formula="of:=([.$Q$24]-([.$Q$25]*[.C30]))+(([.$Q$27]*[.D30])-[.$Q$28])*[.$Q$29]" office:value-type="float" office:value="1.025" calcext:value-type="float">
            <text:p>1,025</text:p>
          </table:table-cell>
          <table:table-cell table:style-name="ce20" table:formula="of:=ABS(([.K30]-[.A30])/[.A30])" office:value-type="percentage" office:value="0.0437475989125272" calcext:value-type="percentage">
            <text:p>4%</text:p>
          </table:table-cell>
          <table:table-cell table:style-name="ce16" table:formula="of:=(([.C30]^[.$R$24])*[.$R$25])+[.$R$26]*[.D30]" office:value-type="float" office:value="0.957968336629824" calcext:value-type="float">
            <text:p>9,58E-01</text:p>
          </table:table-cell>
          <table:table-cell table:style-name="ce20" table:formula="of:=ABS(([.M30]-[.A30])/[.A30])" office:value-type="percentage" office:value="0.0245100963984328" calcext:value-type="percentage">
            <text:p>2%</text:p>
          </table:table-cell>
          <table:table-cell table:formula="of:=(([.C30]^[.$U$24])*[.$U$25])+(([.D30]^[.$U$28])*[.$U$29])+[.$U$32]" office:value-type="float" office:value="1.03118258716518" calcext:value-type="float">
            <text:p><text:s/>1,03 </text:p>
          </table:table-cell>
          <table:table-cell table:formula="of:=ABS(([.O30]-[.A30])/[.A30])" office:value-type="percentage" office:value="0.0500432677015285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31]*[.G31]*[.H31]+[.J31]" office:value-type="float" office:value="1.00920903362932" calcext:value-type="float">
            <text:p>1,01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1])" office:value-type="float" office:value="1.33333333333333" calcext:value-type="float">
            <text:p>1,33333333333333</text:p>
          </table:table-cell>
          <table:table-cell table:formula="of:=RADIANS([.D31])" office:value-type="float" office:value="1.5707963267949" calcext:value-type="float">
            <text:p>1,5707963267949</text:p>
          </table:table-cell>
          <table:table-cell table:formula="of:=(SIN([.F31])*(1+COS([.F31]))/4)^[.C31]" office:value-type="float" office:value="0.5" calcext:value-type="float">
            <text:p>0,5</text:p>
          </table:table-cell>
          <table:table-cell table:formula="of:=(([.B31]^(3*[.C31]))*-1)+1" office:value-type="float" office:value="0.951313550443985" calcext:value-type="float">
            <text:p>0,951313550443985</text:p>
          </table:table-cell>
          <table:table-cell table:formula="of:=0.01*(1.2*[.D31]-33)" office:value-type="float" office:value="0.75" calcext:value-type="float">
            <text:p>0,75</text:p>
          </table:table-cell>
          <table:table-cell table:formula="of:=[.I31]/(4^[.C31])" office:value-type="float" office:value="0.375" calcext:value-type="float">
            <text:p>0,375</text:p>
          </table:table-cell>
          <table:table-cell table:formula="of:=([.$Q$24]-([.$Q$25]*[.C31]))+(([.$Q$27]*[.D31])-[.$Q$28])*[.$Q$29]" office:value-type="float" office:value="1.025" calcext:value-type="float">
            <text:p>1,025</text:p>
          </table:table-cell>
          <table:table-cell table:style-name="ce20" table:formula="of:=ABS(([.K31]-[.A31])/[.A31])" office:value-type="percentage" office:value="0.0156468737838075" calcext:value-type="percentage">
            <text:p>2%</text:p>
          </table:table-cell>
          <table:table-cell table:style-name="ce16" table:formula="of:=(([.C31]^[.$R$24])*[.$R$25])+[.$R$26]*[.D31]" office:value-type="float" office:value="0.957968336629824" calcext:value-type="float">
            <text:p>9,58E-01</text:p>
          </table:table-cell>
          <table:table-cell table:style-name="ce20" table:formula="of:=ABS(([.M31]-[.A31])/[.A31])" office:value-type="percentage" office:value="0.0507731255785806" calcext:value-type="percentage">
            <text:p>5%</text:p>
          </table:table-cell>
          <table:table-cell table:formula="of:=(([.C31]^[.$U$24])*[.$U$25])+(([.D31]^[.$U$28])*[.$U$29])+[.$U$32]" office:value-type="float" office:value="1.03118258716518" calcext:value-type="float">
            <text:p><text:s/>1,03 </text:p>
          </table:table-cell>
          <table:table-cell table:formula="of:=ABS(([.O31]-[.A31])/[.A31])" office:value-type="percentage" office:value="0.0217730448337715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32]*[.G32]*[.H32]+[.J32]" office:value-type="float" office:value="1.03019116045568" calcext:value-type="float">
            <text:p>1,0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2])" office:value-type="float" office:value="1.33333333333333" calcext:value-type="float">
            <text:p>1,33333333333333</text:p>
          </table:table-cell>
          <table:table-cell table:formula="of:=RADIANS([.D32])" office:value-type="float" office:value="1.5707963267949" calcext:value-type="float">
            <text:p>1,5707963267949</text:p>
          </table:table-cell>
          <table:table-cell table:formula="of:=(SIN([.F32])*(1+COS([.F32]))/4)^[.C32]" office:value-type="float" office:value="0.5" calcext:value-type="float">
            <text:p>0,5</text:p>
          </table:table-cell>
          <table:table-cell table:formula="of:=(([.B32]^(3*[.C32]))*-1)+1" office:value-type="float" office:value="0.982786740683523" calcext:value-type="float">
            <text:p>0,982786740683523</text:p>
          </table:table-cell>
          <table:table-cell table:formula="of:=0.01*(1.2*[.D32]-33)" office:value-type="float" office:value="0.75" calcext:value-type="float">
            <text:p>0,75</text:p>
          </table:table-cell>
          <table:table-cell table:formula="of:=[.I32]/(4^[.C32])" office:value-type="float" office:value="0.375" calcext:value-type="float">
            <text:p>0,375</text:p>
          </table:table-cell>
          <table:table-cell table:formula="of:=([.$Q$24]-([.$Q$25]*[.C32]))+(([.$Q$27]*[.D32])-[.$Q$28])*[.$Q$29]" office:value-type="float" office:value="1.025" calcext:value-type="float">
            <text:p>1,025</text:p>
          </table:table-cell>
          <table:table-cell table:style-name="ce20" table:formula="of:=ABS(([.K32]-[.A32])/[.A32])" office:value-type="percentage" office:value="0.00503902640106678" calcext:value-type="percentage">
            <text:p>1%</text:p>
          </table:table-cell>
          <table:table-cell table:style-name="ce16" table:formula="of:=(([.C32]^[.$R$24])*[.$R$25])+[.$R$26]*[.D32]" office:value-type="float" office:value="0.957968336629824" calcext:value-type="float">
            <text:p>9,58E-01</text:p>
          </table:table-cell>
          <table:table-cell table:style-name="ce20" table:formula="of:=ABS(([.M32]-[.A32])/[.A32])" office:value-type="percentage" office:value="0.0701062352291119" calcext:value-type="percentage">
            <text:p>7%</text:p>
          </table:table-cell>
          <table:table-cell table:formula="of:=(([.C32]^[.$U$24])*[.$U$25])+(([.D32]^[.$U$28])*[.$U$29])+[.$U$32]" office:value-type="float" office:value="1.03118258716518" calcext:value-type="float">
            <text:p><text:s/>1,03 </text:p>
          </table:table-cell>
          <table:table-cell table:formula="of:=ABS(([.O32]-[.A32])/[.A32])" office:value-type="percentage" office:value="0.000962371594279483" calcext:value-type="percentage">
            <text:p>0%</text:p>
          </table:table-cell>
          <table:table-cell table:number-columns-repeated="3"/>
          <table:table-cell office:value-type="string" calcext:value-type="string">
            <text:p>shift</text:p>
          </table:table-cell>
          <table:table-cell office:value-type="float" office:value="-0.8" calcext:value-type="float">
            <text:p>-0,800</text:p>
          </table:table-cell>
          <table:table-cell table:number-columns-repeated="16363"/>
        </table:table-row>
        <table:table-row table:style-name="ro1">
          <table:table-cell table:formula="of:=[.E33]*[.G33]*[.H33]+[.J33]" office:value-type="float" office:value="1.037609462537" calcext:value-type="float">
            <text:p>1,04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3])" office:value-type="float" office:value="1.33333333333333" calcext:value-type="float">
            <text:p>1,33333333333333</text:p>
          </table:table-cell>
          <table:table-cell table:formula="of:=RADIANS([.D33])" office:value-type="float" office:value="1.5707963267949" calcext:value-type="float">
            <text:p>1,5707963267949</text:p>
          </table:table-cell>
          <table:table-cell table:formula="of:=(SIN([.F33])*(1+COS([.F33]))/4)^[.C33]" office:value-type="float" office:value="0.5" calcext:value-type="float">
            <text:p>0,5</text:p>
          </table:table-cell>
          <table:table-cell table:formula="of:=(([.B33]^(3*[.C33]))*-1)+1" office:value-type="float" office:value="0.993914193805498" calcext:value-type="float">
            <text:p>0,993914193805498</text:p>
          </table:table-cell>
          <table:table-cell table:formula="of:=0.01*(1.2*[.D33]-33)" office:value-type="float" office:value="0.75" calcext:value-type="float">
            <text:p>0,75</text:p>
          </table:table-cell>
          <table:table-cell table:formula="of:=[.I33]/(4^[.C33])" office:value-type="float" office:value="0.375" calcext:value-type="float">
            <text:p>0,375</text:p>
          </table:table-cell>
          <table:table-cell table:formula="of:=([.$Q$24]-([.$Q$25]*[.C33]))+(([.$Q$27]*[.D33])-[.$Q$28])*[.$Q$29]" office:value-type="float" office:value="1.025" calcext:value-type="float">
            <text:p>1,025</text:p>
          </table:table-cell>
          <table:table-cell table:style-name="ce20" table:formula="of:=ABS(([.K33]-[.A33])/[.A33])" office:value-type="percentage" office:value="0.0121524166772421" calcext:value-type="percentage">
            <text:p>1%</text:p>
          </table:table-cell>
          <table:table-cell table:style-name="ce16" table:formula="of:=(([.C33]^[.$R$24])*[.$R$25])+[.$R$26]*[.D33]" office:value-type="float" office:value="0.957968336629824" calcext:value-type="float">
            <text:p>9,58E-01</text:p>
          </table:table-cell>
          <table:table-cell table:style-name="ce20" table:formula="of:=ABS(([.M33]-[.A33])/[.A33])" office:value-type="percentage" office:value="0.0767544329370791" calcext:value-type="percentage">
            <text:p>8%</text:p>
          </table:table-cell>
          <table:table-cell table:formula="of:=(([.C33]^[.$U$24])*[.$U$25])+(([.D33]^[.$U$28])*[.$U$29])+[.$U$32]" office:value-type="float" office:value="1.03118258716518" calcext:value-type="float">
            <text:p><text:s/>1,03 </text:p>
          </table:table-cell>
          <table:table-cell table:formula="of:=ABS(([.O33]-[.A33])/[.A33])" office:value-type="percentage" office:value="0.00619392517499084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34]*[.G34]*[.H34]+[.J34]" office:value-type="float" office:value="0.300970579064664" calcext:value-type="float">
            <text:p>0,30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4])" office:value-type="float" office:value="0.888888888888889" calcext:value-type="float">
            <text:p>0,888888888888889</text:p>
          </table:table-cell>
          <table:table-cell table:formula="of:=RADIANS([.D34])" office:value-type="float" office:value="0.523598775598299" calcext:value-type="float">
            <text:p>0,523598775598299</text:p>
          </table:table-cell>
          <table:table-cell table:formula="of:=(SIN([.F34])*(1+COS([.F34]))/4)^[.C34]" office:value-type="float" office:value="0.335637651533137" calcext:value-type="float">
            <text:p>0,335637651533137</text:p>
          </table:table-cell>
          <table:table-cell table:formula="of:=(([.B34]^(3*[.C34]))*-1)+1" office:value-type="float" office:value="0.973250387800943" calcext:value-type="float">
            <text:p>0,973250387800943</text:p>
          </table:table-cell>
          <table:table-cell table:formula="of:=0.01*(1.2*[.D34]-33)" office:value-type="float" office:value="0.03" calcext:value-type="float">
            <text:p>0,03</text:p>
          </table:table-cell>
          <table:table-cell table:formula="of:=[.I34]/(4^[.C34])" office:value-type="float" office:value="0.0106066017177982" calcext:value-type="float">
            <text:p>0,0106066017177982</text:p>
          </table:table-cell>
          <table:table-cell table:formula="of:=([.$Q$24]-([.$Q$25]*[.C34]))+(([.$Q$27]*[.D34])-[.$Q$28])*[.$Q$29]" office:value-type="float" office:value="0.4525" calcext:value-type="float">
            <text:p>0,4525</text:p>
          </table:table-cell>
          <table:table-cell table:style-name="ce20" table:formula="of:=ABS(([.K34]-[.A34])/[.A34])" office:value-type="percentage" office:value="0.50346921418781" calcext:value-type="percentage">
            <text:p>50%</text:p>
          </table:table-cell>
          <table:table-cell table:style-name="ce16" table:formula="of:=(([.C34]^[.$R$24])*[.$R$25])+[.$R$26]*[.D34]" office:value-type="float" office:value="0.408434928758349" calcext:value-type="float">
            <text:p>4,08E-01</text:p>
          </table:table-cell>
          <table:table-cell table:style-name="ce20" table:formula="of:=ABS(([.M34]-[.A34])/[.A34])" office:value-type="percentage" office:value="0.357059317982693" calcext:value-type="percentage">
            <text:p>36%</text:p>
          </table:table-cell>
          <table:table-cell table:formula="of:=(([.C34]^[.$U$24])*[.$U$25])+(([.D34]^[.$U$28])*[.$U$29])+[.$U$32]" office:value-type="float" office:value="0.399305831592868" calcext:value-type="float">
            <text:p><text:s/>0,40 </text:p>
          </table:table-cell>
          <table:table-cell table:formula="of:=ABS(([.O34]-[.A34])/[.A34])" office:value-type="percentage" office:value="0.326727126730472" calcext:value-type="percentage">
            <text:p>33%</text:p>
          </table:table-cell>
          <table:table-cell table:number-columns-repeated="16368"/>
        </table:table-row>
        <table:table-row table:style-name="ro1">
          <table:table-cell table:formula="of:=[.E35]*[.G35]*[.H35]+[.J35]" office:value-type="float" office:value="0.305746164071342" calcext:value-type="float">
            <text:p>0,31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5])" office:value-type="float" office:value="0.888888888888889" calcext:value-type="float">
            <text:p>0,888888888888889</text:p>
          </table:table-cell>
          <table:table-cell table:formula="of:=RADIANS([.D35])" office:value-type="float" office:value="0.523598775598299" calcext:value-type="float">
            <text:p>0,523598775598299</text:p>
          </table:table-cell>
          <table:table-cell table:formula="of:=(SIN([.F35])*(1+COS([.F35]))/4)^[.C35]" office:value-type="float" office:value="0.335637651533137" calcext:value-type="float">
            <text:p>0,335637651533137</text:p>
          </table:table-cell>
          <table:table-cell table:formula="of:=(([.B35]^(3*[.C35]))*-1)+1" office:value-type="float" office:value="0.989257331920509" calcext:value-type="float">
            <text:p>0,989257331920509</text:p>
          </table:table-cell>
          <table:table-cell table:formula="of:=0.01*(1.2*[.D35]-33)" office:value-type="float" office:value="0.03" calcext:value-type="float">
            <text:p>0,03</text:p>
          </table:table-cell>
          <table:table-cell table:formula="of:=[.I35]/(4^[.C35])" office:value-type="float" office:value="0.0106066017177982" calcext:value-type="float">
            <text:p>0,0106066017177982</text:p>
          </table:table-cell>
          <table:table-cell table:formula="of:=([.$Q$24]-([.$Q$25]*[.C35]))+(([.$Q$27]*[.D35])-[.$Q$28])*[.$Q$29]" office:value-type="float" office:value="0.4525" calcext:value-type="float">
            <text:p>0,4525</text:p>
          </table:table-cell>
          <table:table-cell table:style-name="ce20" table:formula="of:=ABS(([.K35]-[.A35])/[.A35])" office:value-type="percentage" office:value="0.479985861390609" calcext:value-type="percentage">
            <text:p>48%</text:p>
          </table:table-cell>
          <table:table-cell table:style-name="ce16" table:formula="of:=(([.C35]^[.$R$24])*[.$R$25])+[.$R$26]*[.D35]" office:value-type="float" office:value="0.408434928758349" calcext:value-type="float">
            <text:p>4,08E-01</text:p>
          </table:table-cell>
          <table:table-cell table:style-name="ce20" table:formula="of:=ABS(([.M35]-[.A35])/[.A35])" office:value-type="percentage" office:value="0.335862806321407" calcext:value-type="percentage">
            <text:p>34%</text:p>
          </table:table-cell>
          <table:table-cell table:formula="of:=(([.C35]^[.$U$24])*[.$U$25])+(([.D35]^[.$U$28])*[.$U$29])+[.$U$32]" office:value-type="float" office:value="0.399305831592868" calcext:value-type="float">
            <text:p><text:s/>0,40 </text:p>
          </table:table-cell>
          <table:table-cell table:formula="of:=ABS(([.O35]-[.A35])/[.A35])" office:value-type="percentage" office:value="0.306004387023787" calcext:value-type="percentage">
            <text:p>31%</text:p>
          </table:table-cell>
          <table:table-cell table:number-columns-repeated="16368"/>
        </table:table-row>
        <table:table-row table:style-name="ro1">
          <table:table-cell table:formula="of:=[.E36]*[.G36]*[.H36]+[.J36]" office:value-type="float" office:value="0.308277409076606" calcext:value-type="float">
            <text:p>0,31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6])" office:value-type="float" office:value="0.888888888888889" calcext:value-type="float">
            <text:p>0,888888888888889</text:p>
          </table:table-cell>
          <table:table-cell table:formula="of:=RADIANS([.D36])" office:value-type="float" office:value="0.523598775598299" calcext:value-type="float">
            <text:p>0,523598775598299</text:p>
          </table:table-cell>
          <table:table-cell table:formula="of:=(SIN([.F36])*(1+COS([.F36]))/4)^[.C36]" office:value-type="float" office:value="0.335637651533137" calcext:value-type="float">
            <text:p>0,335637651533137</text:p>
          </table:table-cell>
          <table:table-cell table:formula="of:=(([.B36]^(3*[.C36]))*-1)+1" office:value-type="float" office:value="0.997741632230424" calcext:value-type="float">
            <text:p>0,997741632230424</text:p>
          </table:table-cell>
          <table:table-cell table:formula="of:=0.01*(1.2*[.D36]-33)" office:value-type="float" office:value="0.03" calcext:value-type="float">
            <text:p>0,03</text:p>
          </table:table-cell>
          <table:table-cell table:formula="of:=[.I36]/(4^[.C36])" office:value-type="float" office:value="0.0106066017177982" calcext:value-type="float">
            <text:p>0,0106066017177982</text:p>
          </table:table-cell>
          <table:table-cell table:formula="of:=([.$Q$24]-([.$Q$25]*[.C36]))+(([.$Q$27]*[.D36])-[.$Q$28])*[.$Q$29]" office:value-type="float" office:value="0.4525" calcext:value-type="float">
            <text:p>0,4525</text:p>
          </table:table-cell>
          <table:table-cell table:style-name="ce20" table:formula="of:=ABS(([.K36]-[.A36])/[.A36])" office:value-type="percentage" office:value="0.467833797343078" calcext:value-type="percentage">
            <text:p>47%</text:p>
          </table:table-cell>
          <table:table-cell table:style-name="ce16" table:formula="of:=(([.C36]^[.$R$24])*[.$R$25])+[.$R$26]*[.D36]" office:value-type="float" office:value="0.408434928758349" calcext:value-type="float">
            <text:p>4,08E-01</text:p>
          </table:table-cell>
          <table:table-cell table:style-name="ce20" table:formula="of:=ABS(([.M36]-[.A36])/[.A36])" office:value-type="percentage" office:value="0.324894126954512" calcext:value-type="percentage">
            <text:p>32%</text:p>
          </table:table-cell>
          <table:table-cell table:formula="of:=(([.C36]^[.$U$24])*[.$U$25])+(([.D36]^[.$U$28])*[.$U$29])+[.$U$32]" office:value-type="float" office:value="0.399305831592868" calcext:value-type="float">
            <text:p><text:s/>0,40 </text:p>
          </table:table-cell>
          <table:table-cell table:formula="of:=ABS(([.O36]-[.A36])/[.A36])" office:value-type="percentage" office:value="0.295280873123082" calcext:value-type="percentage">
            <text:p>30%</text:p>
          </table:table-cell>
          <table:table-cell table:number-columns-repeated="16368"/>
        </table:table-row>
        <table:table-row table:style-name="ro1">
          <table:table-cell table:formula="of:=[.E37]*[.G37]*[.H37]+[.J37]" office:value-type="float" office:value="0.30880953778937" calcext:value-type="float">
            <text:p>0,31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7])" office:value-type="float" office:value="0.888888888888889" calcext:value-type="float">
            <text:p>0,888888888888889</text:p>
          </table:table-cell>
          <table:table-cell table:formula="of:=RADIANS([.D37])" office:value-type="float" office:value="0.523598775598299" calcext:value-type="float">
            <text:p>0,523598775598299</text:p>
          </table:table-cell>
          <table:table-cell table:formula="of:=(SIN([.F37])*(1+COS([.F37]))/4)^[.C37]" office:value-type="float" office:value="0.335637651533137" calcext:value-type="float">
            <text:p>0,335637651533137</text:p>
          </table:table-cell>
          <table:table-cell table:formula="of:=(([.B37]^(3*[.C37]))*-1)+1" office:value-type="float" office:value="0.99952523665956" calcext:value-type="float">
            <text:p>0,99952523665956</text:p>
          </table:table-cell>
          <table:table-cell table:formula="of:=0.01*(1.2*[.D37]-33)" office:value-type="float" office:value="0.03" calcext:value-type="float">
            <text:p>0,03</text:p>
          </table:table-cell>
          <table:table-cell table:formula="of:=[.I37]/(4^[.C37])" office:value-type="float" office:value="0.0106066017177982" calcext:value-type="float">
            <text:p>0,0106066017177982</text:p>
          </table:table-cell>
          <table:table-cell table:formula="of:=([.$Q$24]-([.$Q$25]*[.C37]))+(([.$Q$27]*[.D37])-[.$Q$28])*[.$Q$29]" office:value-type="float" office:value="0.4525" calcext:value-type="float">
            <text:p>0,4525</text:p>
          </table:table-cell>
          <table:table-cell table:style-name="ce20" table:formula="of:=ABS(([.K37]-[.A37])/[.A37])" office:value-type="percentage" office:value="0.465304482624618" calcext:value-type="percentage">
            <text:p>47%</text:p>
          </table:table-cell>
          <table:table-cell table:style-name="ce16" table:formula="of:=(([.C37]^[.$R$24])*[.$R$25])+[.$R$26]*[.D37]" office:value-type="float" office:value="0.408434928758349" calcext:value-type="float">
            <text:p>4,08E-01</text:p>
          </table:table-cell>
          <table:table-cell table:style-name="ce20" table:formula="of:=ABS(([.M37]-[.A37])/[.A37])" office:value-type="percentage" office:value="0.322611120375857" calcext:value-type="percentage">
            <text:p>32%</text:p>
          </table:table-cell>
          <table:table-cell table:formula="of:=(([.C37]^[.$U$24])*[.$U$25])+(([.D37]^[.$U$28])*[.$U$29])+[.$U$32]" office:value-type="float" office:value="0.399305831592868" calcext:value-type="float">
            <text:p><text:s/>0,40 </text:p>
          </table:table-cell>
          <table:table-cell table:formula="of:=ABS(([.O37]-[.A37])/[.A37])" office:value-type="percentage" office:value="0.293048894963934" calcext:value-type="percentage">
            <text:p>29%</text:p>
          </table:table-cell>
          <table:table-cell table:number-columns-repeated="16368"/>
        </table:table-row>
        <table:table-row table:style-name="ro1">
          <table:table-cell table:formula="of:=[.E38]*[.G38]*[.H38]+[.J38]" office:value-type="float" office:value="0.458875050994769" calcext:value-type="float">
            <text:p>0,4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38])" office:value-type="float" office:value="0.888888888888889" calcext:value-type="float">
            <text:p>0,888888888888889</text:p>
          </table:table-cell>
          <table:table-cell table:formula="of:=RADIANS([.D38])" office:value-type="float" office:value="0.872664625997165" calcext:value-type="float">
            <text:p>0,872664625997165</text:p>
          </table:table-cell>
          <table:table-cell table:formula="of:=(SIN([.F38])*(1+COS([.F38]))/4)^[.C38]" office:value-type="float" office:value="0.420079555169957" calcext:value-type="float">
            <text:p>0,420079555169957</text:p>
          </table:table-cell>
          <table:table-cell table:formula="of:=(([.B38]^(3*[.C38]))*-1)+1" office:value-type="float" office:value="0.973250387800943" calcext:value-type="float">
            <text:p>0,973250387800943</text:p>
          </table:table-cell>
          <table:table-cell table:formula="of:=0.01*(1.2*[.D38]-33)" office:value-type="float" office:value="0.27" calcext:value-type="float">
            <text:p>0,27</text:p>
          </table:table-cell>
          <table:table-cell table:formula="of:=[.I38]/(4^[.C38])" office:value-type="float" office:value="0.0954594154601839" calcext:value-type="float">
            <text:p>0,0954594154601839</text:p>
          </table:table-cell>
          <table:table-cell table:formula="of:=([.$Q$24]-([.$Q$25]*[.C38]))+(([.$Q$27]*[.D38])-[.$Q$28])*[.$Q$29]" office:value-type="float" office:value="0.5325" calcext:value-type="float">
            <text:p>0,5325</text:p>
          </table:table-cell>
          <table:table-cell table:style-name="ce20" table:formula="of:=ABS(([.K38]-[.A38])/[.A38])" office:value-type="percentage" office:value="0.160446615795789" calcext:value-type="percentage">
            <text:p>16%</text:p>
          </table:table-cell>
          <table:table-cell table:style-name="ce16" table:formula="of:=(([.C38]^[.$R$24])*[.$R$25])+[.$R$26]*[.D38]" office:value-type="float" office:value="0.508434928758349" calcext:value-type="float">
            <text:p>5,08E-01</text:p>
          </table:table-cell>
          <table:table-cell table:style-name="ce20" table:formula="of:=ABS(([.M38]-[.A38])/[.A38])" office:value-type="percentage" office:value="0.108002990478871" calcext:value-type="percentage">
            <text:p>11%</text:p>
          </table:table-cell>
          <table:table-cell table:formula="of:=(([.C38]^[.$U$24])*[.$U$25])+(([.D38]^[.$U$28])*[.$U$29])+[.$U$32]" office:value-type="float" office:value="0.489071910696042" calcext:value-type="float">
            <text:p><text:s/>0,49 </text:p>
          </table:table-cell>
          <table:table-cell table:formula="of:=ABS(([.O38]-[.A38])/[.A38])" office:value-type="percentage" office:value="0.0658062791511771" calcext:value-type="percentage">
            <text:p>7%</text:p>
          </table:table-cell>
          <table:table-cell table:number-columns-repeated="16368"/>
        </table:table-row>
        <table:table-row table:style-name="ro1">
          <table:table-cell table:formula="of:=[.E39]*[.G39]*[.H39]+[.J39]" office:value-type="float" office:value="0.464852108741772" calcext:value-type="float">
            <text:p>0,46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39])" office:value-type="float" office:value="0.888888888888889" calcext:value-type="float">
            <text:p>0,888888888888889</text:p>
          </table:table-cell>
          <table:table-cell table:formula="of:=RADIANS([.D39])" office:value-type="float" office:value="0.872664625997165" calcext:value-type="float">
            <text:p>0,872664625997165</text:p>
          </table:table-cell>
          <table:table-cell table:formula="of:=(SIN([.F39])*(1+COS([.F39]))/4)^[.C39]" office:value-type="float" office:value="0.420079555169957" calcext:value-type="float">
            <text:p>0,420079555169957</text:p>
          </table:table-cell>
          <table:table-cell table:formula="of:=(([.B39]^(3*[.C39]))*-1)+1" office:value-type="float" office:value="0.989257331920509" calcext:value-type="float">
            <text:p>0,989257331920509</text:p>
          </table:table-cell>
          <table:table-cell table:formula="of:=0.01*(1.2*[.D39]-33)" office:value-type="float" office:value="0.27" calcext:value-type="float">
            <text:p>0,27</text:p>
          </table:table-cell>
          <table:table-cell table:formula="of:=[.I39]/(4^[.C39])" office:value-type="float" office:value="0.0954594154601839" calcext:value-type="float">
            <text:p>0,0954594154601839</text:p>
          </table:table-cell>
          <table:table-cell table:formula="of:=([.$Q$24]-([.$Q$25]*[.C39]))+(([.$Q$27]*[.D39])-[.$Q$28])*[.$Q$29]" office:value-type="float" office:value="0.5325" calcext:value-type="float">
            <text:p>0,5325</text:p>
          </table:table-cell>
          <table:table-cell table:style-name="ce20" table:formula="of:=ABS(([.K39]-[.A39])/[.A39])" office:value-type="percentage" office:value="0.145525619839249" calcext:value-type="percentage">
            <text:p>15%</text:p>
          </table:table-cell>
          <table:table-cell table:style-name="ce16" table:formula="of:=(([.C39]^[.$R$24])*[.$R$25])+[.$R$26]*[.D39]" office:value-type="float" office:value="0.508434928758349" calcext:value-type="float">
            <text:p>5,08E-01</text:p>
          </table:table-cell>
          <table:table-cell table:style-name="ce20" table:formula="of:=ABS(([.M39]-[.A39])/[.A39])" office:value-type="percentage" office:value="0.0937563134532052" calcext:value-type="percentage">
            <text:p>9%</text:p>
          </table:table-cell>
          <table:table-cell table:formula="of:=(([.C39]^[.$U$24])*[.$U$25])+(([.D39]^[.$U$28])*[.$U$29])+[.$U$32]" office:value-type="float" office:value="0.489071910696042" calcext:value-type="float">
            <text:p><text:s/>0,49 </text:p>
          </table:table-cell>
          <table:table-cell table:formula="of:=ABS(([.O39]-[.A39])/[.A39])" office:value-type="percentage" office:value="0.0521021664714535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40]*[.G40]*[.H40]+[.J40]" office:value-type="float" office:value="0.468020180830765" calcext:value-type="float">
            <text:p>0,4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40])" office:value-type="float" office:value="0.888888888888889" calcext:value-type="float">
            <text:p>0,888888888888889</text:p>
          </table:table-cell>
          <table:table-cell table:formula="of:=RADIANS([.D40])" office:value-type="float" office:value="0.872664625997165" calcext:value-type="float">
            <text:p>0,872664625997165</text:p>
          </table:table-cell>
          <table:table-cell table:formula="of:=(SIN([.F40])*(1+COS([.F40]))/4)^[.C40]" office:value-type="float" office:value="0.420079555169957" calcext:value-type="float">
            <text:p>0,420079555169957</text:p>
          </table:table-cell>
          <table:table-cell table:formula="of:=(([.B40]^(3*[.C40]))*-1)+1" office:value-type="float" office:value="0.997741632230424" calcext:value-type="float">
            <text:p>0,997741632230424</text:p>
          </table:table-cell>
          <table:table-cell table:formula="of:=0.01*(1.2*[.D40]-33)" office:value-type="float" office:value="0.27" calcext:value-type="float">
            <text:p>0,27</text:p>
          </table:table-cell>
          <table:table-cell table:formula="of:=[.I40]/(4^[.C40])" office:value-type="float" office:value="0.0954594154601839" calcext:value-type="float">
            <text:p>0,0954594154601839</text:p>
          </table:table-cell>
          <table:table-cell table:formula="of:=([.$Q$24]-([.$Q$25]*[.C40]))+(([.$Q$27]*[.D40])-[.$Q$28])*[.$Q$29]" office:value-type="float" office:value="0.5325" calcext:value-type="float">
            <text:p>0,5325</text:p>
          </table:table-cell>
          <table:table-cell table:style-name="ce20" table:formula="of:=ABS(([.K40]-[.A40])/[.A40])" office:value-type="percentage" office:value="0.137771450484848" calcext:value-type="percentage">
            <text:p>14%</text:p>
          </table:table-cell>
          <table:table-cell table:style-name="ce16" table:formula="of:=(([.C40]^[.$R$24])*[.$R$25])+[.$R$26]*[.D40]" office:value-type="float" office:value="0.508434928758349" calcext:value-type="float">
            <text:p>5,08E-01</text:p>
          </table:table-cell>
          <table:table-cell table:style-name="ce20" table:formula="of:=ABS(([.M40]-[.A40])/[.A40])" office:value-type="percentage" office:value="0.0863525753437496" calcext:value-type="percentage">
            <text:p>9%</text:p>
          </table:table-cell>
          <table:table-cell table:formula="of:=(([.C40]^[.$U$24])*[.$U$25])+(([.D40]^[.$U$28])*[.$U$29])+[.$U$32]" office:value-type="float" office:value="0.489071910696042" calcext:value-type="float">
            <text:p><text:s/>0,49 </text:p>
          </table:table-cell>
          <table:table-cell table:formula="of:=ABS(([.O40]-[.A40])/[.A40])" office:value-type="percentage" office:value="0.0449803891531105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1]*[.G41]*[.H41]+[.J41]" office:value-type="float" office:value="0.46868618594649" calcext:value-type="float">
            <text:p>0,47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41])" office:value-type="float" office:value="0.888888888888889" calcext:value-type="float">
            <text:p>0,888888888888889</text:p>
          </table:table-cell>
          <table:table-cell table:formula="of:=RADIANS([.D41])" office:value-type="float" office:value="0.872664625997165" calcext:value-type="float">
            <text:p>0,872664625997165</text:p>
          </table:table-cell>
          <table:table-cell table:formula="of:=(SIN([.F41])*(1+COS([.F41]))/4)^[.C41]" office:value-type="float" office:value="0.420079555169957" calcext:value-type="float">
            <text:p>0,420079555169957</text:p>
          </table:table-cell>
          <table:table-cell table:formula="of:=(([.B41]^(3*[.C41]))*-1)+1" office:value-type="float" office:value="0.99952523665956" calcext:value-type="float">
            <text:p>0,99952523665956</text:p>
          </table:table-cell>
          <table:table-cell table:formula="of:=0.01*(1.2*[.D41]-33)" office:value-type="float" office:value="0.27" calcext:value-type="float">
            <text:p>0,27</text:p>
          </table:table-cell>
          <table:table-cell table:formula="of:=[.I41]/(4^[.C41])" office:value-type="float" office:value="0.0954594154601839" calcext:value-type="float">
            <text:p>0,0954594154601839</text:p>
          </table:table-cell>
          <table:table-cell table:formula="of:=([.$Q$24]-([.$Q$25]*[.C41]))+(([.$Q$27]*[.D41])-[.$Q$28])*[.$Q$29]" office:value-type="float" office:value="0.5325" calcext:value-type="float">
            <text:p>0,5325</text:p>
          </table:table-cell>
          <table:table-cell table:style-name="ce20" table:formula="of:=ABS(([.K41]-[.A41])/[.A41])" office:value-type="percentage" office:value="0.136154672288114" calcext:value-type="percentage">
            <text:p>14%</text:p>
          </table:table-cell>
          <table:table-cell table:style-name="ce16" table:formula="of:=(([.C41]^[.$R$24])*[.$R$25])+[.$R$26]*[.D41]" office:value-type="float" office:value="0.508434928758349" calcext:value-type="float">
            <text:p>5,08E-01</text:p>
          </table:table-cell>
          <table:table-cell table:style-name="ce20" table:formula="of:=ABS(([.M41]-[.A41])/[.A41])" office:value-type="percentage" office:value="0.0848088635929992" calcext:value-type="percentage">
            <text:p>8%</text:p>
          </table:table-cell>
          <table:table-cell table:formula="of:=(([.C41]^[.$U$24])*[.$U$25])+(([.D41]^[.$U$28])*[.$U$29])+[.$U$32]" office:value-type="float" office:value="0.489071910696042" calcext:value-type="float">
            <text:p><text:s/>0,49 </text:p>
          </table:table-cell>
          <table:table-cell table:formula="of:=ABS(([.O41]-[.A41])/[.A41])" office:value-type="percentage" office:value="0.0434954674594983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2]*[.G42]*[.H42]+[.J42]" office:value-type="float" office:value="0.544299090795505" calcext:value-type="float">
            <text:p>0,5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2])" office:value-type="float" office:value="0.888888888888889" calcext:value-type="float">
            <text:p>0,888888888888889</text:p>
          </table:table-cell>
          <table:table-cell table:formula="of:=RADIANS([.D42])" office:value-type="float" office:value="1.22173047639603" calcext:value-type="float">
            <text:p>1,22173047639603</text:p>
          </table:table-cell>
          <table:table-cell table:formula="of:=(SIN([.F42])*(1+COS([.F42]))/4)^[.C42]" office:value-type="float" office:value="0.420739847036982" calcext:value-type="float">
            <text:p>0,420739847036982</text:p>
          </table:table-cell>
          <table:table-cell table:formula="of:=(([.B42]^(3*[.C42]))*-1)+1" office:value-type="float" office:value="0.973250387800943" calcext:value-type="float">
            <text:p>0,973250387800943</text:p>
          </table:table-cell>
          <table:table-cell table:formula="of:=0.01*(1.2*[.D42]-33)" office:value-type="float" office:value="0.51" calcext:value-type="float">
            <text:p>0,51</text:p>
          </table:table-cell>
          <table:table-cell table:formula="of:=[.I42]/(4^[.C42])" office:value-type="float" office:value="0.18031222920257" calcext:value-type="float">
            <text:p>0,18031222920257</text:p>
          </table:table-cell>
          <table:table-cell table:formula="of:=([.$Q$24]-([.$Q$25]*[.C42]))+(([.$Q$27]*[.D42])-[.$Q$28])*[.$Q$29]" office:value-type="float" office:value="0.6125" calcext:value-type="float">
            <text:p>0,6125</text:p>
          </table:table-cell>
          <table:table-cell table:style-name="ce20" table:formula="of:=ABS(([.K42]-[.A42])/[.A42])" office:value-type="percentage" office:value="0.125300428308301" calcext:value-type="percentage">
            <text:p>13%</text:p>
          </table:table-cell>
          <table:table-cell table:style-name="ce16" table:formula="of:=(([.C42]^[.$R$24])*[.$R$25])+[.$R$26]*[.D42]" office:value-type="float" office:value="0.608434928758349" calcext:value-type="float">
            <text:p>6,08E-01</text:p>
          </table:table-cell>
          <table:table-cell table:style-name="ce20" table:formula="of:=ABS(([.M42]-[.A42])/[.A42])" office:value-type="percentage" office:value="0.117831977027756" calcext:value-type="percentage">
            <text:p>12%</text:p>
          </table:table-cell>
          <table:table-cell table:formula="of:=(([.C42]^[.$U$24])*[.$U$25])+(([.D42]^[.$U$28])*[.$U$29])+[.$U$32]" office:value-type="float" office:value="0.5700335025886" calcext:value-type="float">
            <text:p><text:s/>0,57 </text:p>
          </table:table-cell>
          <table:table-cell table:formula="of:=ABS(([.O42]-[.A42])/[.A42])" office:value-type="percentage" office:value="0.0472799095722983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43]*[.G43]*[.H43]+[.J43]" office:value-type="float" office:value="0.550285543435857" calcext:value-type="float">
            <text:p>0,5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3])" office:value-type="float" office:value="0.888888888888889" calcext:value-type="float">
            <text:p>0,888888888888889</text:p>
          </table:table-cell>
          <table:table-cell table:formula="of:=RADIANS([.D43])" office:value-type="float" office:value="1.22173047639603" calcext:value-type="float">
            <text:p>1,22173047639603</text:p>
          </table:table-cell>
          <table:table-cell table:formula="of:=(SIN([.F43])*(1+COS([.F43]))/4)^[.C43]" office:value-type="float" office:value="0.420739847036982" calcext:value-type="float">
            <text:p>0,420739847036982</text:p>
          </table:table-cell>
          <table:table-cell table:formula="of:=(([.B43]^(3*[.C43]))*-1)+1" office:value-type="float" office:value="0.989257331920509" calcext:value-type="float">
            <text:p>0,989257331920509</text:p>
          </table:table-cell>
          <table:table-cell table:formula="of:=0.01*(1.2*[.D43]-33)" office:value-type="float" office:value="0.51" calcext:value-type="float">
            <text:p>0,51</text:p>
          </table:table-cell>
          <table:table-cell table:formula="of:=[.I43]/(4^[.C43])" office:value-type="float" office:value="0.18031222920257" calcext:value-type="float">
            <text:p>0,18031222920257</text:p>
          </table:table-cell>
          <table:table-cell table:formula="of:=([.$Q$24]-([.$Q$25]*[.C43]))+(([.$Q$27]*[.D43])-[.$Q$28])*[.$Q$29]" office:value-type="float" office:value="0.6125" calcext:value-type="float">
            <text:p>0,6125</text:p>
          </table:table-cell>
          <table:table-cell table:style-name="ce20" table:formula="of:=ABS(([.K43]-[.A43])/[.A43])" office:value-type="percentage" office:value="0.11305849718619" calcext:value-type="percentage">
            <text:p>11%</text:p>
          </table:table-cell>
          <table:table-cell table:style-name="ce16" table:formula="of:=(([.C43]^[.$R$24])*[.$R$25])+[.$R$26]*[.D43]" office:value-type="float" office:value="0.608434928758349" calcext:value-type="float">
            <text:p>6,08E-01</text:p>
          </table:table-cell>
          <table:table-cell table:style-name="ce20" table:formula="of:=ABS(([.M43]-[.A43])/[.A43])" office:value-type="percentage" office:value="0.105671293778537" calcext:value-type="percentage">
            <text:p>11%</text:p>
          </table:table-cell>
          <table:table-cell table:formula="of:=(([.C43]^[.$U$24])*[.$U$25])+(([.D43]^[.$U$28])*[.$U$29])+[.$U$32]" office:value-type="float" office:value="0.5700335025886" calcext:value-type="float">
            <text:p><text:s/>0,57 </text:p>
          </table:table-cell>
          <table:table-cell table:formula="of:=ABS(([.O43]-[.A43])/[.A43])" office:value-type="percentage" office:value="0.0358867489584446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4]*[.G44]*[.H44]+[.J44]" office:value-type="float" office:value="0.553458595182176" calcext:value-type="float">
            <text:p>0,5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4])" office:value-type="float" office:value="0.888888888888889" calcext:value-type="float">
            <text:p>0,888888888888889</text:p>
          </table:table-cell>
          <table:table-cell table:formula="of:=RADIANS([.D44])" office:value-type="float" office:value="1.22173047639603" calcext:value-type="float">
            <text:p>1,22173047639603</text:p>
          </table:table-cell>
          <table:table-cell table:formula="of:=(SIN([.F44])*(1+COS([.F44]))/4)^[.C44]" office:value-type="float" office:value="0.420739847036982" calcext:value-type="float">
            <text:p>0,420739847036982</text:p>
          </table:table-cell>
          <table:table-cell table:formula="of:=(([.B44]^(3*[.C44]))*-1)+1" office:value-type="float" office:value="0.997741632230424" calcext:value-type="float">
            <text:p>0,997741632230424</text:p>
          </table:table-cell>
          <table:table-cell table:formula="of:=0.01*(1.2*[.D44]-33)" office:value-type="float" office:value="0.51" calcext:value-type="float">
            <text:p>0,51</text:p>
          </table:table-cell>
          <table:table-cell table:formula="of:=[.I44]/(4^[.C44])" office:value-type="float" office:value="0.18031222920257" calcext:value-type="float">
            <text:p>0,18031222920257</text:p>
          </table:table-cell>
          <table:table-cell table:formula="of:=([.$Q$24]-([.$Q$25]*[.C44]))+(([.$Q$27]*[.D44])-[.$Q$28])*[.$Q$29]" office:value-type="float" office:value="0.6125" calcext:value-type="float">
            <text:p>0,6125</text:p>
          </table:table-cell>
          <table:table-cell table:style-name="ce20" table:formula="of:=ABS(([.K44]-[.A44])/[.A44])" office:value-type="percentage" office:value="0.106677184764635" calcext:value-type="percentage">
            <text:p>11%</text:p>
          </table:table-cell>
          <table:table-cell table:style-name="ce16" table:formula="of:=(([.C44]^[.$R$24])*[.$R$25])+[.$R$26]*[.D44]" office:value-type="float" office:value="0.608434928758349" calcext:value-type="float">
            <text:p>6,08E-01</text:p>
          </table:table-cell>
          <table:table-cell table:style-name="ce20" table:formula="of:=ABS(([.M44]-[.A44])/[.A44])" office:value-type="percentage" office:value="0.0993323331767521" calcext:value-type="percentage">
            <text:p>10%</text:p>
          </table:table-cell>
          <table:table-cell table:formula="of:=(([.C44]^[.$U$24])*[.$U$25])+(([.D44]^[.$U$28])*[.$U$29])+[.$U$32]" office:value-type="float" office:value="0.5700335025886" calcext:value-type="float">
            <text:p><text:s/>0,57 </text:p>
          </table:table-cell>
          <table:table-cell table:formula="of:=ABS(([.O44]-[.A44])/[.A44])" office:value-type="percentage" office:value="0.029947872434737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45]*[.G45]*[.H45]+[.J45]" office:value-type="float" office:value="0.554125647141899" calcext:value-type="float">
            <text:p>0,55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5])" office:value-type="float" office:value="0.888888888888889" calcext:value-type="float">
            <text:p>0,888888888888889</text:p>
          </table:table-cell>
          <table:table-cell table:formula="of:=RADIANS([.D45])" office:value-type="float" office:value="1.22173047639603" calcext:value-type="float">
            <text:p>1,22173047639603</text:p>
          </table:table-cell>
          <table:table-cell table:formula="of:=(SIN([.F45])*(1+COS([.F45]))/4)^[.C45]" office:value-type="float" office:value="0.420739847036982" calcext:value-type="float">
            <text:p>0,420739847036982</text:p>
          </table:table-cell>
          <table:table-cell table:formula="of:=(([.B45]^(3*[.C45]))*-1)+1" office:value-type="float" office:value="0.99952523665956" calcext:value-type="float">
            <text:p>0,99952523665956</text:p>
          </table:table-cell>
          <table:table-cell table:formula="of:=0.01*(1.2*[.D45]-33)" office:value-type="float" office:value="0.51" calcext:value-type="float">
            <text:p>0,51</text:p>
          </table:table-cell>
          <table:table-cell table:formula="of:=[.I45]/(4^[.C45])" office:value-type="float" office:value="0.18031222920257" calcext:value-type="float">
            <text:p>0,18031222920257</text:p>
          </table:table-cell>
          <table:table-cell table:formula="of:=([.$Q$24]-([.$Q$25]*[.C45]))+(([.$Q$27]*[.D45])-[.$Q$28])*[.$Q$29]" office:value-type="float" office:value="0.6125" calcext:value-type="float">
            <text:p>0,6125</text:p>
          </table:table-cell>
          <table:table-cell table:style-name="ce20" table:formula="of:=ABS(([.K45]-[.A45])/[.A45])" office:value-type="percentage" office:value="0.10534497574546" calcext:value-type="percentage">
            <text:p>11%</text:p>
          </table:table-cell>
          <table:table-cell table:style-name="ce16" table:formula="of:=(([.C45]^[.$R$24])*[.$R$25])+[.$R$26]*[.D45]" office:value-type="float" office:value="0.608434928758349" calcext:value-type="float">
            <text:p>6,08E-01</text:p>
          </table:table-cell>
          <table:table-cell table:style-name="ce20" table:formula="of:=ABS(([.M45]-[.A45])/[.A45])" office:value-type="percentage" office:value="0.0980089658303472" calcext:value-type="percentage">
            <text:p>10%</text:p>
          </table:table-cell>
          <table:table-cell table:formula="of:=(([.C45]^[.$U$24])*[.$U$25])+(([.D45]^[.$U$28])*[.$U$29])+[.$U$32]" office:value-type="float" office:value="0.5700335025886" calcext:value-type="float">
            <text:p><text:s/>0,57 </text:p>
          </table:table-cell>
          <table:table-cell table:formula="of:=ABS(([.O45]-[.A45])/[.A45])" office:value-type="percentage" office:value="0.0287080295394219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46]*[.G46]*[.H46]+[.J46]" office:value-type="float" office:value="0.571028131392282" calcext:value-type="float">
            <text:p>0,57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6])" office:value-type="float" office:value="0.888888888888889" calcext:value-type="float">
            <text:p>0,888888888888889</text:p>
          </table:table-cell>
          <table:table-cell table:formula="of:=RADIANS([.D46])" office:value-type="float" office:value="1.5707963267949" calcext:value-type="float">
            <text:p>1,5707963267949</text:p>
          </table:table-cell>
          <table:table-cell table:formula="of:=(SIN([.F46])*(1+COS([.F46]))/4)^[.C46]" office:value-type="float" office:value="0.353553390593274" calcext:value-type="float">
            <text:p>0,353553390593274</text:p>
          </table:table-cell>
          <table:table-cell table:formula="of:=(([.B46]^(3*[.C46]))*-1)+1" office:value-type="float" office:value="0.973250387800943" calcext:value-type="float">
            <text:p>0,973250387800943</text:p>
          </table:table-cell>
          <table:table-cell table:formula="of:=0.01*(1.2*[.D46]-33)" office:value-type="float" office:value="0.75" calcext:value-type="float">
            <text:p>0,75</text:p>
          </table:table-cell>
          <table:table-cell table:formula="of:=[.I46]/(4^[.C46])" office:value-type="float" office:value="0.265165042944955" calcext:value-type="float">
            <text:p>0,265165042944955</text:p>
          </table:table-cell>
          <table:table-cell table:formula="of:=([.$Q$24]-([.$Q$25]*[.C46]))+(([.$Q$27]*[.D46])-[.$Q$28])*[.$Q$29]" office:value-type="float" office:value="0.6925" calcext:value-type="float">
            <text:p>0,6925</text:p>
          </table:table-cell>
          <table:table-cell table:style-name="ce20" table:formula="of:=ABS(([.K46]-[.A46])/[.A46])" office:value-type="percentage" office:value="0.21272484126403" calcext:value-type="percentage">
            <text:p>21%</text:p>
          </table:table-cell>
          <table:table-cell table:style-name="ce16" table:formula="of:=(([.C46]^[.$R$24])*[.$R$25])+[.$R$26]*[.D46]" office:value-type="float" office:value="0.708434928758349" calcext:value-type="float">
            <text:p>7,08E-01</text:p>
          </table:table-cell>
          <table:table-cell table:style-name="ce20" table:formula="of:=ABS(([.M46]-[.A46])/[.A46])" office:value-type="percentage" office:value="0.240630522056841" calcext:value-type="percentage">
            <text:p>24%</text:p>
          </table:table-cell>
          <table:table-cell table:formula="of:=(([.C46]^[.$U$24])*[.$U$25])+(([.D46]^[.$U$28])*[.$U$29])+[.$U$32]" office:value-type="float" office:value="0.645328364605946" calcext:value-type="float">
            <text:p><text:s/>0,65 </text:p>
          </table:table-cell>
          <table:table-cell table:formula="of:=ABS(([.O46]-[.A46])/[.A46])" office:value-type="percentage" office:value="0.130116589934905" calcext:value-type="percentage">
            <text:p>13%</text:p>
          </table:table-cell>
          <table:table-cell table:number-columns-repeated="16368"/>
        </table:table-row>
        <table:table-row table:style-name="ro1">
          <table:table-cell table:formula="of:=[.E47]*[.G47]*[.H47]+[.J47]" office:value-type="float" office:value="0.576058628606957" calcext:value-type="float">
            <text:p>0,58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7])" office:value-type="float" office:value="0.888888888888889" calcext:value-type="float">
            <text:p>0,888888888888889</text:p>
          </table:table-cell>
          <table:table-cell table:formula="of:=RADIANS([.D47])" office:value-type="float" office:value="1.5707963267949" calcext:value-type="float">
            <text:p>1,5707963267949</text:p>
          </table:table-cell>
          <table:table-cell table:formula="of:=(SIN([.F47])*(1+COS([.F47]))/4)^[.C47]" office:value-type="float" office:value="0.353553390593274" calcext:value-type="float">
            <text:p>0,353553390593274</text:p>
          </table:table-cell>
          <table:table-cell table:formula="of:=(([.B47]^(3*[.C47]))*-1)+1" office:value-type="float" office:value="0.989257331920509" calcext:value-type="float">
            <text:p>0,989257331920509</text:p>
          </table:table-cell>
          <table:table-cell table:formula="of:=0.01*(1.2*[.D47]-33)" office:value-type="float" office:value="0.75" calcext:value-type="float">
            <text:p>0,75</text:p>
          </table:table-cell>
          <table:table-cell table:formula="of:=[.I47]/(4^[.C47])" office:value-type="float" office:value="0.265165042944955" calcext:value-type="float">
            <text:p>0,265165042944955</text:p>
          </table:table-cell>
          <table:table-cell table:formula="of:=([.$Q$24]-([.$Q$25]*[.C47]))+(([.$Q$27]*[.D47])-[.$Q$28])*[.$Q$29]" office:value-type="float" office:value="0.6925" calcext:value-type="float">
            <text:p>0,6925</text:p>
          </table:table-cell>
          <table:table-cell table:style-name="ce20" table:formula="of:=ABS(([.K47]-[.A47])/[.A47])" office:value-type="percentage" office:value="0.202134584242971" calcext:value-type="percentage">
            <text:p>20%</text:p>
          </table:table-cell>
          <table:table-cell table:style-name="ce16" table:formula="of:=(([.C47]^[.$R$24])*[.$R$25])+[.$R$26]*[.D47]" office:value-type="float" office:value="0.708434928758349" calcext:value-type="float">
            <text:p>7,08E-01</text:p>
          </table:table-cell>
          <table:table-cell table:style-name="ce20" table:formula="of:=ABS(([.M47]-[.A47])/[.A47])" office:value-type="percentage" office:value="0.229796575517858" calcext:value-type="percentage">
            <text:p>23%</text:p>
          </table:table-cell>
          <table:table-cell table:formula="of:=(([.C47]^[.$U$24])*[.$U$25])+(([.D47]^[.$U$28])*[.$U$29])+[.$U$32]" office:value-type="float" office:value="0.645328364605946" calcext:value-type="float">
            <text:p><text:s/>0,65 </text:p>
          </table:table-cell>
          <table:table-cell table:formula="of:=ABS(([.O47]-[.A47])/[.A47])" office:value-type="percentage" office:value="0.120247718824209" calcext:value-type="percentage">
            <text:p>12%</text:p>
          </table:table-cell>
          <table:table-cell table:number-columns-repeated="16368"/>
        </table:table-row>
        <table:table-row table:style-name="ro1">
          <table:table-cell table:formula="of:=[.E48]*[.G48]*[.H48]+[.J48]" office:value-type="float" office:value="0.578724986954852" calcext:value-type="float">
            <text:p>0,58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8])" office:value-type="float" office:value="0.888888888888889" calcext:value-type="float">
            <text:p>0,888888888888889</text:p>
          </table:table-cell>
          <table:table-cell table:formula="of:=RADIANS([.D48])" office:value-type="float" office:value="1.5707963267949" calcext:value-type="float">
            <text:p>1,5707963267949</text:p>
          </table:table-cell>
          <table:table-cell table:formula="of:=(SIN([.F48])*(1+COS([.F48]))/4)^[.C48]" office:value-type="float" office:value="0.353553390593274" calcext:value-type="float">
            <text:p>0,353553390593274</text:p>
          </table:table-cell>
          <table:table-cell table:formula="of:=(([.B48]^(3*[.C48]))*-1)+1" office:value-type="float" office:value="0.997741632230424" calcext:value-type="float">
            <text:p>0,997741632230424</text:p>
          </table:table-cell>
          <table:table-cell table:formula="of:=0.01*(1.2*[.D48]-33)" office:value-type="float" office:value="0.75" calcext:value-type="float">
            <text:p>0,75</text:p>
          </table:table-cell>
          <table:table-cell table:formula="of:=[.I48]/(4^[.C48])" office:value-type="float" office:value="0.265165042944955" calcext:value-type="float">
            <text:p>0,265165042944955</text:p>
          </table:table-cell>
          <table:table-cell table:formula="of:=([.$Q$24]-([.$Q$25]*[.C48]))+(([.$Q$27]*[.D48])-[.$Q$28])*[.$Q$29]" office:value-type="float" office:value="0.6925" calcext:value-type="float">
            <text:p>0,6925</text:p>
          </table:table-cell>
          <table:table-cell table:style-name="ce20" table:formula="of:=ABS(([.K48]-[.A48])/[.A48])" office:value-type="percentage" office:value="0.196595992241172" calcext:value-type="percentage">
            <text:p>20%</text:p>
          </table:table-cell>
          <table:table-cell table:style-name="ce16" table:formula="of:=(([.C48]^[.$R$24])*[.$R$25])+[.$R$26]*[.D48]" office:value-type="float" office:value="0.708434928758349" calcext:value-type="float">
            <text:p>7,08E-01</text:p>
          </table:table-cell>
          <table:table-cell table:style-name="ce20" table:formula="of:=ABS(([.M48]-[.A48])/[.A48])" office:value-type="percentage" office:value="0.224130536485054" calcext:value-type="percentage">
            <text:p>22%</text:p>
          </table:table-cell>
          <table:table-cell table:formula="of:=(([.C48]^[.$U$24])*[.$U$25])+(([.D48]^[.$U$28])*[.$U$29])+[.$U$32]" office:value-type="float" office:value="0.645328364605946" calcext:value-type="float">
            <text:p><text:s/>0,65 </text:p>
          </table:table-cell>
          <table:table-cell table:formula="of:=ABS(([.O48]-[.A48])/[.A48])" office:value-type="percentage" office:value="0.115086403995703" calcext:value-type="percentage">
            <text:p>12%</text:p>
          </table:table-cell>
          <table:table-cell table:number-columns-repeated="16368"/>
        </table:table-row>
        <table:table-row table:style-name="ro1">
          <table:table-cell table:formula="of:=[.E49]*[.G49]*[.H49]+[.J49]" office:value-type="float" office:value="0.579285519748984" calcext:value-type="float">
            <text:p>0,5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9])" office:value-type="float" office:value="0.888888888888889" calcext:value-type="float">
            <text:p>0,888888888888889</text:p>
          </table:table-cell>
          <table:table-cell table:formula="of:=RADIANS([.D49])" office:value-type="float" office:value="1.5707963267949" calcext:value-type="float">
            <text:p>1,5707963267949</text:p>
          </table:table-cell>
          <table:table-cell table:formula="of:=(SIN([.F49])*(1+COS([.F49]))/4)^[.C49]" office:value-type="float" office:value="0.353553390593274" calcext:value-type="float">
            <text:p>0,353553390593274</text:p>
          </table:table-cell>
          <table:table-cell table:formula="of:=(([.B49]^(3*[.C49]))*-1)+1" office:value-type="float" office:value="0.99952523665956" calcext:value-type="float">
            <text:p>0,99952523665956</text:p>
          </table:table-cell>
          <table:table-cell table:formula="of:=0.01*(1.2*[.D49]-33)" office:value-type="float" office:value="0.75" calcext:value-type="float">
            <text:p>0,75</text:p>
          </table:table-cell>
          <table:table-cell table:formula="of:=[.I49]/(4^[.C49])" office:value-type="float" office:value="0.265165042944955" calcext:value-type="float">
            <text:p>0,265165042944955</text:p>
          </table:table-cell>
          <table:table-cell table:formula="of:=([.$Q$24]-([.$Q$25]*[.C49]))+(([.$Q$27]*[.D49])-[.$Q$28])*[.$Q$29]" office:value-type="float" office:value="0.6925" calcext:value-type="float">
            <text:p>0,6925</text:p>
          </table:table-cell>
          <table:table-cell table:style-name="ce20" table:formula="of:=ABS(([.K49]-[.A49])/[.A49])" office:value-type="percentage" office:value="0.195438132650156" calcext:value-type="percentage">
            <text:p>20%</text:p>
          </table:table-cell>
          <table:table-cell table:style-name="ce16" table:formula="of:=(([.C49]^[.$R$24])*[.$R$25])+[.$R$26]*[.D49]" office:value-type="float" office:value="0.708434928758349" calcext:value-type="float">
            <text:p>7,08E-01</text:p>
          </table:table-cell>
          <table:table-cell table:style-name="ce20" table:formula="of:=ABS(([.M49]-[.A49])/[.A49])" office:value-type="percentage" office:value="0.222946033702566" calcext:value-type="percentage">
            <text:p>22%</text:p>
          </table:table-cell>
          <table:table-cell table:formula="of:=(([.C49]^[.$U$24])*[.$U$25])+(([.D49]^[.$U$28])*[.$U$29])+[.$U$32]" office:value-type="float" office:value="0.645328364605946" calcext:value-type="float">
            <text:p><text:s/>0,65 </text:p>
          </table:table-cell>
          <table:table-cell table:formula="of:=ABS(([.O49]-[.A49])/[.A49])" office:value-type="percentage" office:value="0.114007415351207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50]*[.G50]*[.H50]+[.J50]" office:value-type="float" office:value="0.16175810004618" calcext:value-type="float">
            <text:p>0,1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0])" office:value-type="float" office:value="0.666666666666667" calcext:value-type="float">
            <text:p>0,666666666666667</text:p>
          </table:table-cell>
          <table:table-cell table:formula="of:=RADIANS([.D50])" office:value-type="float" office:value="0.523598775598299" calcext:value-type="float">
            <text:p>0,523598775598299</text:p>
          </table:table-cell>
          <table:table-cell table:formula="of:=(SIN([.F50])*(1+COS([.F50]))/4)^[.C50]" office:value-type="float" office:value="0.233253175473055" calcext:value-type="float">
            <text:p>0,233253175473055</text:p>
          </table:table-cell>
          <table:table-cell table:formula="of:=(([.B50]^(3*[.C50]))*-1)+1" office:value-type="float" office:value="0.992" calcext:value-type="float">
            <text:p>0,992</text:p>
          </table:table-cell>
          <table:table-cell table:formula="of:=0.01*(1.2*[.D50]-33)" office:value-type="float" office:value="0.03" calcext:value-type="float">
            <text:p>0,03</text:p>
          </table:table-cell>
          <table:table-cell table:formula="of:=[.I50]/(4^[.C50])" office:value-type="float" office:value="0.0075" calcext:value-type="float">
            <text:p>0,0075</text:p>
          </table:table-cell>
          <table:table-cell table:style-name="ce16" table:formula="of:=([.$Q$24]-([.$Q$25]*[.C50]))+(([.$Q$27]*[.D50])-[.$Q$28])*[.$Q$29]" office:value-type="float" office:value="0.12" calcext:value-type="float">
            <text:p>1,20E-01</text:p>
          </table:table-cell>
          <table:table-cell table:style-name="ce20" table:formula="of:=ABS(([.K50]-[.A50])/[.A50])" office:value-type="percentage" office:value="0.258151523999471" calcext:value-type="percentage">
            <text:p>26%</text:p>
          </table:table-cell>
          <table:table-cell table:style-name="ce16" table:formula="of:=(([.C50]^[.$R$24])*[.$R$25])+[.$R$26]*[.D50]" office:value-type="float" office:value="0.31" calcext:value-type="float">
            <text:p>3,10E-01</text:p>
          </table:table-cell>
          <table:table-cell table:style-name="ce20" table:formula="of:=ABS(([.M50]-[.A50])/[.A50])" office:value-type="percentage" office:value="0.916441896334701" calcext:value-type="percentage">
            <text:p>92%</text:p>
          </table:table-cell>
          <table:table-cell table:formula="of:=(([.C50]^[.$U$24])*[.$U$25])+(([.D50]^[.$U$28])*[.$U$29])+[.$U$32]" office:value-type="float" office:value="0.192279152878305" calcext:value-type="float">
            <text:p><text:s/>0,19 </text:p>
          </table:table-cell>
          <table:table-cell table:formula="of:=ABS(([.O50]-[.A50])/[.A50])" office:value-type="percentage" office:value="0.18868330441203" calcext:value-type="percentage">
            <text:p>19%</text:p>
          </table:table-cell>
          <table:table-cell table:number-columns-repeated="16368"/>
        </table:table-row>
        <table:table-row table:style-name="ro1">
          <table:table-cell table:formula="of:=[.E51]*[.G51]*[.H51]+[.J51]" office:value-type="float" office:value="0.162633519371412" calcext:value-type="float">
            <text:p>0,16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1])" office:value-type="float" office:value="0.666666666666667" calcext:value-type="float">
            <text:p>0,666666666666667</text:p>
          </table:table-cell>
          <table:table-cell table:formula="of:=RADIANS([.D51])" office:value-type="float" office:value="0.523598775598299" calcext:value-type="float">
            <text:p>0,523598775598299</text:p>
          </table:table-cell>
          <table:table-cell table:formula="of:=(SIN([.F51])*(1+COS([.F51]))/4)^[.C51]" office:value-type="float" office:value="0.233253175473055" calcext:value-type="float">
            <text:p>0,233253175473055</text:p>
          </table:table-cell>
          <table:table-cell table:formula="of:=(([.B51]^(3*[.C51]))*-1)+1" office:value-type="float" office:value="0.99762962962963" calcext:value-type="float">
            <text:p>0,99762962962963</text:p>
          </table:table-cell>
          <table:table-cell table:formula="of:=0.01*(1.2*[.D51]-33)" office:value-type="float" office:value="0.03" calcext:value-type="float">
            <text:p>0,03</text:p>
          </table:table-cell>
          <table:table-cell table:formula="of:=[.I51]/(4^[.C51])" office:value-type="float" office:value="0.0075" calcext:value-type="float">
            <text:p>0,0075</text:p>
          </table:table-cell>
          <table:table-cell table:formula="of:=([.$Q$24]-([.$Q$25]*[.C51]))+(([.$Q$27]*[.D51])-[.$Q$28])*[.$Q$29]" office:value-type="float" office:value="0.12" calcext:value-type="float">
            <text:p>0,12</text:p>
          </table:table-cell>
          <table:table-cell table:style-name="ce20" table:formula="of:=ABS(([.K51]-[.A51])/[.A51])" office:value-type="percentage" office:value="0.262144725983877" calcext:value-type="percentage">
            <text:p>26%</text:p>
          </table:table-cell>
          <table:table-cell table:style-name="ce16" table:formula="of:=(([.C51]^[.$R$24])*[.$R$25])+[.$R$26]*[.D51]" office:value-type="float" office:value="0.31" calcext:value-type="float">
            <text:p>3,10E-01</text:p>
          </table:table-cell>
          <table:table-cell table:style-name="ce20" table:formula="of:=ABS(([.M51]-[.A51])/[.A51])" office:value-type="percentage" office:value="0.906126124541651" calcext:value-type="percentage">
            <text:p>91%</text:p>
          </table:table-cell>
          <table:table-cell table:formula="of:=(([.C51]^[.$U$24])*[.$U$25])+(([.D51]^[.$U$28])*[.$U$29])+[.$U$32]" office:value-type="float" office:value="0.192279152878305" calcext:value-type="float">
            <text:p><text:s/>0,19 </text:p>
          </table:table-cell>
          <table:table-cell table:formula="of:=ABS(([.O51]-[.A51])/[.A51])" office:value-type="percentage" office:value="0.182284891955083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2]*[.G52]*[.H52]+[.J52]" office:value-type="float" office:value="0.162956042280709" calcext:value-type="float">
            <text:p>0,16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2])" office:value-type="float" office:value="0.666666666666667" calcext:value-type="float">
            <text:p>0,666666666666667</text:p>
          </table:table-cell>
          <table:table-cell table:formula="of:=RADIANS([.D52])" office:value-type="float" office:value="0.523598775598299" calcext:value-type="float">
            <text:p>0,523598775598299</text:p>
          </table:table-cell>
          <table:table-cell table:formula="of:=(SIN([.F52])*(1+COS([.F52]))/4)^[.C52]" office:value-type="float" office:value="0.233253175473055" calcext:value-type="float">
            <text:p>0,233253175473055</text:p>
          </table:table-cell>
          <table:table-cell table:formula="of:=(([.B52]^(3*[.C52]))*-1)+1" office:value-type="float" office:value="0.999703703703704" calcext:value-type="float">
            <text:p>0,999703703703704</text:p>
          </table:table-cell>
          <table:table-cell table:formula="of:=0.01*(1.2*[.D52]-33)" office:value-type="float" office:value="0.03" calcext:value-type="float">
            <text:p>0,03</text:p>
          </table:table-cell>
          <table:table-cell table:formula="of:=[.I52]/(4^[.C52])" office:value-type="float" office:value="0.0075" calcext:value-type="float">
            <text:p>0,0075</text:p>
          </table:table-cell>
          <table:table-cell table:formula="of:=([.$Q$24]-([.$Q$25]*[.C52]))+(([.$Q$27]*[.D52])-[.$Q$28])*[.$Q$29]" office:value-type="float" office:value="0.12" calcext:value-type="float">
            <text:p>0,12</text:p>
          </table:table-cell>
          <table:table-cell table:style-name="ce20" table:formula="of:=ABS(([.K52]-[.A52])/[.A52])" office:value-type="percentage" office:value="0.263605090547746" calcext:value-type="percentage">
            <text:p>26%</text:p>
          </table:table-cell>
          <table:table-cell table:style-name="ce16" table:formula="of:=(([.C52]^[.$R$24])*[.$R$25])+[.$R$26]*[.D52]" office:value-type="float" office:value="0.31" calcext:value-type="float">
            <text:p>3,10E-01</text:p>
          </table:table-cell>
          <table:table-cell table:style-name="ce20" table:formula="of:=ABS(([.M52]-[.A52])/[.A52])" office:value-type="percentage" office:value="0.902353516084989" calcext:value-type="percentage">
            <text:p>90%</text:p>
          </table:table-cell>
          <table:table-cell table:formula="of:=(([.C52]^[.$U$24])*[.$U$25])+(([.D52]^[.$U$28])*[.$U$29])+[.$U$32]" office:value-type="float" office:value="0.192279152878305" calcext:value-type="float">
            <text:p><text:s/>0,19 </text:p>
          </table:table-cell>
          <table:table-cell table:formula="of:=ABS(([.O52]-[.A52])/[.A52])" office:value-type="percentage" office:value="0.179944911444798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3]*[.G53]*[.H53]+[.J53]" office:value-type="float" office:value="0.162996357644371" calcext:value-type="float">
            <text:p>0,16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3])" office:value-type="float" office:value="0.666666666666667" calcext:value-type="float">
            <text:p>0,666666666666667</text:p>
          </table:table-cell>
          <table:table-cell table:formula="of:=RADIANS([.D53])" office:value-type="float" office:value="0.523598775598299" calcext:value-type="float">
            <text:p>0,523598775598299</text:p>
          </table:table-cell>
          <table:table-cell table:formula="of:=(SIN([.F53])*(1+COS([.F53]))/4)^[.C53]" office:value-type="float" office:value="0.233253175473055" calcext:value-type="float">
            <text:p>0,233253175473055</text:p>
          </table:table-cell>
          <table:table-cell table:formula="of:=(([.B53]^(3*[.C53]))*-1)+1" office:value-type="float" office:value="0.999962962962963" calcext:value-type="float">
            <text:p>0,999962962962963</text:p>
          </table:table-cell>
          <table:table-cell table:formula="of:=0.01*(1.2*[.D53]-33)" office:value-type="float" office:value="0.03" calcext:value-type="float">
            <text:p>0,03</text:p>
          </table:table-cell>
          <table:table-cell table:formula="of:=[.I53]/(4^[.C53])" office:value-type="float" office:value="0.0075" calcext:value-type="float">
            <text:p>0,0075</text:p>
          </table:table-cell>
          <table:table-cell table:formula="of:=([.$Q$24]-([.$Q$25]*[.C53]))+(([.$Q$27]*[.D53])-[.$Q$28])*[.$Q$29]" office:value-type="float" office:value="0.12" calcext:value-type="float">
            <text:p>0,12</text:p>
          </table:table-cell>
          <table:table-cell table:style-name="ce20" table:formula="of:=ABS(([.K53]-[.A53])/[.A53])" office:value-type="percentage" office:value="0.263787229762404" calcext:value-type="percentage">
            <text:p>26%</text:p>
          </table:table-cell>
          <table:table-cell table:style-name="ce16" table:formula="of:=(([.C53]^[.$R$24])*[.$R$25])+[.$R$26]*[.D53]" office:value-type="float" office:value="0.31" calcext:value-type="float">
            <text:p>3,10E-01</text:p>
          </table:table-cell>
          <table:table-cell table:style-name="ce20" table:formula="of:=ABS(([.M53]-[.A53])/[.A53])" office:value-type="percentage" office:value="0.901882989780456" calcext:value-type="percentage">
            <text:p>90%</text:p>
          </table:table-cell>
          <table:table-cell table:formula="of:=(([.C53]^[.$U$24])*[.$U$25])+(([.D53]^[.$U$28])*[.$U$29])+[.$U$32]" office:value-type="float" office:value="0.192279152878305" calcext:value-type="float">
            <text:p><text:s/>0,19 </text:p>
          </table:table-cell>
          <table:table-cell table:formula="of:=ABS(([.O53]-[.A53])/[.A53])" office:value-type="percentage" office:value="0.179653064995628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4]*[.G54]*[.H54]+[.J54]" office:value-type="float" office:value="0.275563455511347" calcext:value-type="float">
            <text:p>0,28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4])" office:value-type="float" office:value="0.666666666666667" calcext:value-type="float">
            <text:p>0,666666666666667</text:p>
          </table:table-cell>
          <table:table-cell table:formula="of:=RADIANS([.D54])" office:value-type="float" office:value="0.872664625997165" calcext:value-type="float">
            <text:p>0,872664625997165</text:p>
          </table:table-cell>
          <table:table-cell table:formula="of:=(SIN([.F54])*(1+COS([.F54]))/4)^[.C54]" office:value-type="float" office:value="0.314612079906271" calcext:value-type="float">
            <text:p>0,314612079906271</text:p>
          </table:table-cell>
          <table:table-cell table:formula="of:=(([.B54]^(3*[.C54]))*-1)+1" office:value-type="float" office:value="0.992" calcext:value-type="float">
            <text:p>0,992</text:p>
          </table:table-cell>
          <table:table-cell table:formula="of:=0.01*(1.2*[.D54]-33)" office:value-type="float" office:value="0.27" calcext:value-type="float">
            <text:p>0,27</text:p>
          </table:table-cell>
          <table:table-cell table:formula="of:=[.I54]/(4^[.C54])" office:value-type="float" office:value="0.0675" calcext:value-type="float">
            <text:p>0,0675</text:p>
          </table:table-cell>
          <table:table-cell table:formula="of:=([.$Q$24]-([.$Q$25]*[.C54]))+(([.$Q$27]*[.D54])-[.$Q$28])*[.$Q$29]" office:value-type="float" office:value="0.2" calcext:value-type="float">
            <text:p>0,2</text:p>
          </table:table-cell>
          <table:table-cell table:style-name="ce20" table:formula="of:=ABS(([.K54]-[.A54])/[.A54])" office:value-type="percentage" office:value="0.274214356076818" calcext:value-type="percentage">
            <text:p>27%</text:p>
          </table:table-cell>
          <table:table-cell table:style-name="ce16" table:formula="of:=(([.C54]^[.$R$24])*[.$R$25])+[.$R$26]*[.D54]" office:value-type="float" office:value="0.41" calcext:value-type="float">
            <text:p>4,10E-01</text:p>
          </table:table-cell>
          <table:table-cell table:style-name="ce20" table:formula="of:=ABS(([.M54]-[.A54])/[.A54])" office:value-type="percentage" office:value="0.487860570042523" calcext:value-type="percentage">
            <text:p>49%</text:p>
          </table:table-cell>
          <table:table-cell table:formula="of:=(([.C54]^[.$U$24])*[.$U$25])+(([.D54]^[.$U$28])*[.$U$29])+[.$U$32]" office:value-type="float" office:value="0.282045231981479" calcext:value-type="float">
            <text:p><text:s/>0,28 </text:p>
          </table:table-cell>
          <table:table-cell table:formula="of:=ABS(([.O54]-[.A54])/[.A54])" office:value-type="percentage" office:value="0.0235219015457066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5]*[.G55]*[.H55]+[.J55]" office:value-type="float" office:value="0.276744221835933" calcext:value-type="float">
            <text:p>0,28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5])" office:value-type="float" office:value="0.666666666666667" calcext:value-type="float">
            <text:p>0,666666666666667</text:p>
          </table:table-cell>
          <table:table-cell table:formula="of:=RADIANS([.D55])" office:value-type="float" office:value="0.872664625997165" calcext:value-type="float">
            <text:p>0,872664625997165</text:p>
          </table:table-cell>
          <table:table-cell table:formula="of:=(SIN([.F55])*(1+COS([.F55]))/4)^[.C55]" office:value-type="float" office:value="0.314612079906271" calcext:value-type="float">
            <text:p>0,314612079906271</text:p>
          </table:table-cell>
          <table:table-cell table:formula="of:=(([.B55]^(3*[.C55]))*-1)+1" office:value-type="float" office:value="0.99762962962963" calcext:value-type="float">
            <text:p>0,99762962962963</text:p>
          </table:table-cell>
          <table:table-cell table:formula="of:=0.01*(1.2*[.D55]-33)" office:value-type="float" office:value="0.27" calcext:value-type="float">
            <text:p>0,27</text:p>
          </table:table-cell>
          <table:table-cell table:formula="of:=[.I55]/(4^[.C55])" office:value-type="float" office:value="0.0675" calcext:value-type="float">
            <text:p>0,0675</text:p>
          </table:table-cell>
          <table:table-cell table:formula="of:=([.$Q$24]-([.$Q$25]*[.C55]))+(([.$Q$27]*[.D55])-[.$Q$28])*[.$Q$29]" office:value-type="float" office:value="0.2" calcext:value-type="float">
            <text:p>0,2</text:p>
          </table:table-cell>
          <table:table-cell table:style-name="ce20" table:formula="of:=ABS(([.K55]-[.A55])/[.A55])" office:value-type="percentage" office:value="0.277311017830142" calcext:value-type="percentage">
            <text:p>28%</text:p>
          </table:table-cell>
          <table:table-cell table:style-name="ce16" table:formula="of:=(([.C55]^[.$R$24])*[.$R$25])+[.$R$26]*[.D55]" office:value-type="float" office:value="0.41" calcext:value-type="float">
            <text:p>4,10E-01</text:p>
          </table:table-cell>
          <table:table-cell table:style-name="ce20" table:formula="of:=ABS(([.M55]-[.A55])/[.A55])" office:value-type="percentage" office:value="0.481512413448208" calcext:value-type="percentage">
            <text:p>48%</text:p>
          </table:table-cell>
          <table:table-cell table:formula="of:=(([.C55]^[.$U$24])*[.$U$25])+(([.D55]^[.$U$28])*[.$U$29])+[.$U$32]" office:value-type="float" office:value="0.282045231981479" calcext:value-type="float">
            <text:p><text:s/>0,28 </text:p>
          </table:table-cell>
          <table:table-cell table:formula="of:=ABS(([.O55]-[.A55])/[.A55])" office:value-type="percentage" office:value="0.0191549081327839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6]*[.G56]*[.H56]+[.J56]" office:value-type="float" office:value="0.277179241008149" calcext:value-type="float">
            <text:p>0,28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6])" office:value-type="float" office:value="0.666666666666667" calcext:value-type="float">
            <text:p>0,666666666666667</text:p>
          </table:table-cell>
          <table:table-cell table:formula="of:=RADIANS([.D56])" office:value-type="float" office:value="0.872664625997165" calcext:value-type="float">
            <text:p>0,872664625997165</text:p>
          </table:table-cell>
          <table:table-cell table:formula="of:=(SIN([.F56])*(1+COS([.F56]))/4)^[.C56]" office:value-type="float" office:value="0.314612079906271" calcext:value-type="float">
            <text:p>0,314612079906271</text:p>
          </table:table-cell>
          <table:table-cell table:formula="of:=(([.B56]^(3*[.C56]))*-1)+1" office:value-type="float" office:value="0.999703703703704" calcext:value-type="float">
            <text:p>0,999703703703704</text:p>
          </table:table-cell>
          <table:table-cell table:formula="of:=0.01*(1.2*[.D56]-33)" office:value-type="float" office:value="0.27" calcext:value-type="float">
            <text:p>0,27</text:p>
          </table:table-cell>
          <table:table-cell table:formula="of:=[.I56]/(4^[.C56])" office:value-type="float" office:value="0.0675" calcext:value-type="float">
            <text:p>0,0675</text:p>
          </table:table-cell>
          <table:table-cell table:formula="of:=([.$Q$24]-([.$Q$25]*[.C56]))+(([.$Q$27]*[.D56])-[.$Q$28])*[.$Q$29]" office:value-type="float" office:value="0.2" calcext:value-type="float">
            <text:p>0,2</text:p>
          </table:table-cell>
          <table:table-cell table:style-name="ce20" table:formula="of:=ABS(([.K56]-[.A56])/[.A56])" office:value-type="percentage" office:value="0.27844524260704" calcext:value-type="percentage">
            <text:p>28%</text:p>
          </table:table-cell>
          <table:table-cell table:style-name="ce16" table:formula="of:=(([.C56]^[.$R$24])*[.$R$25])+[.$R$26]*[.D56]" office:value-type="float" office:value="0.41" calcext:value-type="float">
            <text:p>4,10E-01</text:p>
          </table:table-cell>
          <table:table-cell table:style-name="ce20" table:formula="of:=ABS(([.M56]-[.A56])/[.A56])" office:value-type="percentage" office:value="0.479187252655568" calcext:value-type="percentage">
            <text:p>48%</text:p>
          </table:table-cell>
          <table:table-cell table:formula="of:=(([.C56]^[.$U$24])*[.$U$25])+(([.D56]^[.$U$28])*[.$U$29])+[.$U$32]" office:value-type="float" office:value="0.282045231981479" calcext:value-type="float">
            <text:p><text:s/>0,28 </text:p>
          </table:table-cell>
          <table:table-cell table:formula="of:=ABS(([.O56]-[.A56])/[.A56])" office:value-type="percentage" office:value="0.0175553946811874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7]*[.G57]*[.H57]+[.J57]" office:value-type="float" office:value="0.277233618404677" calcext:value-type="float">
            <text:p>0,2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7])" office:value-type="float" office:value="0.666666666666667" calcext:value-type="float">
            <text:p>0,666666666666667</text:p>
          </table:table-cell>
          <table:table-cell table:formula="of:=RADIANS([.D57])" office:value-type="float" office:value="0.872664625997165" calcext:value-type="float">
            <text:p>0,872664625997165</text:p>
          </table:table-cell>
          <table:table-cell table:formula="of:=(SIN([.F57])*(1+COS([.F57]))/4)^[.C57]" office:value-type="float" office:value="0.314612079906271" calcext:value-type="float">
            <text:p>0,314612079906271</text:p>
          </table:table-cell>
          <table:table-cell table:formula="of:=(([.B57]^(3*[.C57]))*-1)+1" office:value-type="float" office:value="0.999962962962963" calcext:value-type="float">
            <text:p>0,999962962962963</text:p>
          </table:table-cell>
          <table:table-cell table:formula="of:=0.01*(1.2*[.D57]-33)" office:value-type="float" office:value="0.27" calcext:value-type="float">
            <text:p>0,27</text:p>
          </table:table-cell>
          <table:table-cell table:formula="of:=[.I57]/(4^[.C57])" office:value-type="float" office:value="0.0675" calcext:value-type="float">
            <text:p>0,0675</text:p>
          </table:table-cell>
          <table:table-cell table:formula="of:=([.$Q$24]-([.$Q$25]*[.C57]))+(([.$Q$27]*[.D57])-[.$Q$28])*[.$Q$29]" office:value-type="float" office:value="0.2" calcext:value-type="float">
            <text:p>0,2</text:p>
          </table:table-cell>
          <table:table-cell table:style-name="ce20" table:formula="of:=ABS(([.K57]-[.A57])/[.A57])" office:value-type="percentage" office:value="0.278586770425291" calcext:value-type="percentage">
            <text:p>28%</text:p>
          </table:table-cell>
          <table:table-cell table:style-name="ce16" table:formula="of:=(([.C57]^[.$R$24])*[.$R$25])+[.$R$26]*[.D57]" office:value-type="float" office:value="0.41" calcext:value-type="float">
            <text:p>4,10E-01</text:p>
          </table:table-cell>
          <table:table-cell table:style-name="ce20" table:formula="of:=ABS(([.M57]-[.A57])/[.A57])" office:value-type="percentage" office:value="0.478897120628153" calcext:value-type="percentage">
            <text:p>48%</text:p>
          </table:table-cell>
          <table:table-cell table:formula="of:=(([.C57]^[.$U$24])*[.$U$25])+(([.D57]^[.$U$28])*[.$U$29])+[.$U$32]" office:value-type="float" office:value="0.282045231981479" calcext:value-type="float">
            <text:p><text:s/>0,28 </text:p>
          </table:table-cell>
          <table:table-cell table:formula="of:=ABS(([.O57]-[.A57])/[.A57])" office:value-type="percentage" office:value="0.0173558084495348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8]*[.G58]*[.H58]+[.J58]" office:value-type="float" office:value="0.335999622370691" calcext:value-type="float">
            <text:p>0,3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58])" office:value-type="float" office:value="0.666666666666667" calcext:value-type="float">
            <text:p>0,666666666666667</text:p>
          </table:table-cell>
          <table:table-cell table:formula="of:=RADIANS([.D58])" office:value-type="float" office:value="1.22173047639603" calcext:value-type="float">
            <text:p>1,22173047639603</text:p>
          </table:table-cell>
          <table:table-cell table:formula="of:=(SIN([.F58])*(1+COS([.F58]))/4)^[.C58]" office:value-type="float" office:value="0.315271606407295" calcext:value-type="float">
            <text:p>0,315271606407295</text:p>
          </table:table-cell>
          <table:table-cell table:formula="of:=(([.B58]^(3*[.C58]))*-1)+1" office:value-type="float" office:value="0.992" calcext:value-type="float">
            <text:p>0,992</text:p>
          </table:table-cell>
          <table:table-cell table:formula="of:=0.01*(1.2*[.D58]-33)" office:value-type="float" office:value="0.51" calcext:value-type="float">
            <text:p>0,51</text:p>
          </table:table-cell>
          <table:table-cell table:formula="of:=[.I58]/(4^[.C58])" office:value-type="float" office:value="0.1275" calcext:value-type="float">
            <text:p>0,1275</text:p>
          </table:table-cell>
          <table:table-cell table:formula="of:=([.$Q$24]-([.$Q$25]*[.C58]))+(([.$Q$27]*[.D58])-[.$Q$28])*[.$Q$29]" office:value-type="float" office:value="0.28" calcext:value-type="float">
            <text:p>0,28</text:p>
          </table:table-cell>
          <table:table-cell table:style-name="ce20" table:formula="of:=ABS(([.K58]-[.A58])/[.A58])" office:value-type="percentage" office:value="0.166665730084986" calcext:value-type="percentage">
            <text:p>17%</text:p>
          </table:table-cell>
          <table:table-cell table:style-name="ce16" table:formula="of:=(([.C58]^[.$R$24])*[.$R$25])+[.$R$26]*[.D58]" office:value-type="float" office:value="0.51" calcext:value-type="float">
            <text:p>5,10E-01</text:p>
          </table:table-cell>
          <table:table-cell table:style-name="ce20" table:formula="of:=ABS(([.M58]-[.A58])/[.A58])" office:value-type="percentage" office:value="0.517858848773776" calcext:value-type="percentage">
            <text:p>52%</text:p>
          </table:table-cell>
          <table:table-cell table:formula="of:=(([.C58]^[.$U$24])*[.$U$25])+(([.D58]^[.$U$28])*[.$U$29])+[.$U$32]" office:value-type="float" office:value="0.363006823874038" calcext:value-type="float">
            <text:p><text:s/>0,36 </text:p>
          </table:table-cell>
          <table:table-cell table:formula="of:=ABS(([.O58]-[.A58])/[.A58])" office:value-type="percentage" office:value="0.0803786662401414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59]*[.G59]*[.H59]+[.J59]" office:value-type="float" office:value="0.337182863955232" calcext:value-type="float">
            <text:p>0,34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59])" office:value-type="float" office:value="0.666666666666667" calcext:value-type="float">
            <text:p>0,666666666666667</text:p>
          </table:table-cell>
          <table:table-cell table:formula="of:=RADIANS([.D59])" office:value-type="float" office:value="1.22173047639603" calcext:value-type="float">
            <text:p>1,22173047639603</text:p>
          </table:table-cell>
          <table:table-cell table:formula="of:=(SIN([.F59])*(1+COS([.F59]))/4)^[.C59]" office:value-type="float" office:value="0.315271606407295" calcext:value-type="float">
            <text:p>0,315271606407295</text:p>
          </table:table-cell>
          <table:table-cell table:formula="of:=(([.B59]^(3*[.C59]))*-1)+1" office:value-type="float" office:value="0.99762962962963" calcext:value-type="float">
            <text:p>0,99762962962963</text:p>
          </table:table-cell>
          <table:table-cell table:formula="of:=0.01*(1.2*[.D59]-33)" office:value-type="float" office:value="0.51" calcext:value-type="float">
            <text:p>0,51</text:p>
          </table:table-cell>
          <table:table-cell table:formula="of:=[.I59]/(4^[.C59])" office:value-type="float" office:value="0.1275" calcext:value-type="float">
            <text:p>0,1275</text:p>
          </table:table-cell>
          <table:table-cell table:formula="of:=([.$Q$24]-([.$Q$25]*[.C59]))+(([.$Q$27]*[.D59])-[.$Q$28])*[.$Q$29]" office:value-type="float" office:value="0.28" calcext:value-type="float">
            <text:p>0,28</text:p>
          </table:table-cell>
          <table:table-cell table:style-name="ce20" table:formula="of:=ABS(([.K59]-[.A59])/[.A59])" office:value-type="percentage" office:value="0.169590065415732" calcext:value-type="percentage">
            <text:p>17%</text:p>
          </table:table-cell>
          <table:table-cell table:style-name="ce16" table:formula="of:=(([.C59]^[.$R$24])*[.$R$25])+[.$R$26]*[.D59]" office:value-type="float" office:value="0.51" calcext:value-type="float">
            <text:p>5,10E-01</text:p>
          </table:table-cell>
          <table:table-cell table:style-name="ce20" table:formula="of:=ABS(([.M59]-[.A59])/[.A59])" office:value-type="percentage" office:value="0.512532380849916" calcext:value-type="percentage">
            <text:p>51%</text:p>
          </table:table-cell>
          <table:table-cell table:formula="of:=(([.C59]^[.$U$24])*[.$U$25])+(([.D59]^[.$U$28])*[.$U$29])+[.$U$32]" office:value-type="float" office:value="0.363006823874038" calcext:value-type="float">
            <text:p><text:s/>0,36 </text:p>
          </table:table-cell>
          <table:table-cell table:formula="of:=ABS(([.O59]-[.A59])/[.A59])" office:value-type="percentage" office:value="0.0765874030960097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60]*[.G60]*[.H60]+[.J60]" office:value-type="float" office:value="0.337618795065326" calcext:value-type="float">
            <text:p>0,34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60])" office:value-type="float" office:value="0.666666666666667" calcext:value-type="float">
            <text:p>0,666666666666667</text:p>
          </table:table-cell>
          <table:table-cell table:formula="of:=RADIANS([.D60])" office:value-type="float" office:value="1.22173047639603" calcext:value-type="float">
            <text:p>1,22173047639603</text:p>
          </table:table-cell>
          <table:table-cell table:formula="of:=(SIN([.F60])*(1+COS([.F60]))/4)^[.C60]" office:value-type="float" office:value="0.315271606407295" calcext:value-type="float">
            <text:p>0,315271606407295</text:p>
          </table:table-cell>
          <table:table-cell table:formula="of:=(([.B60]^(3*[.C60]))*-1)+1" office:value-type="float" office:value="0.999703703703704" calcext:value-type="float">
            <text:p>0,999703703703704</text:p>
          </table:table-cell>
          <table:table-cell table:formula="of:=0.01*(1.2*[.D60]-33)" office:value-type="float" office:value="0.51" calcext:value-type="float">
            <text:p>0,51</text:p>
          </table:table-cell>
          <table:table-cell table:formula="of:=[.I60]/(4^[.C60])" office:value-type="float" office:value="0.1275" calcext:value-type="float">
            <text:p>0,1275</text:p>
          </table:table-cell>
          <table:table-cell table:formula="of:=([.$Q$24]-([.$Q$25]*[.C60]))+(([.$Q$27]*[.D60])-[.$Q$28])*[.$Q$29]" office:value-type="float" office:value="0.28" calcext:value-type="float">
            <text:p>0,28</text:p>
          </table:table-cell>
          <table:table-cell table:style-name="ce20" table:formula="of:=ABS(([.K60]-[.A60])/[.A60])" office:value-type="percentage" office:value="0.170662285120048" calcext:value-type="percentage">
            <text:p>17%</text:p>
          </table:table-cell>
          <table:table-cell table:style-name="ce16" table:formula="of:=(([.C60]^[.$R$24])*[.$R$25])+[.$R$26]*[.D60]" office:value-type="float" office:value="0.51" calcext:value-type="float">
            <text:p>5,10E-01</text:p>
          </table:table-cell>
          <table:table-cell table:style-name="ce20" table:formula="of:=ABS(([.M60]-[.A60])/[.A60])" office:value-type="percentage" office:value="0.510579409245626" calcext:value-type="percentage">
            <text:p>51%</text:p>
          </table:table-cell>
          <table:table-cell table:formula="of:=(([.C60]^[.$U$24])*[.$U$25])+(([.D60]^[.$U$28])*[.$U$29])+[.$U$32]" office:value-type="float" office:value="0.363006823874038" calcext:value-type="float">
            <text:p><text:s/>0,36 </text:p>
          </table:table-cell>
          <table:table-cell table:formula="of:=ABS(([.O60]-[.A60])/[.A60])" office:value-type="percentage" office:value="0.0751973207054422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61]*[.G61]*[.H61]+[.J61]" office:value-type="float" office:value="0.337673286454088" calcext:value-type="float">
            <text:p>0,34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61])" office:value-type="float" office:value="0.666666666666667" calcext:value-type="float">
            <text:p>0,666666666666667</text:p>
          </table:table-cell>
          <table:table-cell table:formula="of:=RADIANS([.D61])" office:value-type="float" office:value="1.22173047639603" calcext:value-type="float">
            <text:p>1,22173047639603</text:p>
          </table:table-cell>
          <table:table-cell table:formula="of:=(SIN([.F61])*(1+COS([.F61]))/4)^[.C61]" office:value-type="float" office:value="0.315271606407295" calcext:value-type="float">
            <text:p>0,315271606407295</text:p>
          </table:table-cell>
          <table:table-cell table:formula="of:=(([.B61]^(3*[.C61]))*-1)+1" office:value-type="float" office:value="0.999962962962963" calcext:value-type="float">
            <text:p>0,999962962962963</text:p>
          </table:table-cell>
          <table:table-cell table:formula="of:=0.01*(1.2*[.D61]-33)" office:value-type="float" office:value="0.51" calcext:value-type="float">
            <text:p>0,51</text:p>
          </table:table-cell>
          <table:table-cell table:formula="of:=[.I61]/(4^[.C61])" office:value-type="float" office:value="0.1275" calcext:value-type="float">
            <text:p>0,1275</text:p>
          </table:table-cell>
          <table:table-cell table:formula="of:=([.$Q$24]-([.$Q$25]*[.C61]))+(([.$Q$27]*[.D61])-[.$Q$28])*[.$Q$29]" office:value-type="float" office:value="0.28" calcext:value-type="float">
            <text:p>0,28</text:p>
          </table:table-cell>
          <table:table-cell table:style-name="ce20" table:formula="of:=ABS(([.K61]-[.A61])/[.A61])" office:value-type="percentage" office:value="0.17079611792723" calcext:value-type="percentage">
            <text:p>17%</text:p>
          </table:table-cell>
          <table:table-cell table:style-name="ce16" table:formula="of:=(([.C61]^[.$R$24])*[.$R$25])+[.$R$26]*[.D61]" office:value-type="float" office:value="0.51" calcext:value-type="float">
            <text:p>5,10E-01</text:p>
          </table:table-cell>
          <table:table-cell table:style-name="ce20" table:formula="of:=ABS(([.M61]-[.A61])/[.A61])" office:value-type="percentage" office:value="0.510335642346832" calcext:value-type="percentage">
            <text:p>51%</text:p>
          </table:table-cell>
          <table:table-cell table:formula="of:=(([.C61]^[.$U$24])*[.$U$25])+(([.D61]^[.$U$28])*[.$U$29])+[.$U$32]" office:value-type="float" office:value="0.363006823874038" calcext:value-type="float">
            <text:p><text:s/>0,36 </text:p>
          </table:table-cell>
          <table:table-cell table:formula="of:=ABS(([.O61]-[.A61])/[.A61])" office:value-type="percentage" office:value="0.0750238127687814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62]*[.G62]*[.H62]+[.J62]" office:value-type="float" office:value="0.352833333333333" calcext:value-type="float">
            <text:p>0,35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2])" office:value-type="float" office:value="0.666666666666667" calcext:value-type="float">
            <text:p>0,666666666666667</text:p>
          </table:table-cell>
          <table:table-cell table:formula="of:=RADIANS([.D62])" office:value-type="float" office:value="1.5707963267949" calcext:value-type="float">
            <text:p>1,5707963267949</text:p>
          </table:table-cell>
          <table:table-cell table:formula="of:=(SIN([.F62])*(1+COS([.F62]))/4)^[.C62]" office:value-type="float" office:value="0.25" calcext:value-type="float">
            <text:p>0,25</text:p>
          </table:table-cell>
          <table:table-cell table:formula="of:=(([.B62]^(3*[.C62]))*-1)+1" office:value-type="float" office:value="0.992" calcext:value-type="float">
            <text:p>0,992</text:p>
          </table:table-cell>
          <table:table-cell table:formula="of:=0.01*(1.2*[.D62]-33)" office:value-type="float" office:value="0.75" calcext:value-type="float">
            <text:p>0,75</text:p>
          </table:table-cell>
          <table:table-cell table:formula="of:=[.I62]/(4^[.C62])" office:value-type="float" office:value="0.1875" calcext:value-type="float">
            <text:p>0,1875</text:p>
          </table:table-cell>
          <table:table-cell table:formula="of:=([.$Q$24]-([.$Q$25]*[.C62]))+(([.$Q$27]*[.D62])-[.$Q$28])*[.$Q$29]" office:value-type="float" office:value="0.36" calcext:value-type="float">
            <text:p>0,36</text:p>
          </table:table-cell>
          <table:table-cell table:style-name="ce20" table:formula="of:=ABS(([.K62]-[.A62])/[.A62])" office:value-type="percentage" office:value="0.0203117619272555" calcext:value-type="percentage">
            <text:p>2%</text:p>
          </table:table-cell>
          <table:table-cell table:style-name="ce16" table:formula="of:=(([.C62]^[.$R$24])*[.$R$25])+[.$R$26]*[.D62]" office:value-type="float" office:value="0.61" calcext:value-type="float">
            <text:p>6,10E-01</text:p>
          </table:table-cell>
          <table:table-cell table:style-name="ce20" table:formula="of:=ABS(([.M62]-[.A62])/[.A62])" office:value-type="percentage" office:value="0.728861596598961" calcext:value-type="percentage">
            <text:p>73%</text:p>
          </table:table-cell>
          <table:table-cell table:formula="of:=(([.C62]^[.$U$24])*[.$U$25])+(([.D62]^[.$U$28])*[.$U$29])+[.$U$32]" office:value-type="float" office:value="0.438301685891384" calcext:value-type="float">
            <text:p><text:s/>0,44 </text:p>
          </table:table-cell>
          <table:table-cell table:formula="of:=ABS(([.O62]-[.A62])/[.A62])" office:value-type="percentage" office:value="0.242234348298678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63]*[.G63]*[.H63]+[.J63]" office:value-type="float" office:value="0.353771604938272" calcext:value-type="float">
            <text:p>0,3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3])" office:value-type="float" office:value="0.666666666666667" calcext:value-type="float">
            <text:p>0,666666666666667</text:p>
          </table:table-cell>
          <table:table-cell table:formula="of:=RADIANS([.D63])" office:value-type="float" office:value="1.5707963267949" calcext:value-type="float">
            <text:p>1,5707963267949</text:p>
          </table:table-cell>
          <table:table-cell table:formula="of:=(SIN([.F63])*(1+COS([.F63]))/4)^[.C63]" office:value-type="float" office:value="0.25" calcext:value-type="float">
            <text:p>0,25</text:p>
          </table:table-cell>
          <table:table-cell table:formula="of:=(([.B63]^(3*[.C63]))*-1)+1" office:value-type="float" office:value="0.99762962962963" calcext:value-type="float">
            <text:p>0,99762962962963</text:p>
          </table:table-cell>
          <table:table-cell table:formula="of:=0.01*(1.2*[.D63]-33)" office:value-type="float" office:value="0.75" calcext:value-type="float">
            <text:p>0,75</text:p>
          </table:table-cell>
          <table:table-cell table:formula="of:=[.I63]/(4^[.C63])" office:value-type="float" office:value="0.1875" calcext:value-type="float">
            <text:p>0,1875</text:p>
          </table:table-cell>
          <table:table-cell table:formula="of:=([.$Q$24]-([.$Q$25]*[.C63]))+(([.$Q$27]*[.D63])-[.$Q$28])*[.$Q$29]" office:value-type="float" office:value="0.36" calcext:value-type="float">
            <text:p>0,36</text:p>
          </table:table-cell>
          <table:table-cell table:style-name="ce20" table:formula="of:=ABS(([.K63]-[.A63])/[.A63])" office:value-type="percentage" office:value="0.0176056952417512" calcext:value-type="percentage">
            <text:p>2%</text:p>
          </table:table-cell>
          <table:table-cell table:style-name="ce16" table:formula="of:=(([.C63]^[.$R$24])*[.$R$25])+[.$R$26]*[.D63]" office:value-type="float" office:value="0.61" calcext:value-type="float">
            <text:p>6,10E-01</text:p>
          </table:table-cell>
          <table:table-cell table:style-name="ce20" table:formula="of:=ABS(([.M63]-[.A63])/[.A63])" office:value-type="percentage" office:value="0.724276316937412" calcext:value-type="percentage">
            <text:p>72%</text:p>
          </table:table-cell>
          <table:table-cell table:formula="of:=(([.C63]^[.$U$24])*[.$U$25])+(([.D63]^[.$U$28])*[.$U$29])+[.$U$32]" office:value-type="float" office:value="0.438301685891384" calcext:value-type="float">
            <text:p><text:s/>0,44 </text:p>
          </table:table-cell>
          <table:table-cell table:formula="of:=ABS(([.O63]-[.A63])/[.A63])" office:value-type="percentage" office:value="0.238939699436481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64]*[.G64]*[.H64]+[.J64]" office:value-type="float" office:value="0.354117283950617" calcext:value-type="float">
            <text:p>0,3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4])" office:value-type="float" office:value="0.666666666666667" calcext:value-type="float">
            <text:p>0,666666666666667</text:p>
          </table:table-cell>
          <table:table-cell table:formula="of:=RADIANS([.D64])" office:value-type="float" office:value="1.5707963267949" calcext:value-type="float">
            <text:p>1,5707963267949</text:p>
          </table:table-cell>
          <table:table-cell table:formula="of:=(SIN([.F64])*(1+COS([.F64]))/4)^[.C64]" office:value-type="float" office:value="0.25" calcext:value-type="float">
            <text:p>0,25</text:p>
          </table:table-cell>
          <table:table-cell table:formula="of:=(([.B64]^(3*[.C64]))*-1)+1" office:value-type="float" office:value="0.999703703703704" calcext:value-type="float">
            <text:p>0,999703703703704</text:p>
          </table:table-cell>
          <table:table-cell table:formula="of:=0.01*(1.2*[.D64]-33)" office:value-type="float" office:value="0.75" calcext:value-type="float">
            <text:p>0,75</text:p>
          </table:table-cell>
          <table:table-cell table:formula="of:=[.I64]/(4^[.C64])" office:value-type="float" office:value="0.1875" calcext:value-type="float">
            <text:p>0,1875</text:p>
          </table:table-cell>
          <table:table-cell table:formula="of:=([.$Q$24]-([.$Q$25]*[.C64]))+(([.$Q$27]*[.D64])-[.$Q$28])*[.$Q$29]" office:value-type="float" office:value="0.36" calcext:value-type="float">
            <text:p>0,36</text:p>
          </table:table-cell>
          <table:table-cell table:style-name="ce20" table:formula="of:=ABS(([.K64]-[.A64])/[.A64])" office:value-type="percentage" office:value="0.0166123381037879" calcext:value-type="percentage">
            <text:p>2%</text:p>
          </table:table-cell>
          <table:table-cell table:style-name="ce16" table:formula="of:=(([.C64]^[.$R$24])*[.$R$25])+[.$R$26]*[.D64]" office:value-type="float" office:value="0.61" calcext:value-type="float">
            <text:p>6,10E-01</text:p>
          </table:table-cell>
          <table:table-cell table:style-name="ce20" table:formula="of:=ABS(([.M64]-[.A64])/[.A64])" office:value-type="percentage" office:value="0.722593128453641" calcext:value-type="percentage">
            <text:p>72%</text:p>
          </table:table-cell>
          <table:table-cell table:formula="of:=(([.C64]^[.$U$24])*[.$U$25])+(([.D64]^[.$U$28])*[.$U$29])+[.$U$32]" office:value-type="float" office:value="0.438301685891384" calcext:value-type="float">
            <text:p><text:s/>0,44 </text:p>
          </table:table-cell>
          <table:table-cell table:formula="of:=ABS(([.O64]-[.A64])/[.A64])" office:value-type="percentage" office:value="0.237730282469087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65]*[.G65]*[.H65]+[.J65]" office:value-type="float" office:value="0.35416049382716" calcext:value-type="float">
            <text:p>0,35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5])" office:value-type="float" office:value="0.666666666666667" calcext:value-type="float">
            <text:p>0,666666666666667</text:p>
          </table:table-cell>
          <table:table-cell table:formula="of:=RADIANS([.D65])" office:value-type="float" office:value="1.5707963267949" calcext:value-type="float">
            <text:p>1,5707963267949</text:p>
          </table:table-cell>
          <table:table-cell table:formula="of:=(SIN([.F65])*(1+COS([.F65]))/4)^[.C65]" office:value-type="float" office:value="0.25" calcext:value-type="float">
            <text:p>0,25</text:p>
          </table:table-cell>
          <table:table-cell table:formula="of:=(([.B65]^(3*[.C65]))*-1)+1" office:value-type="float" office:value="0.999962962962963" calcext:value-type="float">
            <text:p>0,999962962962963</text:p>
          </table:table-cell>
          <table:table-cell table:formula="of:=0.01*(1.2*[.D65]-33)" office:value-type="float" office:value="0.75" calcext:value-type="float">
            <text:p>0,75</text:p>
          </table:table-cell>
          <table:table-cell table:formula="of:=[.I65]/(4^[.C65])" office:value-type="float" office:value="0.1875" calcext:value-type="float">
            <text:p>0,1875</text:p>
          </table:table-cell>
          <table:table-cell table:formula="of:=([.$Q$24]-([.$Q$25]*[.C65]))+(([.$Q$27]*[.D65])-[.$Q$28])*[.$Q$29]" office:value-type="float" office:value="0.36" calcext:value-type="float">
            <text:p>0,36</text:p>
          </table:table-cell>
          <table:table-cell table:style-name="ce20" table:formula="of:=ABS(([.K65]-[.A65])/[.A65])" office:value-type="percentage" office:value="0.0164883048070555" calcext:value-type="percentage">
            <text:p>2%</text:p>
          </table:table-cell>
          <table:table-cell table:style-name="ce16" table:formula="of:=(([.C65]^[.$R$24])*[.$R$25])+[.$R$26]*[.D65]" office:value-type="float" office:value="0.61" calcext:value-type="float">
            <text:p>6,10E-01</text:p>
          </table:table-cell>
          <table:table-cell table:style-name="ce20" table:formula="of:=ABS(([.M65]-[.A65])/[.A65])" office:value-type="percentage" office:value="0.722382960923066" calcext:value-type="percentage">
            <text:p>72%</text:p>
          </table:table-cell>
          <table:table-cell table:formula="of:=(([.C65]^[.$U$24])*[.$U$25])+(([.D65]^[.$U$28])*[.$U$29])+[.$U$32]" office:value-type="float" office:value="0.438301685891384" calcext:value-type="float">
            <text:p><text:s/>0,44 </text:p>
          </table:table-cell>
          <table:table-cell table:formula="of:=ABS(([.O65]-[.A65])/[.A65])" office:value-type="percentage" office:value="0.237579271349464" calcext:value-type="percentage">
            <text:p>24%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20" table:formula="of:=SUM([.L2:.L65])" office:value-type="percentage" office:value="13.1308305015055" calcext:value-type="percentage">
            <text:p>1313%</text:p>
          </table:table-cell>
          <table:table-cell table:style-name="ce20"/>
          <table:table-cell table:style-name="ce20" table:formula="of:=SUM([.N2:.N65])" office:value-type="percentage" office:value="16.4401339077567" calcext:value-type="percentage">
            <text:p>1644%</text:p>
          </table:table-cell>
          <table:table-cell/>
          <table:table-cell table:formula="of:=SUM([.P2:.P65])" office:value-type="percentage" office:value="7.13570027754738" calcext:value-type="percentage">
            <text:p>714%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5" table:formula="of:=[.L67]/60" office:value-type="percentage" office:value="0.218847175025091" calcext:value-type="percentage">
            <text:p>21,88 %</text:p>
          </table:table-cell>
          <table:table-cell/>
          <table:table-cell table:style-name="ce5" table:formula="of:=[.N67]/60" office:value-type="percentage" office:value="0.274002231795945" calcext:value-type="percentage">
            <text:p>27,40 %</text:p>
          </table:table-cell>
          <table:table-cell/>
          <table:table-cell table:style-name="ce5" table:formula="of:=[.P67]/60" office:value-type="percentage" office:value="0.118928337959123" calcext:value-type="percentage">
            <text:p>11,89 %</text:p>
          </table:table-cell>
          <table:table-cell table:number-columns-repeated="16368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port-to-csv" table:style-name="ta4">
        <table:table-column table:style-name="co24" table:number-columns-repeated="16384" table:default-cell-style-name="ce1"/>
        <table:table-row table:style-name="ro1">
          <table:table-cell table:style-name="ce40" table:formula="of:=[NewPrefix.A1]" office:value-type="string" office:string-value="Result" calcext:value-type="string">
            <text:p>Result</text:p>
          </table:table-cell>
          <table:table-cell table:style-name="ce40" table:formula="of:=[NewPrefix.B1]" office:value-type="string" office:string-value="ratio_of_radii" calcext:value-type="string">
            <text:p>ratio_of_radii</text:p>
          </table:table-cell>
          <table:table-cell table:style-name="ce40" table:formula="of:=[NewPrefix.C1]" office:value-type="string" office:string-value="t" calcext:value-type="string">
            <text:p>t</text:p>
          </table:table-cell>
          <table:table-cell table:style-name="ce40" table:formula="of:=[NewPrefix.D1]" office:value-type="string" office:string-value="alpha_in_degrees" calcext:value-type="string">
            <text:p>alpha_in_degrees</text:p>
          </table:table-cell>
          <table:table-cell table:style-name="ce40" table:formula="of:=[NewPrefix.E1]" office:value-type="string" office:string-value="Part1" calcext:value-type="string">
            <text:p>Part1</text:p>
          </table:table-cell>
          <table:table-cell table:style-name="ce40" table:formula="of:=[NewPrefix.F1]" office:value-type="string" office:string-value="alpha_in_radians" calcext:value-type="string">
            <text:p>alpha_in_radians</text:p>
          </table:table-cell>
          <table:table-cell table:style-name="ce40" table:formula="of:=[NewPrefix.G1]" office:value-type="string" office:string-value="Part2" calcext:value-type="string">
            <text:p>Part2</text:p>
          </table:table-cell>
          <table:table-cell table:style-name="ce40" table:formula="of:=[NewPrefix.H1]" office:value-type="string" office:string-value="Part3" calcext:value-type="string">
            <text:p>Part3</text:p>
          </table:table-cell>
          <table:table-cell table:style-name="ce40" table:formula="of:=[NewPrefix.I1]" office:value-type="string" office:string-value="Integral" calcext:value-type="string">
            <text:p>Integral</text:p>
          </table:table-cell>
          <table:table-cell table:style-name="ce40" table:formula="of:=[NewPrefix.J1]" office:value-type="string" office:string-value="Part4" calcext:value-type="string">
            <text:p>Part4</text:p>
          </table:table-cell>
          <table:table-cell table:style-name="ce40" table:formula="of:=[NewPrefix.M1]" office:value-type="string" office:string-value="advanced_formula" calcext:value-type="string">
            <text:p>advanced_formula</text:p>
          </table:table-cell>
          <table:table-cell table:style-name="ce40" table:formula="of:=[NewPrefix.N1]" office:value-type="string" office:string-value="weighted_error" calcext:value-type="string">
            <text:p>weighted_error</text:p>
          </table:table-cell>
          <table:table-cell table:style-name="ce40" table:formula="of:=[NewPrefix.K1]" office:value-type="string" office:string-value="linear_formula" calcext:value-type="string">
            <text:p>linear_formula</text:p>
          </table:table-cell>
          <table:table-cell table:style-name="ce40" table:formula="of:=[NewPrefix.L1]" office:value-type="string" office:string-value="weighted_error" calcext:value-type="string">
            <text:p>weighted_error</text:p>
          </table:table-cell>
          <table:table-cell table:number-columns-repeated="16370"/>
        </table:table-row>
        <table:table-row table:style-name="ro1">
          <table:table-cell table:style-name="ce40" table:formula="of:=[NewPrefix.A2]" office:value-type="float" office:value="1.32018709701254" calcext:value-type="float">
            <text:p>1,32</text:p>
          </table:table-cell>
          <table:table-cell table:style-name="ce40" table:formula="of:=[NewPrefix.B2]" office:value-type="float" office:value="0.2" calcext:value-type="float">
            <text:p>0,20</text:p>
          </table:table-cell>
          <table:table-cell table:style-name="ce40" table:formula="of:=[NewPrefix.C2]" office:value-type="float" office:value="0.25" calcext:value-type="float">
            <text:p>0,25</text:p>
          </table:table-cell>
          <table:table-cell table:style-name="ce40" table:formula="of:=[NewPrefix.D2]" office:value-type="float" office:value="30" calcext:value-type="float">
            <text:p>30,00</text:p>
          </table:table-cell>
          <table:table-cell table:style-name="ce40" table:formula="of:=[NewPrefix.E2]" office:value-type="float" office:value="2.66666666666667" calcext:value-type="float">
            <text:p>2,67</text:p>
          </table:table-cell>
          <table:table-cell table:style-name="ce40" table:formula="of:=[NewPrefix.F2]" office:value-type="float" office:value="0.523598775598299" calcext:value-type="float">
            <text:p>0,52</text:p>
          </table:table-cell>
          <table:table-cell table:style-name="ce40" table:formula="of:=[NewPrefix.G2]" office:value-type="float" office:value="0.694955331762074" calcext:value-type="float">
            <text:p>0,69</text:p>
          </table:table-cell>
          <table:table-cell table:style-name="ce40" table:formula="of:=[NewPrefix.H2]" office:value-type="float" office:value="0.700930243755756" calcext:value-type="float">
            <text:p>0,70</text:p>
          </table:table-cell>
          <table:table-cell table:style-name="ce40" table:formula="of:=[NewPrefix.I2]" office:value-type="float" office:value="0.03" calcext:value-type="float">
            <text:p>0,03</text:p>
          </table:table-cell>
          <table:table-cell table:style-name="ce40" table:formula="of:=[NewPrefix.J2]" office:value-type="float" office:value="0.0212132034355964" calcext:value-type="float">
            <text:p>0,02</text:p>
          </table:table-cell>
          <table:table-cell table:style-name="ce40" table:formula="of:=[NewPrefix.M2]" office:value-type="float" office:value="1.76269894386544" calcext:value-type="float">
            <text:p>1,76</text:p>
          </table:table-cell>
          <table:table-cell table:style-name="ce40" table:formula="of:=[NewPrefix.N2]" office:value-type="float" office:value="0.335188737910153" calcext:value-type="float">
            <text:p>0,34</text:p>
          </table:table-cell>
          <table:table-cell table:style-name="ce40" table:formula="of:=[NewPrefix.K2]" office:value-type="float" office:value="1.1175" calcext:value-type="float">
            <text:p>1,12</text:p>
          </table:table-cell>
          <table:table-cell table:style-name="ce40" table:formula="of:=[NewPrefix.L2]" office:value-type="float" office:value="0.153529069835025" calcext:value-type="float">
            <text:p>0,15</text:p>
          </table:table-cell>
          <table:table-cell table:number-columns-repeated="16370"/>
        </table:table-row>
        <table:table-row table:style-name="ro1">
          <table:table-cell table:style-name="ce40" table:formula="of:=[NewPrefix.A3]" office:value-type="float" office:value="1.46551559063881" calcext:value-type="float">
            <text:p>1,47</text:p>
          </table:table-cell>
          <table:table-cell table:style-name="ce40" table:formula="of:=[NewPrefix.B3]" office:value-type="float" office:value="0.133333333333333" calcext:value-type="float">
            <text:p>0,13</text:p>
          </table:table-cell>
          <table:table-cell table:style-name="ce40" table:formula="of:=[NewPrefix.C3]" office:value-type="float" office:value="0.25" calcext:value-type="float">
            <text:p>0,25</text:p>
          </table:table-cell>
          <table:table-cell table:style-name="ce40" table:formula="of:=[NewPrefix.D3]" office:value-type="float" office:value="30" calcext:value-type="float">
            <text:p>30,00</text:p>
          </table:table-cell>
          <table:table-cell table:style-name="ce40" table:formula="of:=[NewPrefix.E3]" office:value-type="float" office:value="2.66666666666667" calcext:value-type="float">
            <text:p>2,67</text:p>
          </table:table-cell>
          <table:table-cell table:style-name="ce40" table:formula="of:=[NewPrefix.F3]" office:value-type="float" office:value="0.523598775598299" calcext:value-type="float">
            <text:p>0,52</text:p>
          </table:table-cell>
          <table:table-cell table:style-name="ce40" table:formula="of:=[NewPrefix.G3]" office:value-type="float" office:value="0.694955331762074" calcext:value-type="float">
            <text:p>0,69</text:p>
          </table:table-cell>
          <table:table-cell table:style-name="ce40" table:formula="of:=[NewPrefix.H3]" office:value-type="float" office:value="0.779349938690209" calcext:value-type="float">
            <text:p>0,78</text:p>
          </table:table-cell>
          <table:table-cell table:style-name="ce40" table:formula="of:=[NewPrefix.I3]" office:value-type="float" office:value="0.03" calcext:value-type="float">
            <text:p>0,03</text:p>
          </table:table-cell>
          <table:table-cell table:style-name="ce40" table:formula="of:=[NewPrefix.J3]" office:value-type="float" office:value="0.0212132034355964" calcext:value-type="float">
            <text:p>0,02</text:p>
          </table:table-cell>
          <table:table-cell table:style-name="ce40" table:formula="of:=[NewPrefix.M3]" office:value-type="float" office:value="1.76269894386544" calcext:value-type="float">
            <text:p>1,76</text:p>
          </table:table-cell>
          <table:table-cell table:style-name="ce40" table:formula="of:=[NewPrefix.N3]" office:value-type="float" office:value="0.202784163556448" calcext:value-type="float">
            <text:p>0,20</text:p>
          </table:table-cell>
          <table:table-cell table:style-name="ce40" table:formula="of:=[NewPrefix.K3]" office:value-type="float" office:value="1.1175" calcext:value-type="float">
            <text:p>1,12</text:p>
          </table:table-cell>
          <table:table-cell table:style-name="ce40" table:formula="of:=[NewPrefix.L3]" office:value-type="float" office:value="0.237469729330626" calcext:value-type="float">
            <text:p>0,24</text:p>
          </table:table-cell>
          <table:table-cell table:number-columns-repeated="16370"/>
        </table:table-row>
        <table:table-row table:style-name="ro1">
          <table:table-cell table:style-name="ce40" table:formula="of:=[NewPrefix.A4]" office:value-type="float" office:value="1.63128699215249" calcext:value-type="float">
            <text:p>1,63</text:p>
          </table:table-cell>
          <table:table-cell table:style-name="ce40" table:formula="of:=[NewPrefix.B4]" office:value-type="float" office:value="0.0666666666666667" calcext:value-type="float">
            <text:p>0,07</text:p>
          </table:table-cell>
          <table:table-cell table:style-name="ce40" table:formula="of:=[NewPrefix.C4]" office:value-type="float" office:value="0.25" calcext:value-type="float">
            <text:p>0,25</text:p>
          </table:table-cell>
          <table:table-cell table:style-name="ce40" table:formula="of:=[NewPrefix.D4]" office:value-type="float" office:value="30" calcext:value-type="float">
            <text:p>30,00</text:p>
          </table:table-cell>
          <table:table-cell table:style-name="ce40" table:formula="of:=[NewPrefix.E4]" office:value-type="float" office:value="2.66666666666667" calcext:value-type="float">
            <text:p>2,67</text:p>
          </table:table-cell>
          <table:table-cell table:style-name="ce40" table:formula="of:=[NewPrefix.F4]" office:value-type="float" office:value="0.523598775598299" calcext:value-type="float">
            <text:p>0,52</text:p>
          </table:table-cell>
          <table:table-cell table:style-name="ce40" table:formula="of:=[NewPrefix.G4]" office:value-type="float" office:value="0.694955331762074" calcext:value-type="float">
            <text:p>0,69</text:p>
          </table:table-cell>
          <table:table-cell table:style-name="ce40" table:formula="of:=[NewPrefix.H4]" office:value-type="float" office:value="0.868800688582305" calcext:value-type="float">
            <text:p>0,87</text:p>
          </table:table-cell>
          <table:table-cell table:style-name="ce40" table:formula="of:=[NewPrefix.I4]" office:value-type="float" office:value="0.03" calcext:value-type="float">
            <text:p>0,03</text:p>
          </table:table-cell>
          <table:table-cell table:style-name="ce40" table:formula="of:=[NewPrefix.J4]" office:value-type="float" office:value="0.0212132034355964" calcext:value-type="float">
            <text:p>0,02</text:p>
          </table:table-cell>
          <table:table-cell table:style-name="ce40" table:formula="of:=[NewPrefix.M4]" office:value-type="float" office:value="1.76269894386544" calcext:value-type="float">
            <text:p>1,76</text:p>
          </table:table-cell>
          <table:table-cell table:style-name="ce40" table:formula="of:=[NewPrefix.N4]" office:value-type="float" office:value="0.0805572240477154" calcext:value-type="float">
            <text:p>0,08</text:p>
          </table:table-cell>
          <table:table-cell table:style-name="ce40" table:formula="of:=[NewPrefix.K4]" office:value-type="float" office:value="1.1175" calcext:value-type="float">
            <text:p>1,12</text:p>
          </table:table-cell>
          <table:table-cell table:style-name="ce40" table:formula="of:=[NewPrefix.L4]" office:value-type="float" office:value="0.314958063556029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5]" office:value-type="float" office:value="1.7298552572245" calcext:value-type="float">
            <text:p>1,73</text:p>
          </table:table-cell>
          <table:table-cell table:style-name="ce40" table:formula="of:=[NewPrefix.B5]" office:value-type="float" office:value="0.0333333333333333" calcext:value-type="float">
            <text:p>0,03</text:p>
          </table:table-cell>
          <table:table-cell table:style-name="ce40" table:formula="of:=[NewPrefix.C5]" office:value-type="float" office:value="0.25" calcext:value-type="float">
            <text:p>0,25</text:p>
          </table:table-cell>
          <table:table-cell table:style-name="ce40" table:formula="of:=[NewPrefix.D5]" office:value-type="float" office:value="30" calcext:value-type="float">
            <text:p>30,00</text:p>
          </table:table-cell>
          <table:table-cell table:style-name="ce40" table:formula="of:=[NewPrefix.E5]" office:value-type="float" office:value="2.66666666666667" calcext:value-type="float">
            <text:p>2,67</text:p>
          </table:table-cell>
          <table:table-cell table:style-name="ce40" table:formula="of:=[NewPrefix.F5]" office:value-type="float" office:value="0.523598775598299" calcext:value-type="float">
            <text:p>0,52</text:p>
          </table:table-cell>
          <table:table-cell table:style-name="ce40" table:formula="of:=[NewPrefix.G5]" office:value-type="float" office:value="0.694955331762074" calcext:value-type="float">
            <text:p>0,69</text:p>
          </table:table-cell>
          <table:table-cell table:style-name="ce40" table:formula="of:=[NewPrefix.H5]" office:value-type="float" office:value="0.92198842268931" calcext:value-type="float">
            <text:p>0,92</text:p>
          </table:table-cell>
          <table:table-cell table:style-name="ce40" table:formula="of:=[NewPrefix.I5]" office:value-type="float" office:value="0.03" calcext:value-type="float">
            <text:p>0,03</text:p>
          </table:table-cell>
          <table:table-cell table:style-name="ce40" table:formula="of:=[NewPrefix.J5]" office:value-type="float" office:value="0.0212132034355964" calcext:value-type="float">
            <text:p>0,02</text:p>
          </table:table-cell>
          <table:table-cell table:style-name="ce40" table:formula="of:=[NewPrefix.M5]" office:value-type="float" office:value="1.76269894386544" calcext:value-type="float">
            <text:p>1,76</text:p>
          </table:table-cell>
          <table:table-cell table:style-name="ce40" table:formula="of:=[NewPrefix.N5]" office:value-type="float" office:value="0.0189863784867358" calcext:value-type="float">
            <text:p>0,02</text:p>
          </table:table-cell>
          <table:table-cell table:style-name="ce40" table:formula="of:=[NewPrefix.K5]" office:value-type="float" office:value="1.1175" calcext:value-type="float">
            <text:p>1,12</text:p>
          </table:table-cell>
          <table:table-cell table:style-name="ce40" table:formula="of:=[NewPrefix.L5]" office:value-type="float" office:value="0.353992193663074" calcext:value-type="float">
            <text:p>0,35</text:p>
          </table:table-cell>
          <table:table-cell table:number-columns-repeated="16370"/>
        </table:table-row>
        <table:table-row table:style-name="ro1">
          <table:table-cell table:style-name="ce40" table:formula="of:=[NewPrefix.A6]" office:value-type="float" office:value="1.59078777887389" calcext:value-type="float">
            <text:p>1,59</text:p>
          </table:table-cell>
          <table:table-cell table:style-name="ce40" table:formula="of:=[NewPrefix.B6]" office:value-type="float" office:value="0.2" calcext:value-type="float">
            <text:p>0,20</text:p>
          </table:table-cell>
          <table:table-cell table:style-name="ce40" table:formula="of:=[NewPrefix.C6]" office:value-type="float" office:value="0.25" calcext:value-type="float">
            <text:p>0,25</text:p>
          </table:table-cell>
          <table:table-cell table:style-name="ce40" table:formula="of:=[NewPrefix.D6]" office:value-type="float" office:value="50" calcext:value-type="float">
            <text:p>50,00</text:p>
          </table:table-cell>
          <table:table-cell table:style-name="ce40" table:formula="of:=[NewPrefix.E6]" office:value-type="float" office:value="2.66666666666667" calcext:value-type="float">
            <text:p>2,67</text:p>
          </table:table-cell>
          <table:table-cell table:style-name="ce40" table:formula="of:=[NewPrefix.F6]" office:value-type="float" office:value="0.872664625997165" calcext:value-type="float">
            <text:p>0,87</text:p>
          </table:table-cell>
          <table:table-cell table:style-name="ce40" table:formula="of:=[NewPrefix.G6]" office:value-type="float" office:value="0.74893451974587" calcext:value-type="float">
            <text:p>0,75</text:p>
          </table:table-cell>
          <table:table-cell table:style-name="ce40" table:formula="of:=[NewPrefix.H6]" office:value-type="float" office:value="0.700930243755756" calcext:value-type="float">
            <text:p>0,70</text:p>
          </table:table-cell>
          <table:table-cell table:style-name="ce40" table:formula="of:=[NewPrefix.I6]" office:value-type="float" office:value="0.27" calcext:value-type="float">
            <text:p>0,27</text:p>
          </table:table-cell>
          <table:table-cell table:style-name="ce40" table:formula="of:=[NewPrefix.J6]" office:value-type="float" office:value="0.190918830920368" calcext:value-type="float">
            <text:p>0,19</text:p>
          </table:table-cell>
          <table:table-cell table:style-name="ce40" table:formula="of:=[NewPrefix.M6]" office:value-type="float" office:value="1.86269894386544" calcext:value-type="float">
            <text:p>1,86</text:p>
          </table:table-cell>
          <table:table-cell table:style-name="ce40" table:formula="of:=[NewPrefix.N6]" office:value-type="float" office:value="0.170928623291303" calcext:value-type="float">
            <text:p>0,17</text:p>
          </table:table-cell>
          <table:table-cell table:style-name="ce40" table:formula="of:=[NewPrefix.K6]" office:value-type="float" office:value="1.1975" calcext:value-type="float">
            <text:p>1,20</text:p>
          </table:table-cell>
          <table:table-cell table:style-name="ce40" table:formula="of:=[NewPrefix.L6]" office:value-type="float" office:value="0.24722831297604" calcext:value-type="float">
            <text:p>0,25</text:p>
          </table:table-cell>
          <table:table-cell table:number-columns-repeated="16370"/>
        </table:table-row>
        <table:table-row table:style-name="ro1">
          <table:table-cell table:style-name="ce40" table:formula="of:=[NewPrefix.A7]" office:value-type="float" office:value="1.74740435637883" calcext:value-type="float">
            <text:p>1,75</text:p>
          </table:table-cell>
          <table:table-cell table:style-name="ce40" table:formula="of:=[NewPrefix.B7]" office:value-type="float" office:value="0.133333333333333" calcext:value-type="float">
            <text:p>0,13</text:p>
          </table:table-cell>
          <table:table-cell table:style-name="ce40" table:formula="of:=[NewPrefix.C7]" office:value-type="float" office:value="0.25" calcext:value-type="float">
            <text:p>0,25</text:p>
          </table:table-cell>
          <table:table-cell table:style-name="ce40" table:formula="of:=[NewPrefix.D7]" office:value-type="float" office:value="50" calcext:value-type="float">
            <text:p>50,00</text:p>
          </table:table-cell>
          <table:table-cell table:style-name="ce40" table:formula="of:=[NewPrefix.E7]" office:value-type="float" office:value="2.66666666666667" calcext:value-type="float">
            <text:p>2,67</text:p>
          </table:table-cell>
          <table:table-cell table:style-name="ce40" table:formula="of:=[NewPrefix.F7]" office:value-type="float" office:value="0.872664625997165" calcext:value-type="float">
            <text:p>0,87</text:p>
          </table:table-cell>
          <table:table-cell table:style-name="ce40" table:formula="of:=[NewPrefix.G7]" office:value-type="float" office:value="0.74893451974587" calcext:value-type="float">
            <text:p>0,75</text:p>
          </table:table-cell>
          <table:table-cell table:style-name="ce40" table:formula="of:=[NewPrefix.H7]" office:value-type="float" office:value="0.779349938690209" calcext:value-type="float">
            <text:p>0,78</text:p>
          </table:table-cell>
          <table:table-cell table:style-name="ce40" table:formula="of:=[NewPrefix.I7]" office:value-type="float" office:value="0.27" calcext:value-type="float">
            <text:p>0,27</text:p>
          </table:table-cell>
          <table:table-cell table:style-name="ce40" table:formula="of:=[NewPrefix.J7]" office:value-type="float" office:value="0.190918830920368" calcext:value-type="float">
            <text:p>0,19</text:p>
          </table:table-cell>
          <table:table-cell table:style-name="ce40" table:formula="of:=[NewPrefix.M7]" office:value-type="float" office:value="1.86269894386544" calcext:value-type="float">
            <text:p>1,86</text:p>
          </table:table-cell>
          <table:table-cell table:style-name="ce40" table:formula="of:=[NewPrefix.N7]" office:value-type="float" office:value="0.0659804853214008" calcext:value-type="float">
            <text:p>0,07</text:p>
          </table:table-cell>
          <table:table-cell table:style-name="ce40" table:formula="of:=[NewPrefix.K7]" office:value-type="float" office:value="1.1975" calcext:value-type="float">
            <text:p>1,20</text:p>
          </table:table-cell>
          <table:table-cell table:style-name="ce40" table:formula="of:=[NewPrefix.L7]" office:value-type="float" office:value="0.314697828451341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8]" office:value-type="float" office:value="1.92605170147575" calcext:value-type="float">
            <text:p>1,93</text:p>
          </table:table-cell>
          <table:table-cell table:style-name="ce40" table:formula="of:=[NewPrefix.B8]" office:value-type="float" office:value="0.0666666666666667" calcext:value-type="float">
            <text:p>0,07</text:p>
          </table:table-cell>
          <table:table-cell table:style-name="ce40" table:formula="of:=[NewPrefix.C8]" office:value-type="float" office:value="0.25" calcext:value-type="float">
            <text:p>0,25</text:p>
          </table:table-cell>
          <table:table-cell table:style-name="ce40" table:formula="of:=[NewPrefix.D8]" office:value-type="float" office:value="50" calcext:value-type="float">
            <text:p>50,00</text:p>
          </table:table-cell>
          <table:table-cell table:style-name="ce40" table:formula="of:=[NewPrefix.E8]" office:value-type="float" office:value="2.66666666666667" calcext:value-type="float">
            <text:p>2,67</text:p>
          </table:table-cell>
          <table:table-cell table:style-name="ce40" table:formula="of:=[NewPrefix.F8]" office:value-type="float" office:value="0.872664625997165" calcext:value-type="float">
            <text:p>0,87</text:p>
          </table:table-cell>
          <table:table-cell table:style-name="ce40" table:formula="of:=[NewPrefix.G8]" office:value-type="float" office:value="0.74893451974587" calcext:value-type="float">
            <text:p>0,75</text:p>
          </table:table-cell>
          <table:table-cell table:style-name="ce40" table:formula="of:=[NewPrefix.H8]" office:value-type="float" office:value="0.868800688582305" calcext:value-type="float">
            <text:p>0,87</text:p>
          </table:table-cell>
          <table:table-cell table:style-name="ce40" table:formula="of:=[NewPrefix.I8]" office:value-type="float" office:value="0.27" calcext:value-type="float">
            <text:p>0,27</text:p>
          </table:table-cell>
          <table:table-cell table:style-name="ce40" table:formula="of:=[NewPrefix.J8]" office:value-type="float" office:value="0.190918830920368" calcext:value-type="float">
            <text:p>0,19</text:p>
          </table:table-cell>
          <table:table-cell table:style-name="ce40" table:formula="of:=[NewPrefix.M8]" office:value-type="float" office:value="1.86269894386544" calcext:value-type="float">
            <text:p>1,86</text:p>
          </table:table-cell>
          <table:table-cell table:style-name="ce40" table:formula="of:=[NewPrefix.N8]" office:value-type="float" office:value="0.0328925529682163" calcext:value-type="float">
            <text:p>0,03</text:p>
          </table:table-cell>
          <table:table-cell table:style-name="ce40" table:formula="of:=[NewPrefix.K8]" office:value-type="float" office:value="1.1975" calcext:value-type="float">
            <text:p>1,20</text:p>
          </table:table-cell>
          <table:table-cell table:style-name="ce40" table:formula="of:=[NewPrefix.L8]" office:value-type="float" office:value="0.378261757416757" calcext:value-type="float">
            <text:p>0,38</text:p>
          </table:table-cell>
          <table:table-cell table:number-columns-repeated="16370"/>
        </table:table-row>
        <table:table-row table:style-name="ro1">
          <table:table-cell table:style-name="ce40" table:formula="of:=[NewPrefix.A9]" office:value-type="float" office:value="2.03227604840855" calcext:value-type="float">
            <text:p>2,03</text:p>
          </table:table-cell>
          <table:table-cell table:style-name="ce40" table:formula="of:=[NewPrefix.B9]" office:value-type="float" office:value="0.0333333333333333" calcext:value-type="float">
            <text:p>0,03</text:p>
          </table:table-cell>
          <table:table-cell table:style-name="ce40" table:formula="of:=[NewPrefix.C9]" office:value-type="float" office:value="0.25" calcext:value-type="float">
            <text:p>0,25</text:p>
          </table:table-cell>
          <table:table-cell table:style-name="ce40" table:formula="of:=[NewPrefix.D9]" office:value-type="float" office:value="50" calcext:value-type="float">
            <text:p>50,00</text:p>
          </table:table-cell>
          <table:table-cell table:style-name="ce40" table:formula="of:=[NewPrefix.E9]" office:value-type="float" office:value="2.66666666666667" calcext:value-type="float">
            <text:p>2,67</text:p>
          </table:table-cell>
          <table:table-cell table:style-name="ce40" table:formula="of:=[NewPrefix.F9]" office:value-type="float" office:value="0.872664625997165" calcext:value-type="float">
            <text:p>0,87</text:p>
          </table:table-cell>
          <table:table-cell table:style-name="ce40" table:formula="of:=[NewPrefix.G9]" office:value-type="float" office:value="0.74893451974587" calcext:value-type="float">
            <text:p>0,75</text:p>
          </table:table-cell>
          <table:table-cell table:style-name="ce40" table:formula="of:=[NewPrefix.H9]" office:value-type="float" office:value="0.92198842268931" calcext:value-type="float">
            <text:p>0,92</text:p>
          </table:table-cell>
          <table:table-cell table:style-name="ce40" table:formula="of:=[NewPrefix.I9]" office:value-type="float" office:value="0.27" calcext:value-type="float">
            <text:p>0,27</text:p>
          </table:table-cell>
          <table:table-cell table:style-name="ce40" table:formula="of:=[NewPrefix.J9]" office:value-type="float" office:value="0.190918830920368" calcext:value-type="float">
            <text:p>0,19</text:p>
          </table:table-cell>
          <table:table-cell table:style-name="ce40" table:formula="of:=[NewPrefix.M9]" office:value-type="float" office:value="1.86269894386544" calcext:value-type="float">
            <text:p>1,86</text:p>
          </table:table-cell>
          <table:table-cell table:style-name="ce40" table:formula="of:=[NewPrefix.N9]" office:value-type="float" office:value="0.0834419638394644" calcext:value-type="float">
            <text:p>0,08</text:p>
          </table:table-cell>
          <table:table-cell table:style-name="ce40" table:formula="of:=[NewPrefix.K9]" office:value-type="float" office:value="1.1975" calcext:value-type="float">
            <text:p>1,20</text:p>
          </table:table-cell>
          <table:table-cell table:style-name="ce40" table:formula="of:=[NewPrefix.L9]" office:value-type="float" office:value="0.410759182573772" calcext:value-type="float">
            <text:p>0,41</text:p>
          </table:table-cell>
          <table:table-cell table:number-columns-repeated="16370"/>
        </table:table-row>
        <table:table-row table:style-name="ro1">
          <table:table-cell table:style-name="ce40" table:formula="of:=[NewPrefix.A10]" office:value-type="float" office:value="1.76122647243408" calcext:value-type="float">
            <text:p>1,76</text:p>
          </table:table-cell>
          <table:table-cell table:style-name="ce40" table:formula="of:=[NewPrefix.B10]" office:value-type="float" office:value="0.2" calcext:value-type="float">
            <text:p>0,20</text:p>
          </table:table-cell>
          <table:table-cell table:style-name="ce40" table:formula="of:=[NewPrefix.C10]" office:value-type="float" office:value="0.25" calcext:value-type="float">
            <text:p>0,25</text:p>
          </table:table-cell>
          <table:table-cell table:style-name="ce40" table:formula="of:=[NewPrefix.D10]" office:value-type="float" office:value="70" calcext:value-type="float">
            <text:p>70,00</text:p>
          </table:table-cell>
          <table:table-cell table:style-name="ce40" table:formula="of:=[NewPrefix.E10]" office:value-type="float" office:value="2.66666666666667" calcext:value-type="float">
            <text:p>2,67</text:p>
          </table:table-cell>
          <table:table-cell table:style-name="ce40" table:formula="of:=[NewPrefix.F10]" office:value-type="float" office:value="1.22173047639603" calcext:value-type="float">
            <text:p>1,22</text:p>
          </table:table-cell>
          <table:table-cell table:style-name="ce40" table:formula="of:=[NewPrefix.G10]" office:value-type="float" office:value="0.749326712522152" calcext:value-type="float">
            <text:p>0,75</text:p>
          </table:table-cell>
          <table:table-cell table:style-name="ce40" table:formula="of:=[NewPrefix.H10]" office:value-type="float" office:value="0.700930243755756" calcext:value-type="float">
            <text:p>0,70</text:p>
          </table:table-cell>
          <table:table-cell table:style-name="ce40" table:formula="of:=[NewPrefix.I10]" office:value-type="float" office:value="0.51" calcext:value-type="float">
            <text:p>0,51</text:p>
          </table:table-cell>
          <table:table-cell table:style-name="ce40" table:formula="of:=[NewPrefix.J10]" office:value-type="float" office:value="0.360624458405139" calcext:value-type="float">
            <text:p>0,36</text:p>
          </table:table-cell>
          <table:table-cell table:style-name="ce40" table:formula="of:=[NewPrefix.M10]" office:value-type="float" office:value="1.96269894386544" calcext:value-type="float">
            <text:p>1,96</text:p>
          </table:table-cell>
          <table:table-cell table:style-name="ce40" table:formula="of:=[NewPrefix.N10]" office:value-type="float" office:value="0.114393279106758" calcext:value-type="float">
            <text:p>0,11</text:p>
          </table:table-cell>
          <table:table-cell table:style-name="ce40" table:formula="of:=[NewPrefix.K10]" office:value-type="float" office:value="1.2775" calcext:value-type="float">
            <text:p>1,28</text:p>
          </table:table-cell>
          <table:table-cell table:style-name="ce40" table:formula="of:=[NewPrefix.L10]" office:value-type="float" office:value="0.274653191968861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11]" office:value-type="float" office:value="1.91792506497334" calcext:value-type="float">
            <text:p>1,92</text:p>
          </table:table-cell>
          <table:table-cell table:style-name="ce40" table:formula="of:=[NewPrefix.B11]" office:value-type="float" office:value="0.133333333333333" calcext:value-type="float">
            <text:p>0,13</text:p>
          </table:table-cell>
          <table:table-cell table:style-name="ce40" table:formula="of:=[NewPrefix.C11]" office:value-type="float" office:value="0.25" calcext:value-type="float">
            <text:p>0,25</text:p>
          </table:table-cell>
          <table:table-cell table:style-name="ce40" table:formula="of:=[NewPrefix.D11]" office:value-type="float" office:value="70" calcext:value-type="float">
            <text:p>70,00</text:p>
          </table:table-cell>
          <table:table-cell table:style-name="ce40" table:formula="of:=[NewPrefix.E11]" office:value-type="float" office:value="2.66666666666667" calcext:value-type="float">
            <text:p>2,67</text:p>
          </table:table-cell>
          <table:table-cell table:style-name="ce40" table:formula="of:=[NewPrefix.F11]" office:value-type="float" office:value="1.22173047639603" calcext:value-type="float">
            <text:p>1,22</text:p>
          </table:table-cell>
          <table:table-cell table:style-name="ce40" table:formula="of:=[NewPrefix.G11]" office:value-type="float" office:value="0.749326712522152" calcext:value-type="float">
            <text:p>0,75</text:p>
          </table:table-cell>
          <table:table-cell table:style-name="ce40" table:formula="of:=[NewPrefix.H11]" office:value-type="float" office:value="0.779349938690209" calcext:value-type="float">
            <text:p>0,78</text:p>
          </table:table-cell>
          <table:table-cell table:style-name="ce40" table:formula="of:=[NewPrefix.I11]" office:value-type="float" office:value="0.51" calcext:value-type="float">
            <text:p>0,51</text:p>
          </table:table-cell>
          <table:table-cell table:style-name="ce40" table:formula="of:=[NewPrefix.J11]" office:value-type="float" office:value="0.360624458405139" calcext:value-type="float">
            <text:p>0,36</text:p>
          </table:table-cell>
          <table:table-cell table:style-name="ce40" table:formula="of:=[NewPrefix.M11]" office:value-type="float" office:value="1.96269894386544" calcext:value-type="float">
            <text:p>1,96</text:p>
          </table:table-cell>
          <table:table-cell table:style-name="ce40" table:formula="of:=[NewPrefix.N11]" office:value-type="float" office:value="0.0233449573759663" calcext:value-type="float">
            <text:p>0,02</text:p>
          </table:table-cell>
          <table:table-cell table:style-name="ce40" table:formula="of:=[NewPrefix.K11]" office:value-type="float" office:value="1.2775" calcext:value-type="float">
            <text:p>1,28</text:p>
          </table:table-cell>
          <table:table-cell table:style-name="ce40" table:formula="of:=[NewPrefix.L11]" office:value-type="float" office:value="0.333915582349533" calcext:value-type="float">
            <text:p>0,33</text:p>
          </table:table-cell>
          <table:table-cell table:number-columns-repeated="16370"/>
        </table:table-row>
        <table:table-row table:style-name="ro1">
          <table:table-cell table:style-name="ce40" table:formula="of:=[NewPrefix.A12]" office:value-type="float" office:value="2.09666596190477" calcext:value-type="float">
            <text:p>2,10</text:p>
          </table:table-cell>
          <table:table-cell table:style-name="ce40" table:formula="of:=[NewPrefix.B12]" office:value-type="float" office:value="0.0666666666666667" calcext:value-type="float">
            <text:p>0,07</text:p>
          </table:table-cell>
          <table:table-cell table:style-name="ce40" table:formula="of:=[NewPrefix.C12]" office:value-type="float" office:value="0.25" calcext:value-type="float">
            <text:p>0,25</text:p>
          </table:table-cell>
          <table:table-cell table:style-name="ce40" table:formula="of:=[NewPrefix.D12]" office:value-type="float" office:value="70" calcext:value-type="float">
            <text:p>70,00</text:p>
          </table:table-cell>
          <table:table-cell table:style-name="ce40" table:formula="of:=[NewPrefix.E12]" office:value-type="float" office:value="2.66666666666667" calcext:value-type="float">
            <text:p>2,67</text:p>
          </table:table-cell>
          <table:table-cell table:style-name="ce40" table:formula="of:=[NewPrefix.F12]" office:value-type="float" office:value="1.22173047639603" calcext:value-type="float">
            <text:p>1,22</text:p>
          </table:table-cell>
          <table:table-cell table:style-name="ce40" table:formula="of:=[NewPrefix.G12]" office:value-type="float" office:value="0.749326712522152" calcext:value-type="float">
            <text:p>0,75</text:p>
          </table:table-cell>
          <table:table-cell table:style-name="ce40" table:formula="of:=[NewPrefix.H12]" office:value-type="float" office:value="0.868800688582305" calcext:value-type="float">
            <text:p>0,87</text:p>
          </table:table-cell>
          <table:table-cell table:style-name="ce40" table:formula="of:=[NewPrefix.I12]" office:value-type="float" office:value="0.51" calcext:value-type="float">
            <text:p>0,51</text:p>
          </table:table-cell>
          <table:table-cell table:style-name="ce40" table:formula="of:=[NewPrefix.J12]" office:value-type="float" office:value="0.360624458405139" calcext:value-type="float">
            <text:p>0,36</text:p>
          </table:table-cell>
          <table:table-cell table:style-name="ce40" table:formula="of:=[NewPrefix.M12]" office:value-type="float" office:value="1.96269894386544" calcext:value-type="float">
            <text:p>1,96</text:p>
          </table:table-cell>
          <table:table-cell table:style-name="ce40" table:formula="of:=[NewPrefix.N12]" office:value-type="float" office:value="0.0638952606058539" calcext:value-type="float">
            <text:p>0,06</text:p>
          </table:table-cell>
          <table:table-cell table:style-name="ce40" table:formula="of:=[NewPrefix.K12]" office:value-type="float" office:value="1.2775" calcext:value-type="float">
            <text:p>1,28</text:p>
          </table:table-cell>
          <table:table-cell table:style-name="ce40" table:formula="of:=[NewPrefix.L12]" office:value-type="float" office:value="0.390699318245514" calcext:value-type="float">
            <text:p>0,39</text:p>
          </table:table-cell>
          <table:table-cell table:number-columns-repeated="16370"/>
        </table:table-row>
        <table:table-row table:style-name="ro1">
          <table:table-cell table:style-name="ce40" table:formula="of:=[NewPrefix.A13]" office:value-type="float" office:value="2.20294593509118" calcext:value-type="float">
            <text:p>2,20</text:p>
          </table:table-cell>
          <table:table-cell table:style-name="ce40" table:formula="of:=[NewPrefix.B13]" office:value-type="float" office:value="0.0333333333333333" calcext:value-type="float">
            <text:p>0,03</text:p>
          </table:table-cell>
          <table:table-cell table:style-name="ce40" table:formula="of:=[NewPrefix.C13]" office:value-type="float" office:value="0.25" calcext:value-type="float">
            <text:p>0,25</text:p>
          </table:table-cell>
          <table:table-cell table:style-name="ce40" table:formula="of:=[NewPrefix.D13]" office:value-type="float" office:value="70" calcext:value-type="float">
            <text:p>70,00</text:p>
          </table:table-cell>
          <table:table-cell table:style-name="ce40" table:formula="of:=[NewPrefix.E13]" office:value-type="float" office:value="2.66666666666667" calcext:value-type="float">
            <text:p>2,67</text:p>
          </table:table-cell>
          <table:table-cell table:style-name="ce40" table:formula="of:=[NewPrefix.F13]" office:value-type="float" office:value="1.22173047639603" calcext:value-type="float">
            <text:p>1,22</text:p>
          </table:table-cell>
          <table:table-cell table:style-name="ce40" table:formula="of:=[NewPrefix.G13]" office:value-type="float" office:value="0.749326712522152" calcext:value-type="float">
            <text:p>0,75</text:p>
          </table:table-cell>
          <table:table-cell table:style-name="ce40" table:formula="of:=[NewPrefix.H13]" office:value-type="float" office:value="0.92198842268931" calcext:value-type="float">
            <text:p>0,92</text:p>
          </table:table-cell>
          <table:table-cell table:style-name="ce40" table:formula="of:=[NewPrefix.I13]" office:value-type="float" office:value="0.51" calcext:value-type="float">
            <text:p>0,51</text:p>
          </table:table-cell>
          <table:table-cell table:style-name="ce40" table:formula="of:=[NewPrefix.J13]" office:value-type="float" office:value="0.360624458405139" calcext:value-type="float">
            <text:p>0,36</text:p>
          </table:table-cell>
          <table:table-cell table:style-name="ce40" table:formula="of:=[NewPrefix.M13]" office:value-type="float" office:value="1.96269894386544" calcext:value-type="float">
            <text:p>1,96</text:p>
          </table:table-cell>
          <table:table-cell table:style-name="ce40" table:formula="of:=[NewPrefix.N13]" office:value-type="float" office:value="0.109057143617915" calcext:value-type="float">
            <text:p>0,11</text:p>
          </table:table-cell>
          <table:table-cell table:style-name="ce40" table:formula="of:=[NewPrefix.K13]" office:value-type="float" office:value="1.2775" calcext:value-type="float">
            <text:p>1,28</text:p>
          </table:table-cell>
          <table:table-cell table:style-name="ce40" table:formula="of:=[NewPrefix.L13]" office:value-type="float" office:value="0.420094710609806" calcext:value-type="float">
            <text:p>0,42</text:p>
          </table:table-cell>
          <table:table-cell table:number-columns-repeated="16370"/>
        </table:table-row>
        <table:table-row table:style-name="ro1">
          <table:table-cell table:style-name="ce40" table:formula="of:=[NewPrefix.A14]" office:value-type="float" office:value="1.8520168285524" calcext:value-type="float">
            <text:p>1,85</text:p>
          </table:table-cell>
          <table:table-cell table:style-name="ce40" table:formula="of:=[NewPrefix.B14]" office:value-type="float" office:value="0.2" calcext:value-type="float">
            <text:p>0,20</text:p>
          </table:table-cell>
          <table:table-cell table:style-name="ce40" table:formula="of:=[NewPrefix.C14]" office:value-type="float" office:value="0.25" calcext:value-type="float">
            <text:p>0,25</text:p>
          </table:table-cell>
          <table:table-cell table:style-name="ce40" table:formula="of:=[NewPrefix.D14]" office:value-type="float" office:value="90" calcext:value-type="float">
            <text:p>90,00</text:p>
          </table:table-cell>
          <table:table-cell table:style-name="ce40" table:formula="of:=[NewPrefix.E14]" office:value-type="float" office:value="2.66666666666667" calcext:value-type="float">
            <text:p>2,67</text:p>
          </table:table-cell>
          <table:table-cell table:style-name="ce40" table:formula="of:=[NewPrefix.F14]" office:value-type="float" office:value="1.5707963267949" calcext:value-type="float">
            <text:p>1,57</text:p>
          </table:table-cell>
          <table:table-cell table:style-name="ce40" table:formula="of:=[NewPrefix.G14]" office:value-type="float" office:value="0.707106781186548" calcext:value-type="float">
            <text:p>0,71</text:p>
          </table:table-cell>
          <table:table-cell table:style-name="ce40" table:formula="of:=[NewPrefix.H14]" office:value-type="float" office:value="0.700930243755756" calcext:value-type="float">
            <text:p>0,70</text:p>
          </table:table-cell>
          <table:table-cell table:style-name="ce40" table:formula="of:=[NewPrefix.I14]" office:value-type="float" office:value="0.75" calcext:value-type="float">
            <text:p>0,75</text:p>
          </table:table-cell>
          <table:table-cell table:style-name="ce40" table:formula="of:=[NewPrefix.J14]" office:value-type="float" office:value="0.530330085889911" calcext:value-type="float">
            <text:p>0,53</text:p>
          </table:table-cell>
          <table:table-cell table:style-name="ce40" table:formula="of:=[NewPrefix.M14]" office:value-type="float" office:value="2.06269894386544" calcext:value-type="float">
            <text:p>2,06</text:p>
          </table:table-cell>
          <table:table-cell table:style-name="ce40" table:formula="of:=[NewPrefix.N14]" office:value-type="float" office:value="0.113758207843992" calcext:value-type="float">
            <text:p>0,11</text:p>
          </table:table-cell>
          <table:table-cell table:style-name="ce40" table:formula="of:=[NewPrefix.K14]" office:value-type="float" office:value="1.3575" calcext:value-type="float">
            <text:p>1,36</text:p>
          </table:table-cell>
          <table:table-cell table:style-name="ce40" table:formula="of:=[NewPrefix.L14]" office:value-type="float" office:value="0.2670152997146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15]" office:value-type="float" office:value="1.99988642339702" calcext:value-type="float">
            <text:p>2,00</text:p>
          </table:table-cell>
          <table:table-cell table:style-name="ce40" table:formula="of:=[NewPrefix.B15]" office:value-type="float" office:value="0.133333333333333" calcext:value-type="float">
            <text:p>0,13</text:p>
          </table:table-cell>
          <table:table-cell table:style-name="ce40" table:formula="of:=[NewPrefix.C15]" office:value-type="float" office:value="0.25" calcext:value-type="float">
            <text:p>0,25</text:p>
          </table:table-cell>
          <table:table-cell table:style-name="ce40" table:formula="of:=[NewPrefix.D15]" office:value-type="float" office:value="90" calcext:value-type="float">
            <text:p>90,00</text:p>
          </table:table-cell>
          <table:table-cell table:style-name="ce40" table:formula="of:=[NewPrefix.E15]" office:value-type="float" office:value="2.66666666666667" calcext:value-type="float">
            <text:p>2,67</text:p>
          </table:table-cell>
          <table:table-cell table:style-name="ce40" table:formula="of:=[NewPrefix.F15]" office:value-type="float" office:value="1.5707963267949" calcext:value-type="float">
            <text:p>1,57</text:p>
          </table:table-cell>
          <table:table-cell table:style-name="ce40" table:formula="of:=[NewPrefix.G15]" office:value-type="float" office:value="0.707106781186548" calcext:value-type="float">
            <text:p>0,71</text:p>
          </table:table-cell>
          <table:table-cell table:style-name="ce40" table:formula="of:=[NewPrefix.H15]" office:value-type="float" office:value="0.779349938690209" calcext:value-type="float">
            <text:p>0,78</text:p>
          </table:table-cell>
          <table:table-cell table:style-name="ce40" table:formula="of:=[NewPrefix.I15]" office:value-type="float" office:value="0.75" calcext:value-type="float">
            <text:p>0,75</text:p>
          </table:table-cell>
          <table:table-cell table:style-name="ce40" table:formula="of:=[NewPrefix.J15]" office:value-type="float" office:value="0.530330085889911" calcext:value-type="float">
            <text:p>0,53</text:p>
          </table:table-cell>
          <table:table-cell table:style-name="ce40" table:formula="of:=[NewPrefix.M15]" office:value-type="float" office:value="2.06269894386544" calcext:value-type="float">
            <text:p>2,06</text:p>
          </table:table-cell>
          <table:table-cell table:style-name="ce40" table:formula="of:=[NewPrefix.N15]" office:value-type="float" office:value="0.0314080438436714" calcext:value-type="float">
            <text:p>0,03</text:p>
          </table:table-cell>
          <table:table-cell table:style-name="ce40" table:formula="of:=[NewPrefix.K15]" office:value-type="float" office:value="1.3575" calcext:value-type="float">
            <text:p>1,36</text:p>
          </table:table-cell>
          <table:table-cell table:style-name="ce40" table:formula="of:=[NewPrefix.L15]" office:value-type="float" office:value="0.321211452751331" calcext:value-type="float">
            <text:p>0,32</text:p>
          </table:table-cell>
          <table:table-cell table:number-columns-repeated="16370"/>
        </table:table-row>
        <table:table-row table:style-name="ro1">
          <table:table-cell table:style-name="ce40" table:formula="of:=[NewPrefix.A16]" office:value-type="float" office:value="2.16855637494615" calcext:value-type="float">
            <text:p>2,17</text:p>
          </table:table-cell>
          <table:table-cell table:style-name="ce40" table:formula="of:=[NewPrefix.B16]" office:value-type="float" office:value="0.0666666666666667" calcext:value-type="float">
            <text:p>0,07</text:p>
          </table:table-cell>
          <table:table-cell table:style-name="ce40" table:formula="of:=[NewPrefix.C16]" office:value-type="float" office:value="0.25" calcext:value-type="float">
            <text:p>0,25</text:p>
          </table:table-cell>
          <table:table-cell table:style-name="ce40" table:formula="of:=[NewPrefix.D16]" office:value-type="float" office:value="90" calcext:value-type="float">
            <text:p>90,00</text:p>
          </table:table-cell>
          <table:table-cell table:style-name="ce40" table:formula="of:=[NewPrefix.E16]" office:value-type="float" office:value="2.66666666666667" calcext:value-type="float">
            <text:p>2,67</text:p>
          </table:table-cell>
          <table:table-cell table:style-name="ce40" table:formula="of:=[NewPrefix.F16]" office:value-type="float" office:value="1.5707963267949" calcext:value-type="float">
            <text:p>1,57</text:p>
          </table:table-cell>
          <table:table-cell table:style-name="ce40" table:formula="of:=[NewPrefix.G16]" office:value-type="float" office:value="0.707106781186548" calcext:value-type="float">
            <text:p>0,71</text:p>
          </table:table-cell>
          <table:table-cell table:style-name="ce40" table:formula="of:=[NewPrefix.H16]" office:value-type="float" office:value="0.868800688582305" calcext:value-type="float">
            <text:p>0,87</text:p>
          </table:table-cell>
          <table:table-cell table:style-name="ce40" table:formula="of:=[NewPrefix.I16]" office:value-type="float" office:value="0.75" calcext:value-type="float">
            <text:p>0,75</text:p>
          </table:table-cell>
          <table:table-cell table:style-name="ce40" table:formula="of:=[NewPrefix.J16]" office:value-type="float" office:value="0.530330085889911" calcext:value-type="float">
            <text:p>0,53</text:p>
          </table:table-cell>
          <table:table-cell table:style-name="ce40" table:formula="of:=[NewPrefix.M16]" office:value-type="float" office:value="2.06269894386544" calcext:value-type="float">
            <text:p>2,06</text:p>
          </table:table-cell>
          <table:table-cell table:style-name="ce40" table:formula="of:=[NewPrefix.N16]" office:value-type="float" office:value="0.0488147010166338" calcext:value-type="float">
            <text:p>0,05</text:p>
          </table:table-cell>
          <table:table-cell table:style-name="ce40" table:formula="of:=[NewPrefix.K16]" office:value-type="float" office:value="1.3575" calcext:value-type="float">
            <text:p>1,36</text:p>
          </table:table-cell>
          <table:table-cell table:style-name="ce40" table:formula="of:=[NewPrefix.L16]" office:value-type="float" office:value="0.37400751224016" calcext:value-type="float">
            <text:p>0,37</text:p>
          </table:table-cell>
          <table:table-cell table:number-columns-repeated="16370"/>
        </table:table-row>
        <table:table-row table:style-name="ro1">
          <table:table-cell table:style-name="ce40" table:formula="of:=[NewPrefix.A17]" office:value-type="float" office:value="2.26884812818084" calcext:value-type="float">
            <text:p>2,27</text:p>
          </table:table-cell>
          <table:table-cell table:style-name="ce40" table:formula="of:=[NewPrefix.B17]" office:value-type="float" office:value="0.0333333333333333" calcext:value-type="float">
            <text:p>0,03</text:p>
          </table:table-cell>
          <table:table-cell table:style-name="ce40" table:formula="of:=[NewPrefix.C17]" office:value-type="float" office:value="0.25" calcext:value-type="float">
            <text:p>0,25</text:p>
          </table:table-cell>
          <table:table-cell table:style-name="ce40" table:formula="of:=[NewPrefix.D17]" office:value-type="float" office:value="90" calcext:value-type="float">
            <text:p>90,00</text:p>
          </table:table-cell>
          <table:table-cell table:style-name="ce40" table:formula="of:=[NewPrefix.E17]" office:value-type="float" office:value="2.66666666666667" calcext:value-type="float">
            <text:p>2,67</text:p>
          </table:table-cell>
          <table:table-cell table:style-name="ce40" table:formula="of:=[NewPrefix.F17]" office:value-type="float" office:value="1.5707963267949" calcext:value-type="float">
            <text:p>1,57</text:p>
          </table:table-cell>
          <table:table-cell table:style-name="ce40" table:formula="of:=[NewPrefix.G17]" office:value-type="float" office:value="0.707106781186548" calcext:value-type="float">
            <text:p>0,71</text:p>
          </table:table-cell>
          <table:table-cell table:style-name="ce40" table:formula="of:=[NewPrefix.H17]" office:value-type="float" office:value="0.92198842268931" calcext:value-type="float">
            <text:p>0,92</text:p>
          </table:table-cell>
          <table:table-cell table:style-name="ce40" table:formula="of:=[NewPrefix.I17]" office:value-type="float" office:value="0.75" calcext:value-type="float">
            <text:p>0,75</text:p>
          </table:table-cell>
          <table:table-cell table:style-name="ce40" table:formula="of:=[NewPrefix.J17]" office:value-type="float" office:value="0.530330085889911" calcext:value-type="float">
            <text:p>0,53</text:p>
          </table:table-cell>
          <table:table-cell table:style-name="ce40" table:formula="of:=[NewPrefix.M17]" office:value-type="float" office:value="2.06269894386544" calcext:value-type="float">
            <text:p>2,06</text:p>
          </table:table-cell>
          <table:table-cell table:style-name="ce40" table:formula="of:=[NewPrefix.N17]" office:value-type="float" office:value="0.0908607243274123" calcext:value-type="float">
            <text:p>0,09</text:p>
          </table:table-cell>
          <table:table-cell table:style-name="ce40" table:formula="of:=[NewPrefix.K17]" office:value-type="float" office:value="1.3575" calcext:value-type="float">
            <text:p>1,36</text:p>
          </table:table-cell>
          <table:table-cell table:style-name="ce40" table:formula="of:=[NewPrefix.L17]" office:value-type="float" office:value="0.401678771206057" calcext:value-type="float">
            <text:p>0,40</text:p>
          </table:table-cell>
          <table:table-cell table:number-columns-repeated="16370"/>
        </table:table-row>
        <table:table-row table:style-name="ro1">
          <table:table-cell table:style-name="ce40" table:formula="of:=[NewPrefix.A18]" office:value-type="float" office:value="0.601353862624579" calcext:value-type="float">
            <text:p>0,60</text:p>
          </table:table-cell>
          <table:table-cell table:style-name="ce40" table:formula="of:=[NewPrefix.B18]" office:value-type="float" office:value="0.2" calcext:value-type="float">
            <text:p>0,20</text:p>
          </table:table-cell>
          <table:table-cell table:style-name="ce40" table:formula="of:=[NewPrefix.C18]" office:value-type="float" office:value="0.5" calcext:value-type="float">
            <text:p>0,50</text:p>
          </table:table-cell>
          <table:table-cell table:style-name="ce40" table:formula="of:=[NewPrefix.D18]" office:value-type="float" office:value="30" calcext:value-type="float">
            <text:p>30,00</text:p>
          </table:table-cell>
          <table:table-cell table:style-name="ce40" table:formula="of:=[NewPrefix.E18]" office:value-type="float" office:value="1.33333333333333" calcext:value-type="float">
            <text:p>1,33</text:p>
          </table:table-cell>
          <table:table-cell table:style-name="ce40" table:formula="of:=[NewPrefix.F18]" office:value-type="float" office:value="0.523598775598299" calcext:value-type="float">
            <text:p>0,52</text:p>
          </table:table-cell>
          <table:table-cell table:style-name="ce40" table:formula="of:=[NewPrefix.G18]" office:value-type="float" office:value="0.482962913144534" calcext:value-type="float">
            <text:p>0,48</text:p>
          </table:table-cell>
          <table:table-cell table:style-name="ce40" table:formula="of:=[NewPrefix.H18]" office:value-type="float" office:value="0.910557280900008" calcext:value-type="float">
            <text:p>0,91</text:p>
          </table:table-cell>
          <table:table-cell table:style-name="ce40" table:formula="of:=[NewPrefix.I18]" office:value-type="float" office:value="0.03" calcext:value-type="float">
            <text:p>0,03</text:p>
          </table:table-cell>
          <table:table-cell table:style-name="ce40" table:formula="of:=[NewPrefix.J18]" office:value-type="float" office:value="0.015" calcext:value-type="float">
            <text:p>0,02</text:p>
          </table:table-cell>
          <table:table-cell table:style-name="ce40" table:formula="of:=[NewPrefix.M18]" office:value-type="float" office:value="0.657968336629824" calcext:value-type="float">
            <text:p>0,66</text:p>
          </table:table-cell>
          <table:table-cell table:style-name="ce40" table:formula="of:=[NewPrefix.N18]" office:value-type="float" office:value="0.0941450242926092" calcext:value-type="float">
            <text:p>0,09</text:p>
          </table:table-cell>
          <table:table-cell table:style-name="ce40" table:formula="of:=[NewPrefix.K18]" office:value-type="float" office:value="0.785" calcext:value-type="float">
            <text:p>0,79</text:p>
          </table:table-cell>
          <table:table-cell table:style-name="ce40" table:formula="of:=[NewPrefix.L18]" office:value-type="float" office:value="0.305387807062396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19]" office:value-type="float" office:value="0.627598884848396" calcext:value-type="float">
            <text:p>0,63</text:p>
          </table:table-cell>
          <table:table-cell table:style-name="ce40" table:formula="of:=[NewPrefix.B19]" office:value-type="float" office:value="0.133333333333333" calcext:value-type="float">
            <text:p>0,13</text:p>
          </table:table-cell>
          <table:table-cell table:style-name="ce40" table:formula="of:=[NewPrefix.C19]" office:value-type="float" office:value="0.5" calcext:value-type="float">
            <text:p>0,50</text:p>
          </table:table-cell>
          <table:table-cell table:style-name="ce40" table:formula="of:=[NewPrefix.D19]" office:value-type="float" office:value="30" calcext:value-type="float">
            <text:p>30,00</text:p>
          </table:table-cell>
          <table:table-cell table:style-name="ce40" table:formula="of:=[NewPrefix.E19]" office:value-type="float" office:value="1.33333333333333" calcext:value-type="float">
            <text:p>1,33</text:p>
          </table:table-cell>
          <table:table-cell table:style-name="ce40" table:formula="of:=[NewPrefix.F19]" office:value-type="float" office:value="0.523598775598299" calcext:value-type="float">
            <text:p>0,52</text:p>
          </table:table-cell>
          <table:table-cell table:style-name="ce40" table:formula="of:=[NewPrefix.G19]" office:value-type="float" office:value="0.482962913144534" calcext:value-type="float">
            <text:p>0,48</text:p>
          </table:table-cell>
          <table:table-cell table:style-name="ce40" table:formula="of:=[NewPrefix.H19]" office:value-type="float" office:value="0.951313550443985" calcext:value-type="float">
            <text:p>0,95</text:p>
          </table:table-cell>
          <table:table-cell table:style-name="ce40" table:formula="of:=[NewPrefix.I19]" office:value-type="float" office:value="0.03" calcext:value-type="float">
            <text:p>0,03</text:p>
          </table:table-cell>
          <table:table-cell table:style-name="ce40" table:formula="of:=[NewPrefix.J19]" office:value-type="float" office:value="0.015" calcext:value-type="float">
            <text:p>0,02</text:p>
          </table:table-cell>
          <table:table-cell table:style-name="ce40" table:formula="of:=[NewPrefix.M19]" office:value-type="float" office:value="0.657968336629824" calcext:value-type="float">
            <text:p>0,66</text:p>
          </table:table-cell>
          <table:table-cell table:style-name="ce40" table:formula="of:=[NewPrefix.N19]" office:value-type="float" office:value="0.048389907175766" calcext:value-type="float">
            <text:p>0,05</text:p>
          </table:table-cell>
          <table:table-cell table:style-name="ce40" table:formula="of:=[NewPrefix.K19]" office:value-type="float" office:value="0.785" calcext:value-type="float">
            <text:p>0,79</text:p>
          </table:table-cell>
          <table:table-cell table:style-name="ce40" table:formula="of:=[NewPrefix.L19]" office:value-type="float" office:value="0.25079890827025" calcext:value-type="float">
            <text:p>0,25</text:p>
          </table:table-cell>
          <table:table-cell table:number-columns-repeated="16370"/>
        </table:table-row>
        <table:table-row table:style-name="ro1">
          <table:table-cell table:style-name="ce40" table:formula="of:=[NewPrefix.A20]" office:value-type="float" office:value="0.647866063040448" calcext:value-type="float">
            <text:p>0,65</text:p>
          </table:table-cell>
          <table:table-cell table:style-name="ce40" table:formula="of:=[NewPrefix.B20]" office:value-type="float" office:value="0.0666666666666667" calcext:value-type="float">
            <text:p>0,07</text:p>
          </table:table-cell>
          <table:table-cell table:style-name="ce40" table:formula="of:=[NewPrefix.C20]" office:value-type="float" office:value="0.5" calcext:value-type="float">
            <text:p>0,50</text:p>
          </table:table-cell>
          <table:table-cell table:style-name="ce40" table:formula="of:=[NewPrefix.D20]" office:value-type="float" office:value="30" calcext:value-type="float">
            <text:p>30,00</text:p>
          </table:table-cell>
          <table:table-cell table:style-name="ce40" table:formula="of:=[NewPrefix.E20]" office:value-type="float" office:value="1.33333333333333" calcext:value-type="float">
            <text:p>1,33</text:p>
          </table:table-cell>
          <table:table-cell table:style-name="ce40" table:formula="of:=[NewPrefix.F20]" office:value-type="float" office:value="0.523598775598299" calcext:value-type="float">
            <text:p>0,52</text:p>
          </table:table-cell>
          <table:table-cell table:style-name="ce40" table:formula="of:=[NewPrefix.G20]" office:value-type="float" office:value="0.482962913144534" calcext:value-type="float">
            <text:p>0,48</text:p>
          </table:table-cell>
          <table:table-cell table:style-name="ce40" table:formula="of:=[NewPrefix.H20]" office:value-type="float" office:value="0.982786740683523" calcext:value-type="float">
            <text:p>0,98</text:p>
          </table:table-cell>
          <table:table-cell table:style-name="ce40" table:formula="of:=[NewPrefix.I20]" office:value-type="float" office:value="0.03" calcext:value-type="float">
            <text:p>0,03</text:p>
          </table:table-cell>
          <table:table-cell table:style-name="ce40" table:formula="of:=[NewPrefix.J20]" office:value-type="float" office:value="0.015" calcext:value-type="float">
            <text:p>0,02</text:p>
          </table:table-cell>
          <table:table-cell table:style-name="ce40" table:formula="of:=[NewPrefix.M20]" office:value-type="float" office:value="0.657968336629824" calcext:value-type="float">
            <text:p>0,66</text:p>
          </table:table-cell>
          <table:table-cell table:style-name="ce40" table:formula="of:=[NewPrefix.N20]" office:value-type="float" office:value="0.0155931513713898" calcext:value-type="float">
            <text:p>0,02</text:p>
          </table:table-cell>
          <table:table-cell table:style-name="ce40" table:formula="of:=[NewPrefix.K20]" office:value-type="float" office:value="0.785" calcext:value-type="float">
            <text:p>0,79</text:p>
          </table:table-cell>
          <table:table-cell table:style-name="ce40" table:formula="of:=[NewPrefix.L20]" office:value-type="float" office:value="0.211670196639071" calcext:value-type="float">
            <text:p>0,21</text:p>
          </table:table-cell>
          <table:table-cell table:number-columns-repeated="16370"/>
        </table:table-row>
        <table:table-row table:style-name="ro1">
          <table:table-cell table:style-name="ce40" table:formula="of:=[NewPrefix.A21]" office:value-type="float" office:value="0.655031592608006" calcext:value-type="float">
            <text:p>0,66</text:p>
          </table:table-cell>
          <table:table-cell table:style-name="ce40" table:formula="of:=[NewPrefix.B21]" office:value-type="float" office:value="0.0333333333333333" calcext:value-type="float">
            <text:p>0,03</text:p>
          </table:table-cell>
          <table:table-cell table:style-name="ce40" table:formula="of:=[NewPrefix.C21]" office:value-type="float" office:value="0.5" calcext:value-type="float">
            <text:p>0,50</text:p>
          </table:table-cell>
          <table:table-cell table:style-name="ce40" table:formula="of:=[NewPrefix.D21]" office:value-type="float" office:value="30" calcext:value-type="float">
            <text:p>30,00</text:p>
          </table:table-cell>
          <table:table-cell table:style-name="ce40" table:formula="of:=[NewPrefix.E21]" office:value-type="float" office:value="1.33333333333333" calcext:value-type="float">
            <text:p>1,33</text:p>
          </table:table-cell>
          <table:table-cell table:style-name="ce40" table:formula="of:=[NewPrefix.F21]" office:value-type="float" office:value="0.523598775598299" calcext:value-type="float">
            <text:p>0,52</text:p>
          </table:table-cell>
          <table:table-cell table:style-name="ce40" table:formula="of:=[NewPrefix.G21]" office:value-type="float" office:value="0.482962913144534" calcext:value-type="float">
            <text:p>0,48</text:p>
          </table:table-cell>
          <table:table-cell table:style-name="ce40" table:formula="of:=[NewPrefix.H21]" office:value-type="float" office:value="0.993914193805498" calcext:value-type="float">
            <text:p>0,99</text:p>
          </table:table-cell>
          <table:table-cell table:style-name="ce40" table:formula="of:=[NewPrefix.I21]" office:value-type="float" office:value="0.03" calcext:value-type="float">
            <text:p>0,03</text:p>
          </table:table-cell>
          <table:table-cell table:style-name="ce40" table:formula="of:=[NewPrefix.J21]" office:value-type="float" office:value="0.015" calcext:value-type="float">
            <text:p>0,02</text:p>
          </table:table-cell>
          <table:table-cell table:style-name="ce40" table:formula="of:=[NewPrefix.M21]" office:value-type="float" office:value="0.657968336629824" calcext:value-type="float">
            <text:p>0,66</text:p>
          </table:table-cell>
          <table:table-cell table:style-name="ce40" table:formula="of:=[NewPrefix.N21]" office:value-type="float" office:value="0.00448336241329269" calcext:value-type="float">
            <text:p>0,00</text:p>
          </table:table-cell>
          <table:table-cell table:style-name="ce40" table:formula="of:=[NewPrefix.K21]" office:value-type="float" office:value="0.785" calcext:value-type="float">
            <text:p>0,79</text:p>
          </table:table-cell>
          <table:table-cell table:style-name="ce40" table:formula="of:=[NewPrefix.L21]" office:value-type="float" office:value="0.198415479281733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22]" office:value-type="float" office:value="0.815978977346884" calcext:value-type="float">
            <text:p>0,82</text:p>
          </table:table-cell>
          <table:table-cell table:style-name="ce40" table:formula="of:=[NewPrefix.B22]" office:value-type="float" office:value="0.2" calcext:value-type="float">
            <text:p>0,20</text:p>
          </table:table-cell>
          <table:table-cell table:style-name="ce40" table:formula="of:=[NewPrefix.C22]" office:value-type="float" office:value="0.5" calcext:value-type="float">
            <text:p>0,50</text:p>
          </table:table-cell>
          <table:table-cell table:style-name="ce40" table:formula="of:=[NewPrefix.D22]" office:value-type="float" office:value="50" calcext:value-type="float">
            <text:p>50,00</text:p>
          </table:table-cell>
          <table:table-cell table:style-name="ce40" table:formula="of:=[NewPrefix.E22]" office:value-type="float" office:value="1.33333333333333" calcext:value-type="float">
            <text:p>1,33</text:p>
          </table:table-cell>
          <table:table-cell table:style-name="ce40" table:formula="of:=[NewPrefix.F22]" office:value-type="float" office:value="0.872664625997165" calcext:value-type="float">
            <text:p>0,87</text:p>
          </table:table-cell>
          <table:table-cell table:style-name="ce40" table:formula="of:=[NewPrefix.G22]" office:value-type="float" office:value="0.560902914866976" calcext:value-type="float">
            <text:p>0,56</text:p>
          </table:table-cell>
          <table:table-cell table:style-name="ce40" table:formula="of:=[NewPrefix.H22]" office:value-type="float" office:value="0.910557280900008" calcext:value-type="float">
            <text:p>0,91</text:p>
          </table:table-cell>
          <table:table-cell table:style-name="ce40" table:formula="of:=[NewPrefix.I22]" office:value-type="float" office:value="0.27" calcext:value-type="float">
            <text:p>0,27</text:p>
          </table:table-cell>
          <table:table-cell table:style-name="ce40" table:formula="of:=[NewPrefix.J22]" office:value-type="float" office:value="0.135" calcext:value-type="float">
            <text:p>0,14</text:p>
          </table:table-cell>
          <table:table-cell table:style-name="ce40" table:formula="of:=[NewPrefix.M22]" office:value-type="float" office:value="0.757968336629824" calcext:value-type="float">
            <text:p>0,76</text:p>
          </table:table-cell>
          <table:table-cell table:style-name="ce40" table:formula="of:=[NewPrefix.N22]" office:value-type="float" office:value="0.0710933030476824" calcext:value-type="float">
            <text:p>0,07</text:p>
          </table:table-cell>
          <table:table-cell table:style-name="ce40" table:formula="of:=[NewPrefix.K22]" office:value-type="float" office:value="0.865" calcext:value-type="float">
            <text:p>0,87</text:p>
          </table:table-cell>
          <table:table-cell table:style-name="ce40" table:formula="of:=[NewPrefix.L22]" office:value-type="float" office:value="0.0600763304129545" calcext:value-type="float">
            <text:p>0,06</text:p>
          </table:table-cell>
          <table:table-cell table:number-columns-repeated="16370"/>
        </table:table-row>
        <table:table-row table:style-name="ro1">
          <table:table-cell table:style-name="ce40" table:formula="of:=[NewPrefix.A23]" office:value-type="float" office:value="0.846459391195312" calcext:value-type="float">
            <text:p>0,85</text:p>
          </table:table-cell>
          <table:table-cell table:style-name="ce40" table:formula="of:=[NewPrefix.B23]" office:value-type="float" office:value="0.133333333333333" calcext:value-type="float">
            <text:p>0,13</text:p>
          </table:table-cell>
          <table:table-cell table:style-name="ce40" table:formula="of:=[NewPrefix.C23]" office:value-type="float" office:value="0.5" calcext:value-type="float">
            <text:p>0,50</text:p>
          </table:table-cell>
          <table:table-cell table:style-name="ce40" table:formula="of:=[NewPrefix.D23]" office:value-type="float" office:value="50" calcext:value-type="float">
            <text:p>50,00</text:p>
          </table:table-cell>
          <table:table-cell table:style-name="ce40" table:formula="of:=[NewPrefix.E23]" office:value-type="float" office:value="1.33333333333333" calcext:value-type="float">
            <text:p>1,33</text:p>
          </table:table-cell>
          <table:table-cell table:style-name="ce40" table:formula="of:=[NewPrefix.F23]" office:value-type="float" office:value="0.872664625997165" calcext:value-type="float">
            <text:p>0,87</text:p>
          </table:table-cell>
          <table:table-cell table:style-name="ce40" table:formula="of:=[NewPrefix.G23]" office:value-type="float" office:value="0.560902914866976" calcext:value-type="float">
            <text:p>0,56</text:p>
          </table:table-cell>
          <table:table-cell table:style-name="ce40" table:formula="of:=[NewPrefix.H23]" office:value-type="float" office:value="0.951313550443985" calcext:value-type="float">
            <text:p>0,95</text:p>
          </table:table-cell>
          <table:table-cell table:style-name="ce40" table:formula="of:=[NewPrefix.I23]" office:value-type="float" office:value="0.27" calcext:value-type="float">
            <text:p>0,27</text:p>
          </table:table-cell>
          <table:table-cell table:style-name="ce40" table:formula="of:=[NewPrefix.J23]" office:value-type="float" office:value="0.135" calcext:value-type="float">
            <text:p>0,14</text:p>
          </table:table-cell>
          <table:table-cell table:style-name="ce40" table:formula="of:=[NewPrefix.M23]" office:value-type="float" office:value="0.757968336629824" calcext:value-type="float">
            <text:p>0,76</text:p>
          </table:table-cell>
          <table:table-cell table:style-name="ce40" table:formula="of:=[NewPrefix.N23]" office:value-type="float" office:value="0.104542587023019" calcext:value-type="float">
            <text:p>0,10</text:p>
          </table:table-cell>
          <table:table-cell table:style-name="ce40" table:formula="of:=[NewPrefix.K23]" office:value-type="float" office:value="0.865" calcext:value-type="float">
            <text:p>0,87</text:p>
          </table:table-cell>
          <table:table-cell table:style-name="ce40" table:formula="of:=[NewPrefix.L23]" office:value-type="float" office:value="0.0219037191831574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4]" office:value-type="float" office:value="0.869997263389337" calcext:value-type="float">
            <text:p>0,87</text:p>
          </table:table-cell>
          <table:table-cell table:style-name="ce40" table:formula="of:=[NewPrefix.B24]" office:value-type="float" office:value="0.0666666666666667" calcext:value-type="float">
            <text:p>0,07</text:p>
          </table:table-cell>
          <table:table-cell table:style-name="ce40" table:formula="of:=[NewPrefix.C24]" office:value-type="float" office:value="0.5" calcext:value-type="float">
            <text:p>0,50</text:p>
          </table:table-cell>
          <table:table-cell table:style-name="ce40" table:formula="of:=[NewPrefix.D24]" office:value-type="float" office:value="50" calcext:value-type="float">
            <text:p>50,00</text:p>
          </table:table-cell>
          <table:table-cell table:style-name="ce40" table:formula="of:=[NewPrefix.E24]" office:value-type="float" office:value="1.33333333333333" calcext:value-type="float">
            <text:p>1,33</text:p>
          </table:table-cell>
          <table:table-cell table:style-name="ce40" table:formula="of:=[NewPrefix.F24]" office:value-type="float" office:value="0.872664625997165" calcext:value-type="float">
            <text:p>0,87</text:p>
          </table:table-cell>
          <table:table-cell table:style-name="ce40" table:formula="of:=[NewPrefix.G24]" office:value-type="float" office:value="0.560902914866976" calcext:value-type="float">
            <text:p>0,56</text:p>
          </table:table-cell>
          <table:table-cell table:style-name="ce40" table:formula="of:=[NewPrefix.H24]" office:value-type="float" office:value="0.982786740683523" calcext:value-type="float">
            <text:p>0,98</text:p>
          </table:table-cell>
          <table:table-cell table:style-name="ce40" table:formula="of:=[NewPrefix.I24]" office:value-type="float" office:value="0.27" calcext:value-type="float">
            <text:p>0,27</text:p>
          </table:table-cell>
          <table:table-cell table:style-name="ce40" table:formula="of:=[NewPrefix.J24]" office:value-type="float" office:value="0.135" calcext:value-type="float">
            <text:p>0,14</text:p>
          </table:table-cell>
          <table:table-cell table:style-name="ce40" table:formula="of:=[NewPrefix.M24]" office:value-type="float" office:value="0.757968336629824" calcext:value-type="float">
            <text:p>0,76</text:p>
          </table:table-cell>
          <table:table-cell table:style-name="ce40" table:formula="of:=[NewPrefix.N24]" office:value-type="float" office:value="0.128769286380363" calcext:value-type="float">
            <text:p>0,13</text:p>
          </table:table-cell>
          <table:table-cell table:style-name="ce40" table:formula="of:=[NewPrefix.K24]" office:value-type="float" office:value="0.865" calcext:value-type="float">
            <text:p>0,87</text:p>
          </table:table-cell>
          <table:table-cell table:style-name="ce40" table:formula="of:=[NewPrefix.L24]" office:value-type="float" office:value="0.00574399897520242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25]" office:value-type="float" office:value="0.878319157910886" calcext:value-type="float">
            <text:p>0,88</text:p>
          </table:table-cell>
          <table:table-cell table:style-name="ce40" table:formula="of:=[NewPrefix.B25]" office:value-type="float" office:value="0.0333333333333333" calcext:value-type="float">
            <text:p>0,03</text:p>
          </table:table-cell>
          <table:table-cell table:style-name="ce40" table:formula="of:=[NewPrefix.C25]" office:value-type="float" office:value="0.5" calcext:value-type="float">
            <text:p>0,50</text:p>
          </table:table-cell>
          <table:table-cell table:style-name="ce40" table:formula="of:=[NewPrefix.D25]" office:value-type="float" office:value="50" calcext:value-type="float">
            <text:p>50,00</text:p>
          </table:table-cell>
          <table:table-cell table:style-name="ce40" table:formula="of:=[NewPrefix.E25]" office:value-type="float" office:value="1.33333333333333" calcext:value-type="float">
            <text:p>1,33</text:p>
          </table:table-cell>
          <table:table-cell table:style-name="ce40" table:formula="of:=[NewPrefix.F25]" office:value-type="float" office:value="0.872664625997165" calcext:value-type="float">
            <text:p>0,87</text:p>
          </table:table-cell>
          <table:table-cell table:style-name="ce40" table:formula="of:=[NewPrefix.G25]" office:value-type="float" office:value="0.560902914866976" calcext:value-type="float">
            <text:p>0,56</text:p>
          </table:table-cell>
          <table:table-cell table:style-name="ce40" table:formula="of:=[NewPrefix.H25]" office:value-type="float" office:value="0.993914193805498" calcext:value-type="float">
            <text:p>0,99</text:p>
          </table:table-cell>
          <table:table-cell table:style-name="ce40" table:formula="of:=[NewPrefix.I25]" office:value-type="float" office:value="0.27" calcext:value-type="float">
            <text:p>0,27</text:p>
          </table:table-cell>
          <table:table-cell table:style-name="ce40" table:formula="of:=[NewPrefix.J25]" office:value-type="float" office:value="0.135" calcext:value-type="float">
            <text:p>0,14</text:p>
          </table:table-cell>
          <table:table-cell table:style-name="ce40" table:formula="of:=[NewPrefix.M25]" office:value-type="float" office:value="0.757968336629824" calcext:value-type="float">
            <text:p>0,76</text:p>
          </table:table-cell>
          <table:table-cell table:style-name="ce40" table:formula="of:=[NewPrefix.N25]" office:value-type="float" office:value="0.137024019340898" calcext:value-type="float">
            <text:p>0,14</text:p>
          </table:table-cell>
          <table:table-cell table:style-name="ce40" table:formula="of:=[NewPrefix.K25]" office:value-type="float" office:value="0.865" calcext:value-type="float">
            <text:p>0,87</text:p>
          </table:table-cell>
          <table:table-cell table:style-name="ce40" table:formula="of:=[NewPrefix.L25]" office:value-type="float" office:value="0.0151643713915639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6]" office:value-type="float" office:value="0.936692377405099" calcext:value-type="float">
            <text:p>0,94</text:p>
          </table:table-cell>
          <table:table-cell table:style-name="ce40" table:formula="of:=[NewPrefix.B26]" office:value-type="float" office:value="0.2" calcext:value-type="float">
            <text:p>0,20</text:p>
          </table:table-cell>
          <table:table-cell table:style-name="ce40" table:formula="of:=[NewPrefix.C26]" office:value-type="float" office:value="0.5" calcext:value-type="float">
            <text:p>0,50</text:p>
          </table:table-cell>
          <table:table-cell table:style-name="ce40" table:formula="of:=[NewPrefix.D26]" office:value-type="float" office:value="70" calcext:value-type="float">
            <text:p>70,00</text:p>
          </table:table-cell>
          <table:table-cell table:style-name="ce40" table:formula="of:=[NewPrefix.E26]" office:value-type="float" office:value="1.33333333333333" calcext:value-type="float">
            <text:p>1,33</text:p>
          </table:table-cell>
          <table:table-cell table:style-name="ce40" table:formula="of:=[NewPrefix.F26]" office:value-type="float" office:value="1.22173047639603" calcext:value-type="float">
            <text:p>1,22</text:p>
          </table:table-cell>
          <table:table-cell table:style-name="ce40" table:formula="of:=[NewPrefix.G26]" office:value-type="float" office:value="0.561490522099256" calcext:value-type="float">
            <text:p>0,56</text:p>
          </table:table-cell>
          <table:table-cell table:style-name="ce40" table:formula="of:=[NewPrefix.H26]" office:value-type="float" office:value="0.910557280900008" calcext:value-type="float">
            <text:p>0,91</text:p>
          </table:table-cell>
          <table:table-cell table:style-name="ce40" table:formula="of:=[NewPrefix.I26]" office:value-type="float" office:value="0.51" calcext:value-type="float">
            <text:p>0,51</text:p>
          </table:table-cell>
          <table:table-cell table:style-name="ce40" table:formula="of:=[NewPrefix.J26]" office:value-type="float" office:value="0.255" calcext:value-type="float">
            <text:p>0,26</text:p>
          </table:table-cell>
          <table:table-cell table:style-name="ce40" table:formula="of:=[NewPrefix.M26]" office:value-type="float" office:value="0.857968336629824" calcext:value-type="float">
            <text:p>0,86</text:p>
          </table:table-cell>
          <table:table-cell table:style-name="ce40" table:formula="of:=[NewPrefix.N26]" office:value-type="float" office:value="0.0840447116622885" calcext:value-type="float">
            <text:p>0,08</text:p>
          </table:table-cell>
          <table:table-cell table:style-name="ce40" table:formula="of:=[NewPrefix.K26]" office:value-type="float" office:value="0.945" calcext:value-type="float">
            <text:p>0,95</text:p>
          </table:table-cell>
          <table:table-cell table:style-name="ce40" table:formula="of:=[NewPrefix.L26]" office:value-type="float" office:value="0.00886910451637878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27]" office:value-type="float" office:value="0.967204722825186" calcext:value-type="float">
            <text:p>0,97</text:p>
          </table:table-cell>
          <table:table-cell table:style-name="ce40" table:formula="of:=[NewPrefix.B27]" office:value-type="float" office:value="0.133333333333333" calcext:value-type="float">
            <text:p>0,13</text:p>
          </table:table-cell>
          <table:table-cell table:style-name="ce40" table:formula="of:=[NewPrefix.C27]" office:value-type="float" office:value="0.5" calcext:value-type="float">
            <text:p>0,50</text:p>
          </table:table-cell>
          <table:table-cell table:style-name="ce40" table:formula="of:=[NewPrefix.D27]" office:value-type="float" office:value="70" calcext:value-type="float">
            <text:p>70,00</text:p>
          </table:table-cell>
          <table:table-cell table:style-name="ce40" table:formula="of:=[NewPrefix.E27]" office:value-type="float" office:value="1.33333333333333" calcext:value-type="float">
            <text:p>1,33</text:p>
          </table:table-cell>
          <table:table-cell table:style-name="ce40" table:formula="of:=[NewPrefix.F27]" office:value-type="float" office:value="1.22173047639603" calcext:value-type="float">
            <text:p>1,22</text:p>
          </table:table-cell>
          <table:table-cell table:style-name="ce40" table:formula="of:=[NewPrefix.G27]" office:value-type="float" office:value="0.561490522099256" calcext:value-type="float">
            <text:p>0,56</text:p>
          </table:table-cell>
          <table:table-cell table:style-name="ce40" table:formula="of:=[NewPrefix.H27]" office:value-type="float" office:value="0.951313550443985" calcext:value-type="float">
            <text:p>0,95</text:p>
          </table:table-cell>
          <table:table-cell table:style-name="ce40" table:formula="of:=[NewPrefix.I27]" office:value-type="float" office:value="0.51" calcext:value-type="float">
            <text:p>0,51</text:p>
          </table:table-cell>
          <table:table-cell table:style-name="ce40" table:formula="of:=[NewPrefix.J27]" office:value-type="float" office:value="0.255" calcext:value-type="float">
            <text:p>0,26</text:p>
          </table:table-cell>
          <table:table-cell table:style-name="ce40" table:formula="of:=[NewPrefix.M27]" office:value-type="float" office:value="0.857968336629824" calcext:value-type="float">
            <text:p>0,86</text:p>
          </table:table-cell>
          <table:table-cell table:style-name="ce40" table:formula="of:=[NewPrefix.N27]" office:value-type="float" office:value="0.112940294456261" calcext:value-type="float">
            <text:p>0,11</text:p>
          </table:table-cell>
          <table:table-cell table:style-name="ce40" table:formula="of:=[NewPrefix.K27]" office:value-type="float" office:value="0.945" calcext:value-type="float">
            <text:p>0,95</text:p>
          </table:table-cell>
          <table:table-cell table:style-name="ce40" table:formula="of:=[NewPrefix.L27]" office:value-type="float" office:value="0.022957624483394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8]" office:value-type="float" office:value="0.990767253518156" calcext:value-type="float">
            <text:p>0,99</text:p>
          </table:table-cell>
          <table:table-cell table:style-name="ce40" table:formula="of:=[NewPrefix.B28]" office:value-type="float" office:value="0.0666666666666667" calcext:value-type="float">
            <text:p>0,07</text:p>
          </table:table-cell>
          <table:table-cell table:style-name="ce40" table:formula="of:=[NewPrefix.C28]" office:value-type="float" office:value="0.5" calcext:value-type="float">
            <text:p>0,50</text:p>
          </table:table-cell>
          <table:table-cell table:style-name="ce40" table:formula="of:=[NewPrefix.D28]" office:value-type="float" office:value="70" calcext:value-type="float">
            <text:p>70,00</text:p>
          </table:table-cell>
          <table:table-cell table:style-name="ce40" table:formula="of:=[NewPrefix.E28]" office:value-type="float" office:value="1.33333333333333" calcext:value-type="float">
            <text:p>1,33</text:p>
          </table:table-cell>
          <table:table-cell table:style-name="ce40" table:formula="of:=[NewPrefix.F28]" office:value-type="float" office:value="1.22173047639603" calcext:value-type="float">
            <text:p>1,22</text:p>
          </table:table-cell>
          <table:table-cell table:style-name="ce40" table:formula="of:=[NewPrefix.G28]" office:value-type="float" office:value="0.561490522099256" calcext:value-type="float">
            <text:p>0,56</text:p>
          </table:table-cell>
          <table:table-cell table:style-name="ce40" table:formula="of:=[NewPrefix.H28]" office:value-type="float" office:value="0.982786740683523" calcext:value-type="float">
            <text:p>0,98</text:p>
          </table:table-cell>
          <table:table-cell table:style-name="ce40" table:formula="of:=[NewPrefix.I28]" office:value-type="float" office:value="0.51" calcext:value-type="float">
            <text:p>0,51</text:p>
          </table:table-cell>
          <table:table-cell table:style-name="ce40" table:formula="of:=[NewPrefix.J28]" office:value-type="float" office:value="0.255" calcext:value-type="float">
            <text:p>0,26</text:p>
          </table:table-cell>
          <table:table-cell table:style-name="ce40" table:formula="of:=[NewPrefix.M28]" office:value-type="float" office:value="0.857968336629824" calcext:value-type="float">
            <text:p>0,86</text:p>
          </table:table-cell>
          <table:table-cell table:style-name="ce40" table:formula="of:=[NewPrefix.N28]" office:value-type="float" office:value="0.134036441370837" calcext:value-type="float">
            <text:p>0,13</text:p>
          </table:table-cell>
          <table:table-cell table:style-name="ce40" table:formula="of:=[NewPrefix.K28]" office:value-type="float" office:value="0.945" calcext:value-type="float">
            <text:p>0,95</text:p>
          </table:table-cell>
          <table:table-cell table:style-name="ce40" table:formula="of:=[NewPrefix.L28]" office:value-type="float" office:value="0.0461937486888457" calcext:value-type="float">
            <text:p>0,05</text:p>
          </table:table-cell>
          <table:table-cell table:number-columns-repeated="16370"/>
        </table:table-row>
        <table:table-row table:style-name="ro1">
          <table:table-cell table:style-name="ce40" table:formula="of:=[NewPrefix.A29]" office:value-type="float" office:value="0.999097866135613" calcext:value-type="float">
            <text:p>1,00</text:p>
          </table:table-cell>
          <table:table-cell table:style-name="ce40" table:formula="of:=[NewPrefix.B29]" office:value-type="float" office:value="0.0333333333333333" calcext:value-type="float">
            <text:p>0,03</text:p>
          </table:table-cell>
          <table:table-cell table:style-name="ce40" table:formula="of:=[NewPrefix.C29]" office:value-type="float" office:value="0.5" calcext:value-type="float">
            <text:p>0,50</text:p>
          </table:table-cell>
          <table:table-cell table:style-name="ce40" table:formula="of:=[NewPrefix.D29]" office:value-type="float" office:value="70" calcext:value-type="float">
            <text:p>70,00</text:p>
          </table:table-cell>
          <table:table-cell table:style-name="ce40" table:formula="of:=[NewPrefix.E29]" office:value-type="float" office:value="1.33333333333333" calcext:value-type="float">
            <text:p>1,33</text:p>
          </table:table-cell>
          <table:table-cell table:style-name="ce40" table:formula="of:=[NewPrefix.F29]" office:value-type="float" office:value="1.22173047639603" calcext:value-type="float">
            <text:p>1,22</text:p>
          </table:table-cell>
          <table:table-cell table:style-name="ce40" table:formula="of:=[NewPrefix.G29]" office:value-type="float" office:value="0.561490522099256" calcext:value-type="float">
            <text:p>0,56</text:p>
          </table:table-cell>
          <table:table-cell table:style-name="ce40" table:formula="of:=[NewPrefix.H29]" office:value-type="float" office:value="0.993914193805498" calcext:value-type="float">
            <text:p>0,99</text:p>
          </table:table-cell>
          <table:table-cell table:style-name="ce40" table:formula="of:=[NewPrefix.I29]" office:value-type="float" office:value="0.51" calcext:value-type="float">
            <text:p>0,51</text:p>
          </table:table-cell>
          <table:table-cell table:style-name="ce40" table:formula="of:=[NewPrefix.J29]" office:value-type="float" office:value="0.255" calcext:value-type="float">
            <text:p>0,26</text:p>
          </table:table-cell>
          <table:table-cell table:style-name="ce40" table:formula="of:=[NewPrefix.M29]" office:value-type="float" office:value="0.857968336629824" calcext:value-type="float">
            <text:p>0,86</text:p>
          </table:table-cell>
          <table:table-cell table:style-name="ce40" table:formula="of:=[NewPrefix.N29]" office:value-type="float" office:value="0.141256962194966" calcext:value-type="float">
            <text:p>0,14</text:p>
          </table:table-cell>
          <table:table-cell table:style-name="ce40" table:formula="of:=[NewPrefix.K29]" office:value-type="float" office:value="0.945" calcext:value-type="float">
            <text:p>0,95</text:p>
          </table:table-cell>
          <table:table-cell table:style-name="ce40" table:formula="of:=[NewPrefix.L29]" office:value-type="float" office:value="0.0541467137197049" calcext:value-type="float">
            <text:p>0,05</text:p>
          </table:table-cell>
          <table:table-cell table:number-columns-repeated="16370"/>
        </table:table-row>
        <table:table-row table:style-name="ro1">
          <table:table-cell table:style-name="ce40" table:formula="of:=[NewPrefix.A30]" office:value-type="float" office:value="0.982038187266672" calcext:value-type="float">
            <text:p>0,98</text:p>
          </table:table-cell>
          <table:table-cell table:style-name="ce40" table:formula="of:=[NewPrefix.B30]" office:value-type="float" office:value="0.2" calcext:value-type="float">
            <text:p>0,20</text:p>
          </table:table-cell>
          <table:table-cell table:style-name="ce40" table:formula="of:=[NewPrefix.C30]" office:value-type="float" office:value="0.5" calcext:value-type="float">
            <text:p>0,50</text:p>
          </table:table-cell>
          <table:table-cell table:style-name="ce40" table:formula="of:=[NewPrefix.D30]" office:value-type="float" office:value="90" calcext:value-type="float">
            <text:p>90,00</text:p>
          </table:table-cell>
          <table:table-cell table:style-name="ce40" table:formula="of:=[NewPrefix.E30]" office:value-type="float" office:value="1.33333333333333" calcext:value-type="float">
            <text:p>1,33</text:p>
          </table:table-cell>
          <table:table-cell table:style-name="ce40" table:formula="of:=[NewPrefix.F30]" office:value-type="float" office:value="1.5707963267949" calcext:value-type="float">
            <text:p>1,57</text:p>
          </table:table-cell>
          <table:table-cell table:style-name="ce40" table:formula="of:=[NewPrefix.G30]" office:value-type="float" office:value="0.5" calcext:value-type="float">
            <text:p>0,50</text:p>
          </table:table-cell>
          <table:table-cell table:style-name="ce40" table:formula="of:=[NewPrefix.H30]" office:value-type="float" office:value="0.910557280900008" calcext:value-type="float">
            <text:p>0,91</text:p>
          </table:table-cell>
          <table:table-cell table:style-name="ce40" table:formula="of:=[NewPrefix.I30]" office:value-type="float" office:value="0.75" calcext:value-type="float">
            <text:p>0,75</text:p>
          </table:table-cell>
          <table:table-cell table:style-name="ce40" table:formula="of:=[NewPrefix.J30]" office:value-type="float" office:value="0.375" calcext:value-type="float">
            <text:p>0,38</text:p>
          </table:table-cell>
          <table:table-cell table:style-name="ce40" table:formula="of:=[NewPrefix.M30]" office:value-type="float" office:value="0.957968336629824" calcext:value-type="float">
            <text:p>0,96</text:p>
          </table:table-cell>
          <table:table-cell table:style-name="ce40" table:formula="of:=[NewPrefix.N30]" office:value-type="float" office:value="0.0245100963984328" calcext:value-type="float">
            <text:p>0,02</text:p>
          </table:table-cell>
          <table:table-cell table:style-name="ce40" table:formula="of:=[NewPrefix.K30]" office:value-type="float" office:value="1.025" calcext:value-type="float">
            <text:p>1,03</text:p>
          </table:table-cell>
          <table:table-cell table:style-name="ce40" table:formula="of:=[NewPrefix.L30]" office:value-type="float" office:value="0.0437475989125272" calcext:value-type="float">
            <text:p>0,04</text:p>
          </table:table-cell>
          <table:table-cell table:number-columns-repeated="16370"/>
        </table:table-row>
        <table:table-row table:style-name="ro1">
          <table:table-cell table:style-name="ce40" table:formula="of:=[NewPrefix.A31]" office:value-type="float" office:value="1.00920903362932" calcext:value-type="float">
            <text:p>1,01</text:p>
          </table:table-cell>
          <table:table-cell table:style-name="ce40" table:formula="of:=[NewPrefix.B31]" office:value-type="float" office:value="0.133333333333333" calcext:value-type="float">
            <text:p>0,13</text:p>
          </table:table-cell>
          <table:table-cell table:style-name="ce40" table:formula="of:=[NewPrefix.C31]" office:value-type="float" office:value="0.5" calcext:value-type="float">
            <text:p>0,50</text:p>
          </table:table-cell>
          <table:table-cell table:style-name="ce40" table:formula="of:=[NewPrefix.D31]" office:value-type="float" office:value="90" calcext:value-type="float">
            <text:p>90,00</text:p>
          </table:table-cell>
          <table:table-cell table:style-name="ce40" table:formula="of:=[NewPrefix.E31]" office:value-type="float" office:value="1.33333333333333" calcext:value-type="float">
            <text:p>1,33</text:p>
          </table:table-cell>
          <table:table-cell table:style-name="ce40" table:formula="of:=[NewPrefix.F31]" office:value-type="float" office:value="1.5707963267949" calcext:value-type="float">
            <text:p>1,57</text:p>
          </table:table-cell>
          <table:table-cell table:style-name="ce40" table:formula="of:=[NewPrefix.G31]" office:value-type="float" office:value="0.5" calcext:value-type="float">
            <text:p>0,50</text:p>
          </table:table-cell>
          <table:table-cell table:style-name="ce40" table:formula="of:=[NewPrefix.H31]" office:value-type="float" office:value="0.951313550443985" calcext:value-type="float">
            <text:p>0,95</text:p>
          </table:table-cell>
          <table:table-cell table:style-name="ce40" table:formula="of:=[NewPrefix.I31]" office:value-type="float" office:value="0.75" calcext:value-type="float">
            <text:p>0,75</text:p>
          </table:table-cell>
          <table:table-cell table:style-name="ce40" table:formula="of:=[NewPrefix.J31]" office:value-type="float" office:value="0.375" calcext:value-type="float">
            <text:p>0,38</text:p>
          </table:table-cell>
          <table:table-cell table:style-name="ce40" table:formula="of:=[NewPrefix.M31]" office:value-type="float" office:value="0.957968336629824" calcext:value-type="float">
            <text:p>0,96</text:p>
          </table:table-cell>
          <table:table-cell table:style-name="ce40" table:formula="of:=[NewPrefix.N31]" office:value-type="float" office:value="0.0507731255785806" calcext:value-type="float">
            <text:p>0,05</text:p>
          </table:table-cell>
          <table:table-cell table:style-name="ce40" table:formula="of:=[NewPrefix.K31]" office:value-type="float" office:value="1.025" calcext:value-type="float">
            <text:p>1,03</text:p>
          </table:table-cell>
          <table:table-cell table:style-name="ce40" table:formula="of:=[NewPrefix.L31]" office:value-type="float" office:value="0.015646873783807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32]" office:value-type="float" office:value="1.03019116045568" calcext:value-type="float">
            <text:p>1,03</text:p>
          </table:table-cell>
          <table:table-cell table:style-name="ce40" table:formula="of:=[NewPrefix.B32]" office:value-type="float" office:value="0.0666666666666667" calcext:value-type="float">
            <text:p>0,07</text:p>
          </table:table-cell>
          <table:table-cell table:style-name="ce40" table:formula="of:=[NewPrefix.C32]" office:value-type="float" office:value="0.5" calcext:value-type="float">
            <text:p>0,50</text:p>
          </table:table-cell>
          <table:table-cell table:style-name="ce40" table:formula="of:=[NewPrefix.D32]" office:value-type="float" office:value="90" calcext:value-type="float">
            <text:p>90,00</text:p>
          </table:table-cell>
          <table:table-cell table:style-name="ce40" table:formula="of:=[NewPrefix.E32]" office:value-type="float" office:value="1.33333333333333" calcext:value-type="float">
            <text:p>1,33</text:p>
          </table:table-cell>
          <table:table-cell table:style-name="ce40" table:formula="of:=[NewPrefix.F32]" office:value-type="float" office:value="1.5707963267949" calcext:value-type="float">
            <text:p>1,57</text:p>
          </table:table-cell>
          <table:table-cell table:style-name="ce40" table:formula="of:=[NewPrefix.G32]" office:value-type="float" office:value="0.5" calcext:value-type="float">
            <text:p>0,50</text:p>
          </table:table-cell>
          <table:table-cell table:style-name="ce40" table:formula="of:=[NewPrefix.H32]" office:value-type="float" office:value="0.982786740683523" calcext:value-type="float">
            <text:p>0,98</text:p>
          </table:table-cell>
          <table:table-cell table:style-name="ce40" table:formula="of:=[NewPrefix.I32]" office:value-type="float" office:value="0.75" calcext:value-type="float">
            <text:p>0,75</text:p>
          </table:table-cell>
          <table:table-cell table:style-name="ce40" table:formula="of:=[NewPrefix.J32]" office:value-type="float" office:value="0.375" calcext:value-type="float">
            <text:p>0,38</text:p>
          </table:table-cell>
          <table:table-cell table:style-name="ce40" table:formula="of:=[NewPrefix.M32]" office:value-type="float" office:value="0.957968336629824" calcext:value-type="float">
            <text:p>0,96</text:p>
          </table:table-cell>
          <table:table-cell table:style-name="ce40" table:formula="of:=[NewPrefix.N32]" office:value-type="float" office:value="0.0701062352291119" calcext:value-type="float">
            <text:p>0,07</text:p>
          </table:table-cell>
          <table:table-cell table:style-name="ce40" table:formula="of:=[NewPrefix.K32]" office:value-type="float" office:value="1.025" calcext:value-type="float">
            <text:p>1,03</text:p>
          </table:table-cell>
          <table:table-cell table:style-name="ce40" table:formula="of:=[NewPrefix.L32]" office:value-type="float" office:value="0.00503902640106678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33]" office:value-type="float" office:value="1.037609462537" calcext:value-type="float">
            <text:p>1,04</text:p>
          </table:table-cell>
          <table:table-cell table:style-name="ce40" table:formula="of:=[NewPrefix.B33]" office:value-type="float" office:value="0.0333333333333333" calcext:value-type="float">
            <text:p>0,03</text:p>
          </table:table-cell>
          <table:table-cell table:style-name="ce40" table:formula="of:=[NewPrefix.C33]" office:value-type="float" office:value="0.5" calcext:value-type="float">
            <text:p>0,50</text:p>
          </table:table-cell>
          <table:table-cell table:style-name="ce40" table:formula="of:=[NewPrefix.D33]" office:value-type="float" office:value="90" calcext:value-type="float">
            <text:p>90,00</text:p>
          </table:table-cell>
          <table:table-cell table:style-name="ce40" table:formula="of:=[NewPrefix.E33]" office:value-type="float" office:value="1.33333333333333" calcext:value-type="float">
            <text:p>1,33</text:p>
          </table:table-cell>
          <table:table-cell table:style-name="ce40" table:formula="of:=[NewPrefix.F33]" office:value-type="float" office:value="1.5707963267949" calcext:value-type="float">
            <text:p>1,57</text:p>
          </table:table-cell>
          <table:table-cell table:style-name="ce40" table:formula="of:=[NewPrefix.G33]" office:value-type="float" office:value="0.5" calcext:value-type="float">
            <text:p>0,50</text:p>
          </table:table-cell>
          <table:table-cell table:style-name="ce40" table:formula="of:=[NewPrefix.H33]" office:value-type="float" office:value="0.993914193805498" calcext:value-type="float">
            <text:p>0,99</text:p>
          </table:table-cell>
          <table:table-cell table:style-name="ce40" table:formula="of:=[NewPrefix.I33]" office:value-type="float" office:value="0.75" calcext:value-type="float">
            <text:p>0,75</text:p>
          </table:table-cell>
          <table:table-cell table:style-name="ce40" table:formula="of:=[NewPrefix.J33]" office:value-type="float" office:value="0.375" calcext:value-type="float">
            <text:p>0,38</text:p>
          </table:table-cell>
          <table:table-cell table:style-name="ce40" table:formula="of:=[NewPrefix.M33]" office:value-type="float" office:value="0.957968336629824" calcext:value-type="float">
            <text:p>0,96</text:p>
          </table:table-cell>
          <table:table-cell table:style-name="ce40" table:formula="of:=[NewPrefix.N33]" office:value-type="float" office:value="0.0767544329370791" calcext:value-type="float">
            <text:p>0,08</text:p>
          </table:table-cell>
          <table:table-cell table:style-name="ce40" table:formula="of:=[NewPrefix.K33]" office:value-type="float" office:value="1.025" calcext:value-type="float">
            <text:p>1,03</text:p>
          </table:table-cell>
          <table:table-cell table:style-name="ce40" table:formula="of:=[NewPrefix.L33]" office:value-type="float" office:value="0.0121524166772421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34]" office:value-type="float" office:value="0.300970579064664" calcext:value-type="float">
            <text:p>0,30</text:p>
          </table:table-cell>
          <table:table-cell table:style-name="ce40" table:formula="of:=[NewPrefix.B34]" office:value-type="float" office:value="0.2" calcext:value-type="float">
            <text:p>0,20</text:p>
          </table:table-cell>
          <table:table-cell table:style-name="ce40" table:formula="of:=[NewPrefix.C34]" office:value-type="float" office:value="0.75" calcext:value-type="float">
            <text:p>0,75</text:p>
          </table:table-cell>
          <table:table-cell table:style-name="ce40" table:formula="of:=[NewPrefix.D34]" office:value-type="float" office:value="30" calcext:value-type="float">
            <text:p>30,00</text:p>
          </table:table-cell>
          <table:table-cell table:style-name="ce40" table:formula="of:=[NewPrefix.E34]" office:value-type="float" office:value="0.888888888888889" calcext:value-type="float">
            <text:p>0,89</text:p>
          </table:table-cell>
          <table:table-cell table:style-name="ce40" table:formula="of:=[NewPrefix.F34]" office:value-type="float" office:value="0.523598775598299" calcext:value-type="float">
            <text:p>0,52</text:p>
          </table:table-cell>
          <table:table-cell table:style-name="ce40" table:formula="of:=[NewPrefix.G34]" office:value-type="float" office:value="0.335637651533137" calcext:value-type="float">
            <text:p>0,34</text:p>
          </table:table-cell>
          <table:table-cell table:style-name="ce40" table:formula="of:=[NewPrefix.H34]" office:value-type="float" office:value="0.973250387800943" calcext:value-type="float">
            <text:p>0,97</text:p>
          </table:table-cell>
          <table:table-cell table:style-name="ce40" table:formula="of:=[NewPrefix.I34]" office:value-type="float" office:value="0.03" calcext:value-type="float">
            <text:p>0,03</text:p>
          </table:table-cell>
          <table:table-cell table:style-name="ce40" table:formula="of:=[NewPrefix.J34]" office:value-type="float" office:value="0.0106066017177982" calcext:value-type="float">
            <text:p>0,01</text:p>
          </table:table-cell>
          <table:table-cell table:style-name="ce40" table:formula="of:=[NewPrefix.M34]" office:value-type="float" office:value="0.408434928758349" calcext:value-type="float">
            <text:p>0,41</text:p>
          </table:table-cell>
          <table:table-cell table:style-name="ce40" table:formula="of:=[NewPrefix.N34]" office:value-type="float" office:value="0.357059317982693" calcext:value-type="float">
            <text:p>0,36</text:p>
          </table:table-cell>
          <table:table-cell table:style-name="ce40" table:formula="of:=[NewPrefix.K34]" office:value-type="float" office:value="0.4525" calcext:value-type="float">
            <text:p>0,45</text:p>
          </table:table-cell>
          <table:table-cell table:style-name="ce40" table:formula="of:=[NewPrefix.L34]" office:value-type="float" office:value="0.50346921418781" calcext:value-type="float">
            <text:p>0,50</text:p>
          </table:table-cell>
          <table:table-cell table:number-columns-repeated="16370"/>
        </table:table-row>
        <table:table-row table:style-name="ro1">
          <table:table-cell table:style-name="ce40" table:formula="of:=[NewPrefix.A35]" office:value-type="float" office:value="0.305746164071342" calcext:value-type="float">
            <text:p>0,31</text:p>
          </table:table-cell>
          <table:table-cell table:style-name="ce40" table:formula="of:=[NewPrefix.B35]" office:value-type="float" office:value="0.133333333333333" calcext:value-type="float">
            <text:p>0,13</text:p>
          </table:table-cell>
          <table:table-cell table:style-name="ce40" table:formula="of:=[NewPrefix.C35]" office:value-type="float" office:value="0.75" calcext:value-type="float">
            <text:p>0,75</text:p>
          </table:table-cell>
          <table:table-cell table:style-name="ce40" table:formula="of:=[NewPrefix.D35]" office:value-type="float" office:value="30" calcext:value-type="float">
            <text:p>30,00</text:p>
          </table:table-cell>
          <table:table-cell table:style-name="ce40" table:formula="of:=[NewPrefix.E35]" office:value-type="float" office:value="0.888888888888889" calcext:value-type="float">
            <text:p>0,89</text:p>
          </table:table-cell>
          <table:table-cell table:style-name="ce40" table:formula="of:=[NewPrefix.F35]" office:value-type="float" office:value="0.523598775598299" calcext:value-type="float">
            <text:p>0,52</text:p>
          </table:table-cell>
          <table:table-cell table:style-name="ce40" table:formula="of:=[NewPrefix.G35]" office:value-type="float" office:value="0.335637651533137" calcext:value-type="float">
            <text:p>0,34</text:p>
          </table:table-cell>
          <table:table-cell table:style-name="ce40" table:formula="of:=[NewPrefix.H35]" office:value-type="float" office:value="0.989257331920509" calcext:value-type="float">
            <text:p>0,99</text:p>
          </table:table-cell>
          <table:table-cell table:style-name="ce40" table:formula="of:=[NewPrefix.I35]" office:value-type="float" office:value="0.03" calcext:value-type="float">
            <text:p>0,03</text:p>
          </table:table-cell>
          <table:table-cell table:style-name="ce40" table:formula="of:=[NewPrefix.J35]" office:value-type="float" office:value="0.0106066017177982" calcext:value-type="float">
            <text:p>0,01</text:p>
          </table:table-cell>
          <table:table-cell table:style-name="ce40" table:formula="of:=[NewPrefix.M35]" office:value-type="float" office:value="0.408434928758349" calcext:value-type="float">
            <text:p>0,41</text:p>
          </table:table-cell>
          <table:table-cell table:style-name="ce40" table:formula="of:=[NewPrefix.N35]" office:value-type="float" office:value="0.335862806321407" calcext:value-type="float">
            <text:p>0,34</text:p>
          </table:table-cell>
          <table:table-cell table:style-name="ce40" table:formula="of:=[NewPrefix.K35]" office:value-type="float" office:value="0.4525" calcext:value-type="float">
            <text:p>0,45</text:p>
          </table:table-cell>
          <table:table-cell table:style-name="ce40" table:formula="of:=[NewPrefix.L35]" office:value-type="float" office:value="0.479985861390609" calcext:value-type="float">
            <text:p>0,48</text:p>
          </table:table-cell>
          <table:table-cell table:number-columns-repeated="16370"/>
        </table:table-row>
        <table:table-row table:style-name="ro1">
          <table:table-cell table:style-name="ce40" table:formula="of:=[NewPrefix.A36]" office:value-type="float" office:value="0.308277409076606" calcext:value-type="float">
            <text:p>0,31</text:p>
          </table:table-cell>
          <table:table-cell table:style-name="ce40" table:formula="of:=[NewPrefix.B36]" office:value-type="float" office:value="0.0666666666666667" calcext:value-type="float">
            <text:p>0,07</text:p>
          </table:table-cell>
          <table:table-cell table:style-name="ce40" table:formula="of:=[NewPrefix.C36]" office:value-type="float" office:value="0.75" calcext:value-type="float">
            <text:p>0,75</text:p>
          </table:table-cell>
          <table:table-cell table:style-name="ce40" table:formula="of:=[NewPrefix.D36]" office:value-type="float" office:value="30" calcext:value-type="float">
            <text:p>30,00</text:p>
          </table:table-cell>
          <table:table-cell table:style-name="ce40" table:formula="of:=[NewPrefix.E36]" office:value-type="float" office:value="0.888888888888889" calcext:value-type="float">
            <text:p>0,89</text:p>
          </table:table-cell>
          <table:table-cell table:style-name="ce40" table:formula="of:=[NewPrefix.F36]" office:value-type="float" office:value="0.523598775598299" calcext:value-type="float">
            <text:p>0,52</text:p>
          </table:table-cell>
          <table:table-cell table:style-name="ce40" table:formula="of:=[NewPrefix.G36]" office:value-type="float" office:value="0.335637651533137" calcext:value-type="float">
            <text:p>0,34</text:p>
          </table:table-cell>
          <table:table-cell table:style-name="ce40" table:formula="of:=[NewPrefix.H36]" office:value-type="float" office:value="0.997741632230424" calcext:value-type="float">
            <text:p>1,00</text:p>
          </table:table-cell>
          <table:table-cell table:style-name="ce40" table:formula="of:=[NewPrefix.I36]" office:value-type="float" office:value="0.03" calcext:value-type="float">
            <text:p>0,03</text:p>
          </table:table-cell>
          <table:table-cell table:style-name="ce40" table:formula="of:=[NewPrefix.J36]" office:value-type="float" office:value="0.0106066017177982" calcext:value-type="float">
            <text:p>0,01</text:p>
          </table:table-cell>
          <table:table-cell table:style-name="ce40" table:formula="of:=[NewPrefix.M36]" office:value-type="float" office:value="0.408434928758349" calcext:value-type="float">
            <text:p>0,41</text:p>
          </table:table-cell>
          <table:table-cell table:style-name="ce40" table:formula="of:=[NewPrefix.N36]" office:value-type="float" office:value="0.324894126954512" calcext:value-type="float">
            <text:p>0,32</text:p>
          </table:table-cell>
          <table:table-cell table:style-name="ce40" table:formula="of:=[NewPrefix.K36]" office:value-type="float" office:value="0.4525" calcext:value-type="float">
            <text:p>0,45</text:p>
          </table:table-cell>
          <table:table-cell table:style-name="ce40" table:formula="of:=[NewPrefix.L36]" office:value-type="float" office:value="0.467833797343078" calcext:value-type="float">
            <text:p>0,47</text:p>
          </table:table-cell>
          <table:table-cell table:number-columns-repeated="16370"/>
        </table:table-row>
        <table:table-row table:style-name="ro1">
          <table:table-cell table:style-name="ce40" table:formula="of:=[NewPrefix.A37]" office:value-type="float" office:value="0.30880953778937" calcext:value-type="float">
            <text:p>0,31</text:p>
          </table:table-cell>
          <table:table-cell table:style-name="ce40" table:formula="of:=[NewPrefix.B37]" office:value-type="float" office:value="0.0333333333333333" calcext:value-type="float">
            <text:p>0,03</text:p>
          </table:table-cell>
          <table:table-cell table:style-name="ce40" table:formula="of:=[NewPrefix.C37]" office:value-type="float" office:value="0.75" calcext:value-type="float">
            <text:p>0,75</text:p>
          </table:table-cell>
          <table:table-cell table:style-name="ce40" table:formula="of:=[NewPrefix.D37]" office:value-type="float" office:value="30" calcext:value-type="float">
            <text:p>30,00</text:p>
          </table:table-cell>
          <table:table-cell table:style-name="ce40" table:formula="of:=[NewPrefix.E37]" office:value-type="float" office:value="0.888888888888889" calcext:value-type="float">
            <text:p>0,89</text:p>
          </table:table-cell>
          <table:table-cell table:style-name="ce40" table:formula="of:=[NewPrefix.F37]" office:value-type="float" office:value="0.523598775598299" calcext:value-type="float">
            <text:p>0,52</text:p>
          </table:table-cell>
          <table:table-cell table:style-name="ce40" table:formula="of:=[NewPrefix.G37]" office:value-type="float" office:value="0.335637651533137" calcext:value-type="float">
            <text:p>0,34</text:p>
          </table:table-cell>
          <table:table-cell table:style-name="ce40" table:formula="of:=[NewPrefix.H37]" office:value-type="float" office:value="0.99952523665956" calcext:value-type="float">
            <text:p>1,00</text:p>
          </table:table-cell>
          <table:table-cell table:style-name="ce40" table:formula="of:=[NewPrefix.I37]" office:value-type="float" office:value="0.03" calcext:value-type="float">
            <text:p>0,03</text:p>
          </table:table-cell>
          <table:table-cell table:style-name="ce40" table:formula="of:=[NewPrefix.J37]" office:value-type="float" office:value="0.0106066017177982" calcext:value-type="float">
            <text:p>0,01</text:p>
          </table:table-cell>
          <table:table-cell table:style-name="ce40" table:formula="of:=[NewPrefix.M37]" office:value-type="float" office:value="0.408434928758349" calcext:value-type="float">
            <text:p>0,41</text:p>
          </table:table-cell>
          <table:table-cell table:style-name="ce40" table:formula="of:=[NewPrefix.N37]" office:value-type="float" office:value="0.322611120375857" calcext:value-type="float">
            <text:p>0,32</text:p>
          </table:table-cell>
          <table:table-cell table:style-name="ce40" table:formula="of:=[NewPrefix.K37]" office:value-type="float" office:value="0.4525" calcext:value-type="float">
            <text:p>0,45</text:p>
          </table:table-cell>
          <table:table-cell table:style-name="ce40" table:formula="of:=[NewPrefix.L37]" office:value-type="float" office:value="0.465304482624618" calcext:value-type="float">
            <text:p>0,47</text:p>
          </table:table-cell>
          <table:table-cell table:number-columns-repeated="16370"/>
        </table:table-row>
        <table:table-row table:style-name="ro1">
          <table:table-cell table:style-name="ce40" table:formula="of:=[NewPrefix.A38]" office:value-type="float" office:value="0.458875050994769" calcext:value-type="float">
            <text:p>0,46</text:p>
          </table:table-cell>
          <table:table-cell table:style-name="ce40" table:formula="of:=[NewPrefix.B38]" office:value-type="float" office:value="0.2" calcext:value-type="float">
            <text:p>0,20</text:p>
          </table:table-cell>
          <table:table-cell table:style-name="ce40" table:formula="of:=[NewPrefix.C38]" office:value-type="float" office:value="0.75" calcext:value-type="float">
            <text:p>0,75</text:p>
          </table:table-cell>
          <table:table-cell table:style-name="ce40" table:formula="of:=[NewPrefix.D38]" office:value-type="float" office:value="50" calcext:value-type="float">
            <text:p>50,00</text:p>
          </table:table-cell>
          <table:table-cell table:style-name="ce40" table:formula="of:=[NewPrefix.E38]" office:value-type="float" office:value="0.888888888888889" calcext:value-type="float">
            <text:p>0,89</text:p>
          </table:table-cell>
          <table:table-cell table:style-name="ce40" table:formula="of:=[NewPrefix.F38]" office:value-type="float" office:value="0.872664625997165" calcext:value-type="float">
            <text:p>0,87</text:p>
          </table:table-cell>
          <table:table-cell table:style-name="ce40" table:formula="of:=[NewPrefix.G38]" office:value-type="float" office:value="0.420079555169957" calcext:value-type="float">
            <text:p>0,42</text:p>
          </table:table-cell>
          <table:table-cell table:style-name="ce40" table:formula="of:=[NewPrefix.H38]" office:value-type="float" office:value="0.973250387800943" calcext:value-type="float">
            <text:p>0,97</text:p>
          </table:table-cell>
          <table:table-cell table:style-name="ce40" table:formula="of:=[NewPrefix.I38]" office:value-type="float" office:value="0.27" calcext:value-type="float">
            <text:p>0,27</text:p>
          </table:table-cell>
          <table:table-cell table:style-name="ce40" table:formula="of:=[NewPrefix.J38]" office:value-type="float" office:value="0.0954594154601839" calcext:value-type="float">
            <text:p>0,10</text:p>
          </table:table-cell>
          <table:table-cell table:style-name="ce40" table:formula="of:=[NewPrefix.M38]" office:value-type="float" office:value="0.508434928758349" calcext:value-type="float">
            <text:p>0,51</text:p>
          </table:table-cell>
          <table:table-cell table:style-name="ce40" table:formula="of:=[NewPrefix.N38]" office:value-type="float" office:value="0.108002990478871" calcext:value-type="float">
            <text:p>0,11</text:p>
          </table:table-cell>
          <table:table-cell table:style-name="ce40" table:formula="of:=[NewPrefix.K38]" office:value-type="float" office:value="0.5325" calcext:value-type="float">
            <text:p>0,53</text:p>
          </table:table-cell>
          <table:table-cell table:style-name="ce40" table:formula="of:=[NewPrefix.L38]" office:value-type="float" office:value="0.160446615795789" calcext:value-type="float">
            <text:p>0,16</text:p>
          </table:table-cell>
          <table:table-cell table:number-columns-repeated="16370"/>
        </table:table-row>
        <table:table-row table:style-name="ro1">
          <table:table-cell table:style-name="ce40" table:formula="of:=[NewPrefix.A39]" office:value-type="float" office:value="0.464852108741772" calcext:value-type="float">
            <text:p>0,46</text:p>
          </table:table-cell>
          <table:table-cell table:style-name="ce40" table:formula="of:=[NewPrefix.B39]" office:value-type="float" office:value="0.133333333333333" calcext:value-type="float">
            <text:p>0,13</text:p>
          </table:table-cell>
          <table:table-cell table:style-name="ce40" table:formula="of:=[NewPrefix.C39]" office:value-type="float" office:value="0.75" calcext:value-type="float">
            <text:p>0,75</text:p>
          </table:table-cell>
          <table:table-cell table:style-name="ce40" table:formula="of:=[NewPrefix.D39]" office:value-type="float" office:value="50" calcext:value-type="float">
            <text:p>50,00</text:p>
          </table:table-cell>
          <table:table-cell table:style-name="ce40" table:formula="of:=[NewPrefix.E39]" office:value-type="float" office:value="0.888888888888889" calcext:value-type="float">
            <text:p>0,89</text:p>
          </table:table-cell>
          <table:table-cell table:style-name="ce40" table:formula="of:=[NewPrefix.F39]" office:value-type="float" office:value="0.872664625997165" calcext:value-type="float">
            <text:p>0,87</text:p>
          </table:table-cell>
          <table:table-cell table:style-name="ce40" table:formula="of:=[NewPrefix.G39]" office:value-type="float" office:value="0.420079555169957" calcext:value-type="float">
            <text:p>0,42</text:p>
          </table:table-cell>
          <table:table-cell table:style-name="ce40" table:formula="of:=[NewPrefix.H39]" office:value-type="float" office:value="0.989257331920509" calcext:value-type="float">
            <text:p>0,99</text:p>
          </table:table-cell>
          <table:table-cell table:style-name="ce40" table:formula="of:=[NewPrefix.I39]" office:value-type="float" office:value="0.27" calcext:value-type="float">
            <text:p>0,27</text:p>
          </table:table-cell>
          <table:table-cell table:style-name="ce40" table:formula="of:=[NewPrefix.J39]" office:value-type="float" office:value="0.0954594154601839" calcext:value-type="float">
            <text:p>0,10</text:p>
          </table:table-cell>
          <table:table-cell table:style-name="ce40" table:formula="of:=[NewPrefix.M39]" office:value-type="float" office:value="0.508434928758349" calcext:value-type="float">
            <text:p>0,51</text:p>
          </table:table-cell>
          <table:table-cell table:style-name="ce40" table:formula="of:=[NewPrefix.N39]" office:value-type="float" office:value="0.0937563134532052" calcext:value-type="float">
            <text:p>0,09</text:p>
          </table:table-cell>
          <table:table-cell table:style-name="ce40" table:formula="of:=[NewPrefix.K39]" office:value-type="float" office:value="0.5325" calcext:value-type="float">
            <text:p>0,53</text:p>
          </table:table-cell>
          <table:table-cell table:style-name="ce40" table:formula="of:=[NewPrefix.L39]" office:value-type="float" office:value="0.145525619839249" calcext:value-type="float">
            <text:p>0,15</text:p>
          </table:table-cell>
          <table:table-cell table:number-columns-repeated="16370"/>
        </table:table-row>
        <table:table-row table:style-name="ro1">
          <table:table-cell table:style-name="ce40" table:formula="of:=[NewPrefix.A40]" office:value-type="float" office:value="0.468020180830765" calcext:value-type="float">
            <text:p>0,47</text:p>
          </table:table-cell>
          <table:table-cell table:style-name="ce40" table:formula="of:=[NewPrefix.B40]" office:value-type="float" office:value="0.0666666666666667" calcext:value-type="float">
            <text:p>0,07</text:p>
          </table:table-cell>
          <table:table-cell table:style-name="ce40" table:formula="of:=[NewPrefix.C40]" office:value-type="float" office:value="0.75" calcext:value-type="float">
            <text:p>0,75</text:p>
          </table:table-cell>
          <table:table-cell table:style-name="ce40" table:formula="of:=[NewPrefix.D40]" office:value-type="float" office:value="50" calcext:value-type="float">
            <text:p>50,00</text:p>
          </table:table-cell>
          <table:table-cell table:style-name="ce40" table:formula="of:=[NewPrefix.E40]" office:value-type="float" office:value="0.888888888888889" calcext:value-type="float">
            <text:p>0,89</text:p>
          </table:table-cell>
          <table:table-cell table:style-name="ce40" table:formula="of:=[NewPrefix.F40]" office:value-type="float" office:value="0.872664625997165" calcext:value-type="float">
            <text:p>0,87</text:p>
          </table:table-cell>
          <table:table-cell table:style-name="ce40" table:formula="of:=[NewPrefix.G40]" office:value-type="float" office:value="0.420079555169957" calcext:value-type="float">
            <text:p>0,42</text:p>
          </table:table-cell>
          <table:table-cell table:style-name="ce40" table:formula="of:=[NewPrefix.H40]" office:value-type="float" office:value="0.997741632230424" calcext:value-type="float">
            <text:p>1,00</text:p>
          </table:table-cell>
          <table:table-cell table:style-name="ce40" table:formula="of:=[NewPrefix.I40]" office:value-type="float" office:value="0.27" calcext:value-type="float">
            <text:p>0,27</text:p>
          </table:table-cell>
          <table:table-cell table:style-name="ce40" table:formula="of:=[NewPrefix.J40]" office:value-type="float" office:value="0.0954594154601839" calcext:value-type="float">
            <text:p>0,10</text:p>
          </table:table-cell>
          <table:table-cell table:style-name="ce40" table:formula="of:=[NewPrefix.M40]" office:value-type="float" office:value="0.508434928758349" calcext:value-type="float">
            <text:p>0,51</text:p>
          </table:table-cell>
          <table:table-cell table:style-name="ce40" table:formula="of:=[NewPrefix.N40]" office:value-type="float" office:value="0.0863525753437496" calcext:value-type="float">
            <text:p>0,09</text:p>
          </table:table-cell>
          <table:table-cell table:style-name="ce40" table:formula="of:=[NewPrefix.K40]" office:value-type="float" office:value="0.5325" calcext:value-type="float">
            <text:p>0,53</text:p>
          </table:table-cell>
          <table:table-cell table:style-name="ce40" table:formula="of:=[NewPrefix.L40]" office:value-type="float" office:value="0.137771450484848" calcext:value-type="float">
            <text:p>0,14</text:p>
          </table:table-cell>
          <table:table-cell table:number-columns-repeated="16370"/>
        </table:table-row>
        <table:table-row table:style-name="ro1">
          <table:table-cell table:style-name="ce40" table:formula="of:=[NewPrefix.A41]" office:value-type="float" office:value="0.46868618594649" calcext:value-type="float">
            <text:p>0,47</text:p>
          </table:table-cell>
          <table:table-cell table:style-name="ce40" table:formula="of:=[NewPrefix.B41]" office:value-type="float" office:value="0.0333333333333333" calcext:value-type="float">
            <text:p>0,03</text:p>
          </table:table-cell>
          <table:table-cell table:style-name="ce40" table:formula="of:=[NewPrefix.C41]" office:value-type="float" office:value="0.75" calcext:value-type="float">
            <text:p>0,75</text:p>
          </table:table-cell>
          <table:table-cell table:style-name="ce40" table:formula="of:=[NewPrefix.D41]" office:value-type="float" office:value="50" calcext:value-type="float">
            <text:p>50,00</text:p>
          </table:table-cell>
          <table:table-cell table:style-name="ce40" table:formula="of:=[NewPrefix.E41]" office:value-type="float" office:value="0.888888888888889" calcext:value-type="float">
            <text:p>0,89</text:p>
          </table:table-cell>
          <table:table-cell table:style-name="ce40" table:formula="of:=[NewPrefix.F41]" office:value-type="float" office:value="0.872664625997165" calcext:value-type="float">
            <text:p>0,87</text:p>
          </table:table-cell>
          <table:table-cell table:style-name="ce40" table:formula="of:=[NewPrefix.G41]" office:value-type="float" office:value="0.420079555169957" calcext:value-type="float">
            <text:p>0,42</text:p>
          </table:table-cell>
          <table:table-cell table:style-name="ce40" table:formula="of:=[NewPrefix.H41]" office:value-type="float" office:value="0.99952523665956" calcext:value-type="float">
            <text:p>1,00</text:p>
          </table:table-cell>
          <table:table-cell table:style-name="ce40" table:formula="of:=[NewPrefix.I41]" office:value-type="float" office:value="0.27" calcext:value-type="float">
            <text:p>0,27</text:p>
          </table:table-cell>
          <table:table-cell table:style-name="ce40" table:formula="of:=[NewPrefix.J41]" office:value-type="float" office:value="0.0954594154601839" calcext:value-type="float">
            <text:p>0,10</text:p>
          </table:table-cell>
          <table:table-cell table:style-name="ce40" table:formula="of:=[NewPrefix.M41]" office:value-type="float" office:value="0.508434928758349" calcext:value-type="float">
            <text:p>0,51</text:p>
          </table:table-cell>
          <table:table-cell table:style-name="ce40" table:formula="of:=[NewPrefix.N41]" office:value-type="float" office:value="0.0848088635929992" calcext:value-type="float">
            <text:p>0,08</text:p>
          </table:table-cell>
          <table:table-cell table:style-name="ce40" table:formula="of:=[NewPrefix.K41]" office:value-type="float" office:value="0.5325" calcext:value-type="float">
            <text:p>0,53</text:p>
          </table:table-cell>
          <table:table-cell table:style-name="ce40" table:formula="of:=[NewPrefix.L41]" office:value-type="float" office:value="0.136154672288114" calcext:value-type="float">
            <text:p>0,14</text:p>
          </table:table-cell>
          <table:table-cell table:number-columns-repeated="16370"/>
        </table:table-row>
        <table:table-row table:style-name="ro1">
          <table:table-cell table:style-name="ce40" table:formula="of:=[NewPrefix.A42]" office:value-type="float" office:value="0.544299090795505" calcext:value-type="float">
            <text:p>0,54</text:p>
          </table:table-cell>
          <table:table-cell table:style-name="ce40" table:formula="of:=[NewPrefix.B42]" office:value-type="float" office:value="0.2" calcext:value-type="float">
            <text:p>0,20</text:p>
          </table:table-cell>
          <table:table-cell table:style-name="ce40" table:formula="of:=[NewPrefix.C42]" office:value-type="float" office:value="0.75" calcext:value-type="float">
            <text:p>0,75</text:p>
          </table:table-cell>
          <table:table-cell table:style-name="ce40" table:formula="of:=[NewPrefix.D42]" office:value-type="float" office:value="70" calcext:value-type="float">
            <text:p>70,00</text:p>
          </table:table-cell>
          <table:table-cell table:style-name="ce40" table:formula="of:=[NewPrefix.E42]" office:value-type="float" office:value="0.888888888888889" calcext:value-type="float">
            <text:p>0,89</text:p>
          </table:table-cell>
          <table:table-cell table:style-name="ce40" table:formula="of:=[NewPrefix.F42]" office:value-type="float" office:value="1.22173047639603" calcext:value-type="float">
            <text:p>1,22</text:p>
          </table:table-cell>
          <table:table-cell table:style-name="ce40" table:formula="of:=[NewPrefix.G42]" office:value-type="float" office:value="0.420739847036982" calcext:value-type="float">
            <text:p>0,42</text:p>
          </table:table-cell>
          <table:table-cell table:style-name="ce40" table:formula="of:=[NewPrefix.H42]" office:value-type="float" office:value="0.973250387800943" calcext:value-type="float">
            <text:p>0,97</text:p>
          </table:table-cell>
          <table:table-cell table:style-name="ce40" table:formula="of:=[NewPrefix.I42]" office:value-type="float" office:value="0.51" calcext:value-type="float">
            <text:p>0,51</text:p>
          </table:table-cell>
          <table:table-cell table:style-name="ce40" table:formula="of:=[NewPrefix.J42]" office:value-type="float" office:value="0.18031222920257" calcext:value-type="float">
            <text:p>0,18</text:p>
          </table:table-cell>
          <table:table-cell table:style-name="ce40" table:formula="of:=[NewPrefix.M42]" office:value-type="float" office:value="0.608434928758349" calcext:value-type="float">
            <text:p>0,61</text:p>
          </table:table-cell>
          <table:table-cell table:style-name="ce40" table:formula="of:=[NewPrefix.N42]" office:value-type="float" office:value="0.117831977027756" calcext:value-type="float">
            <text:p>0,12</text:p>
          </table:table-cell>
          <table:table-cell table:style-name="ce40" table:formula="of:=[NewPrefix.K42]" office:value-type="float" office:value="0.6125" calcext:value-type="float">
            <text:p>0,61</text:p>
          </table:table-cell>
          <table:table-cell table:style-name="ce40" table:formula="of:=[NewPrefix.L42]" office:value-type="float" office:value="0.125300428308301" calcext:value-type="float">
            <text:p>0,13</text:p>
          </table:table-cell>
          <table:table-cell table:number-columns-repeated="16370"/>
        </table:table-row>
        <table:table-row table:style-name="ro1">
          <table:table-cell table:style-name="ce40" table:formula="of:=[NewPrefix.A43]" office:value-type="float" office:value="0.550285543435857" calcext:value-type="float">
            <text:p>0,55</text:p>
          </table:table-cell>
          <table:table-cell table:style-name="ce40" table:formula="of:=[NewPrefix.B43]" office:value-type="float" office:value="0.133333333333333" calcext:value-type="float">
            <text:p>0,13</text:p>
          </table:table-cell>
          <table:table-cell table:style-name="ce40" table:formula="of:=[NewPrefix.C43]" office:value-type="float" office:value="0.75" calcext:value-type="float">
            <text:p>0,75</text:p>
          </table:table-cell>
          <table:table-cell table:style-name="ce40" table:formula="of:=[NewPrefix.D43]" office:value-type="float" office:value="70" calcext:value-type="float">
            <text:p>70,00</text:p>
          </table:table-cell>
          <table:table-cell table:style-name="ce40" table:formula="of:=[NewPrefix.E43]" office:value-type="float" office:value="0.888888888888889" calcext:value-type="float">
            <text:p>0,89</text:p>
          </table:table-cell>
          <table:table-cell table:style-name="ce40" table:formula="of:=[NewPrefix.F43]" office:value-type="float" office:value="1.22173047639603" calcext:value-type="float">
            <text:p>1,22</text:p>
          </table:table-cell>
          <table:table-cell table:style-name="ce40" table:formula="of:=[NewPrefix.G43]" office:value-type="float" office:value="0.420739847036982" calcext:value-type="float">
            <text:p>0,42</text:p>
          </table:table-cell>
          <table:table-cell table:style-name="ce40" table:formula="of:=[NewPrefix.H43]" office:value-type="float" office:value="0.989257331920509" calcext:value-type="float">
            <text:p>0,99</text:p>
          </table:table-cell>
          <table:table-cell table:style-name="ce40" table:formula="of:=[NewPrefix.I43]" office:value-type="float" office:value="0.51" calcext:value-type="float">
            <text:p>0,51</text:p>
          </table:table-cell>
          <table:table-cell table:style-name="ce40" table:formula="of:=[NewPrefix.J43]" office:value-type="float" office:value="0.18031222920257" calcext:value-type="float">
            <text:p>0,18</text:p>
          </table:table-cell>
          <table:table-cell table:style-name="ce40" table:formula="of:=[NewPrefix.M43]" office:value-type="float" office:value="0.608434928758349" calcext:value-type="float">
            <text:p>0,61</text:p>
          </table:table-cell>
          <table:table-cell table:style-name="ce40" table:formula="of:=[NewPrefix.N43]" office:value-type="float" office:value="0.105671293778537" calcext:value-type="float">
            <text:p>0,11</text:p>
          </table:table-cell>
          <table:table-cell table:style-name="ce40" table:formula="of:=[NewPrefix.K43]" office:value-type="float" office:value="0.6125" calcext:value-type="float">
            <text:p>0,61</text:p>
          </table:table-cell>
          <table:table-cell table:style-name="ce40" table:formula="of:=[NewPrefix.L43]" office:value-type="float" office:value="0.11305849718619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44]" office:value-type="float" office:value="0.553458595182176" calcext:value-type="float">
            <text:p>0,55</text:p>
          </table:table-cell>
          <table:table-cell table:style-name="ce40" table:formula="of:=[NewPrefix.B44]" office:value-type="float" office:value="0.0666666666666667" calcext:value-type="float">
            <text:p>0,07</text:p>
          </table:table-cell>
          <table:table-cell table:style-name="ce40" table:formula="of:=[NewPrefix.C44]" office:value-type="float" office:value="0.75" calcext:value-type="float">
            <text:p>0,75</text:p>
          </table:table-cell>
          <table:table-cell table:style-name="ce40" table:formula="of:=[NewPrefix.D44]" office:value-type="float" office:value="70" calcext:value-type="float">
            <text:p>70,00</text:p>
          </table:table-cell>
          <table:table-cell table:style-name="ce40" table:formula="of:=[NewPrefix.E44]" office:value-type="float" office:value="0.888888888888889" calcext:value-type="float">
            <text:p>0,89</text:p>
          </table:table-cell>
          <table:table-cell table:style-name="ce40" table:formula="of:=[NewPrefix.F44]" office:value-type="float" office:value="1.22173047639603" calcext:value-type="float">
            <text:p>1,22</text:p>
          </table:table-cell>
          <table:table-cell table:style-name="ce40" table:formula="of:=[NewPrefix.G44]" office:value-type="float" office:value="0.420739847036982" calcext:value-type="float">
            <text:p>0,42</text:p>
          </table:table-cell>
          <table:table-cell table:style-name="ce40" table:formula="of:=[NewPrefix.H44]" office:value-type="float" office:value="0.997741632230424" calcext:value-type="float">
            <text:p>1,00</text:p>
          </table:table-cell>
          <table:table-cell table:style-name="ce40" table:formula="of:=[NewPrefix.I44]" office:value-type="float" office:value="0.51" calcext:value-type="float">
            <text:p>0,51</text:p>
          </table:table-cell>
          <table:table-cell table:style-name="ce40" table:formula="of:=[NewPrefix.J44]" office:value-type="float" office:value="0.18031222920257" calcext:value-type="float">
            <text:p>0,18</text:p>
          </table:table-cell>
          <table:table-cell table:style-name="ce40" table:formula="of:=[NewPrefix.M44]" office:value-type="float" office:value="0.608434928758349" calcext:value-type="float">
            <text:p>0,61</text:p>
          </table:table-cell>
          <table:table-cell table:style-name="ce40" table:formula="of:=[NewPrefix.N44]" office:value-type="float" office:value="0.0993323331767521" calcext:value-type="float">
            <text:p>0,10</text:p>
          </table:table-cell>
          <table:table-cell table:style-name="ce40" table:formula="of:=[NewPrefix.K44]" office:value-type="float" office:value="0.6125" calcext:value-type="float">
            <text:p>0,61</text:p>
          </table:table-cell>
          <table:table-cell table:style-name="ce40" table:formula="of:=[NewPrefix.L44]" office:value-type="float" office:value="0.106677184764635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45]" office:value-type="float" office:value="0.554125647141899" calcext:value-type="float">
            <text:p>0,55</text:p>
          </table:table-cell>
          <table:table-cell table:style-name="ce40" table:formula="of:=[NewPrefix.B45]" office:value-type="float" office:value="0.0333333333333333" calcext:value-type="float">
            <text:p>0,03</text:p>
          </table:table-cell>
          <table:table-cell table:style-name="ce40" table:formula="of:=[NewPrefix.C45]" office:value-type="float" office:value="0.75" calcext:value-type="float">
            <text:p>0,75</text:p>
          </table:table-cell>
          <table:table-cell table:style-name="ce40" table:formula="of:=[NewPrefix.D45]" office:value-type="float" office:value="70" calcext:value-type="float">
            <text:p>70,00</text:p>
          </table:table-cell>
          <table:table-cell table:style-name="ce40" table:formula="of:=[NewPrefix.E45]" office:value-type="float" office:value="0.888888888888889" calcext:value-type="float">
            <text:p>0,89</text:p>
          </table:table-cell>
          <table:table-cell table:style-name="ce40" table:formula="of:=[NewPrefix.F45]" office:value-type="float" office:value="1.22173047639603" calcext:value-type="float">
            <text:p>1,22</text:p>
          </table:table-cell>
          <table:table-cell table:style-name="ce40" table:formula="of:=[NewPrefix.G45]" office:value-type="float" office:value="0.420739847036982" calcext:value-type="float">
            <text:p>0,42</text:p>
          </table:table-cell>
          <table:table-cell table:style-name="ce40" table:formula="of:=[NewPrefix.H45]" office:value-type="float" office:value="0.99952523665956" calcext:value-type="float">
            <text:p>1,00</text:p>
          </table:table-cell>
          <table:table-cell table:style-name="ce40" table:formula="of:=[NewPrefix.I45]" office:value-type="float" office:value="0.51" calcext:value-type="float">
            <text:p>0,51</text:p>
          </table:table-cell>
          <table:table-cell table:style-name="ce40" table:formula="of:=[NewPrefix.J45]" office:value-type="float" office:value="0.18031222920257" calcext:value-type="float">
            <text:p>0,18</text:p>
          </table:table-cell>
          <table:table-cell table:style-name="ce40" table:formula="of:=[NewPrefix.M45]" office:value-type="float" office:value="0.608434928758349" calcext:value-type="float">
            <text:p>0,61</text:p>
          </table:table-cell>
          <table:table-cell table:style-name="ce40" table:formula="of:=[NewPrefix.N45]" office:value-type="float" office:value="0.0980089658303472" calcext:value-type="float">
            <text:p>0,10</text:p>
          </table:table-cell>
          <table:table-cell table:style-name="ce40" table:formula="of:=[NewPrefix.K45]" office:value-type="float" office:value="0.6125" calcext:value-type="float">
            <text:p>0,61</text:p>
          </table:table-cell>
          <table:table-cell table:style-name="ce40" table:formula="of:=[NewPrefix.L45]" office:value-type="float" office:value="0.10534497574546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46]" office:value-type="float" office:value="0.571028131392282" calcext:value-type="float">
            <text:p>0,57</text:p>
          </table:table-cell>
          <table:table-cell table:style-name="ce40" table:formula="of:=[NewPrefix.B46]" office:value-type="float" office:value="0.2" calcext:value-type="float">
            <text:p>0,20</text:p>
          </table:table-cell>
          <table:table-cell table:style-name="ce40" table:formula="of:=[NewPrefix.C46]" office:value-type="float" office:value="0.75" calcext:value-type="float">
            <text:p>0,75</text:p>
          </table:table-cell>
          <table:table-cell table:style-name="ce40" table:formula="of:=[NewPrefix.D46]" office:value-type="float" office:value="90" calcext:value-type="float">
            <text:p>90,00</text:p>
          </table:table-cell>
          <table:table-cell table:style-name="ce40" table:formula="of:=[NewPrefix.E46]" office:value-type="float" office:value="0.888888888888889" calcext:value-type="float">
            <text:p>0,89</text:p>
          </table:table-cell>
          <table:table-cell table:style-name="ce40" table:formula="of:=[NewPrefix.F46]" office:value-type="float" office:value="1.5707963267949" calcext:value-type="float">
            <text:p>1,57</text:p>
          </table:table-cell>
          <table:table-cell table:style-name="ce40" table:formula="of:=[NewPrefix.G46]" office:value-type="float" office:value="0.353553390593274" calcext:value-type="float">
            <text:p>0,35</text:p>
          </table:table-cell>
          <table:table-cell table:style-name="ce40" table:formula="of:=[NewPrefix.H46]" office:value-type="float" office:value="0.973250387800943" calcext:value-type="float">
            <text:p>0,97</text:p>
          </table:table-cell>
          <table:table-cell table:style-name="ce40" table:formula="of:=[NewPrefix.I46]" office:value-type="float" office:value="0.75" calcext:value-type="float">
            <text:p>0,75</text:p>
          </table:table-cell>
          <table:table-cell table:style-name="ce40" table:formula="of:=[NewPrefix.J46]" office:value-type="float" office:value="0.265165042944955" calcext:value-type="float">
            <text:p>0,27</text:p>
          </table:table-cell>
          <table:table-cell table:style-name="ce40" table:formula="of:=[NewPrefix.M46]" office:value-type="float" office:value="0.708434928758349" calcext:value-type="float">
            <text:p>0,71</text:p>
          </table:table-cell>
          <table:table-cell table:style-name="ce40" table:formula="of:=[NewPrefix.N46]" office:value-type="float" office:value="0.240630522056841" calcext:value-type="float">
            <text:p>0,24</text:p>
          </table:table-cell>
          <table:table-cell table:style-name="ce40" table:formula="of:=[NewPrefix.K46]" office:value-type="float" office:value="0.6925" calcext:value-type="float">
            <text:p>0,69</text:p>
          </table:table-cell>
          <table:table-cell table:style-name="ce40" table:formula="of:=[NewPrefix.L46]" office:value-type="float" office:value="0.21272484126403" calcext:value-type="float">
            <text:p>0,21</text:p>
          </table:table-cell>
          <table:table-cell table:number-columns-repeated="16370"/>
        </table:table-row>
        <table:table-row table:style-name="ro1">
          <table:table-cell table:style-name="ce40" table:formula="of:=[NewPrefix.A47]" office:value-type="float" office:value="0.576058628606957" calcext:value-type="float">
            <text:p>0,58</text:p>
          </table:table-cell>
          <table:table-cell table:style-name="ce40" table:formula="of:=[NewPrefix.B47]" office:value-type="float" office:value="0.133333333333333" calcext:value-type="float">
            <text:p>0,13</text:p>
          </table:table-cell>
          <table:table-cell table:style-name="ce40" table:formula="of:=[NewPrefix.C47]" office:value-type="float" office:value="0.75" calcext:value-type="float">
            <text:p>0,75</text:p>
          </table:table-cell>
          <table:table-cell table:style-name="ce40" table:formula="of:=[NewPrefix.D47]" office:value-type="float" office:value="90" calcext:value-type="float">
            <text:p>90,00</text:p>
          </table:table-cell>
          <table:table-cell table:style-name="ce40" table:formula="of:=[NewPrefix.E47]" office:value-type="float" office:value="0.888888888888889" calcext:value-type="float">
            <text:p>0,89</text:p>
          </table:table-cell>
          <table:table-cell table:style-name="ce40" table:formula="of:=[NewPrefix.F47]" office:value-type="float" office:value="1.5707963267949" calcext:value-type="float">
            <text:p>1,57</text:p>
          </table:table-cell>
          <table:table-cell table:style-name="ce40" table:formula="of:=[NewPrefix.G47]" office:value-type="float" office:value="0.353553390593274" calcext:value-type="float">
            <text:p>0,35</text:p>
          </table:table-cell>
          <table:table-cell table:style-name="ce40" table:formula="of:=[NewPrefix.H47]" office:value-type="float" office:value="0.989257331920509" calcext:value-type="float">
            <text:p>0,99</text:p>
          </table:table-cell>
          <table:table-cell table:style-name="ce40" table:formula="of:=[NewPrefix.I47]" office:value-type="float" office:value="0.75" calcext:value-type="float">
            <text:p>0,75</text:p>
          </table:table-cell>
          <table:table-cell table:style-name="ce40" table:formula="of:=[NewPrefix.J47]" office:value-type="float" office:value="0.265165042944955" calcext:value-type="float">
            <text:p>0,27</text:p>
          </table:table-cell>
          <table:table-cell table:style-name="ce40" table:formula="of:=[NewPrefix.M47]" office:value-type="float" office:value="0.708434928758349" calcext:value-type="float">
            <text:p>0,71</text:p>
          </table:table-cell>
          <table:table-cell table:style-name="ce40" table:formula="of:=[NewPrefix.N47]" office:value-type="float" office:value="0.229796575517858" calcext:value-type="float">
            <text:p>0,23</text:p>
          </table:table-cell>
          <table:table-cell table:style-name="ce40" table:formula="of:=[NewPrefix.K47]" office:value-type="float" office:value="0.6925" calcext:value-type="float">
            <text:p>0,69</text:p>
          </table:table-cell>
          <table:table-cell table:style-name="ce40" table:formula="of:=[NewPrefix.L47]" office:value-type="float" office:value="0.202134584242971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48]" office:value-type="float" office:value="0.578724986954852" calcext:value-type="float">
            <text:p>0,58</text:p>
          </table:table-cell>
          <table:table-cell table:style-name="ce40" table:formula="of:=[NewPrefix.B48]" office:value-type="float" office:value="0.0666666666666667" calcext:value-type="float">
            <text:p>0,07</text:p>
          </table:table-cell>
          <table:table-cell table:style-name="ce40" table:formula="of:=[NewPrefix.C48]" office:value-type="float" office:value="0.75" calcext:value-type="float">
            <text:p>0,75</text:p>
          </table:table-cell>
          <table:table-cell table:style-name="ce40" table:formula="of:=[NewPrefix.D48]" office:value-type="float" office:value="90" calcext:value-type="float">
            <text:p>90,00</text:p>
          </table:table-cell>
          <table:table-cell table:style-name="ce40" table:formula="of:=[NewPrefix.E48]" office:value-type="float" office:value="0.888888888888889" calcext:value-type="float">
            <text:p>0,89</text:p>
          </table:table-cell>
          <table:table-cell table:style-name="ce40" table:formula="of:=[NewPrefix.F48]" office:value-type="float" office:value="1.5707963267949" calcext:value-type="float">
            <text:p>1,57</text:p>
          </table:table-cell>
          <table:table-cell table:style-name="ce40" table:formula="of:=[NewPrefix.G48]" office:value-type="float" office:value="0.353553390593274" calcext:value-type="float">
            <text:p>0,35</text:p>
          </table:table-cell>
          <table:table-cell table:style-name="ce40" table:formula="of:=[NewPrefix.H48]" office:value-type="float" office:value="0.997741632230424" calcext:value-type="float">
            <text:p>1,00</text:p>
          </table:table-cell>
          <table:table-cell table:style-name="ce40" table:formula="of:=[NewPrefix.I48]" office:value-type="float" office:value="0.75" calcext:value-type="float">
            <text:p>0,75</text:p>
          </table:table-cell>
          <table:table-cell table:style-name="ce40" table:formula="of:=[NewPrefix.J48]" office:value-type="float" office:value="0.265165042944955" calcext:value-type="float">
            <text:p>0,27</text:p>
          </table:table-cell>
          <table:table-cell table:style-name="ce40" table:formula="of:=[NewPrefix.M48]" office:value-type="float" office:value="0.708434928758349" calcext:value-type="float">
            <text:p>0,71</text:p>
          </table:table-cell>
          <table:table-cell table:style-name="ce40" table:formula="of:=[NewPrefix.N48]" office:value-type="float" office:value="0.224130536485054" calcext:value-type="float">
            <text:p>0,22</text:p>
          </table:table-cell>
          <table:table-cell table:style-name="ce40" table:formula="of:=[NewPrefix.K48]" office:value-type="float" office:value="0.6925" calcext:value-type="float">
            <text:p>0,69</text:p>
          </table:table-cell>
          <table:table-cell table:style-name="ce40" table:formula="of:=[NewPrefix.L48]" office:value-type="float" office:value="0.196595992241172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49]" office:value-type="float" office:value="0.579285519748984" calcext:value-type="float">
            <text:p>0,58</text:p>
          </table:table-cell>
          <table:table-cell table:style-name="ce40" table:formula="of:=[NewPrefix.B49]" office:value-type="float" office:value="0.0333333333333333" calcext:value-type="float">
            <text:p>0,03</text:p>
          </table:table-cell>
          <table:table-cell table:style-name="ce40" table:formula="of:=[NewPrefix.C49]" office:value-type="float" office:value="0.75" calcext:value-type="float">
            <text:p>0,75</text:p>
          </table:table-cell>
          <table:table-cell table:style-name="ce40" table:formula="of:=[NewPrefix.D49]" office:value-type="float" office:value="90" calcext:value-type="float">
            <text:p>90,00</text:p>
          </table:table-cell>
          <table:table-cell table:style-name="ce40" table:formula="of:=[NewPrefix.E49]" office:value-type="float" office:value="0.888888888888889" calcext:value-type="float">
            <text:p>0,89</text:p>
          </table:table-cell>
          <table:table-cell table:style-name="ce40" table:formula="of:=[NewPrefix.F49]" office:value-type="float" office:value="1.5707963267949" calcext:value-type="float">
            <text:p>1,57</text:p>
          </table:table-cell>
          <table:table-cell table:style-name="ce40" table:formula="of:=[NewPrefix.G49]" office:value-type="float" office:value="0.353553390593274" calcext:value-type="float">
            <text:p>0,35</text:p>
          </table:table-cell>
          <table:table-cell table:style-name="ce40" table:formula="of:=[NewPrefix.H49]" office:value-type="float" office:value="0.99952523665956" calcext:value-type="float">
            <text:p>1,00</text:p>
          </table:table-cell>
          <table:table-cell table:style-name="ce40" table:formula="of:=[NewPrefix.I49]" office:value-type="float" office:value="0.75" calcext:value-type="float">
            <text:p>0,75</text:p>
          </table:table-cell>
          <table:table-cell table:style-name="ce40" table:formula="of:=[NewPrefix.J49]" office:value-type="float" office:value="0.265165042944955" calcext:value-type="float">
            <text:p>0,27</text:p>
          </table:table-cell>
          <table:table-cell table:style-name="ce40" table:formula="of:=[NewPrefix.M49]" office:value-type="float" office:value="0.708434928758349" calcext:value-type="float">
            <text:p>0,71</text:p>
          </table:table-cell>
          <table:table-cell table:style-name="ce40" table:formula="of:=[NewPrefix.N49]" office:value-type="float" office:value="0.222946033702566" calcext:value-type="float">
            <text:p>0,22</text:p>
          </table:table-cell>
          <table:table-cell table:style-name="ce40" table:formula="of:=[NewPrefix.K49]" office:value-type="float" office:value="0.6925" calcext:value-type="float">
            <text:p>0,69</text:p>
          </table:table-cell>
          <table:table-cell table:style-name="ce40" table:formula="of:=[NewPrefix.L49]" office:value-type="float" office:value="0.195438132650156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50]" office:value-type="float" office:value="0.16175810004618" calcext:value-type="float">
            <text:p>0,16</text:p>
          </table:table-cell>
          <table:table-cell table:style-name="ce40" table:formula="of:=[NewPrefix.B50]" office:value-type="float" office:value="0.2" calcext:value-type="float">
            <text:p>0,20</text:p>
          </table:table-cell>
          <table:table-cell table:style-name="ce40" table:formula="of:=[NewPrefix.C50]" office:value-type="float" office:value="1" calcext:value-type="float">
            <text:p>1,00</text:p>
          </table:table-cell>
          <table:table-cell table:style-name="ce40" table:formula="of:=[NewPrefix.D50]" office:value-type="float" office:value="30" calcext:value-type="float">
            <text:p>30,00</text:p>
          </table:table-cell>
          <table:table-cell table:style-name="ce40" table:formula="of:=[NewPrefix.E50]" office:value-type="float" office:value="0.666666666666667" calcext:value-type="float">
            <text:p>0,67</text:p>
          </table:table-cell>
          <table:table-cell table:style-name="ce40" table:formula="of:=[NewPrefix.F50]" office:value-type="float" office:value="0.523598775598299" calcext:value-type="float">
            <text:p>0,52</text:p>
          </table:table-cell>
          <table:table-cell table:style-name="ce40" table:formula="of:=[NewPrefix.G50]" office:value-type="float" office:value="0.233253175473055" calcext:value-type="float">
            <text:p>0,23</text:p>
          </table:table-cell>
          <table:table-cell table:style-name="ce40" table:formula="of:=[NewPrefix.H50]" office:value-type="float" office:value="0.992" calcext:value-type="float">
            <text:p>0,99</text:p>
          </table:table-cell>
          <table:table-cell table:style-name="ce40" table:formula="of:=[NewPrefix.I50]" office:value-type="float" office:value="0.03" calcext:value-type="float">
            <text:p>0,03</text:p>
          </table:table-cell>
          <table:table-cell table:style-name="ce40" table:formula="of:=[NewPrefix.J50]" office:value-type="float" office:value="0.0075" calcext:value-type="float">
            <text:p>0,01</text:p>
          </table:table-cell>
          <table:table-cell table:style-name="ce40" table:formula="of:=[NewPrefix.M50]" office:value-type="float" office:value="0.31" calcext:value-type="float">
            <text:p>0,31</text:p>
          </table:table-cell>
          <table:table-cell table:style-name="ce40" table:formula="of:=[NewPrefix.N50]" office:value-type="float" office:value="0.916441896334701" calcext:value-type="float">
            <text:p>0,92</text:p>
          </table:table-cell>
          <table:table-cell table:style-name="ce40" table:formula="of:=[NewPrefix.K50]" office:value-type="float" office:value="0.12" calcext:value-type="float">
            <text:p>0,12</text:p>
          </table:table-cell>
          <table:table-cell table:style-name="ce40" table:formula="of:=[NewPrefix.L50]" office:value-type="float" office:value="0.258151523999471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1]" office:value-type="float" office:value="0.162633519371412" calcext:value-type="float">
            <text:p>0,16</text:p>
          </table:table-cell>
          <table:table-cell table:style-name="ce40" table:formula="of:=[NewPrefix.B51]" office:value-type="float" office:value="0.133333333333333" calcext:value-type="float">
            <text:p>0,13</text:p>
          </table:table-cell>
          <table:table-cell table:style-name="ce40" table:formula="of:=[NewPrefix.C51]" office:value-type="float" office:value="1" calcext:value-type="float">
            <text:p>1,00</text:p>
          </table:table-cell>
          <table:table-cell table:style-name="ce40" table:formula="of:=[NewPrefix.D51]" office:value-type="float" office:value="30" calcext:value-type="float">
            <text:p>30,00</text:p>
          </table:table-cell>
          <table:table-cell table:style-name="ce40" table:formula="of:=[NewPrefix.E51]" office:value-type="float" office:value="0.666666666666667" calcext:value-type="float">
            <text:p>0,67</text:p>
          </table:table-cell>
          <table:table-cell table:style-name="ce40" table:formula="of:=[NewPrefix.F51]" office:value-type="float" office:value="0.523598775598299" calcext:value-type="float">
            <text:p>0,52</text:p>
          </table:table-cell>
          <table:table-cell table:style-name="ce40" table:formula="of:=[NewPrefix.G51]" office:value-type="float" office:value="0.233253175473055" calcext:value-type="float">
            <text:p>0,23</text:p>
          </table:table-cell>
          <table:table-cell table:style-name="ce40" table:formula="of:=[NewPrefix.H51]" office:value-type="float" office:value="0.99762962962963" calcext:value-type="float">
            <text:p>1,00</text:p>
          </table:table-cell>
          <table:table-cell table:style-name="ce40" table:formula="of:=[NewPrefix.I51]" office:value-type="float" office:value="0.03" calcext:value-type="float">
            <text:p>0,03</text:p>
          </table:table-cell>
          <table:table-cell table:style-name="ce40" table:formula="of:=[NewPrefix.J51]" office:value-type="float" office:value="0.0075" calcext:value-type="float">
            <text:p>0,01</text:p>
          </table:table-cell>
          <table:table-cell table:style-name="ce40" table:formula="of:=[NewPrefix.M51]" office:value-type="float" office:value="0.31" calcext:value-type="float">
            <text:p>0,31</text:p>
          </table:table-cell>
          <table:table-cell table:style-name="ce40" table:formula="of:=[NewPrefix.N51]" office:value-type="float" office:value="0.906126124541651" calcext:value-type="float">
            <text:p>0,91</text:p>
          </table:table-cell>
          <table:table-cell table:style-name="ce40" table:formula="of:=[NewPrefix.K51]" office:value-type="float" office:value="0.12" calcext:value-type="float">
            <text:p>0,12</text:p>
          </table:table-cell>
          <table:table-cell table:style-name="ce40" table:formula="of:=[NewPrefix.L51]" office:value-type="float" office:value="0.262144725983877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2]" office:value-type="float" office:value="0.162956042280709" calcext:value-type="float">
            <text:p>0,16</text:p>
          </table:table-cell>
          <table:table-cell table:style-name="ce40" table:formula="of:=[NewPrefix.B52]" office:value-type="float" office:value="0.0666666666666667" calcext:value-type="float">
            <text:p>0,07</text:p>
          </table:table-cell>
          <table:table-cell table:style-name="ce40" table:formula="of:=[NewPrefix.C52]" office:value-type="float" office:value="1" calcext:value-type="float">
            <text:p>1,00</text:p>
          </table:table-cell>
          <table:table-cell table:style-name="ce40" table:formula="of:=[NewPrefix.D52]" office:value-type="float" office:value="30" calcext:value-type="float">
            <text:p>30,00</text:p>
          </table:table-cell>
          <table:table-cell table:style-name="ce40" table:formula="of:=[NewPrefix.E52]" office:value-type="float" office:value="0.666666666666667" calcext:value-type="float">
            <text:p>0,67</text:p>
          </table:table-cell>
          <table:table-cell table:style-name="ce40" table:formula="of:=[NewPrefix.F52]" office:value-type="float" office:value="0.523598775598299" calcext:value-type="float">
            <text:p>0,52</text:p>
          </table:table-cell>
          <table:table-cell table:style-name="ce40" table:formula="of:=[NewPrefix.G52]" office:value-type="float" office:value="0.233253175473055" calcext:value-type="float">
            <text:p>0,23</text:p>
          </table:table-cell>
          <table:table-cell table:style-name="ce40" table:formula="of:=[NewPrefix.H52]" office:value-type="float" office:value="0.999703703703704" calcext:value-type="float">
            <text:p>1,00</text:p>
          </table:table-cell>
          <table:table-cell table:style-name="ce40" table:formula="of:=[NewPrefix.I52]" office:value-type="float" office:value="0.03" calcext:value-type="float">
            <text:p>0,03</text:p>
          </table:table-cell>
          <table:table-cell table:style-name="ce40" table:formula="of:=[NewPrefix.J52]" office:value-type="float" office:value="0.0075" calcext:value-type="float">
            <text:p>0,01</text:p>
          </table:table-cell>
          <table:table-cell table:style-name="ce40" table:formula="of:=[NewPrefix.M52]" office:value-type="float" office:value="0.31" calcext:value-type="float">
            <text:p>0,31</text:p>
          </table:table-cell>
          <table:table-cell table:style-name="ce40" table:formula="of:=[NewPrefix.N52]" office:value-type="float" office:value="0.902353516084989" calcext:value-type="float">
            <text:p>0,90</text:p>
          </table:table-cell>
          <table:table-cell table:style-name="ce40" table:formula="of:=[NewPrefix.K52]" office:value-type="float" office:value="0.12" calcext:value-type="float">
            <text:p>0,12</text:p>
          </table:table-cell>
          <table:table-cell table:style-name="ce40" table:formula="of:=[NewPrefix.L52]" office:value-type="float" office:value="0.263605090547746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3]" office:value-type="float" office:value="0.162996357644371" calcext:value-type="float">
            <text:p>0,16</text:p>
          </table:table-cell>
          <table:table-cell table:style-name="ce40" table:formula="of:=[NewPrefix.B53]" office:value-type="float" office:value="0.0333333333333333" calcext:value-type="float">
            <text:p>0,03</text:p>
          </table:table-cell>
          <table:table-cell table:style-name="ce40" table:formula="of:=[NewPrefix.C53]" office:value-type="float" office:value="1" calcext:value-type="float">
            <text:p>1,00</text:p>
          </table:table-cell>
          <table:table-cell table:style-name="ce40" table:formula="of:=[NewPrefix.D53]" office:value-type="float" office:value="30" calcext:value-type="float">
            <text:p>30,00</text:p>
          </table:table-cell>
          <table:table-cell table:style-name="ce40" table:formula="of:=[NewPrefix.E53]" office:value-type="float" office:value="0.666666666666667" calcext:value-type="float">
            <text:p>0,67</text:p>
          </table:table-cell>
          <table:table-cell table:style-name="ce40" table:formula="of:=[NewPrefix.F53]" office:value-type="float" office:value="0.523598775598299" calcext:value-type="float">
            <text:p>0,52</text:p>
          </table:table-cell>
          <table:table-cell table:style-name="ce40" table:formula="of:=[NewPrefix.G53]" office:value-type="float" office:value="0.233253175473055" calcext:value-type="float">
            <text:p>0,23</text:p>
          </table:table-cell>
          <table:table-cell table:style-name="ce40" table:formula="of:=[NewPrefix.H53]" office:value-type="float" office:value="0.999962962962963" calcext:value-type="float">
            <text:p>1,00</text:p>
          </table:table-cell>
          <table:table-cell table:style-name="ce40" table:formula="of:=[NewPrefix.I53]" office:value-type="float" office:value="0.03" calcext:value-type="float">
            <text:p>0,03</text:p>
          </table:table-cell>
          <table:table-cell table:style-name="ce40" table:formula="of:=[NewPrefix.J53]" office:value-type="float" office:value="0.0075" calcext:value-type="float">
            <text:p>0,01</text:p>
          </table:table-cell>
          <table:table-cell table:style-name="ce40" table:formula="of:=[NewPrefix.M53]" office:value-type="float" office:value="0.31" calcext:value-type="float">
            <text:p>0,31</text:p>
          </table:table-cell>
          <table:table-cell table:style-name="ce40" table:formula="of:=[NewPrefix.N53]" office:value-type="float" office:value="0.901882989780456" calcext:value-type="float">
            <text:p>0,90</text:p>
          </table:table-cell>
          <table:table-cell table:style-name="ce40" table:formula="of:=[NewPrefix.K53]" office:value-type="float" office:value="0.12" calcext:value-type="float">
            <text:p>0,12</text:p>
          </table:table-cell>
          <table:table-cell table:style-name="ce40" table:formula="of:=[NewPrefix.L53]" office:value-type="float" office:value="0.263787229762404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4]" office:value-type="float" office:value="0.275563455511347" calcext:value-type="float">
            <text:p>0,28</text:p>
          </table:table-cell>
          <table:table-cell table:style-name="ce40" table:formula="of:=[NewPrefix.B54]" office:value-type="float" office:value="0.2" calcext:value-type="float">
            <text:p>0,20</text:p>
          </table:table-cell>
          <table:table-cell table:style-name="ce40" table:formula="of:=[NewPrefix.C54]" office:value-type="float" office:value="1" calcext:value-type="float">
            <text:p>1,00</text:p>
          </table:table-cell>
          <table:table-cell table:style-name="ce40" table:formula="of:=[NewPrefix.D54]" office:value-type="float" office:value="50" calcext:value-type="float">
            <text:p>50,00</text:p>
          </table:table-cell>
          <table:table-cell table:style-name="ce40" table:formula="of:=[NewPrefix.E54]" office:value-type="float" office:value="0.666666666666667" calcext:value-type="float">
            <text:p>0,67</text:p>
          </table:table-cell>
          <table:table-cell table:style-name="ce40" table:formula="of:=[NewPrefix.F54]" office:value-type="float" office:value="0.872664625997165" calcext:value-type="float">
            <text:p>0,87</text:p>
          </table:table-cell>
          <table:table-cell table:style-name="ce40" table:formula="of:=[NewPrefix.G54]" office:value-type="float" office:value="0.314612079906271" calcext:value-type="float">
            <text:p>0,31</text:p>
          </table:table-cell>
          <table:table-cell table:style-name="ce40" table:formula="of:=[NewPrefix.H54]" office:value-type="float" office:value="0.992" calcext:value-type="float">
            <text:p>0,99</text:p>
          </table:table-cell>
          <table:table-cell table:style-name="ce40" table:formula="of:=[NewPrefix.I54]" office:value-type="float" office:value="0.27" calcext:value-type="float">
            <text:p>0,27</text:p>
          </table:table-cell>
          <table:table-cell table:style-name="ce40" table:formula="of:=[NewPrefix.J54]" office:value-type="float" office:value="0.0675" calcext:value-type="float">
            <text:p>0,07</text:p>
          </table:table-cell>
          <table:table-cell table:style-name="ce40" table:formula="of:=[NewPrefix.M54]" office:value-type="float" office:value="0.41" calcext:value-type="float">
            <text:p>0,41</text:p>
          </table:table-cell>
          <table:table-cell table:style-name="ce40" table:formula="of:=[NewPrefix.N54]" office:value-type="float" office:value="0.487860570042523" calcext:value-type="float">
            <text:p>0,49</text:p>
          </table:table-cell>
          <table:table-cell table:style-name="ce40" table:formula="of:=[NewPrefix.K54]" office:value-type="float" office:value="0.2" calcext:value-type="float">
            <text:p>0,20</text:p>
          </table:table-cell>
          <table:table-cell table:style-name="ce40" table:formula="of:=[NewPrefix.L54]" office:value-type="float" office:value="0.274214356076818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55]" office:value-type="float" office:value="0.276744221835933" calcext:value-type="float">
            <text:p>0,28</text:p>
          </table:table-cell>
          <table:table-cell table:style-name="ce40" table:formula="of:=[NewPrefix.B55]" office:value-type="float" office:value="0.133333333333333" calcext:value-type="float">
            <text:p>0,13</text:p>
          </table:table-cell>
          <table:table-cell table:style-name="ce40" table:formula="of:=[NewPrefix.C55]" office:value-type="float" office:value="1" calcext:value-type="float">
            <text:p>1,00</text:p>
          </table:table-cell>
          <table:table-cell table:style-name="ce40" table:formula="of:=[NewPrefix.D55]" office:value-type="float" office:value="50" calcext:value-type="float">
            <text:p>50,00</text:p>
          </table:table-cell>
          <table:table-cell table:style-name="ce40" table:formula="of:=[NewPrefix.E55]" office:value-type="float" office:value="0.666666666666667" calcext:value-type="float">
            <text:p>0,67</text:p>
          </table:table-cell>
          <table:table-cell table:style-name="ce40" table:formula="of:=[NewPrefix.F55]" office:value-type="float" office:value="0.872664625997165" calcext:value-type="float">
            <text:p>0,87</text:p>
          </table:table-cell>
          <table:table-cell table:style-name="ce40" table:formula="of:=[NewPrefix.G55]" office:value-type="float" office:value="0.314612079906271" calcext:value-type="float">
            <text:p>0,31</text:p>
          </table:table-cell>
          <table:table-cell table:style-name="ce40" table:formula="of:=[NewPrefix.H55]" office:value-type="float" office:value="0.99762962962963" calcext:value-type="float">
            <text:p>1,00</text:p>
          </table:table-cell>
          <table:table-cell table:style-name="ce40" table:formula="of:=[NewPrefix.I55]" office:value-type="float" office:value="0.27" calcext:value-type="float">
            <text:p>0,27</text:p>
          </table:table-cell>
          <table:table-cell table:style-name="ce40" table:formula="of:=[NewPrefix.J55]" office:value-type="float" office:value="0.0675" calcext:value-type="float">
            <text:p>0,07</text:p>
          </table:table-cell>
          <table:table-cell table:style-name="ce40" table:formula="of:=[NewPrefix.M55]" office:value-type="float" office:value="0.41" calcext:value-type="float">
            <text:p>0,41</text:p>
          </table:table-cell>
          <table:table-cell table:style-name="ce40" table:formula="of:=[NewPrefix.N55]" office:value-type="float" office:value="0.481512413448208" calcext:value-type="float">
            <text:p>0,48</text:p>
          </table:table-cell>
          <table:table-cell table:style-name="ce40" table:formula="of:=[NewPrefix.K55]" office:value-type="float" office:value="0.2" calcext:value-type="float">
            <text:p>0,20</text:p>
          </table:table-cell>
          <table:table-cell table:style-name="ce40" table:formula="of:=[NewPrefix.L55]" office:value-type="float" office:value="0.277311017830142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56]" office:value-type="float" office:value="0.277179241008149" calcext:value-type="float">
            <text:p>0,28</text:p>
          </table:table-cell>
          <table:table-cell table:style-name="ce40" table:formula="of:=[NewPrefix.B56]" office:value-type="float" office:value="0.0666666666666667" calcext:value-type="float">
            <text:p>0,07</text:p>
          </table:table-cell>
          <table:table-cell table:style-name="ce40" table:formula="of:=[NewPrefix.C56]" office:value-type="float" office:value="1" calcext:value-type="float">
            <text:p>1,00</text:p>
          </table:table-cell>
          <table:table-cell table:style-name="ce40" table:formula="of:=[NewPrefix.D56]" office:value-type="float" office:value="50" calcext:value-type="float">
            <text:p>50,00</text:p>
          </table:table-cell>
          <table:table-cell table:style-name="ce40" table:formula="of:=[NewPrefix.E56]" office:value-type="float" office:value="0.666666666666667" calcext:value-type="float">
            <text:p>0,67</text:p>
          </table:table-cell>
          <table:table-cell table:style-name="ce40" table:formula="of:=[NewPrefix.F56]" office:value-type="float" office:value="0.872664625997165" calcext:value-type="float">
            <text:p>0,87</text:p>
          </table:table-cell>
          <table:table-cell table:style-name="ce40" table:formula="of:=[NewPrefix.G56]" office:value-type="float" office:value="0.314612079906271" calcext:value-type="float">
            <text:p>0,31</text:p>
          </table:table-cell>
          <table:table-cell table:style-name="ce40" table:formula="of:=[NewPrefix.H56]" office:value-type="float" office:value="0.999703703703704" calcext:value-type="float">
            <text:p>1,00</text:p>
          </table:table-cell>
          <table:table-cell table:style-name="ce40" table:formula="of:=[NewPrefix.I56]" office:value-type="float" office:value="0.27" calcext:value-type="float">
            <text:p>0,27</text:p>
          </table:table-cell>
          <table:table-cell table:style-name="ce40" table:formula="of:=[NewPrefix.J56]" office:value-type="float" office:value="0.0675" calcext:value-type="float">
            <text:p>0,07</text:p>
          </table:table-cell>
          <table:table-cell table:style-name="ce40" table:formula="of:=[NewPrefix.M56]" office:value-type="float" office:value="0.41" calcext:value-type="float">
            <text:p>0,41</text:p>
          </table:table-cell>
          <table:table-cell table:style-name="ce40" table:formula="of:=[NewPrefix.N56]" office:value-type="float" office:value="0.479187252655568" calcext:value-type="float">
            <text:p>0,48</text:p>
          </table:table-cell>
          <table:table-cell table:style-name="ce40" table:formula="of:=[NewPrefix.K56]" office:value-type="float" office:value="0.2" calcext:value-type="float">
            <text:p>0,20</text:p>
          </table:table-cell>
          <table:table-cell table:style-name="ce40" table:formula="of:=[NewPrefix.L56]" office:value-type="float" office:value="0.27844524260704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57]" office:value-type="float" office:value="0.277233618404677" calcext:value-type="float">
            <text:p>0,28</text:p>
          </table:table-cell>
          <table:table-cell table:style-name="ce40" table:formula="of:=[NewPrefix.B57]" office:value-type="float" office:value="0.0333333333333333" calcext:value-type="float">
            <text:p>0,03</text:p>
          </table:table-cell>
          <table:table-cell table:style-name="ce40" table:formula="of:=[NewPrefix.C57]" office:value-type="float" office:value="1" calcext:value-type="float">
            <text:p>1,00</text:p>
          </table:table-cell>
          <table:table-cell table:style-name="ce40" table:formula="of:=[NewPrefix.D57]" office:value-type="float" office:value="50" calcext:value-type="float">
            <text:p>50,00</text:p>
          </table:table-cell>
          <table:table-cell table:style-name="ce40" table:formula="of:=[NewPrefix.E57]" office:value-type="float" office:value="0.666666666666667" calcext:value-type="float">
            <text:p>0,67</text:p>
          </table:table-cell>
          <table:table-cell table:style-name="ce40" table:formula="of:=[NewPrefix.F57]" office:value-type="float" office:value="0.872664625997165" calcext:value-type="float">
            <text:p>0,87</text:p>
          </table:table-cell>
          <table:table-cell table:style-name="ce40" table:formula="of:=[NewPrefix.G57]" office:value-type="float" office:value="0.314612079906271" calcext:value-type="float">
            <text:p>0,31</text:p>
          </table:table-cell>
          <table:table-cell table:style-name="ce40" table:formula="of:=[NewPrefix.H57]" office:value-type="float" office:value="0.999962962962963" calcext:value-type="float">
            <text:p>1,00</text:p>
          </table:table-cell>
          <table:table-cell table:style-name="ce40" table:formula="of:=[NewPrefix.I57]" office:value-type="float" office:value="0.27" calcext:value-type="float">
            <text:p>0,27</text:p>
          </table:table-cell>
          <table:table-cell table:style-name="ce40" table:formula="of:=[NewPrefix.J57]" office:value-type="float" office:value="0.0675" calcext:value-type="float">
            <text:p>0,07</text:p>
          </table:table-cell>
          <table:table-cell table:style-name="ce40" table:formula="of:=[NewPrefix.M57]" office:value-type="float" office:value="0.41" calcext:value-type="float">
            <text:p>0,41</text:p>
          </table:table-cell>
          <table:table-cell table:style-name="ce40" table:formula="of:=[NewPrefix.N57]" office:value-type="float" office:value="0.478897120628153" calcext:value-type="float">
            <text:p>0,48</text:p>
          </table:table-cell>
          <table:table-cell table:style-name="ce40" table:formula="of:=[NewPrefix.K57]" office:value-type="float" office:value="0.2" calcext:value-type="float">
            <text:p>0,20</text:p>
          </table:table-cell>
          <table:table-cell table:style-name="ce40" table:formula="of:=[NewPrefix.L57]" office:value-type="float" office:value="0.278586770425291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58]" office:value-type="float" office:value="0.335999622370691" calcext:value-type="float">
            <text:p>0,34</text:p>
          </table:table-cell>
          <table:table-cell table:style-name="ce40" table:formula="of:=[NewPrefix.B58]" office:value-type="float" office:value="0.2" calcext:value-type="float">
            <text:p>0,20</text:p>
          </table:table-cell>
          <table:table-cell table:style-name="ce40" table:formula="of:=[NewPrefix.C58]" office:value-type="float" office:value="1" calcext:value-type="float">
            <text:p>1,00</text:p>
          </table:table-cell>
          <table:table-cell table:style-name="ce40" table:formula="of:=[NewPrefix.D58]" office:value-type="float" office:value="70" calcext:value-type="float">
            <text:p>70,00</text:p>
          </table:table-cell>
          <table:table-cell table:style-name="ce40" table:formula="of:=[NewPrefix.E58]" office:value-type="float" office:value="0.666666666666667" calcext:value-type="float">
            <text:p>0,67</text:p>
          </table:table-cell>
          <table:table-cell table:style-name="ce40" table:formula="of:=[NewPrefix.F58]" office:value-type="float" office:value="1.22173047639603" calcext:value-type="float">
            <text:p>1,22</text:p>
          </table:table-cell>
          <table:table-cell table:style-name="ce40" table:formula="of:=[NewPrefix.G58]" office:value-type="float" office:value="0.315271606407295" calcext:value-type="float">
            <text:p>0,32</text:p>
          </table:table-cell>
          <table:table-cell table:style-name="ce40" table:formula="of:=[NewPrefix.H58]" office:value-type="float" office:value="0.992" calcext:value-type="float">
            <text:p>0,99</text:p>
          </table:table-cell>
          <table:table-cell table:style-name="ce40" table:formula="of:=[NewPrefix.I58]" office:value-type="float" office:value="0.51" calcext:value-type="float">
            <text:p>0,51</text:p>
          </table:table-cell>
          <table:table-cell table:style-name="ce40" table:formula="of:=[NewPrefix.J58]" office:value-type="float" office:value="0.1275" calcext:value-type="float">
            <text:p>0,13</text:p>
          </table:table-cell>
          <table:table-cell table:style-name="ce40" table:formula="of:=[NewPrefix.M58]" office:value-type="float" office:value="0.51" calcext:value-type="float">
            <text:p>0,51</text:p>
          </table:table-cell>
          <table:table-cell table:style-name="ce40" table:formula="of:=[NewPrefix.N58]" office:value-type="float" office:value="0.517858848773776" calcext:value-type="float">
            <text:p>0,52</text:p>
          </table:table-cell>
          <table:table-cell table:style-name="ce40" table:formula="of:=[NewPrefix.K58]" office:value-type="float" office:value="0.28" calcext:value-type="float">
            <text:p>0,28</text:p>
          </table:table-cell>
          <table:table-cell table:style-name="ce40" table:formula="of:=[NewPrefix.L58]" office:value-type="float" office:value="0.166665730084986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59]" office:value-type="float" office:value="0.337182863955232" calcext:value-type="float">
            <text:p>0,34</text:p>
          </table:table-cell>
          <table:table-cell table:style-name="ce40" table:formula="of:=[NewPrefix.B59]" office:value-type="float" office:value="0.133333333333333" calcext:value-type="float">
            <text:p>0,13</text:p>
          </table:table-cell>
          <table:table-cell table:style-name="ce40" table:formula="of:=[NewPrefix.C59]" office:value-type="float" office:value="1" calcext:value-type="float">
            <text:p>1,00</text:p>
          </table:table-cell>
          <table:table-cell table:style-name="ce40" table:formula="of:=[NewPrefix.D59]" office:value-type="float" office:value="70" calcext:value-type="float">
            <text:p>70,00</text:p>
          </table:table-cell>
          <table:table-cell table:style-name="ce40" table:formula="of:=[NewPrefix.E59]" office:value-type="float" office:value="0.666666666666667" calcext:value-type="float">
            <text:p>0,67</text:p>
          </table:table-cell>
          <table:table-cell table:style-name="ce40" table:formula="of:=[NewPrefix.F59]" office:value-type="float" office:value="1.22173047639603" calcext:value-type="float">
            <text:p>1,22</text:p>
          </table:table-cell>
          <table:table-cell table:style-name="ce40" table:formula="of:=[NewPrefix.G59]" office:value-type="float" office:value="0.315271606407295" calcext:value-type="float">
            <text:p>0,32</text:p>
          </table:table-cell>
          <table:table-cell table:style-name="ce40" table:formula="of:=[NewPrefix.H59]" office:value-type="float" office:value="0.99762962962963" calcext:value-type="float">
            <text:p>1,00</text:p>
          </table:table-cell>
          <table:table-cell table:style-name="ce40" table:formula="of:=[NewPrefix.I59]" office:value-type="float" office:value="0.51" calcext:value-type="float">
            <text:p>0,51</text:p>
          </table:table-cell>
          <table:table-cell table:style-name="ce40" table:formula="of:=[NewPrefix.J59]" office:value-type="float" office:value="0.1275" calcext:value-type="float">
            <text:p>0,13</text:p>
          </table:table-cell>
          <table:table-cell table:style-name="ce40" table:formula="of:=[NewPrefix.M59]" office:value-type="float" office:value="0.51" calcext:value-type="float">
            <text:p>0,51</text:p>
          </table:table-cell>
          <table:table-cell table:style-name="ce40" table:formula="of:=[NewPrefix.N59]" office:value-type="float" office:value="0.512532380849916" calcext:value-type="float">
            <text:p>0,51</text:p>
          </table:table-cell>
          <table:table-cell table:style-name="ce40" table:formula="of:=[NewPrefix.K59]" office:value-type="float" office:value="0.28" calcext:value-type="float">
            <text:p>0,28</text:p>
          </table:table-cell>
          <table:table-cell table:style-name="ce40" table:formula="of:=[NewPrefix.L59]" office:value-type="float" office:value="0.169590065415732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60]" office:value-type="float" office:value="0.337618795065326" calcext:value-type="float">
            <text:p>0,34</text:p>
          </table:table-cell>
          <table:table-cell table:style-name="ce40" table:formula="of:=[NewPrefix.B60]" office:value-type="float" office:value="0.0666666666666667" calcext:value-type="float">
            <text:p>0,07</text:p>
          </table:table-cell>
          <table:table-cell table:style-name="ce40" table:formula="of:=[NewPrefix.C60]" office:value-type="float" office:value="1" calcext:value-type="float">
            <text:p>1,00</text:p>
          </table:table-cell>
          <table:table-cell table:style-name="ce40" table:formula="of:=[NewPrefix.D60]" office:value-type="float" office:value="70" calcext:value-type="float">
            <text:p>70,00</text:p>
          </table:table-cell>
          <table:table-cell table:style-name="ce40" table:formula="of:=[NewPrefix.E60]" office:value-type="float" office:value="0.666666666666667" calcext:value-type="float">
            <text:p>0,67</text:p>
          </table:table-cell>
          <table:table-cell table:style-name="ce40" table:formula="of:=[NewPrefix.F60]" office:value-type="float" office:value="1.22173047639603" calcext:value-type="float">
            <text:p>1,22</text:p>
          </table:table-cell>
          <table:table-cell table:style-name="ce40" table:formula="of:=[NewPrefix.G60]" office:value-type="float" office:value="0.315271606407295" calcext:value-type="float">
            <text:p>0,32</text:p>
          </table:table-cell>
          <table:table-cell table:style-name="ce40" table:formula="of:=[NewPrefix.H60]" office:value-type="float" office:value="0.999703703703704" calcext:value-type="float">
            <text:p>1,00</text:p>
          </table:table-cell>
          <table:table-cell table:style-name="ce40" table:formula="of:=[NewPrefix.I60]" office:value-type="float" office:value="0.51" calcext:value-type="float">
            <text:p>0,51</text:p>
          </table:table-cell>
          <table:table-cell table:style-name="ce40" table:formula="of:=[NewPrefix.J60]" office:value-type="float" office:value="0.1275" calcext:value-type="float">
            <text:p>0,13</text:p>
          </table:table-cell>
          <table:table-cell table:style-name="ce40" table:formula="of:=[NewPrefix.M60]" office:value-type="float" office:value="0.51" calcext:value-type="float">
            <text:p>0,51</text:p>
          </table:table-cell>
          <table:table-cell table:style-name="ce40" table:formula="of:=[NewPrefix.N60]" office:value-type="float" office:value="0.510579409245626" calcext:value-type="float">
            <text:p>0,51</text:p>
          </table:table-cell>
          <table:table-cell table:style-name="ce40" table:formula="of:=[NewPrefix.K60]" office:value-type="float" office:value="0.28" calcext:value-type="float">
            <text:p>0,28</text:p>
          </table:table-cell>
          <table:table-cell table:style-name="ce40" table:formula="of:=[NewPrefix.L60]" office:value-type="float" office:value="0.170662285120048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61]" office:value-type="float" office:value="0.337673286454088" calcext:value-type="float">
            <text:p>0,34</text:p>
          </table:table-cell>
          <table:table-cell table:style-name="ce40" table:formula="of:=[NewPrefix.B61]" office:value-type="float" office:value="0.0333333333333333" calcext:value-type="float">
            <text:p>0,03</text:p>
          </table:table-cell>
          <table:table-cell table:style-name="ce40" table:formula="of:=[NewPrefix.C61]" office:value-type="float" office:value="1" calcext:value-type="float">
            <text:p>1,00</text:p>
          </table:table-cell>
          <table:table-cell table:style-name="ce40" table:formula="of:=[NewPrefix.D61]" office:value-type="float" office:value="70" calcext:value-type="float">
            <text:p>70,00</text:p>
          </table:table-cell>
          <table:table-cell table:style-name="ce40" table:formula="of:=[NewPrefix.E61]" office:value-type="float" office:value="0.666666666666667" calcext:value-type="float">
            <text:p>0,67</text:p>
          </table:table-cell>
          <table:table-cell table:style-name="ce40" table:formula="of:=[NewPrefix.F61]" office:value-type="float" office:value="1.22173047639603" calcext:value-type="float">
            <text:p>1,22</text:p>
          </table:table-cell>
          <table:table-cell table:style-name="ce40" table:formula="of:=[NewPrefix.G61]" office:value-type="float" office:value="0.315271606407295" calcext:value-type="float">
            <text:p>0,32</text:p>
          </table:table-cell>
          <table:table-cell table:style-name="ce40" table:formula="of:=[NewPrefix.H61]" office:value-type="float" office:value="0.999962962962963" calcext:value-type="float">
            <text:p>1,00</text:p>
          </table:table-cell>
          <table:table-cell table:style-name="ce40" table:formula="of:=[NewPrefix.I61]" office:value-type="float" office:value="0.51" calcext:value-type="float">
            <text:p>0,51</text:p>
          </table:table-cell>
          <table:table-cell table:style-name="ce40" table:formula="of:=[NewPrefix.J61]" office:value-type="float" office:value="0.1275" calcext:value-type="float">
            <text:p>0,13</text:p>
          </table:table-cell>
          <table:table-cell table:style-name="ce40" table:formula="of:=[NewPrefix.M61]" office:value-type="float" office:value="0.51" calcext:value-type="float">
            <text:p>0,51</text:p>
          </table:table-cell>
          <table:table-cell table:style-name="ce40" table:formula="of:=[NewPrefix.N61]" office:value-type="float" office:value="0.510335642346832" calcext:value-type="float">
            <text:p>0,51</text:p>
          </table:table-cell>
          <table:table-cell table:style-name="ce40" table:formula="of:=[NewPrefix.K61]" office:value-type="float" office:value="0.28" calcext:value-type="float">
            <text:p>0,28</text:p>
          </table:table-cell>
          <table:table-cell table:style-name="ce40" table:formula="of:=[NewPrefix.L61]" office:value-type="float" office:value="0.17079611792723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62]" office:value-type="float" office:value="0.352833333333333" calcext:value-type="float">
            <text:p>0,35</text:p>
          </table:table-cell>
          <table:table-cell table:style-name="ce40" table:formula="of:=[NewPrefix.B62]" office:value-type="float" office:value="0.2" calcext:value-type="float">
            <text:p>0,20</text:p>
          </table:table-cell>
          <table:table-cell table:style-name="ce40" table:formula="of:=[NewPrefix.C62]" office:value-type="float" office:value="1" calcext:value-type="float">
            <text:p>1,00</text:p>
          </table:table-cell>
          <table:table-cell table:style-name="ce40" table:formula="of:=[NewPrefix.D62]" office:value-type="float" office:value="90" calcext:value-type="float">
            <text:p>90,00</text:p>
          </table:table-cell>
          <table:table-cell table:style-name="ce40" table:formula="of:=[NewPrefix.E62]" office:value-type="float" office:value="0.666666666666667" calcext:value-type="float">
            <text:p>0,67</text:p>
          </table:table-cell>
          <table:table-cell table:style-name="ce40" table:formula="of:=[NewPrefix.F62]" office:value-type="float" office:value="1.5707963267949" calcext:value-type="float">
            <text:p>1,57</text:p>
          </table:table-cell>
          <table:table-cell table:style-name="ce40" table:formula="of:=[NewPrefix.G62]" office:value-type="float" office:value="0.25" calcext:value-type="float">
            <text:p>0,25</text:p>
          </table:table-cell>
          <table:table-cell table:style-name="ce40" table:formula="of:=[NewPrefix.H62]" office:value-type="float" office:value="0.992" calcext:value-type="float">
            <text:p>0,99</text:p>
          </table:table-cell>
          <table:table-cell table:style-name="ce40" table:formula="of:=[NewPrefix.I62]" office:value-type="float" office:value="0.75" calcext:value-type="float">
            <text:p>0,75</text:p>
          </table:table-cell>
          <table:table-cell table:style-name="ce40" table:formula="of:=[NewPrefix.J62]" office:value-type="float" office:value="0.1875" calcext:value-type="float">
            <text:p>0,19</text:p>
          </table:table-cell>
          <table:table-cell table:style-name="ce40" table:formula="of:=[NewPrefix.M62]" office:value-type="float" office:value="0.61" calcext:value-type="float">
            <text:p>0,61</text:p>
          </table:table-cell>
          <table:table-cell table:style-name="ce40" table:formula="of:=[NewPrefix.N62]" office:value-type="float" office:value="0.728861596598961" calcext:value-type="float">
            <text:p>0,73</text:p>
          </table:table-cell>
          <table:table-cell table:style-name="ce40" table:formula="of:=[NewPrefix.K62]" office:value-type="float" office:value="0.36" calcext:value-type="float">
            <text:p>0,36</text:p>
          </table:table-cell>
          <table:table-cell table:style-name="ce40" table:formula="of:=[NewPrefix.L62]" office:value-type="float" office:value="0.020311761927255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63]" office:value-type="float" office:value="0.353771604938272" calcext:value-type="float">
            <text:p>0,35</text:p>
          </table:table-cell>
          <table:table-cell table:style-name="ce40" table:formula="of:=[NewPrefix.B63]" office:value-type="float" office:value="0.133333333333333" calcext:value-type="float">
            <text:p>0,13</text:p>
          </table:table-cell>
          <table:table-cell table:style-name="ce40" table:formula="of:=[NewPrefix.C63]" office:value-type="float" office:value="1" calcext:value-type="float">
            <text:p>1,00</text:p>
          </table:table-cell>
          <table:table-cell table:style-name="ce40" table:formula="of:=[NewPrefix.D63]" office:value-type="float" office:value="90" calcext:value-type="float">
            <text:p>90,00</text:p>
          </table:table-cell>
          <table:table-cell table:style-name="ce40" table:formula="of:=[NewPrefix.E63]" office:value-type="float" office:value="0.666666666666667" calcext:value-type="float">
            <text:p>0,67</text:p>
          </table:table-cell>
          <table:table-cell table:style-name="ce40" table:formula="of:=[NewPrefix.F63]" office:value-type="float" office:value="1.5707963267949" calcext:value-type="float">
            <text:p>1,57</text:p>
          </table:table-cell>
          <table:table-cell table:style-name="ce40" table:formula="of:=[NewPrefix.G63]" office:value-type="float" office:value="0.25" calcext:value-type="float">
            <text:p>0,25</text:p>
          </table:table-cell>
          <table:table-cell table:style-name="ce40" table:formula="of:=[NewPrefix.H63]" office:value-type="float" office:value="0.99762962962963" calcext:value-type="float">
            <text:p>1,00</text:p>
          </table:table-cell>
          <table:table-cell table:style-name="ce40" table:formula="of:=[NewPrefix.I63]" office:value-type="float" office:value="0.75" calcext:value-type="float">
            <text:p>0,75</text:p>
          </table:table-cell>
          <table:table-cell table:style-name="ce40" table:formula="of:=[NewPrefix.J63]" office:value-type="float" office:value="0.1875" calcext:value-type="float">
            <text:p>0,19</text:p>
          </table:table-cell>
          <table:table-cell table:style-name="ce40" table:formula="of:=[NewPrefix.M63]" office:value-type="float" office:value="0.61" calcext:value-type="float">
            <text:p>0,61</text:p>
          </table:table-cell>
          <table:table-cell table:style-name="ce40" table:formula="of:=[NewPrefix.N63]" office:value-type="float" office:value="0.724276316937412" calcext:value-type="float">
            <text:p>0,72</text:p>
          </table:table-cell>
          <table:table-cell table:style-name="ce40" table:formula="of:=[NewPrefix.K63]" office:value-type="float" office:value="0.36" calcext:value-type="float">
            <text:p>0,36</text:p>
          </table:table-cell>
          <table:table-cell table:style-name="ce40" table:formula="of:=[NewPrefix.L63]" office:value-type="float" office:value="0.0176056952417512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64]" office:value-type="float" office:value="0.354117283950617" calcext:value-type="float">
            <text:p>0,35</text:p>
          </table:table-cell>
          <table:table-cell table:style-name="ce40" table:formula="of:=[NewPrefix.B64]" office:value-type="float" office:value="0.0666666666666667" calcext:value-type="float">
            <text:p>0,07</text:p>
          </table:table-cell>
          <table:table-cell table:style-name="ce40" table:formula="of:=[NewPrefix.C64]" office:value-type="float" office:value="1" calcext:value-type="float">
            <text:p>1,00</text:p>
          </table:table-cell>
          <table:table-cell table:style-name="ce40" table:formula="of:=[NewPrefix.D64]" office:value-type="float" office:value="90" calcext:value-type="float">
            <text:p>90,00</text:p>
          </table:table-cell>
          <table:table-cell table:style-name="ce40" table:formula="of:=[NewPrefix.E64]" office:value-type="float" office:value="0.666666666666667" calcext:value-type="float">
            <text:p>0,67</text:p>
          </table:table-cell>
          <table:table-cell table:style-name="ce40" table:formula="of:=[NewPrefix.F64]" office:value-type="float" office:value="1.5707963267949" calcext:value-type="float">
            <text:p>1,57</text:p>
          </table:table-cell>
          <table:table-cell table:style-name="ce40" table:formula="of:=[NewPrefix.G64]" office:value-type="float" office:value="0.25" calcext:value-type="float">
            <text:p>0,25</text:p>
          </table:table-cell>
          <table:table-cell table:style-name="ce40" table:formula="of:=[NewPrefix.H64]" office:value-type="float" office:value="0.999703703703704" calcext:value-type="float">
            <text:p>1,00</text:p>
          </table:table-cell>
          <table:table-cell table:style-name="ce40" table:formula="of:=[NewPrefix.I64]" office:value-type="float" office:value="0.75" calcext:value-type="float">
            <text:p>0,75</text:p>
          </table:table-cell>
          <table:table-cell table:style-name="ce40" table:formula="of:=[NewPrefix.J64]" office:value-type="float" office:value="0.1875" calcext:value-type="float">
            <text:p>0,19</text:p>
          </table:table-cell>
          <table:table-cell table:style-name="ce40" table:formula="of:=[NewPrefix.M64]" office:value-type="float" office:value="0.61" calcext:value-type="float">
            <text:p>0,61</text:p>
          </table:table-cell>
          <table:table-cell table:style-name="ce40" table:formula="of:=[NewPrefix.N64]" office:value-type="float" office:value="0.722593128453641" calcext:value-type="float">
            <text:p>0,72</text:p>
          </table:table-cell>
          <table:table-cell table:style-name="ce40" table:formula="of:=[NewPrefix.K64]" office:value-type="float" office:value="0.36" calcext:value-type="float">
            <text:p>0,36</text:p>
          </table:table-cell>
          <table:table-cell table:style-name="ce40" table:formula="of:=[NewPrefix.L64]" office:value-type="float" office:value="0.0166123381037879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65]" office:value-type="float" office:value="0.35416049382716" calcext:value-type="float">
            <text:p>0,35</text:p>
          </table:table-cell>
          <table:table-cell table:style-name="ce40" table:formula="of:=[NewPrefix.B65]" office:value-type="float" office:value="0.0333333333333333" calcext:value-type="float">
            <text:p>0,03</text:p>
          </table:table-cell>
          <table:table-cell table:style-name="ce40" table:formula="of:=[NewPrefix.C65]" office:value-type="float" office:value="1" calcext:value-type="float">
            <text:p>1,00</text:p>
          </table:table-cell>
          <table:table-cell table:style-name="ce40" table:formula="of:=[NewPrefix.D65]" office:value-type="float" office:value="90" calcext:value-type="float">
            <text:p>90,00</text:p>
          </table:table-cell>
          <table:table-cell table:style-name="ce40" table:formula="of:=[NewPrefix.E65]" office:value-type="float" office:value="0.666666666666667" calcext:value-type="float">
            <text:p>0,67</text:p>
          </table:table-cell>
          <table:table-cell table:style-name="ce40" table:formula="of:=[NewPrefix.F65]" office:value-type="float" office:value="1.5707963267949" calcext:value-type="float">
            <text:p>1,57</text:p>
          </table:table-cell>
          <table:table-cell table:style-name="ce40" table:formula="of:=[NewPrefix.G65]" office:value-type="float" office:value="0.25" calcext:value-type="float">
            <text:p>0,25</text:p>
          </table:table-cell>
          <table:table-cell table:style-name="ce40" table:formula="of:=[NewPrefix.H65]" office:value-type="float" office:value="0.999962962962963" calcext:value-type="float">
            <text:p>1,00</text:p>
          </table:table-cell>
          <table:table-cell table:style-name="ce40" table:formula="of:=[NewPrefix.I65]" office:value-type="float" office:value="0.75" calcext:value-type="float">
            <text:p>0,75</text:p>
          </table:table-cell>
          <table:table-cell table:style-name="ce40" table:formula="of:=[NewPrefix.J65]" office:value-type="float" office:value="0.1875" calcext:value-type="float">
            <text:p>0,19</text:p>
          </table:table-cell>
          <table:table-cell table:style-name="ce40" table:formula="of:=[NewPrefix.M65]" office:value-type="float" office:value="0.61" calcext:value-type="float">
            <text:p>0,61</text:p>
          </table:table-cell>
          <table:table-cell table:style-name="ce40" table:formula="of:=[NewPrefix.N65]" office:value-type="float" office:value="0.722382960923066" calcext:value-type="float">
            <text:p>0,72</text:p>
          </table:table-cell>
          <table:table-cell table:style-name="ce40" table:formula="of:=[NewPrefix.K65]" office:value-type="float" office:value="0.36" calcext:value-type="float">
            <text:p>0,36</text:p>
          </table:table-cell>
          <table:table-cell table:style-name="ce40" table:formula="of:=[NewPrefix.L65]" office:value-type="float" office:value="0.0164883048070555" calcext:value-type="float">
            <text:p>0,02</text:p>
          </table:table-cell>
          <table:table-cell table:number-columns-repeated="16370"/>
        </table:table-row>
        <table:table-row table:style-name="ro1" table:number-rows-repeated="3">
          <table:table-cell table:style-name="ce40" table:number-columns-repeated="14"/>
          <table:table-cell table:number-columns-repeated="16370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urface" table:style-name="ta3">
        <table:table-column table:style-name="co19" table:number-columns-repeated="2" table:default-cell-style-name="ce3"/>
        <table:table-column table:style-name="co23" table:default-cell-style-name="ce3"/>
        <table:table-column table:style-name="co19" table:number-columns-repeated="16381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dvanced_formula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90" calcext:value-type="float">
            <text:p>90,00</text:p>
          </table:table-cell>
          <table:table-cell table:formula="of:=(([.A2]^(-5/3)*(4/25))+([.B2]/200))" office:value-type="float" office:value="0.61" calcext:value-type="float">
            <text:p>0,6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90" calcext:value-type="float">
            <text:p>90,00</text:p>
          </table:table-cell>
          <table:table-cell table:formula="of:=(([.A3]^(-5/3)*(4/25))+([.B3]/200))" office:value-type="float" office:value="0.640713952514692" calcext:value-type="float">
            <text:p>0,6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90" calcext:value-type="float">
            <text:p>90,00</text:p>
          </table:table-cell>
          <table:table-cell table:formula="of:=(([.A4]^(-5/3)*(4/25))+([.B4]/200))" office:value-type="float" office:value="0.682079441680639" calcext:value-type="float">
            <text:p>0,6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90" calcext:value-type="float">
            <text:p>90,00</text:p>
          </table:table-cell>
          <table:table-cell table:formula="of:=(([.A5]^(-5/3)*(4/25))+([.B5]/200))" office:value-type="float" office:value="0.739927837303706" calcext:value-type="float">
            <text:p>0,7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90" calcext:value-type="float">
            <text:p>90,00</text:p>
          </table:table-cell>
          <table:table-cell table:formula="of:=(([.A6]^(-5/3)*(4/25))+([.B6]/200))" office:value-type="float" office:value="0.824858962356333" calcext:value-type="float">
            <text:p>0,8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90" calcext:value-type="float">
            <text:p>90,00</text:p>
          </table:table-cell>
          <table:table-cell table:formula="of:=(([.A7]^(-5/3)*(4/25))+([.B7]/200))" office:value-type="float" office:value="0.957968336629824" calcext:value-type="float">
            <text:p>0,9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90" calcext:value-type="float">
            <text:p>90,00</text:p>
          </table:table-cell>
          <table:table-cell table:formula="of:=(([.A8]^(-5/3)*(4/25))+([.B8]/200))" office:value-type="float" office:value="1.18680629972808" calcext:value-type="float">
            <text:p>1,1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90" calcext:value-type="float">
            <text:p>90,00</text:p>
          </table:table-cell>
          <table:table-cell table:formula="of:=(([.A9]^(-5/3)*(4/25))+([.B9]/200))" office:value-type="float" office:value="1.6401030223683" calcext:value-type="float">
            <text:p>1,6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90" calcext:value-type="float">
            <text:p>90,00</text:p>
          </table:table-cell>
          <table:table-cell table:formula="of:=(([.A10]^(-5/3)*(4/25))+([.B10]/200))" office:value-type="float" office:value="2.78921419057029" calcext:value-type="float">
            <text:p>2,7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80" calcext:value-type="float">
            <text:p>80,00</text:p>
          </table:table-cell>
          <table:table-cell table:formula="of:=(([.A11]^(-5/3)*(4/25))+([.B11]/200))" office:value-type="float" office:value="0.56" calcext:value-type="float">
            <text:p>0,5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80" calcext:value-type="float">
            <text:p>80,00</text:p>
          </table:table-cell>
          <table:table-cell table:formula="of:=(([.A12]^(-5/3)*(4/25))+([.B12]/200))" office:value-type="float" office:value="0.590713952514692" calcext:value-type="float">
            <text:p>0,5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80" calcext:value-type="float">
            <text:p>80,00</text:p>
          </table:table-cell>
          <table:table-cell table:formula="of:=(([.A13]^(-5/3)*(4/25))+([.B13]/200))" office:value-type="float" office:value="0.632079441680639" calcext:value-type="float">
            <text:p>0,6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80" calcext:value-type="float">
            <text:p>80,00</text:p>
          </table:table-cell>
          <table:table-cell table:formula="of:=(([.A14]^(-5/3)*(4/25))+([.B14]/200))" office:value-type="float" office:value="0.689927837303706" calcext:value-type="float">
            <text:p>0,6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80" calcext:value-type="float">
            <text:p>80,00</text:p>
          </table:table-cell>
          <table:table-cell table:formula="of:=(([.A15]^(-5/3)*(4/25))+([.B15]/200))" office:value-type="float" office:value="0.774858962356333" calcext:value-type="float">
            <text:p>0,7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80" calcext:value-type="float">
            <text:p>80,00</text:p>
          </table:table-cell>
          <table:table-cell table:formula="of:=(([.A16]^(-5/3)*(4/25))+([.B16]/200))" office:value-type="float" office:value="0.907968336629824" calcext:value-type="float">
            <text:p>0,9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80" calcext:value-type="float">
            <text:p>80,00</text:p>
          </table:table-cell>
          <table:table-cell table:formula="of:=(([.A17]^(-5/3)*(4/25))+([.B17]/200))" office:value-type="float" office:value="1.13680629972808" calcext:value-type="float">
            <text:p>1,1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80" calcext:value-type="float">
            <text:p>80,00</text:p>
          </table:table-cell>
          <table:table-cell table:formula="of:=(([.A18]^(-5/3)*(4/25))+([.B18]/200))" office:value-type="float" office:value="1.5901030223683" calcext:value-type="float">
            <text:p>1,5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80" calcext:value-type="float">
            <text:p>80,00</text:p>
          </table:table-cell>
          <table:table-cell table:formula="of:=(([.A19]^(-5/3)*(4/25))+([.B19]/200))" office:value-type="float" office:value="2.73921419057029" calcext:value-type="float">
            <text:p>2,7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70" calcext:value-type="float">
            <text:p>70,00</text:p>
          </table:table-cell>
          <table:table-cell table:formula="of:=(([.A20]^(-5/3)*(4/25))+([.B20]/200))" office:value-type="float" office:value="0.51" calcext:value-type="float">
            <text:p>0,5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70" calcext:value-type="float">
            <text:p>70,00</text:p>
          </table:table-cell>
          <table:table-cell table:formula="of:=(([.A21]^(-5/3)*(4/25))+([.B21]/200))" office:value-type="float" office:value="0.540713952514692" calcext:value-type="float">
            <text:p>0,5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70" calcext:value-type="float">
            <text:p>70,00</text:p>
          </table:table-cell>
          <table:table-cell table:formula="of:=(([.A22]^(-5/3)*(4/25))+([.B22]/200))" office:value-type="float" office:value="0.582079441680639" calcext:value-type="float">
            <text:p>0,5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70" calcext:value-type="float">
            <text:p>70,00</text:p>
          </table:table-cell>
          <table:table-cell table:formula="of:=(([.A23]^(-5/3)*(4/25))+([.B23]/200))" office:value-type="float" office:value="0.639927837303706" calcext:value-type="float">
            <text:p>0,6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70" calcext:value-type="float">
            <text:p>70,00</text:p>
          </table:table-cell>
          <table:table-cell table:formula="of:=(([.A24]^(-5/3)*(4/25))+([.B24]/200))" office:value-type="float" office:value="0.724858962356333" calcext:value-type="float">
            <text:p>0,7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70" calcext:value-type="float">
            <text:p>70,00</text:p>
          </table:table-cell>
          <table:table-cell table:formula="of:=(([.A25]^(-5/3)*(4/25))+([.B25]/200))" office:value-type="float" office:value="0.857968336629824" calcext:value-type="float">
            <text:p>0,8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70" calcext:value-type="float">
            <text:p>70,00</text:p>
          </table:table-cell>
          <table:table-cell table:formula="of:=(([.A26]^(-5/3)*(4/25))+([.B26]/200))" office:value-type="float" office:value="1.08680629972808" calcext:value-type="float">
            <text:p>1,0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70" calcext:value-type="float">
            <text:p>70,00</text:p>
          </table:table-cell>
          <table:table-cell table:formula="of:=(([.A27]^(-5/3)*(4/25))+([.B27]/200))" office:value-type="float" office:value="1.5401030223683" calcext:value-type="float">
            <text:p>1,5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70" calcext:value-type="float">
            <text:p>70,00</text:p>
          </table:table-cell>
          <table:table-cell table:formula="of:=(([.A28]^(-5/3)*(4/25))+([.B28]/200))" office:value-type="float" office:value="2.68921419057029" calcext:value-type="float">
            <text:p>2,6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60" calcext:value-type="float">
            <text:p>60,00</text:p>
          </table:table-cell>
          <table:table-cell table:formula="of:=(([.A29]^(-5/3)*(4/25))+([.B29]/200))" office:value-type="float" office:value="0.46" calcext:value-type="float">
            <text:p>0,4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60" calcext:value-type="float">
            <text:p>60,00</text:p>
          </table:table-cell>
          <table:table-cell table:formula="of:=(([.A30]^(-5/3)*(4/25))+([.B30]/200))" office:value-type="float" office:value="0.490713952514692" calcext:value-type="float">
            <text:p>0,4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60" calcext:value-type="float">
            <text:p>60,00</text:p>
          </table:table-cell>
          <table:table-cell table:formula="of:=(([.A31]^(-5/3)*(4/25))+([.B31]/200))" office:value-type="float" office:value="0.532079441680639" calcext:value-type="float">
            <text:p>0,5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60" calcext:value-type="float">
            <text:p>60,00</text:p>
          </table:table-cell>
          <table:table-cell table:formula="of:=(([.A32]^(-5/3)*(4/25))+([.B32]/200))" office:value-type="float" office:value="0.589927837303707" calcext:value-type="float">
            <text:p>0,5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60" calcext:value-type="float">
            <text:p>60,00</text:p>
          </table:table-cell>
          <table:table-cell table:formula="of:=(([.A33]^(-5/3)*(4/25))+([.B33]/200))" office:value-type="float" office:value="0.674858962356333" calcext:value-type="float">
            <text:p>0,6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60" calcext:value-type="float">
            <text:p>60,00</text:p>
          </table:table-cell>
          <table:table-cell table:formula="of:=(([.A34]^(-5/3)*(4/25))+([.B34]/200))" office:value-type="float" office:value="0.807968336629824" calcext:value-type="float">
            <text:p>0,8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60" calcext:value-type="float">
            <text:p>60,00</text:p>
          </table:table-cell>
          <table:table-cell table:formula="of:=(([.A35]^(-5/3)*(4/25))+([.B35]/200))" office:value-type="float" office:value="1.03680629972808" calcext:value-type="float">
            <text:p>1,0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60" calcext:value-type="float">
            <text:p>60,00</text:p>
          </table:table-cell>
          <table:table-cell table:formula="of:=(([.A36]^(-5/3)*(4/25))+([.B36]/200))" office:value-type="float" office:value="1.4901030223683" calcext:value-type="float">
            <text:p>1,4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60" calcext:value-type="float">
            <text:p>60,00</text:p>
          </table:table-cell>
          <table:table-cell table:formula="of:=(([.A37]^(-5/3)*(4/25))+([.B37]/200))" office:value-type="float" office:value="2.63921419057029" calcext:value-type="float">
            <text:p>2,6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50" calcext:value-type="float">
            <text:p>50,00</text:p>
          </table:table-cell>
          <table:table-cell table:formula="of:=(([.A38]^(-5/3)*(4/25))+([.B38]/200))" office:value-type="float" office:value="0.41" calcext:value-type="float">
            <text:p>0,4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50" calcext:value-type="float">
            <text:p>50,00</text:p>
          </table:table-cell>
          <table:table-cell table:formula="of:=(([.A39]^(-5/3)*(4/25))+([.B39]/200))" office:value-type="float" office:value="0.440713952514692" calcext:value-type="float">
            <text:p>0,4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50" calcext:value-type="float">
            <text:p>50,00</text:p>
          </table:table-cell>
          <table:table-cell table:formula="of:=(([.A40]^(-5/3)*(4/25))+([.B40]/200))" office:value-type="float" office:value="0.482079441680639" calcext:value-type="float">
            <text:p>0,4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50" calcext:value-type="float">
            <text:p>50,00</text:p>
          </table:table-cell>
          <table:table-cell table:formula="of:=(([.A41]^(-5/3)*(4/25))+([.B41]/200))" office:value-type="float" office:value="0.539927837303706" calcext:value-type="float">
            <text:p>0,5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50" calcext:value-type="float">
            <text:p>50,00</text:p>
          </table:table-cell>
          <table:table-cell table:formula="of:=(([.A42]^(-5/3)*(4/25))+([.B42]/200))" office:value-type="float" office:value="0.624858962356333" calcext:value-type="float">
            <text:p>0,6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50" calcext:value-type="float">
            <text:p>50,00</text:p>
          </table:table-cell>
          <table:table-cell table:formula="of:=(([.A43]^(-5/3)*(4/25))+([.B43]/200))" office:value-type="float" office:value="0.757968336629824" calcext:value-type="float">
            <text:p>0,7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50" calcext:value-type="float">
            <text:p>50,00</text:p>
          </table:table-cell>
          <table:table-cell table:formula="of:=(([.A44]^(-5/3)*(4/25))+([.B44]/200))" office:value-type="float" office:value="0.986806299728077" calcext:value-type="float">
            <text:p>0,9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50" calcext:value-type="float">
            <text:p>50,00</text:p>
          </table:table-cell>
          <table:table-cell table:formula="of:=(([.A45]^(-5/3)*(4/25))+([.B45]/200))" office:value-type="float" office:value="1.4401030223683" calcext:value-type="float">
            <text:p>1,4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50" calcext:value-type="float">
            <text:p>50,00</text:p>
          </table:table-cell>
          <table:table-cell table:formula="of:=(([.A46]^(-5/3)*(4/25))+([.B46]/200))" office:value-type="float" office:value="2.58921419057029" calcext:value-type="float">
            <text:p>2,5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40" calcext:value-type="float">
            <text:p>40,00</text:p>
          </table:table-cell>
          <table:table-cell table:formula="of:=(([.A47]^(-5/3)*(4/25))+([.B47]/200))" office:value-type="float" office:value="0.36" calcext:value-type="float">
            <text:p>0,3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40" calcext:value-type="float">
            <text:p>40,00</text:p>
          </table:table-cell>
          <table:table-cell table:formula="of:=(([.A48]^(-5/3)*(4/25))+([.B48]/200))" office:value-type="float" office:value="0.390713952514692" calcext:value-type="float">
            <text:p>0,3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40" calcext:value-type="float">
            <text:p>40,00</text:p>
          </table:table-cell>
          <table:table-cell table:formula="of:=(([.A49]^(-5/3)*(4/25))+([.B49]/200))" office:value-type="float" office:value="0.432079441680639" calcext:value-type="float">
            <text:p>0,4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40" calcext:value-type="float">
            <text:p>40,00</text:p>
          </table:table-cell>
          <table:table-cell table:formula="of:=(([.A50]^(-5/3)*(4/25))+([.B50]/200))" office:value-type="float" office:value="0.489927837303706" calcext:value-type="float">
            <text:p>0,4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40" calcext:value-type="float">
            <text:p>40,00</text:p>
          </table:table-cell>
          <table:table-cell table:formula="of:=(([.A51]^(-5/3)*(4/25))+([.B51]/200))" office:value-type="float" office:value="0.574858962356333" calcext:value-type="float">
            <text:p>0,5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40" calcext:value-type="float">
            <text:p>40,00</text:p>
          </table:table-cell>
          <table:table-cell table:formula="of:=(([.A52]^(-5/3)*(4/25))+([.B52]/200))" office:value-type="float" office:value="0.707968336629824" calcext:value-type="float">
            <text:p>0,7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40" calcext:value-type="float">
            <text:p>40,00</text:p>
          </table:table-cell>
          <table:table-cell table:formula="of:=(([.A53]^(-5/3)*(4/25))+([.B53]/200))" office:value-type="float" office:value="0.936806299728078" calcext:value-type="float">
            <text:p>0,9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40" calcext:value-type="float">
            <text:p>40,00</text:p>
          </table:table-cell>
          <table:table-cell table:formula="of:=(([.A54]^(-5/3)*(4/25))+([.B54]/200))" office:value-type="float" office:value="1.3901030223683" calcext:value-type="float">
            <text:p>1,3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40" calcext:value-type="float">
            <text:p>40,00</text:p>
          </table:table-cell>
          <table:table-cell table:formula="of:=(([.A55]^(-5/3)*(4/25))+([.B55]/200))" office:value-type="float" office:value="2.53921419057029" calcext:value-type="float">
            <text:p>2,5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30" calcext:value-type="float">
            <text:p>30,00</text:p>
          </table:table-cell>
          <table:table-cell table:formula="of:=(([.A56]^(-5/3)*(4/25))+([.B56]/200))" office:value-type="float" office:value="0.31" calcext:value-type="float">
            <text:p>0,3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30" calcext:value-type="float">
            <text:p>30,00</text:p>
          </table:table-cell>
          <table:table-cell table:formula="of:=(([.A57]^(-5/3)*(4/25))+([.B57]/200))" office:value-type="float" office:value="0.340713952514692" calcext:value-type="float">
            <text:p>0,3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30" calcext:value-type="float">
            <text:p>30,00</text:p>
          </table:table-cell>
          <table:table-cell table:formula="of:=(([.A58]^(-5/3)*(4/25))+([.B58]/200))" office:value-type="float" office:value="0.382079441680639" calcext:value-type="float">
            <text:p>0,3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30" calcext:value-type="float">
            <text:p>30,00</text:p>
          </table:table-cell>
          <table:table-cell table:formula="of:=(([.A59]^(-5/3)*(4/25))+([.B59]/200))" office:value-type="float" office:value="0.439927837303706" calcext:value-type="float">
            <text:p>0,4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30" calcext:value-type="float">
            <text:p>30,00</text:p>
          </table:table-cell>
          <table:table-cell table:formula="of:=(([.A60]^(-5/3)*(4/25))+([.B60]/200))" office:value-type="float" office:value="0.524858962356333" calcext:value-type="float">
            <text:p>0,5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30" calcext:value-type="float">
            <text:p>30,00</text:p>
          </table:table-cell>
          <table:table-cell table:formula="of:=(([.A61]^(-5/3)*(4/25))+([.B61]/200))" office:value-type="float" office:value="0.657968336629824" calcext:value-type="float">
            <text:p>0,6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30" calcext:value-type="float">
            <text:p>30,00</text:p>
          </table:table-cell>
          <table:table-cell table:formula="of:=(([.A62]^(-5/3)*(4/25))+([.B62]/200))" office:value-type="float" office:value="0.886806299728078" calcext:value-type="float">
            <text:p>0,8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30" calcext:value-type="float">
            <text:p>30,00</text:p>
          </table:table-cell>
          <table:table-cell table:formula="of:=(([.A63]^(-5/3)*(4/25))+([.B63]/200))" office:value-type="float" office:value="1.3401030223683" calcext:value-type="float">
            <text:p>1,3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30" calcext:value-type="float">
            <text:p>30,00</text:p>
          </table:table-cell>
          <table:table-cell table:formula="of:=(([.A64]^(-5/3)*(4/25))+([.B64]/200))" office:value-type="float" office:value="2.48921419057029" calcext:value-type="float">
            <text:p>2,49</text:p>
          </table:table-cell>
          <table:table-cell table:number-columns-repeated="16381"/>
        </table:table-row>
        <table:table-row table:style-name="ro3" table:number-rows-repeated="104851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5" table:target-range-address="NewPrefix.A1:NewPrefix.N65" table:display-filter-buttons="true">
          <table:sort>
            <table:sort-by table:field-number="2" table:data-type="automatic"/>
          </table:sort>
        </table:database-range>
        <table:database-range table:name="__Anonymous_Sheet_DB__7" table:target-range-address="surface.A1:surface.C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5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mma" style:family="table-cell" style:parent-style-name="Default" style:data-style-name="N118"/>
    <style:style style:name="Prozent" style:family="table-cell" style:parent-style-name="Default" style:data-style-name="N11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7cm" fo:margin-left="1.778cm" fo:margin-right="1.778cm" fo:margin-bottom="0cm"/>
      </style:header-style>
      <style:footer-style>
        <style:header-footer-properties fo:min-height="0.7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style style:name="MT1" style:family="text">
      <style:text-properties fo:color="#ffffff" loext:opacity="100%" style:font-name="Calibri1" fo:font-size="12pt" style:font-name-asian="Calibri" style:font-size-asian="12pt" style:font-name-complex="Calibri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title/>
    <dc:description/>
    <dc:subject/>
    <meta:initial-creator>Schön, Malte</meta:initial-creator>
    <meta:creation-date>2015-06-05T18:19:34Z</meta:creation-date>
    <dc:date>2024-10-28T07:30:46.508000000</dc:date>
    <meta:editing-cycles>50</meta:editing-cycles>
    <meta:editing-duration>PT2H27S</meta:editing-duration>
    <meta:document-statistic meta:table-count="8" meta:cell-count="4053" meta:object-count="7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de" fo:country="DE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19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loext:label-stroke="none" loext:label-fill="none" chart:link-data-style-to-source="true">
        <chart:label-separator>
          <text:p>;</text:p>
        </chart:label-separator>
      </style:chart-properties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none" draw:fill="non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21cm" svg:height="7.612cm" xlink:href=".." xlink:type="simple" chart:class="chart:scatter" chart:style-name="ch1">
        <chart:title svg:x="9.544cm" svg:y="0.008cm" chart:style-name="ch2">
          <text:p>Result</text:p>
        </chart:title>
        <chart:plot-area chart:style-name="ch3" table:cell-range-address="Integral.B8:Integral.B207 Integral.I8:Integral.I207" svg:x="0.252cm" svg:y="1.239cm" svg:width="12.117cm" svg:height="6.221cm">
          <chart:coordinate-region svg:x="1.059cm" svg:y="1.4cm" svg:width="10.951cm" svg:height="5.4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Integral.I8:Integral.I207" chart:class="chart:scatter">
            <chart:domain table:cell-range-address="Integral.B8:Integral.B207"/>
            <chart:data-point chart:repeated="200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Integral.B8:Integral.B207</svg:desc>
                </draw:g>
              </table:table-cell>
              <table:table-cell office:value-type="float" office:value="0.000163035204907998">
                <text:p>0.000163035204907998</text:p>
                <draw:g>
                  <svg:desc>Integral.I8:Integral.I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00554474288440832">
                <text:p>0.000554474288440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">
                <text:p>1.35</text:p>
              </table:table-cell>
              <table:table-cell office:value-type="float" office:value="0.00113455873998016">
                <text:p>0.00113455873998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0.00188549145043918">
                <text:p>0.00188549145043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02795830158663">
                <text:p>0.00279583015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00385722844965798">
                <text:p>0.00385722844965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">
                <text:p>3.15</text:p>
              </table:table-cell>
              <table:table-cell office:value-type="float" office:value="0.00506315527404973">
                <text:p>0.0050631552740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0.00640826165780873">
                <text:p>0.00640826165780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">
                <text:p>4.05</text:p>
              </table:table-cell>
              <table:table-cell office:value-type="float" office:value="0.00788802280303512">
                <text:p>0.00788802280303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94985170073686">
                <text:p>0.009498517007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">
                <text:p>4.95</text:p>
              </table:table-cell>
              <table:table-cell office:value-type="float" office:value="0.0112362800588979">
                <text:p>0.0112362800588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">
                <text:p>5.4</text:p>
              </table:table-cell>
              <table:table-cell office:value-type="float" office:value="0.0130982045665962">
                <text:p>0.0130982045665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5">
                <text:p>5.85</text:p>
              </table:table-cell>
              <table:table-cell office:value-type="float" office:value="0.0150814676512081">
                <text:p>0.0150814676512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0.0171834773821217">
                <text:p>0.0171834773821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5">
                <text:p>6.75</text:p>
              </table:table-cell>
              <table:table-cell office:value-type="float" office:value="0.0194018320797294">
                <text:p>0.0194018320797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">
                <text:p>7.2</text:p>
              </table:table-cell>
              <table:table-cell office:value-type="float" office:value="0.0217342887273141">
                <text:p>0.0217342887273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">
                <text:p>7.65</text:p>
              </table:table-cell>
              <table:table-cell office:value-type="float" office:value="0.0241787380051892">
                <text:p>0.0241787380051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">
                <text:p>8.1</text:p>
              </table:table-cell>
              <table:table-cell office:value-type="float" office:value="0.0267331842487435">
                <text:p>0.0267331842487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5">
                <text:p>8.55</text:p>
              </table:table-cell>
              <table:table-cell office:value-type="float" office:value="0.0293957291398092">
                <text:p>0.0293957291398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321645582774361">
                <text:p>0.0321645582774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45">
                <text:p>9.45</text:p>
              </table:table-cell>
              <table:table-cell office:value-type="float" office:value="0.0350379300032116">
                <text:p>0.035037930003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">
                <text:p>9.9</text:p>
              </table:table-cell>
              <table:table-cell office:value-type="float" office:value="0.0380141660157022">
                <text:p>0.0380141660157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5">
                <text:p>10.35</text:p>
              </table:table-cell>
              <table:table-cell office:value-type="float" office:value="0.0410916434218186">
                <text:p>0.0410916434218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">
                <text:p>10.8</text:p>
              </table:table-cell>
              <table:table-cell office:value-type="float" office:value="0.0442687879547941">
                <text:p>0.0442687879547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5">
                <text:p>11.25</text:p>
              </table:table-cell>
              <table:table-cell office:value-type="float" office:value="0.0475440681486312">
                <text:p>0.047544068148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">
                <text:p>11.7</text:p>
              </table:table-cell>
              <table:table-cell office:value-type="float" office:value="0.0509159903037513">
                <text:p>0.0509159903037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15">
                <text:p>12.15</text:p>
              </table:table-cell>
              <table:table-cell office:value-type="float" office:value="0.0543830941124914">
                <text:p>0.0543830941124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6">
                <text:p>12.6</text:p>
              </table:table-cell>
              <table:table-cell office:value-type="float" office:value="0.0579439488390312">
                <text:p>0.0579439488390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5">
                <text:p>13.05</text:p>
              </table:table-cell>
              <table:table-cell office:value-type="float" office:value="0.0615971499683961">
                <text:p>0.0615971499683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">
                <text:p>13.5</text:p>
              </table:table-cell>
              <table:table-cell office:value-type="float" office:value="0.0653413162548588">
                <text:p>0.0653413162548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5">
                <text:p>13.95</text:p>
              </table:table-cell>
              <table:table-cell office:value-type="float" office:value="0.0691750871124296">
                <text:p>0.0691750871124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">
                <text:p>14.4</text:p>
              </table:table-cell>
              <table:table-cell office:value-type="float" office:value="0.0730971202999588">
                <text:p>0.073097120299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85">
                <text:p>14.85</text:p>
              </table:table-cell>
              <table:table-cell office:value-type="float" office:value="0.0771060898612748">
                <text:p>0.07710608986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">
                <text:p>15.3</text:p>
              </table:table-cell>
              <table:table-cell office:value-type="float" office:value="0.0812006842871531">
                <text:p>0.081200684287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5">
                <text:p>15.75</text:p>
              </table:table-cell>
              <table:table-cell office:value-type="float" office:value="0.0853796048711075">
                <text:p>0.085379604871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">
                <text:p>16.2</text:p>
              </table:table-cell>
              <table:table-cell office:value-type="float" office:value="0.0896415642352468">
                <text:p>0.0896415642352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5">
                <text:p>16.65</text:p>
              </table:table-cell>
              <table:table-cell office:value-type="float" office:value="0.0939852850059471">
                <text:p>0.0939852850059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">
                <text:p>17.1</text:p>
              </table:table-cell>
              <table:table-cell office:value-type="float" office:value="0.0984094986219961">
                <text:p>0.0984094986219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55">
                <text:p>17.55</text:p>
              </table:table-cell>
              <table:table-cell office:value-type="float" office:value="0.102912944260291">
                <text:p>0.102912944260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.107494367866204">
                <text:p>0.107494367866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45">
                <text:p>18.45</text:p>
              </table:table-cell>
              <table:table-cell office:value-type="float" office:value="0.112152521277432">
                <text:p>0.112152521277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">
                <text:p>18.9</text:p>
              </table:table-cell>
              <table:table-cell office:value-type="float" office:value="0.116886161431604">
                <text:p>0.116886161431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5">
                <text:p>19.35</text:p>
              </table:table-cell>
              <table:table-cell office:value-type="float" office:value="0.121694049649148">
                <text:p>0.121694049649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8">
                <text:p>19.8</text:p>
              </table:table-cell>
              <table:table-cell office:value-type="float" office:value="0.126574950983949">
                <text:p>0.126574950983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25">
                <text:p>20.25</text:p>
              </table:table-cell>
              <table:table-cell office:value-type="float" office:value="0.131527633635264">
                <text:p>0.131527633635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7">
                <text:p>20.7</text:p>
              </table:table-cell>
              <table:table-cell office:value-type="float" office:value="0.136550868415092">
                <text:p>0.136550868415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15">
                <text:p>21.15</text:p>
              </table:table-cell>
              <table:table-cell office:value-type="float" office:value="0.14164342826589">
                <text:p>0.14164342826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6">
                <text:p>21.6</text:p>
              </table:table-cell>
              <table:table-cell office:value-type="float" office:value="0.146804087824096">
                <text:p>0.14680408782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05">
                <text:p>22.05</text:p>
              </table:table-cell>
              <table:table-cell office:value-type="float" office:value="0.152031623025413">
                <text:p>0.152031623025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5">
                <text:p>22.5</text:p>
              </table:table-cell>
              <table:table-cell office:value-type="float" office:value="0.157324810748253">
                <text:p>0.157324810748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95">
                <text:p>22.95</text:p>
              </table:table-cell>
              <table:table-cell office:value-type="float" office:value="0.162682428492124">
                <text:p>0.162682428492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4">
                <text:p>23.4</text:p>
              </table:table-cell>
              <table:table-cell office:value-type="float" office:value="0.168103254088054">
                <text:p>0.168103254088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85">
                <text:p>23.85</text:p>
              </table:table-cell>
              <table:table-cell office:value-type="float" office:value="0.173586065438481">
                <text:p>0.173586065438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3">
                <text:p>24.3</text:p>
              </table:table-cell>
              <table:table-cell office:value-type="float" office:value="0.179129640284246">
                <text:p>0.1791296402842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75">
                <text:p>24.75</text:p>
              </table:table-cell>
              <table:table-cell office:value-type="float" office:value="0.184732755996598">
                <text:p>0.184732755996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2">
                <text:p>25.2</text:p>
              </table:table-cell>
              <table:table-cell office:value-type="float" office:value="0.190394189392299">
                <text:p>0.190394189392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65">
                <text:p>25.65</text:p>
              </table:table-cell>
              <table:table-cell office:value-type="float" office:value="0.196112716570096">
                <text:p>0.196112716570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1">
                <text:p>26.1</text:p>
              </table:table-cell>
              <table:table-cell office:value-type="float" office:value="0.201887112766997">
                <text:p>0.201887112766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55">
                <text:p>26.55</text:p>
              </table:table-cell>
              <table:table-cell office:value-type="float" office:value="0.207716152232923">
                <text:p>0.207716152232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0.213598608122432">
                <text:p>0.213598608122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45">
                <text:p>27.45</text:p>
              </table:table-cell>
              <table:table-cell office:value-type="float" office:value="0.219533252402335">
                <text:p>0.219533252402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9">
                <text:p>27.9</text:p>
              </table:table-cell>
              <table:table-cell office:value-type="float" office:value="0.225518855774111">
                <text:p>0.225518855774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35">
                <text:p>28.35</text:p>
              </table:table-cell>
              <table:table-cell office:value-type="float" office:value="0.23155418761014">
                <text:p>0.23155418761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8">
                <text:p>28.8</text:p>
              </table:table-cell>
              <table:table-cell office:value-type="float" office:value="0.237638015902821">
                <text:p>0.237638015902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25">
                <text:p>29.25</text:p>
              </table:table-cell>
              <table:table-cell office:value-type="float" office:value="0.243769107225763">
                <text:p>0.243769107225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7">
                <text:p>29.7</text:p>
              </table:table-cell>
              <table:table-cell office:value-type="float" office:value="0.249946226706258">
                <text:p>0.249946226706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15">
                <text:p>30.15</text:p>
              </table:table-cell>
              <table:table-cell office:value-type="float" office:value="0.256168138008332">
                <text:p>0.256168138008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6">
                <text:p>30.6</text:p>
              </table:table-cell>
              <table:table-cell office:value-type="float" office:value="0.262433603325725">
                <text:p>0.262433603325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05">
                <text:p>31.05</text:p>
              </table:table-cell>
              <table:table-cell office:value-type="float" office:value="0.268741383384183">
                <text:p>0.268741383384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5">
                <text:p>31.5</text:p>
              </table:table-cell>
              <table:table-cell office:value-type="float" office:value="0.275090237452505">
                <text:p>0.275090237452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95">
                <text:p>31.95</text:p>
              </table:table-cell>
              <table:table-cell office:value-type="float" office:value="0.281478923361828">
                <text:p>0.281478923361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4">
                <text:p>32.4</text:p>
              </table:table-cell>
              <table:table-cell office:value-type="float" office:value="0.287906197532663">
                <text:p>0.2879061975326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.85">
                <text:p>32.85</text:p>
              </table:table-cell>
              <table:table-cell office:value-type="float" office:value="0.294370815009231">
                <text:p>0.294370815009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.3">
                <text:p>33.3</text:p>
              </table:table-cell>
              <table:table-cell office:value-type="float" office:value="0.300871529500694">
                <text:p>0.300871529500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5">
                <text:p>33.75</text:p>
              </table:table-cell>
              <table:table-cell office:value-type="float" office:value="0.307407093428868">
                <text:p>0.3074070934288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2">
                <text:p>34.2</text:p>
              </table:table-cell>
              <table:table-cell office:value-type="float" office:value="0.313976257982083">
                <text:p>0.313976257982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65">
                <text:p>34.65</text:p>
              </table:table-cell>
              <table:table-cell office:value-type="float" office:value="0.320577773174823">
                <text:p>0.3205777731748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1">
                <text:p>35.1</text:p>
              </table:table-cell>
              <table:table-cell office:value-type="float" office:value="0.32721038791285">
                <text:p>0.32721038791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55">
                <text:p>35.55</text:p>
              </table:table-cell>
              <table:table-cell office:value-type="float" office:value="0.333872850063502">
                <text:p>0.333872850063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0.34056390653089">
                <text:p>0.34056390653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45">
                <text:p>36.45</text:p>
              </table:table-cell>
              <table:table-cell office:value-type="float" office:value="0.34728230333573">
                <text:p>0.34728230333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9">
                <text:p>36.9</text:p>
              </table:table-cell>
              <table:table-cell office:value-type="float" office:value="0.354026785699566">
                <text:p>0.354026785699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35">
                <text:p>37.35</text:p>
              </table:table-cell>
              <table:table-cell office:value-type="float" office:value="0.360796098133152">
                <text:p>0.360796098133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8">
                <text:p>37.8</text:p>
              </table:table-cell>
              <table:table-cell office:value-type="float" office:value="0.367588984528767">
                <text:p>0.367588984528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5">
                <text:p>38.25</text:p>
              </table:table-cell>
              <table:table-cell office:value-type="float" office:value="0.374404188256273">
                <text:p>0.374404188256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7">
                <text:p>38.7</text:p>
              </table:table-cell>
              <table:table-cell office:value-type="float" office:value="0.381240452262698">
                <text:p>0.38124045226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15">
                <text:p>39.15</text:p>
              </table:table-cell>
              <table:table-cell office:value-type="float" office:value="0.388096519175184">
                <text:p>0.388096519175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6">
                <text:p>39.6</text:p>
              </table:table-cell>
              <table:table-cell office:value-type="float" office:value="0.394971131407108">
                <text:p>0.394971131407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05">
                <text:p>40.05</text:p>
              </table:table-cell>
              <table:table-cell office:value-type="float" office:value="0.401863031267216">
                <text:p>0.401863031267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.5">
                <text:p>40.5</text:p>
              </table:table-cell>
              <table:table-cell office:value-type="float" office:value="0.408770961071619">
                <text:p>0.408770961071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.95">
                <text:p>40.95</text:p>
              </table:table-cell>
              <table:table-cell office:value-type="float" office:value="0.41569366325849">
                <text:p>0.41569366325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4">
                <text:p>41.4</text:p>
              </table:table-cell>
              <table:table-cell office:value-type="float" office:value="0.422629880505332">
                <text:p>0.422629880505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85">
                <text:p>41.85</text:p>
              </table:table-cell>
              <table:table-cell office:value-type="float" office:value="0.429578355848675">
                <text:p>0.429578355848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3">
                <text:p>42.3</text:p>
              </table:table-cell>
              <table:table-cell office:value-type="float" office:value="0.436537832806074">
                <text:p>0.436537832806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75">
                <text:p>42.75</text:p>
              </table:table-cell>
              <table:table-cell office:value-type="float" office:value="0.443507055500291">
                <text:p>0.443507055500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2">
                <text:p>43.2</text:p>
              </table:table-cell>
              <table:table-cell office:value-type="float" office:value="0.450484768785534">
                <text:p>0.450484768785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65">
                <text:p>43.65</text:p>
              </table:table-cell>
              <table:table-cell office:value-type="float" office:value="0.45746971837565">
                <text:p>0.45746971837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.1">
                <text:p>44.1</text:p>
              </table:table-cell>
              <table:table-cell office:value-type="float" office:value="0.46446065097416">
                <text:p>0.46446065097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55">
                <text:p>44.55</text:p>
              </table:table-cell>
              <table:table-cell office:value-type="float" office:value="0.471456314406038">
                <text:p>0.471456314406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.478455457751126">
                <text:p>0.478455457751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45">
                <text:p>45.45</text:p>
              </table:table-cell>
              <table:table-cell office:value-type="float" office:value="0.485456831479101">
                <text:p>0.485456831479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9">
                <text:p>45.9</text:p>
              </table:table-cell>
              <table:table-cell office:value-type="float" office:value="0.492459187585901">
                <text:p>0.492459187585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.35">
                <text:p>46.35</text:p>
              </table:table-cell>
              <table:table-cell office:value-type="float" office:value="0.499461279731514">
                <text:p>0.499461279731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.8">
                <text:p>46.8</text:p>
              </table:table-cell>
              <table:table-cell office:value-type="float" office:value="0.506461863379061">
                <text:p>0.506461863379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.25">
                <text:p>47.25</text:p>
              </table:table-cell>
              <table:table-cell office:value-type="float" office:value="0.513459695935076">
                <text:p>0.513459695935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7">
                <text:p>47.7</text:p>
              </table:table-cell>
              <table:table-cell office:value-type="float" office:value="0.520453536890918">
                <text:p>0.5204535368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15">
                <text:p>48.15</text:p>
              </table:table-cell>
              <table:table-cell office:value-type="float" office:value="0.527442147965234">
                <text:p>0.527442147965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6">
                <text:p>48.6</text:p>
              </table:table-cell>
              <table:table-cell office:value-type="float" office:value="0.534424293247398">
                <text:p>0.534424293247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05">
                <text:p>49.05</text:p>
              </table:table-cell>
              <table:table-cell office:value-type="float" office:value="0.541398739341862">
                <text:p>0.541398739341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.5">
                <text:p>49.5</text:p>
              </table:table-cell>
              <table:table-cell office:value-type="float" office:value="0.548364255513343">
                <text:p>0.548364255513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95">
                <text:p>49.95</text:p>
              </table:table-cell>
              <table:table-cell office:value-type="float" office:value="0.555319613832791">
                <text:p>0.555319613832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.4">
                <text:p>50.4</text:p>
              </table:table-cell>
              <table:table-cell office:value-type="float" office:value="0.562263589324062">
                <text:p>0.562263589324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85">
                <text:p>50.85</text:p>
              </table:table-cell>
              <table:table-cell office:value-type="float" office:value="0.569194960111242">
                <text:p>0.569194960111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.3">
                <text:p>51.3</text:p>
              </table:table-cell>
              <table:table-cell office:value-type="float" office:value="0.57611250756656">
                <text:p>0.57611250756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.75">
                <text:p>51.75</text:p>
              </table:table-cell>
              <table:table-cell office:value-type="float" office:value="0.583015016458834">
                <text:p>0.583015016458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2">
                <text:p>52.2</text:p>
              </table:table-cell>
              <table:table-cell office:value-type="float" office:value="0.589901275102383">
                <text:p>0.589901275102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65">
                <text:p>52.65</text:p>
              </table:table-cell>
              <table:table-cell office:value-type="float" office:value="0.596770075506368">
                <text:p>0.596770075506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.1">
                <text:p>53.1</text:p>
              </table:table-cell>
              <table:table-cell office:value-type="float" office:value="0.603620213524491">
                <text:p>0.6036202135244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.55">
                <text:p>53.55</text:p>
              </table:table-cell>
              <table:table-cell office:value-type="float" office:value="0.610450489005008">
                <text:p>0.610450489005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">
                <text:p>54</text:p>
              </table:table-cell>
              <table:table-cell office:value-type="float" office:value="0.617259705941007">
                <text:p>0.617259705941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45">
                <text:p>54.45</text:p>
              </table:table-cell>
              <table:table-cell office:value-type="float" office:value="0.624046672620891">
                <text:p>0.624046672620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9">
                <text:p>54.9</text:p>
              </table:table-cell>
              <table:table-cell office:value-type="float" office:value="0.630810201779037">
                <text:p>0.630810201779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35">
                <text:p>55.35</text:p>
              </table:table-cell>
              <table:table-cell office:value-type="float" office:value="0.637549110746556">
                <text:p>0.637549110746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8">
                <text:p>55.8</text:p>
              </table:table-cell>
              <table:table-cell office:value-type="float" office:value="0.64426222160214">
                <text:p>0.64426222160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25">
                <text:p>56.25</text:p>
              </table:table-cell>
              <table:table-cell office:value-type="float" office:value="0.650948361322919">
                <text:p>0.650948361322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.7">
                <text:p>56.7</text:p>
              </table:table-cell>
              <table:table-cell office:value-type="float" office:value="0.657606361935309">
                <text:p>0.657606361935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.15">
                <text:p>57.15</text:p>
              </table:table-cell>
              <table:table-cell office:value-type="float" office:value="0.664235060665795">
                <text:p>0.664235060665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0.67083330009161">
                <text:p>0.67083330009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05">
                <text:p>58.05</text:p>
              </table:table-cell>
              <table:table-cell office:value-type="float" office:value="0.677399928291266">
                <text:p>0.677399928291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5">
                <text:p>58.5</text:p>
              </table:table-cell>
              <table:table-cell office:value-type="float" office:value="0.683933798994906">
                <text:p>0.683933798994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95">
                <text:p>58.95</text:p>
              </table:table-cell>
              <table:table-cell office:value-type="float" office:value="0.690433771734422">
                <text:p>0.690433771734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4">
                <text:p>59.4</text:p>
              </table:table-cell>
              <table:table-cell office:value-type="float" office:value="0.696898711993314">
                <text:p>0.6968987119933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85">
                <text:p>59.85</text:p>
              </table:table-cell>
              <table:table-cell office:value-type="float" office:value="0.703327491356244">
                <text:p>0.703327491356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.3">
                <text:p>60.3</text:p>
              </table:table-cell>
              <table:table-cell office:value-type="float" office:value="0.709718987658252">
                <text:p>0.7097189876582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.75">
                <text:p>60.75</text:p>
              </table:table-cell>
              <table:table-cell office:value-type="float" office:value="0.716072085133594">
                <text:p>0.7160720851335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2">
                <text:p>61.2</text:p>
              </table:table-cell>
              <table:table-cell office:value-type="float" office:value="0.722385674564169">
                <text:p>0.722385674564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.65">
                <text:p>61.65</text:p>
              </table:table-cell>
              <table:table-cell office:value-type="float" office:value="0.728658653427492">
                <text:p>0.728658653427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1">
                <text:p>62.1</text:p>
              </table:table-cell>
              <table:table-cell office:value-type="float" office:value="0.734889926044196">
                <text:p>0.734889926044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55">
                <text:p>62.55</text:p>
              </table:table-cell>
              <table:table-cell office:value-type="float" office:value="0.741078403725009">
                <text:p>0.741078403725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747223004917178">
                <text:p>0.747223004917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.45">
                <text:p>63.45</text:p>
              </table:table-cell>
              <table:table-cell office:value-type="float" office:value="0.753322655350322">
                <text:p>0.753322655350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9">
                <text:p>63.9</text:p>
              </table:table-cell>
              <table:table-cell office:value-type="float" office:value="0.759376288181656">
                <text:p>0.7593762881816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35">
                <text:p>64.35</text:p>
              </table:table-cell>
              <table:table-cell office:value-type="float" office:value="0.76538284414058">
                <text:p>0.76538284414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.8">
                <text:p>64.8</text:p>
              </table:table-cell>
              <table:table-cell office:value-type="float" office:value="0.771341271672581">
                <text:p>0.7713412716725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.25">
                <text:p>65.25</text:p>
              </table:table-cell>
              <table:table-cell office:value-type="float" office:value="0.777250527082429">
                <text:p>0.7772505270824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.7">
                <text:p>65.7</text:p>
              </table:table-cell>
              <table:table-cell office:value-type="float" office:value="0.783109574676637">
                <text:p>0.783109574676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.15">
                <text:p>66.15</text:p>
              </table:table-cell>
              <table:table-cell office:value-type="float" office:value="0.788917386905145">
                <text:p>0.788917386905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6">
                <text:p>66.6</text:p>
              </table:table-cell>
              <table:table-cell office:value-type="float" office:value="0.794672944502214">
                <text:p>0.794672944502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.05">
                <text:p>67.05</text:p>
              </table:table-cell>
              <table:table-cell office:value-type="float" office:value="0.800375236626489">
                <text:p>0.800375236626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5">
                <text:p>67.5</text:p>
              </table:table-cell>
              <table:table-cell office:value-type="float" office:value="0.806023261000206">
                <text:p>0.806023261000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.95">
                <text:p>67.95</text:p>
              </table:table-cell>
              <table:table-cell office:value-type="float" office:value="0.811616024047516">
                <text:p>0.8116160240475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.4">
                <text:p>68.4</text:p>
              </table:table-cell>
              <table:table-cell office:value-type="float" office:value="0.817152541031905">
                <text:p>0.817152541031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.85">
                <text:p>68.85</text:p>
              </table:table-cell>
              <table:table-cell office:value-type="float" office:value="0.822631836192667">
                <text:p>0.822631836192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3">
                <text:p>69.3</text:p>
              </table:table-cell>
              <table:table-cell office:value-type="float" office:value="0.828052942880423">
                <text:p>0.828052942880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.75">
                <text:p>69.75</text:p>
              </table:table-cell>
              <table:table-cell office:value-type="float" office:value="0.833414903691643">
                <text:p>0.8334149036916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.2">
                <text:p>70.2</text:p>
              </table:table-cell>
              <table:table-cell office:value-type="float" office:value="0.838716770602156">
                <text:p>0.838716770602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65">
                <text:p>70.65</text:p>
              </table:table-cell>
              <table:table-cell office:value-type="float" office:value="0.84395760509962">
                <text:p>0.84395760509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1">
                <text:p>71.1</text:p>
              </table:table-cell>
              <table:table-cell office:value-type="float" office:value="0.849136478314924">
                <text:p>0.8491364783149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55">
                <text:p>71.55</text:p>
              </table:table-cell>
              <table:table-cell office:value-type="float" office:value="0.854252471152506">
                <text:p>0.854252471152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0.859304674419547">
                <text:p>0.8593046744195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.45">
                <text:p>72.45</text:p>
              </table:table-cell>
              <table:table-cell office:value-type="float" office:value="0.864292188954041">
                <text:p>0.864292188954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.9">
                <text:p>72.9</text:p>
              </table:table-cell>
              <table:table-cell office:value-type="float" office:value="0.869214125751691">
                <text:p>0.8692141257516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35">
                <text:p>73.35</text:p>
              </table:table-cell>
              <table:table-cell office:value-type="float" office:value="0.874069606091635">
                <text:p>0.8740696060916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8">
                <text:p>73.8</text:p>
              </table:table-cell>
              <table:table-cell office:value-type="float" office:value="0.878857761660954">
                <text:p>0.8788577616609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25">
                <text:p>74.25</text:p>
              </table:table-cell>
              <table:table-cell office:value-type="float" office:value="0.883577734677961">
                <text:p>0.8835777346779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.7">
                <text:p>74.7</text:p>
              </table:table-cell>
              <table:table-cell office:value-type="float" office:value="0.888228678014233">
                <text:p>0.888228678014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.15">
                <text:p>75.15</text:p>
              </table:table-cell>
              <table:table-cell office:value-type="float" office:value="0.892809755315384">
                <text:p>0.8928097553153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6">
                <text:p>75.6</text:p>
              </table:table-cell>
              <table:table-cell office:value-type="float" office:value="0.89732014112053">
                <text:p>0.89732014112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05">
                <text:p>76.05</text:p>
              </table:table-cell>
              <table:table-cell office:value-type="float" office:value="0.90175902098046">
                <text:p>0.90175902098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.5">
                <text:p>76.5</text:p>
              </table:table-cell>
              <table:table-cell office:value-type="float" office:value="0.906125591574457">
                <text:p>0.906125591574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.95">
                <text:p>76.95</text:p>
              </table:table-cell>
              <table:table-cell office:value-type="float" office:value="0.910419060825781">
                <text:p>0.9104190608257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">
                <text:p>77.4</text:p>
              </table:table-cell>
              <table:table-cell office:value-type="float" office:value="0.914638648015771">
                <text:p>0.9146386480157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.85">
                <text:p>77.85</text:p>
              </table:table-cell>
              <table:table-cell office:value-type="float" office:value="0.918783583896564">
                <text:p>0.918783583896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3">
                <text:p>78.3</text:p>
              </table:table-cell>
              <table:table-cell office:value-type="float" office:value="0.922853110802398">
                <text:p>0.922853110802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.75">
                <text:p>78.75</text:p>
              </table:table-cell>
              <table:table-cell office:value-type="float" office:value="0.926846482759491">
                <text:p>0.9268464827594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.2">
                <text:p>79.2</text:p>
              </table:table-cell>
              <table:table-cell office:value-type="float" office:value="0.930762965594474">
                <text:p>0.930762965594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.65">
                <text:p>79.65</text:p>
              </table:table-cell>
              <table:table-cell office:value-type="float" office:value="0.934601837041362">
                <text:p>0.934601837041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.1">
                <text:p>80.1</text:p>
              </table:table-cell>
              <table:table-cell office:value-type="float" office:value="0.93836238684704">
                <text:p>0.93836238684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.55">
                <text:p>80.55</text:p>
              </table:table-cell>
              <table:table-cell office:value-type="float" office:value="0.942043916875261">
                <text:p>0.942043916875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">
                <text:p>81</text:p>
              </table:table-cell>
              <table:table-cell office:value-type="float" office:value="0.945645741209118">
                <text:p>0.945645741209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.45">
                <text:p>81.45</text:p>
              </table:table-cell>
              <table:table-cell office:value-type="float" office:value="0.949167186252">
                <text:p>0.949167186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.9">
                <text:p>81.9</text:p>
              </table:table-cell>
              <table:table-cell office:value-type="float" office:value="0.952607590826987">
                <text:p>0.952607590826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.35">
                <text:p>82.35</text:p>
              </table:table-cell>
              <table:table-cell office:value-type="float" office:value="0.955966306274703">
                <text:p>0.955966306274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.8">
                <text:p>82.8</text:p>
              </table:table-cell>
              <table:table-cell office:value-type="float" office:value="0.959242696549574">
                <text:p>0.9592426965495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.25">
                <text:p>83.25</text:p>
              </table:table-cell>
              <table:table-cell office:value-type="float" office:value="0.962436138314509">
                <text:p>0.962436138314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.7">
                <text:p>83.7</text:p>
              </table:table-cell>
              <table:table-cell office:value-type="float" office:value="0.965546021033972">
                <text:p>0.965546021033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15">
                <text:p>84.15</text:p>
              </table:table-cell>
              <table:table-cell office:value-type="float" office:value="0.968571747065431">
                <text:p>0.9685717470654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.6">
                <text:p>84.6</text:p>
              </table:table-cell>
              <table:table-cell office:value-type="float" office:value="0.971512731749186">
                <text:p>0.971512731749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05">
                <text:p>85.05</text:p>
              </table:table-cell>
              <table:table-cell office:value-type="float" office:value="0.974368403496536">
                <text:p>0.974368403496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5">
                <text:p>85.5</text:p>
              </table:table-cell>
              <table:table-cell office:value-type="float" office:value="0.977138203876307">
                <text:p>0.977138203876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95">
                <text:p>85.95</text:p>
              </table:table-cell>
              <table:table-cell office:value-type="float" office:value="0.97982158769969">
                <text:p>0.97982158769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4">
                <text:p>86.4</text:p>
              </table:table-cell>
              <table:table-cell office:value-type="float" office:value="0.982418023103411">
                <text:p>0.9824180231034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.85">
                <text:p>86.85</text:p>
              </table:table-cell>
              <table:table-cell office:value-type="float" office:value="0.984926991631203">
                <text:p>0.984926991631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.3">
                <text:p>87.3</text:p>
              </table:table-cell>
              <table:table-cell office:value-type="float" office:value="0.98734798831357">
                <text:p>0.987347988313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75">
                <text:p>87.75</text:p>
              </table:table-cell>
              <table:table-cell office:value-type="float" office:value="0.989680521745835">
                <text:p>0.989680521745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.2">
                <text:p>88.2</text:p>
              </table:table-cell>
              <table:table-cell office:value-type="float" office:value="0.991924114164468">
                <text:p>0.9919241141644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.65">
                <text:p>88.65</text:p>
              </table:table-cell>
              <table:table-cell office:value-type="float" office:value="0.994078301521669">
                <text:p>0.994078301521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1">
                <text:p>89.1</text:p>
              </table:table-cell>
              <table:table-cell office:value-type="float" office:value="0.996142633558209">
                <text:p>0.996142633558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.55">
                <text:p>89.55</text:p>
              </table:table-cell>
              <table:table-cell office:value-type="float" office:value="0.998116673874518">
                <text:p>0.9981166738745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loext:label-stroke="none" loext:label-fill="none" chart:link-data-style-to-source="true">
        <chart:label-separator>
          <text:p>;</text:p>
        </chart:label-separator>
      </style:chart-properties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none" draw:fill="none"/>
    </style:style>
    <style:style style:name="ch11" style:family="chart">
      <style:chart-properties chart:regression-type="linear"/>
      <style:graphic-properties draw:stroke="dash" draw:stroke-dash="SysDot" svg:stroke-width="0.053cm" svg:stroke-color="#a5a5a5" svg:stroke-linecap="round"/>
    </style:style>
    <style:style style:name="ch12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56cm" svg:height="8.288cm" xlink:href=".." xlink:type="simple" chart:class="chart:scatter" chart:style-name="ch1">
        <chart:legend chart:legend-position="top" svg:x="4.396cm" svg:y="0.185cm" style:legend-expansion="wide" chart:style-name="ch2"/>
        <chart:plot-area chart:style-name="ch3" table:cell-range-address="Integral.Q21:Integral.U21 Integral.Q23:Integral.U24 Integral.Q27:Integral.U27" svg:x="1.32cm" svg:y="1.288cm" svg:width="14.023cm" svg:height="5.858cm">
          <chart:coordinate-region svg:x="1.889cm" svg:y="1.448cm" svg:width="13.214cm" svg:height="5.13cm"/>
          <chart:axis chart:dimension="x" chart:name="primary-x" chart:style-name="ch4">
            <chart:title svg:x="6.018cm" svg:y="7.311cm" chart:style-name="ch5">
              <text:p>Convergence half-angle alpha [°]</text:p>
            </chart:title>
            <chart:grid chart:style-name="ch6" chart:class="major"/>
          </chart:axis>
          <chart:axis chart:dimension="y" chart:name="primary-y" chart:style-name="ch7">
            <chart:title svg:x="0.451cm" svg:y="5.551cm" chart:style-name="ch8">
              <text:p>Wert des Integrals</text:p>
            </chart:title>
            <chart:grid chart:style-name="ch6" chart:class="major"/>
          </chart:axis>
          <chart:series chart:style-name="ch9" chart:values-cell-range-address="Integral.Q23:Integral.U23" chart:class="chart:scatter">
            <chart:domain table:cell-range-address="Integral.Q21:Integral.U21"/>
            <chart:data-point chart:repeated="5"/>
            <chart:data-label chart:style-name="ch10"/>
          </chart:series>
          <chart:series chart:style-name="ch9" chart:values-cell-range-address="Integral.Q24:Integral.U24" chart:class="chart:scatter">
            <chart:data-point chart:repeated="5"/>
            <chart:data-label chart:style-name="ch10"/>
          </chart:series>
          <chart:series chart:style-name="ch9" chart:values-cell-range-address="Integral.Q27:Integral.U27" chart:class="chart:scatter">
            <chart:regression-curve chart:style-name="ch11">
              <chart:equation chart:display-equation="true" chart:display-r-square="false" chart:style-name="ch12"/>
            </chart:regression-curve>
            <chart:data-point chart:repeated="5"/>
            <chart:data-label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Q21:Integral.U21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tegral.Q23:Integral.U2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Integral.Q24:Integral.U2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Integral.Q27:Integral.U27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7.5">
                <text:p>17.5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SysDot" draw:style="rect" draw:dots1="1" draw:dots1-length="0.053cm" draw:distance="0.053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color="#b3b3b3" draw:fill="non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loext:label-stroke="none" loext:label-fill="none" chart:link-data-style-to-source="true"/>
      <style:graphic-properties svg:stroke-width="0.08cm" svg:stroke-color="#004586" svg:stroke-linecap="round" draw:fill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none" draw:fill="none"/>
    </style:style>
    <style:style style:name="ch11" style:family="chart" style:data-style-name="N0">
      <style:chart-properties chart:symbol-type="named-symbol" chart:symbol-name="diamond" chart:symbol-width="0.282cm" chart:symbol-height="0.282cm" loext:label-stroke="none" loext:label-fill="none" chart:link-data-style-to-source="true"/>
      <style:graphic-properties svg:stroke-width="0.08cm" svg:stroke-color="#ff420e" svg:stroke-linecap="round" draw:fill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symbol-type="automatic" chart:symbol-width="0.175cm" chart:symbol-height="0.175cm" loext:label-stroke="none" loext:label-fill="none" chart:link-data-style-to-source="true"/>
      <style:graphic-properties svg:stroke-width="0.08cm" svg:stroke-color="#ffd320" svg:stroke-linecap="round" draw:fill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 style:data-style-name="N0">
      <style:chart-properties chart:symbol-type="automatic" chart:symbol-width="0.175cm" chart:symbol-height="0.175cm" loext:label-stroke="none" loext:label-fill="none" chart:link-data-style-to-source="true"/>
      <style:graphic-properties svg:stroke-width="0.08cm" svg:stroke-color="#579d1c" svg:stroke-linecap="round" draw:fill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4" style:family="chart">
      <style:chart-properties chart:regression-type="linear"/>
      <style:graphic-properties svg:stroke-width="0.018cm" svg:stroke-linecap="round"/>
    </style:style>
    <style:style style:name="ch15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574cm" svg:height="8.997cm" xlink:href=".." xlink:type="simple" chart:class="chart:scatter" chart:style-name="ch1">
        <chart:legend chart:legend-position="end" svg:x="11.822cm" svg:y="3.335cm" style:legend-expansion="high" chart:style-name="ch2"/>
        <chart:plot-area chart:style-name="ch3" table:cell-range-address="Integral.P50:Integral.T53 Integral.O51:Integral.O53 Integral.O55:Integral.T55" chart:data-source-has-labels="column" svg:x="1.318cm" svg:y="0.179cm" svg:width="10.193cm" svg:height="7.662cm">
          <chart:coordinate-region svg:x="2.019cm" svg:y="0.352cm" svg:width="9.212cm" svg:height="6.895cm"/>
          <chart:axis chart:dimension="x" chart:name="primary-x" chart:style-name="ch4">
            <chart:title svg:x="5.238cm" svg:y="8.02cm" chart:style-name="ch5">
              <text:p>alpha [degrees]</text:p>
            </chart:title>
          </chart:axis>
          <chart:axis chart:dimension="y" chart:name="primary-y" chart:style-name="ch6">
            <chart:title svg:x="0.451cm" svg:y="4.828cm" chart:style-name="ch7">
              <text:p>Integral [-]</text:p>
            </chart:title>
            <chart:grid chart:style-name="ch8" chart:class="major"/>
          </chart:axis>
          <chart:series chart:style-name="ch9" chart:values-cell-range-address="Integral.P51:Integral.T51" chart:label-cell-address="Integral.O51:Integral.O51" chart:class="chart:scatter">
            <chart:domain table:cell-range-address="Integral.P50:Integral.T50"/>
            <chart:data-point chart:repeated="5"/>
            <chart:data-label chart:style-name="ch10"/>
          </chart:series>
          <chart:series chart:style-name="ch11" chart:values-cell-range-address="Integral.P52:Integral.T52" chart:label-cell-address="Integral.O52:Integral.O52" chart:class="chart:scatter">
            <chart:data-point chart:repeated="5"/>
            <chart:data-label chart:style-name="ch10"/>
          </chart:series>
          <chart:series chart:style-name="ch12" chart:values-cell-range-address="Integral.P53:Integral.T53" chart:label-cell-address="Integral.O53:Integral.O53" chart:class="chart:scatter">
            <chart:data-point chart:repeated="5"/>
            <chart:data-label chart:style-name="ch10"/>
          </chart:series>
          <chart:series chart:style-name="ch13" chart:values-cell-range-address="Integral.P55:Integral.T55" chart:label-cell-address="Integral.O55:Integral.O55" chart:class="chart:scatter">
            <chart:regression-curve chart:style-name="ch14">
              <chart:equation chart:display-equation="true" chart:display-r-square="false" svg:x="4.876cm" svg:y="3.57cm" chart:style-name="ch15"/>
            </chart:regression-curve>
            <chart:data-point chart:repeated="5"/>
            <chart:data-label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P50:Integral.T5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 =1</text:p>
                <draw:g>
                  <svg:desc>Integral.O51:Integral.O51</svg:desc>
                </draw:g>
              </table:table-cell>
              <table:table-cell office:value-type="float" office:value="0.046">
                <text:p>0.046</text:p>
                <draw:g>
                  <svg:desc>Integral.P51:Integral.T51</svg:desc>
                </draw:g>
              </table:table-cell>
              <table:table-cell office:value-type="float" office:value="0.144">
                <text:p>0.144</text:p>
              </table:table-cell>
              <table:table-cell office:value-type="float" office:value="0.309">
                <text:p>0.309</text:p>
              </table:table-cell>
              <table:table-cell office:value-type="float" office:value="0.533">
                <text:p>0.533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t= 0,5</text:p>
                <draw:g>
                  <svg:desc>Integral.O52:Integral.O52</svg:desc>
                </draw:g>
              </table:table-cell>
              <table:table-cell office:value-type="float" office:value="0.055">
                <text:p>0.055</text:p>
                <draw:g>
                  <svg:desc>Integral.P52:Integral.T52</svg:desc>
                </draw:g>
              </table:table-cell>
              <table:table-cell office:value-type="float" office:value="0.149">
                <text:p>0.149</text:p>
              </table:table-cell>
              <table:table-cell office:value-type="float" office:value="0.269">
                <text:p>0.269</text:p>
              </table:table-cell>
              <table:table-cell office:value-type="float" office:value="0.494">
                <text:p>0.49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t= 0,25</text:p>
                <draw:g>
                  <svg:desc>Integral.O53:Integral.O53</svg:desc>
                </draw:g>
              </table:table-cell>
              <table:table-cell office:value-type="float" office:value="0.062">
                <text:p>0.062</text:p>
                <draw:g>
                  <svg:desc>Integral.P53:Integral.T53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291">
                <text:p>0.291</text:p>
              </table:table-cell>
              <table:table-cell office:value-type="float" office:value="0.478">
                <text:p>0.47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averaged</text:p>
                <draw:g>
                  <svg:desc>Integral.O55:Integral.O55</svg:desc>
                </draw:g>
              </table:table-cell>
              <table:table-cell office:value-type="float" office:value="0.0543333333333333">
                <text:p>0.0543333333333333</text:p>
                <draw:g>
                  <svg:desc>Integral.P55:Integral.T55</svg:desc>
                </draw:g>
              </table:table-cell>
              <table:table-cell office:value-type="float" office:value="0.148666666666667">
                <text:p>0.148666666666667</text:p>
              </table:table-cell>
              <table:table-cell office:value-type="float" office:value="0.289666666666667">
                <text:p>0.289666666666667</text:p>
              </table:table-cell>
              <table:table-cell office:value-type="float" office:value="0.501666666666667">
                <text:p>0.501666666666667</text:p>
              </table:table-cell>
              <table:table-cell office:value-type="float" office:value="0.747666666666667">
                <text:p>0.747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color="#b3b3b3" draw:fill="non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21">
      <style:chart-properties chart:display-label="tru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loext:label-stroke="none" loext:label-fill="none" chart:link-data-style-to-source="true"/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none" draw:fill="none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16cm" svg:height="8.997cm" xlink:href=".." xlink:type="simple" chart:class="chart:scatter" chart:style-name="ch1">
        <chart:legend chart:legend-position="end" svg:x="13.591cm" svg:y="4.225cm" style:legend-expansion="high" chart:style-name="ch2"/>
        <chart:plot-area chart:style-name="ch3" table:cell-range-address="Integral.P50:Integral.T50 Integral.O55:Integral.T55" chart:data-source-has-labels="column" svg:x="0.312cm" svg:y="0.179cm" svg:width="12.967cm" svg:height="8.639cm">
          <chart:coordinate-region svg:x="1.383cm" svg:y="0.352cm" svg:width="11.616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tegral.P55:Integral.T55" chart:label-cell-address="Integral.O55:Integral.O55" chart:class="chart:scatter">
            <chart:domain table:cell-range-address="Integral.P50:Integral.T50"/>
            <chart:data-point chart:repeated="5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P50:Integral.T5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veraged</text:p>
                <draw:g>
                  <svg:desc>Integral.O55:Integral.O55</svg:desc>
                </draw:g>
              </table:table-cell>
              <table:table-cell office:value-type="float" office:value="0.0543333333333333">
                <text:p>0.0543333333333333</text:p>
                <draw:g>
                  <svg:desc>Integral.P55:Integral.T55</svg:desc>
                </draw:g>
              </table:table-cell>
              <table:table-cell office:value-type="float" office:value="0.148666666666667">
                <text:p>0.148666666666667</text:p>
              </table:table-cell>
              <table:table-cell office:value-type="float" office:value="0.289666666666667">
                <text:p>0.289666666666667</text:p>
              </table:table-cell>
              <table:table-cell office:value-type="float" office:value="0.501666666666667">
                <text:p>0.501666666666667</text:p>
              </table:table-cell>
              <table:table-cell office:value-type="float" office:value="0.747666666666667">
                <text:p>0.747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svg:stroke-linecap="round" draw:fill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ffc000" svg:stroke-linecap="round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svg:stroke-linecap="round" draw:fill="none" draw:fill-color="#5b9bd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264478" svg:stroke-linecap="round" draw:fill="none" draw:fill-color="#264478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9e480e" svg:stroke-linecap="round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636363" svg:stroke-linecap="round" draw:fill="none" draw:fill-color="#636363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912cm" svg:height="9.935cm" xlink:href=".." xlink:type="simple" chart:class="chart:scatter" chart:style-name="ch1">
        <chart:plot-area chart:style-name="ch2" table:cell-range-address="my_own_I_and_t.B9:my_own_I_and_t.D13 my_own_I_and_t.A9:my_own_I_and_t.A9 my_own_I_and_t.A16:my_own_I_and_t.A16 my_own_I_and_t.C16:my_own_I_and_t.D20 my_own_I_and_t.A23:my_own_I_and_t.A23 my_own_I_and_t.C23:my_own_I_and_t.D27 my_own_I_and_t.A30:my_own_I_and_t.A30 my_own_I_and_t.C30:my_own_I_and_t.D34" chart:data-source-has-labels="row" svg:x="1.385cm" svg:y="0.198cm" svg:width="17.149cm" svg:height="8.562cm">
          <chart:coordinate-region svg:x="2.35cm" svg:y="0.358cm" svg:width="15.944cm" svg:height="7.834cm"/>
          <chart:axis chart:dimension="x" chart:name="primary-x" chart:style-name="ch3">
            <chart:title svg:x="7.725cm" svg:y="8.958cm" chart:style-name="ch4">
              <text:p>Contraction half-angle alpha [°]</text:p>
            </chart:title>
            <chart:grid chart:style-name="ch5" chart:class="major"/>
          </chart:axis>
          <chart:axis chart:dimension="y" chart:name="primary-y" chart:style-name="ch6">
            <chart:title svg:x="0.451cm" svg:y="6.872cm" chart:style-name="ch7">
              <text:p>Elongationtal pressure drop [bar]</text:p>
            </chart:title>
            <chart:grid chart:style-name="ch5" chart:class="major"/>
          </chart:axis>
          <chart:series chart:style-name="ch8" chart:values-cell-range-address="my_own_I_and_t.C9:my_own_I_and_t.C13" chart:label-cell-address="my_own_I_and_t.A9:my_own_I_and_t.A9" chart:class="chart:scatter">
            <chart:domain table:cell-range-address="my_own_I_and_t.B9:my_own_I_and_t.B13"/>
            <chart:data-point chart:repeated="5"/>
          </chart:series>
          <chart:series chart:style-name="ch9" chart:values-cell-range-address="my_own_I_and_t.C16:my_own_I_and_t.C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0" chart:values-cell-range-address="my_own_I_and_t.C23:my_own_I_and_t.C27" chart:label-cell-address="my_own_I_and_t.A23:my_own_I_and_t.A23" chart:class="chart:scatter">
            <chart:domain table:cell-range-address="my_own_I_and_t.B23:my_own_I_and_t.B27"/>
            <chart:data-point chart:repeated="5"/>
          </chart:series>
          <chart:series chart:style-name="ch11" chart:values-cell-range-address="my_own_I_and_t.C30:my_own_I_and_t.C34" chart:label-cell-address="my_own_I_and_t.A30:my_own_I_and_t.A30" chart:class="chart:scatter">
            <chart:domain table:cell-range-address="my_own_I_and_t.B30:my_own_I_and_t.B34"/>
            <chart:data-point chart:repeated="5"/>
          </chart:series>
          <chart:series chart:style-name="ch12" chart:values-cell-range-address="my_own_I_and_t.D9:my_own_I_and_t.D13" chart:label-cell-address="my_own_I_and_t.A9:my_own_I_and_t.A9" chart:class="chart:scatter">
            <chart:data-point chart:repeated="5"/>
          </chart:series>
          <chart:series chart:style-name="ch13" chart:values-cell-range-address="my_own_I_and_t.C16:my_own_I_and_t.C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4" chart:values-cell-range-address="my_own_I_and_t.D16:my_own_I_and_t.D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5" chart:values-cell-range-address="my_own_I_and_t.D23:my_own_I_and_t.D27" chart:label-cell-address="my_own_I_and_t.A23:my_own_I_and_t.A23" chart:class="chart:scatter">
            <chart:domain table:cell-range-address="my_own_I_and_t.B23:my_own_I_and_t.B27"/>
            <chart:data-point chart:repeated="5"/>
          </chart:series>
          <chart:series chart:style-name="ch16" chart:values-cell-range-address="my_own_I_and_t.D30:my_own_I_and_t.D34" chart:label-cell-address="my_own_I_and_t.A30:my_own_I_and_t.A30" chart:class="chart:scatter">
            <chart:domain table:cell-range-address="my_own_I_and_t.B30:my_own_I_and_t.B3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0</text:p>
                <draw:g>
                  <svg:desc>my_own_I_and_t.A9:my_own_I_and_t.A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</text:p>
                <draw:g>
                  <svg:desc>my_own_I_and_t.A23:my_own_I_and_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my_own_I_and_t.A30:my_own_I_and_t.A30</svg:desc>
                </draw:g>
              </table:table-cell>
              <table:table-cell office:value-type="string">
                <text:p>10000</text:p>
                <draw:g>
                  <svg:desc>my_own_I_and_t.A9:my_own_I_and_t.A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</text:p>
                <draw:g>
                  <svg:desc>my_own_I_and_t.A23:my_own_I_and_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my_own_I_and_t.A30:my_own_I_and_t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my_own_I_and_t.B9:my_own_I_and_t.B13</svg:desc>
                </draw:g>
              </table:table-cell>
              <table:table-cell office:value-type="float" office:value="28.0534446603436">
                <text:p>28.0534446603436</text:p>
                <draw:g>
                  <svg:desc>my_own_I_and_t.C9:my_own_I_and_t.C13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4.8850497316224">
                <text:p>14.8850497316224</text:p>
                <draw:g>
                  <svg:desc>my_own_I_and_t.C16:my_own_I_and_t.C20</svg:desc>
                </draw:g>
              </table:table-cell>
              <table:table-cell office:value-type="float" office:value="90">
                <text:p>90</text:p>
                <draw:g>
                  <svg:desc>my_own_I_and_t.B23:my_own_I_and_t.B27</svg:desc>
                </draw:g>
              </table:table-cell>
              <table:table-cell office:value-type="float" office:value="7.88318359337425">
                <text:p>7.88318359337425</text:p>
                <draw:g>
                  <svg:desc>my_own_I_and_t.C23:my_own_I_and_t.C27</svg:desc>
                </draw:g>
              </table:table-cell>
              <table:table-cell office:value-type="float" office:value="90">
                <text:p>90</text:p>
                <draw:g>
                  <svg:desc>my_own_I_and_t.B30:my_own_I_and_t.B34</svg:desc>
                </draw:g>
              </table:table-cell>
              <table:table-cell office:value-type="float" office:value="4.08126358721792">
                <text:p>4.08126358721792</text:p>
                <draw:g>
                  <svg:desc>my_own_I_and_t.C30:my_own_I_and_t.C34</svg:desc>
                </draw:g>
              </table:table-cell>
              <table:table-cell office:value-type="float" office:value="29.6732208698893">
                <text:p>29.6732208698893</text:p>
                <draw:g>
                  <svg:desc>my_own_I_and_t.D9:my_own_I_and_t.D13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4.8850497316224">
                <text:p>14.8850497316224</text:p>
                <draw:g>
                  <svg:desc>my_own_I_and_t.C16:my_own_I_and_t.C20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6.1126571731875">
                <text:p>16.1126571731875</text:p>
                <draw:g>
                  <svg:desc>my_own_I_and_t.D16:my_own_I_and_t.D20</svg:desc>
                </draw:g>
              </table:table-cell>
              <table:table-cell office:value-type="float" office:value="90">
                <text:p>90</text:p>
                <draw:g>
                  <svg:desc>my_own_I_and_t.B23:my_own_I_and_t.B27</svg:desc>
                </draw:g>
              </table:table-cell>
              <table:table-cell office:value-type="float" office:value="8.74922619014093">
                <text:p>8.74922619014093</text:p>
                <draw:g>
                  <svg:desc>my_own_I_and_t.D23:my_own_I_and_t.D27</svg:desc>
                </draw:g>
              </table:table-cell>
              <table:table-cell office:value-type="float" office:value="90">
                <text:p>90</text:p>
                <draw:g>
                  <svg:desc>my_own_I_and_t.B30:my_own_I_and_t.B34</svg:desc>
                </draw:g>
              </table:table-cell>
              <table:table-cell office:value-type="float" office:value="3.90299134914363">
                <text:p>3.90299134914363</text:p>
                <draw:g>
                  <svg:desc>my_own_I_and_t.D30:my_own_I_and_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4.3138575193828">
                <text:p>24.3138575193828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7.48225244810404">
                <text:p>7.48225244810404</text:p>
              </table:table-cell>
              <table:table-cell office:value-type="float" office:value="75">
                <text:p>75</text:p>
              </table:table-cell>
              <table:table-cell office:value-type="float" office:value="4.09761634506243">
                <text:p>4.09761634506243</text:p>
              </table:table-cell>
              <table:table-cell office:value-type="float" office:value="26.2368605079624">
                <text:p>26.2368605079624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14.2467021197055">
                <text:p>14.2467021197055</text:p>
              </table:table-cell>
              <table:table-cell office:value-type="float" office:value="75">
                <text:p>75</text:p>
              </table:table-cell>
              <table:table-cell office:value-type="float" office:value="7.73600641837554">
                <text:p>7.73600641837554</text:p>
              </table:table-cell>
              <table:table-cell office:value-type="float" office:value="75">
                <text:p>75</text:p>
              </table:table-cell>
              <table:table-cell office:value-type="float" office:value="3.45099846222549">
                <text:p>3.45099846222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2.0111968294888">
                <text:p>22.0111968294888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6.24636872583158">
                <text:p>6.24636872583158</text:p>
              </table:table-cell>
              <table:table-cell office:value-type="float" office:value="60">
                <text:p>60</text:p>
              </table:table-cell>
              <table:table-cell office:value-type="float" office:value="2.81613728621173">
                <text:p>2.81613728621173</text:p>
              </table:table-cell>
              <table:table-cell office:value-type="float" office:value="22.8005001460354">
                <text:p>22.8005001460354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12.3807470662234">
                <text:p>12.3807470662234</text:p>
              </table:table-cell>
              <table:table-cell office:value-type="float" office:value="60">
                <text:p>60</text:p>
              </table:table-cell>
              <table:table-cell office:value-type="float" office:value="6.72278664661015">
                <text:p>6.72278664661015</text:p>
              </table:table-cell>
              <table:table-cell office:value-type="float" office:value="60">
                <text:p>60</text:p>
              </table:table-cell>
              <table:table-cell office:value-type="float" office:value="2.99900557530735">
                <text:p>2.99900557530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2.118355489717">
                <text:p>22.118355489717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6.02974278073837">
                <text:p>6.02974278073837</text:p>
              </table:table-cell>
              <table:table-cell office:value-type="float" office:value="45">
                <text:p>45</text:p>
              </table:table-cell>
              <table:table-cell office:value-type="float" office:value="2.13470824756151">
                <text:p>2.13470824756151</text:p>
              </table:table-cell>
              <table:table-cell office:value-type="float" office:value="19.3641397841085">
                <text:p>19.3641397841085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10.5147920127414">
                <text:p>10.5147920127414</text:p>
              </table:table-cell>
              <table:table-cell office:value-type="float" office:value="45">
                <text:p>45</text:p>
              </table:table-cell>
              <table:table-cell office:value-type="float" office:value="5.70956687484476">
                <text:p>5.70956687484476</text:p>
              </table:table-cell>
              <table:table-cell office:value-type="float" office:value="45">
                <text:p>45</text:p>
              </table:table-cell>
              <table:table-cell office:value-type="float" office:value="2.54701268838921">
                <text:p>2.54701268838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.21">
                <text:p>19.21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15.9277794221816">
                <text:p>15.9277794221816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8.6488369592593">
                <text:p>8.6488369592593</text:p>
              </table:table-cell>
              <table:table-cell office:value-type="float" office:value="30">
                <text:p>30</text:p>
              </table:table-cell>
              <table:table-cell office:value-type="float" office:value="4.69634710307937">
                <text:p>4.69634710307937</text:p>
              </table:table-cell>
              <table:table-cell office:value-type="float" office:value="30">
                <text:p>30</text:p>
              </table:table-cell>
              <table:table-cell office:value-type="float" office:value="2.09501980147107">
                <text:p>2.095019801471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000080" draw:fill="none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008000" draw:fill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800000" draw:fill="none" draw:fill-color="#8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808000" draw:fill="none" draw:fill-color="#808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0080" svg:stroke-linecap="round" draw:fill="none" draw:fill-color="#000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8000" svg:stroke-linecap="round" draw:fill="none" draw:fill-color="#00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-dash="Dot" svg:stroke-width="0.053cm" svg:stroke-color="#800000" draw:fill="none" draw:fill-color="#8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808000" svg:stroke-linecap="round" draw:fill="none" draw:fill-color="#8080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913cm" svg:height="9.936cm" xlink:href=".." xlink:type="simple" chart:class="chart:scatter" chart:style-name="ch1">
        <chart:legend chart:legend-position="end" svg:x="13.541cm" svg:y="2.926cm" style:legend-expansion="high" chart:style-name="ch2"/>
        <chart:plot-area chart:style-name="ch3" table:cell-range-address="usingGibsons_I_and_t.B9:usingGibsons_I_and_t.D13 usingGibsons_I_and_t.G9:usingGibsons_I_and_t.H9 usingGibsons_I_and_t.G16:usingGibsons_I_and_t.H16 usingGibsons_I_and_t.C16:usingGibsons_I_and_t.D20 usingGibsons_I_and_t.G23:usingGibsons_I_and_t.H23 usingGibsons_I_and_t.C23:usingGibsons_I_and_t.D27 usingGibsons_I_and_t.G30:usingGibsons_I_and_t.H30 usingGibsons_I_and_t.C30:usingGibsons_I_and_t.D34" chart:data-source-has-labels="row" svg:x="1.385cm" svg:y="0.198cm" svg:width="11.778cm" svg:height="8.563cm">
          <chart:coordinate-region svg:x="2.35cm" svg:y="0.358cm" svg:width="10.573cm" svg:height="7.835cm"/>
          <chart:axis chart:dimension="x" chart:name="primary-x" chart:style-name="ch4">
            <chart:title svg:x="5.04cm" svg:y="8.959cm" chart:style-name="ch5">
              <text:p>Contraction half-angle alpha [°]</text:p>
            </chart:title>
            <chart:grid chart:style-name="ch6" chart:class="major"/>
          </chart:axis>
          <chart:axis chart:dimension="y" chart:name="primary-y" chart:style-name="ch7">
            <chart:title svg:x="0.451cm" svg:y="6.872cm" chart:style-name="ch8">
              <text:p>Elongationtal pressure drop [bar]</text:p>
            </chart:title>
            <chart:grid chart:style-name="ch6" chart:class="major"/>
          </chart:axis>
          <chart:series chart:style-name="ch9" chart:values-cell-range-address="usingGibsons_I_and_t.C9:usingGibsons_I_and_t.C13" chart:label-cell-address="usingGibsons_I_and_t.G9:usingGibsons_I_and_t.G9" chart:class="chart:scatter">
            <chart:domain table:cell-range-address="usingGibsons_I_and_t.B9:usingGibsons_I_and_t.B13"/>
            <chart:data-point chart:repeated="5"/>
          </chart:series>
          <chart:series chart:style-name="ch10" chart:values-cell-range-address="usingGibsons_I_and_t.C16:usingGibsons_I_and_t.C20" chart:label-cell-address="usingGibsons_I_and_t.G16:usingGibsons_I_and_t.G16" chart:class="chart:scatter">
            <chart:domain table:cell-range-address="usingGibsons_I_and_t.B16:usingGibsons_I_and_t.B20"/>
            <chart:data-point chart:repeated="5"/>
          </chart:series>
          <chart:series chart:style-name="ch11" chart:values-cell-range-address="usingGibsons_I_and_t.C23:usingGibsons_I_and_t.C27" chart:label-cell-address="usingGibsons_I_and_t.G23:usingGibsons_I_and_t.G23" chart:class="chart:scatter">
            <chart:domain table:cell-range-address="usingGibsons_I_and_t.B23:usingGibsons_I_and_t.B27"/>
            <chart:data-point chart:repeated="5"/>
          </chart:series>
          <chart:series chart:style-name="ch12" chart:values-cell-range-address="usingGibsons_I_and_t.C30:usingGibsons_I_and_t.C34" chart:label-cell-address="usingGibsons_I_and_t.G30:usingGibsons_I_and_t.G30" chart:class="chart:scatter">
            <chart:domain table:cell-range-address="usingGibsons_I_and_t.B30:usingGibsons_I_and_t.B34"/>
            <chart:data-point chart:repeated="5"/>
          </chart:series>
          <chart:series chart:style-name="ch13" chart:values-cell-range-address="usingGibsons_I_and_t.D9:usingGibsons_I_and_t.D13" chart:label-cell-address="usingGibsons_I_and_t.H9:usingGibsons_I_and_t.H9" chart:class="chart:scatter">
            <chart:data-point chart:repeated="5"/>
          </chart:series>
          <chart:series chart:style-name="ch14" chart:values-cell-range-address="usingGibsons_I_and_t.D16:usingGibsons_I_and_t.D20" chart:label-cell-address="usingGibsons_I_and_t.H16:usingGibsons_I_and_t.H16" chart:class="chart:scatter">
            <chart:domain table:cell-range-address="usingGibsons_I_and_t.B16:usingGibsons_I_and_t.B20"/>
            <chart:data-point chart:repeated="5"/>
          </chart:series>
          <chart:series chart:style-name="ch15" chart:values-cell-range-address="usingGibsons_I_and_t.D23:usingGibsons_I_and_t.D27" chart:label-cell-address="usingGibsons_I_and_t.H23:usingGibsons_I_and_t.H23" chart:class="chart:scatter">
            <chart:domain table:cell-range-address="usingGibsons_I_and_t.B23:usingGibsons_I_and_t.B27"/>
            <chart:data-point chart:repeated="5"/>
          </chart:series>
          <chart:series chart:style-name="ch16" chart:values-cell-range-address="usingGibsons_I_and_t.D30:usingGibsons_I_and_t.D34" chart:label-cell-address="usingGibsons_I_and_t.H30:usingGibsons_I_and_t.H30" chart:class="chart:scatter">
            <chart:domain table:cell-range-address="usingGibsons_I_and_t.B30:usingGibsons_I_and_t.B3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0/s (experiment)</text:p>
                <draw:g>
                  <svg:desc>usingGibsons_I_and_t.G9:usingGibsons_I_and_t.G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/s (experiment)</text:p>
                <draw:g>
                  <svg:desc>usingGibsons_I_and_t.G16:usingGibsons_I_and_t.G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 /s(experiment)</text:p>
                <draw:g>
                  <svg:desc>usingGibsons_I_and_t.G23:usingGibsons_I_and_t.G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/s (experiment)</text:p>
                <draw:g>
                  <svg:desc>usingGibsons_I_and_t.G30:usingGibsons_I_and_t.G30</svg:desc>
                </draw:g>
              </table:table-cell>
              <table:table-cell office:value-type="string">
                <text:p>10000/s (our model)</text:p>
                <draw:g>
                  <svg:desc>usingGibsons_I_and_t.H9:usingGibsons_I_and_t.H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/s (our model)</text:p>
                <draw:g>
                  <svg:desc>usingGibsons_I_and_t.H16:usingGibsons_I_and_t.H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 (our model)</text:p>
                <draw:g>
                  <svg:desc>usingGibsons_I_and_t.H23:usingGibsons_I_and_t.H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/s (our model)</text:p>
                <draw:g>
                  <svg:desc>usingGibsons_I_and_t.H30:usingGibsons_I_and_t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usingGibsons_I_and_t.B9:usingGibsons_I_and_t.B13</svg:desc>
                </draw:g>
              </table:table-cell>
              <table:table-cell office:value-type="float" office:value="28.0534446603436">
                <text:p>28.0534446603436</text:p>
                <draw:g>
                  <svg:desc>usingGibsons_I_and_t.C9:usingGibsons_I_and_t.C13</svg:desc>
                </draw:g>
              </table:table-cell>
              <table:table-cell office:value-type="float" office:value="90">
                <text:p>90</text:p>
                <draw:g>
                  <svg:desc>usingGibsons_I_and_t.B16:usingGibsons_I_and_t.B20</svg:desc>
                </draw:g>
              </table:table-cell>
              <table:table-cell office:value-type="float" office:value="14.8850497316224">
                <text:p>14.8850497316224</text:p>
                <draw:g>
                  <svg:desc>usingGibsons_I_and_t.C16:usingGibsons_I_and_t.C20</svg:desc>
                </draw:g>
              </table:table-cell>
              <table:table-cell office:value-type="float" office:value="90">
                <text:p>90</text:p>
                <draw:g>
                  <svg:desc>usingGibsons_I_and_t.B23:usingGibsons_I_and_t.B27</svg:desc>
                </draw:g>
              </table:table-cell>
              <table:table-cell office:value-type="float" office:value="7.88318359337425">
                <text:p>7.88318359337425</text:p>
                <draw:g>
                  <svg:desc>usingGibsons_I_and_t.C23:usingGibsons_I_and_t.C27</svg:desc>
                </draw:g>
              </table:table-cell>
              <table:table-cell office:value-type="float" office:value="90">
                <text:p>90</text:p>
                <draw:g>
                  <svg:desc>usingGibsons_I_and_t.B30:usingGibsons_I_and_t.B34</svg:desc>
                </draw:g>
              </table:table-cell>
              <table:table-cell office:value-type="float" office:value="4.08126358721792">
                <text:p>4.08126358721792</text:p>
                <draw:g>
                  <svg:desc>usingGibsons_I_and_t.C30:usingGibsons_I_and_t.C34</svg:desc>
                </draw:g>
              </table:table-cell>
              <table:table-cell office:value-type="float" office:value="28.5120716766187">
                <text:p>28.5120716766187</text:p>
                <draw:g>
                  <svg:desc>usingGibsons_I_and_t.D9:usingGibsons_I_and_t.D13</svg:desc>
                </draw:g>
              </table:table-cell>
              <table:table-cell office:value-type="float" office:value="90">
                <text:p>90</text:p>
                <draw:g>
                  <svg:desc>usingGibsons_I_and_t.B16:usingGibsons_I_and_t.B20</svg:desc>
                </draw:g>
              </table:table-cell>
              <table:table-cell office:value-type="float" office:value="16.8362737061197">
                <text:p>16.8362737061197</text:p>
                <draw:g>
                  <svg:desc>usingGibsons_I_and_t.D16:usingGibsons_I_and_t.D20</svg:desc>
                </draw:g>
              </table:table-cell>
              <table:table-cell office:value-type="float" office:value="90">
                <text:p>90</text:p>
                <draw:g>
                  <svg:desc>usingGibsons_I_and_t.B23:usingGibsons_I_and_t.B27</svg:desc>
                </draw:g>
              </table:table-cell>
              <table:table-cell office:value-type="float" office:value="9.94175784637317">
                <text:p>9.94175784637317</text:p>
                <draw:g>
                  <svg:desc>usingGibsons_I_and_t.D23:usingGibsons_I_and_t.D27</svg:desc>
                </draw:g>
              </table:table-cell>
              <table:table-cell office:value-type="float" office:value="90">
                <text:p>90</text:p>
                <draw:g>
                  <svg:desc>usingGibsons_I_and_t.B30:usingGibsons_I_and_t.B34</svg:desc>
                </draw:g>
              </table:table-cell>
              <table:table-cell office:value-type="float" office:value="4.95483017889895">
                <text:p>4.95483017889895</text:p>
                <draw:g>
                  <svg:desc>usingGibsons_I_and_t.D30:usingGibsons_I_and_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4.3138575193828">
                <text:p>24.3138575193828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7.48225244810404">
                <text:p>7.48225244810404</text:p>
              </table:table-cell>
              <table:table-cell office:value-type="float" office:value="75">
                <text:p>75</text:p>
              </table:table-cell>
              <table:table-cell office:value-type="float" office:value="4.09761634506243">
                <text:p>4.09761634506243</text:p>
              </table:table-cell>
              <table:table-cell office:value-type="float" office:value="25.4693446823213">
                <text:p>25.4693446823213</text:p>
              </table:table-cell>
              <table:table-cell office:value-type="float" office:value="75">
                <text:p>75</text:p>
              </table:table-cell>
              <table:table-cell office:value-type="float" office:value="15.0395545806204">
                <text:p>15.0395545806204</text:p>
              </table:table-cell>
              <table:table-cell office:value-type="float" office:value="75">
                <text:p>75</text:p>
              </table:table-cell>
              <table:table-cell office:value-type="float" office:value="8.88080179544077">
                <text:p>8.88080179544077</text:p>
              </table:table-cell>
              <table:table-cell office:value-type="float" office:value="75">
                <text:p>75</text:p>
              </table:table-cell>
              <table:table-cell office:value-type="float" office:value="4.42606482966415">
                <text:p>4.42606482966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2.0111968294888">
                <text:p>22.0111968294888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6.24636872583158">
                <text:p>6.24636872583158</text:p>
              </table:table-cell>
              <table:table-cell office:value-type="float" office:value="60">
                <text:p>60</text:p>
              </table:table-cell>
              <table:table-cell office:value-type="float" office:value="2.81613728621173">
                <text:p>2.81613728621173</text:p>
              </table:table-cell>
              <table:table-cell office:value-type="float" office:value="22.426617688024">
                <text:p>22.426617688024</text:p>
              </table:table-cell>
              <table:table-cell office:value-type="float" office:value="60">
                <text:p>60</text:p>
              </table:table-cell>
              <table:table-cell office:value-type="float" office:value="13.242835455121">
                <text:p>13.242835455121</text:p>
              </table:table-cell>
              <table:table-cell office:value-type="float" office:value="60">
                <text:p>60</text:p>
              </table:table-cell>
              <table:table-cell office:value-type="float" office:value="7.81984574450836">
                <text:p>7.81984574450836</text:p>
              </table:table-cell>
              <table:table-cell office:value-type="float" office:value="60">
                <text:p>60</text:p>
              </table:table-cell>
              <table:table-cell office:value-type="float" office:value="3.89729948042935">
                <text:p>3.89729948042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2.118355489717">
                <text:p>22.118355489717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6.02974278073837">
                <text:p>6.02974278073837</text:p>
              </table:table-cell>
              <table:table-cell office:value-type="float" office:value="45">
                <text:p>45</text:p>
              </table:table-cell>
              <table:table-cell office:value-type="float" office:value="2.13470824756151">
                <text:p>2.13470824756151</text:p>
              </table:table-cell>
              <table:table-cell office:value-type="float" office:value="19.3838906937267">
                <text:p>19.3838906937267</text:p>
              </table:table-cell>
              <table:table-cell office:value-type="float" office:value="45">
                <text:p>45</text:p>
              </table:table-cell>
              <table:table-cell office:value-type="float" office:value="11.4461163296217">
                <text:p>11.4461163296217</text:p>
              </table:table-cell>
              <table:table-cell office:value-type="float" office:value="45">
                <text:p>45</text:p>
              </table:table-cell>
              <table:table-cell office:value-type="float" office:value="6.75888969357596">
                <text:p>6.75888969357596</text:p>
              </table:table-cell>
              <table:table-cell office:value-type="float" office:value="45">
                <text:p>45</text:p>
              </table:table-cell>
              <table:table-cell office:value-type="float" office:value="3.36853413119455">
                <text:p>3.36853413119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.21">
                <text:p>19.21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16.3411636994293">
                <text:p>16.3411636994293</text:p>
              </table:table-cell>
              <table:table-cell office:value-type="float" office:value="30">
                <text:p>30</text:p>
              </table:table-cell>
              <table:table-cell office:value-type="float" office:value="9.64939720412233">
                <text:p>9.64939720412233</text:p>
              </table:table-cell>
              <table:table-cell office:value-type="float" office:value="30">
                <text:p>30</text:p>
              </table:table-cell>
              <table:table-cell office:value-type="float" office:value="5.69793364264355">
                <text:p>5.69793364264355</text:p>
              </table:table-cell>
              <table:table-cell office:value-type="float" office:value="30">
                <text:p>30</text:p>
              </table:table-cell>
              <table:table-cell office:value-type="float" office:value="2.83976878195975">
                <text:p>2.83976878195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176cm" svg:height="7.621cm" xlink:href=".." xlink:type="simple" chart:class="chart:line" chart:style-name="ch1">
        <chart:legend chart:legend-position="bottom" svg:x="4.315cm" svg:y="7.022cm" style:legend-expansion="wide" chart:style-name="ch2"/>
        <chart:plot-area chart:style-name="ch3" table:cell-range-address="NewPrefix.A1:NewPrefix.A65 NewPrefix.M1:NewPrefix.M65 NewPrefix.O1:NewPrefix.O65" chart:data-source-has-labels="row" svg:x="0.383cm" svg:y="0.152cm" svg:width="18.41cm" svg:height="6.534cm">
          <chart:coordinate-region svg:x="1.04cm" svg:y="0.312cm" svg:width="17.753cm" svg:height="5.6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ewPrefix.A2:NewPrefix.A65" chart:label-cell-address="NewPrefix.A1:NewPrefix.A1" chart:class="chart:line">
            <chart:data-point chart:repeated="64"/>
          </chart:series>
          <chart:series chart:style-name="ch8" chart:values-cell-range-address="NewPrefix.M2:NewPrefix.M65" chart:label-cell-address="NewPrefix.M1:NewPrefix.M1" chart:class="chart:line">
            <chart:data-point chart:repeated="64"/>
          </chart:series>
          <chart:series chart:style-name="ch9" chart:values-cell-range-address="NewPrefix.O2:NewPrefix.O65" chart:label-cell-address="NewPrefix.O1:NewPrefix.O1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</text:p>
                <draw:g>
                  <svg:desc>NewPrefix.A1:NewPrefix.A1</svg:desc>
                </draw:g>
              </table:table-cell>
              <table:table-cell office:value-type="string">
                <text:p>advanced_formula</text:p>
                <draw:g>
                  <svg:desc>NewPrefix.M1:NewPrefix.M1</svg:desc>
                </draw:g>
              </table:table-cell>
              <table:table-cell office:value-type="string">
                <text:p> advanced_advanced </text:p>
                <draw:g>
                  <svg:desc>NewPrefix.O1:NewPrefix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018709701254">
                <text:p>1.32018709701254</text:p>
                <draw:g>
                  <svg:desc>NewPrefix.A2:NewPrefix.A65</svg:desc>
                </draw:g>
              </table:table-cell>
              <table:table-cell office:value-type="float" office:value="1.76269894386544">
                <text:p>1.76269894386544</text:p>
                <draw:g>
                  <svg:desc>NewPrefix.M2:NewPrefix.M65</svg:desc>
                </draw:g>
              </table:table-cell>
              <table:table-cell office:value-type="float" office:value="1.81742565929494">
                <text:p>1.81742565929494</text:p>
                <draw:g>
                  <svg:desc>NewPrefix.O2:NewPrefix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1353862624579">
                <text:p>0.601353862624579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0970579064664">
                <text:p>0.300970579064664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7">
                <text:p>0.399305831592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7">
                <text:p>0.3993058315928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7">
                <text:p>0.399305831592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7">
                <text:p>0.3993058315928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41256471419">
                <text:p>0.5541256471419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175810004618">
                <text:p>0.16175810004618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